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0.46pt"/>
    </style:style>
    <style:style style:name="co2" style:family="table-column">
      <style:table-column-properties fo:break-before="auto" style:column-width="99.6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CSV_thermocouplewarm.38-3_2" table:style-name="ta1">
        <table:table-column table:style-name="co1" table:default-cell-style-name="ce1"/>
        <table:table-column table:style-name="co2" table:number-columns-repeated="3" table:default-cell-style-name="Default"/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d24_2</text:p>
          </table:table-cell>
          <table:table-cell office:value-type="string" calcext:value-type="string">
            <text:p>ad24_3</text:p>
          </table:table-cell>
          <table:table-cell office:value-type="string" calcext:value-type="string">
            <text:p>ad24_6</text:p>
          </table:table-cell>
        </table:table-row>
        <table:table-row table:style-name="ro1">
          <table:table-cell office:value-type="string" calcext:value-type="string">
            <text:p>2019-11-03 00:14:44</text:p>
          </table:table-cell>
          <table:table-cell office:value-type="float" office:value="0.294724141922491" calcext:value-type="float">
            <text:p>0.294724141922491</text:p>
          </table:table-cell>
          <table:table-cell office:value-type="float" office:value="0.271917613973333" calcext:value-type="float">
            <text:p>0.271917613973333</text:p>
          </table:table-cell>
          <table:table-cell office:value-type="float" office:value="0.320504942000501" calcext:value-type="float">
            <text:p>0.320504942000501</text:p>
          </table:table-cell>
        </table:table-row>
        <table:table-row table:style-name="ro1">
          <table:table-cell office:value-type="string" calcext:value-type="string">
            <text:p>2019-11-03 00:14:45</text:p>
          </table:table-cell>
          <table:table-cell office:value-type="float" office:value="0.295498406350423" calcext:value-type="float">
            <text:p>0.295498406350423</text:p>
          </table:table-cell>
          <table:table-cell office:value-type="float" office:value="0.272583397934842" calcext:value-type="float">
            <text:p>0.272583397934842</text:p>
          </table:table-cell>
          <table:table-cell office:value-type="float" office:value="0.318403878021703" calcext:value-type="float">
            <text:p>0.318403878021703</text:p>
          </table:table-cell>
        </table:table-row>
        <table:table-row table:style-name="ro1">
          <table:table-cell office:value-type="string" calcext:value-type="string">
            <text:p>2019-11-03 00:14:46</text:p>
          </table:table-cell>
          <table:table-cell office:value-type="float" office:value="0.299183761976214" calcext:value-type="float">
            <text:p>0.299183761976214</text:p>
          </table:table-cell>
          <table:table-cell office:value-type="float" office:value="0.275142821686604" calcext:value-type="float">
            <text:p>0.275142821686604</text:p>
          </table:table-cell>
          <table:table-cell office:value-type="float" office:value="0.319414176871082" calcext:value-type="float">
            <text:p>0.319414176871082</text:p>
          </table:table-cell>
        </table:table-row>
        <table:table-row table:style-name="ro1">
          <table:table-cell office:value-type="string" calcext:value-type="string">
            <text:p>2019-11-03 00:14:48</text:p>
          </table:table-cell>
          <table:table-cell office:value-type="float" office:value="0.293821727493015" calcext:value-type="float">
            <text:p>0.293821727493015</text:p>
          </table:table-cell>
          <table:table-cell office:value-type="float" office:value="0.273121627941326" calcext:value-type="float">
            <text:p>0.273121627941326</text:p>
          </table:table-cell>
          <table:table-cell office:value-type="float" office:value="0.317491926847926" calcext:value-type="float">
            <text:p>0.317491926847926</text:p>
          </table:table-cell>
        </table:table-row>
        <table:table-row table:style-name="ro1">
          <table:table-cell office:value-type="string" calcext:value-type="string">
            <text:p>2019-11-03 00:14:49</text:p>
          </table:table-cell>
          <table:table-cell office:value-type="float" office:value="0.293843781214211" calcext:value-type="float">
            <text:p>0.293843781214211</text:p>
          </table:table-cell>
          <table:table-cell office:value-type="float" office:value="0.272619756772489" calcext:value-type="float">
            <text:p>0.272619756772489</text:p>
          </table:table-cell>
          <table:table-cell office:value-type="float" office:value="0.317214169170161" calcext:value-type="float">
            <text:p>0.317214169170161</text:p>
          </table:table-cell>
        </table:table-row>
        <table:table-row table:style-name="ro1">
          <table:table-cell office:value-type="string" calcext:value-type="string">
            <text:p>2019-11-03 00:14:50</text:p>
          </table:table-cell>
          <table:table-cell office:value-type="float" office:value="0.293614899350989" calcext:value-type="float">
            <text:p>0.293614899350989</text:p>
          </table:table-cell>
          <table:table-cell office:value-type="float" office:value="0.272957119102135" calcext:value-type="float">
            <text:p>0.272957119102135</text:p>
          </table:table-cell>
          <table:table-cell office:value-type="float" office:value="0.316873826607922" calcext:value-type="float">
            <text:p>0.316873826607922</text:p>
          </table:table-cell>
        </table:table-row>
        <table:table-row table:style-name="ro1">
          <table:table-cell office:value-type="string" calcext:value-type="string">
            <text:p>2019-11-03 00:14:51</text:p>
          </table:table-cell>
          <table:table-cell office:value-type="float" office:value="0.29355410260607" calcext:value-type="float">
            <text:p>0.29355410260607</text:p>
          </table:table-cell>
          <table:table-cell office:value-type="float" office:value="0.27302447235876" calcext:value-type="float">
            <text:p>0.27302447235876</text:p>
          </table:table-cell>
          <table:table-cell office:value-type="float" office:value="0.316232480553684" calcext:value-type="float">
            <text:p>0.316232480553684</text:p>
          </table:table-cell>
        </table:table-row>
        <table:table-row table:style-name="ro1">
          <table:table-cell office:value-type="string" calcext:value-type="string">
            <text:p>2019-11-03 00:14:52</text:p>
          </table:table-cell>
          <table:table-cell office:value-type="float" office:value="0.293965970750567" calcext:value-type="float">
            <text:p>0.293965970750567</text:p>
          </table:table-cell>
          <table:table-cell office:value-type="float" office:value="0.273169907709349" calcext:value-type="float">
            <text:p>0.273169907709349</text:p>
          </table:table-cell>
          <table:table-cell office:value-type="float" office:value="0.316341557066626" calcext:value-type="float">
            <text:p>0.316341557066626</text:p>
          </table:table-cell>
        </table:table-row>
        <table:table-row table:style-name="ro1">
          <table:table-cell office:value-type="string" calcext:value-type="string">
            <text:p>2019-11-03 00:14:53</text:p>
          </table:table-cell>
          <table:table-cell office:value-type="float" office:value="0.294064914472689" calcext:value-type="float">
            <text:p>0.294064914472689</text:p>
          </table:table-cell>
          <table:table-cell office:value-type="float" office:value="0.273098978173611" calcext:value-type="float">
            <text:p>0.273098978173611</text:p>
          </table:table-cell>
          <table:table-cell office:value-type="float" office:value="0.316401161718507" calcext:value-type="float">
            <text:p>0.316401161718507</text:p>
          </table:table-cell>
        </table:table-row>
        <table:table-row table:style-name="ro1">
          <table:table-cell office:value-type="string" calcext:value-type="string">
            <text:p>2019-11-03 00:14:55</text:p>
          </table:table-cell>
          <table:table-cell office:value-type="float" office:value="0.293971931215755" calcext:value-type="float">
            <text:p>0.293971931215755</text:p>
          </table:table-cell>
          <table:table-cell office:value-type="float" office:value="0.273211034919147" calcext:value-type="float">
            <text:p>0.273211034919147</text:p>
          </table:table-cell>
          <table:table-cell office:value-type="float" office:value="0.316253342181843" calcext:value-type="float">
            <text:p>0.316253342181843</text:p>
          </table:table-cell>
        </table:table-row>
        <table:table-row table:style-name="ro1">
          <table:table-cell office:value-type="string" calcext:value-type="string">
            <text:p>2019-11-03 00:14:56</text:p>
          </table:table-cell>
          <table:table-cell office:value-type="float" office:value="0.294611489130436" calcext:value-type="float">
            <text:p>0.294611489130436</text:p>
          </table:table-cell>
          <table:table-cell office:value-type="float" office:value="0.273223551896042" calcext:value-type="float">
            <text:p>0.273223551896042</text:p>
          </table:table-cell>
          <table:table-cell office:value-type="float" office:value="0.316213407065082" calcext:value-type="float">
            <text:p>0.316213407065082</text:p>
          </table:table-cell>
        </table:table-row>
        <table:table-row table:style-name="ro1">
          <table:table-cell office:value-type="string" calcext:value-type="string">
            <text:p>2019-11-03 00:14:57</text:p>
          </table:table-cell>
          <table:table-cell office:value-type="float" office:value="0.294972693320834" calcext:value-type="float">
            <text:p>0.294972693320834</text:p>
          </table:table-cell>
          <table:table-cell office:value-type="float" office:value="0.27330938259475" calcext:value-type="float">
            <text:p>0.27330938259475</text:p>
          </table:table-cell>
          <table:table-cell office:value-type="float" office:value="0.315436162404557" calcext:value-type="float">
            <text:p>0.315436162404557</text:p>
          </table:table-cell>
        </table:table-row>
        <table:table-row table:style-name="ro1">
          <table:table-cell office:value-type="string" calcext:value-type="string">
            <text:p>2019-11-03 00:14:58</text:p>
          </table:table-cell>
          <table:table-cell office:value-type="float" office:value="0.294483935175411" calcext:value-type="float">
            <text:p>0.294483935175411</text:p>
          </table:table-cell>
          <table:table-cell office:value-type="float" office:value="0.273918542136972" calcext:value-type="float">
            <text:p>0.273918542136972</text:p>
          </table:table-cell>
          <table:table-cell office:value-type="float" office:value="0.31473938402407" calcext:value-type="float">
            <text:p>0.31473938402407</text:p>
          </table:table-cell>
        </table:table-row>
        <table:table-row table:style-name="ro1">
          <table:table-cell office:value-type="string" calcext:value-type="string">
            <text:p>2019-11-03 00:14:59</text:p>
          </table:table-cell>
          <table:table-cell office:value-type="float" office:value="0.294528638664322" calcext:value-type="float">
            <text:p>0.294528638664322</text:p>
          </table:table-cell>
          <table:table-cell office:value-type="float" office:value="0.27399960446353" calcext:value-type="float">
            <text:p>0.27399960446353</text:p>
          </table:table-cell>
          <table:table-cell office:value-type="float" office:value="0.314737595884513" calcext:value-type="float">
            <text:p>0.314737595884513</text:p>
          </table:table-cell>
        </table:table-row>
        <table:table-row table:style-name="ro1">
          <table:table-cell office:value-type="string" calcext:value-type="string">
            <text:p>2019-11-03 00:15:00</text:p>
          </table:table-cell>
          <table:table-cell office:value-type="float" office:value="0.294986402390766" calcext:value-type="float">
            <text:p>0.294986402390766</text:p>
          </table:table-cell>
          <table:table-cell office:value-type="float" office:value="0.274033579115102" calcext:value-type="float">
            <text:p>0.274033579115102</text:p>
          </table:table-cell>
          <table:table-cell office:value-type="float" office:value="0.314719714488949" calcext:value-type="float">
            <text:p>0.314719714488949</text:p>
          </table:table-cell>
        </table:table-row>
        <table:table-row table:style-name="ro1">
          <table:table-cell office:value-type="string" calcext:value-type="string">
            <text:p>2019-11-03 00:15:02</text:p>
          </table:table-cell>
          <table:table-cell office:value-type="float" office:value="0.294903551924652" calcext:value-type="float">
            <text:p>0.294903551924652</text:p>
          </table:table-cell>
          <table:table-cell office:value-type="float" office:value="0.274983081219564" calcext:value-type="float">
            <text:p>0.274983081219564</text:p>
          </table:table-cell>
          <table:table-cell office:value-type="float" office:value="0.314962305422104" calcext:value-type="float">
            <text:p>0.314962305422104</text:p>
          </table:table-cell>
        </table:table-row>
        <table:table-row table:style-name="ro1">
          <table:table-cell office:value-type="string" calcext:value-type="string">
            <text:p>2019-11-03 00:15:03</text:p>
          </table:table-cell>
          <table:table-cell office:value-type="float" office:value="0.29466453727061" calcext:value-type="float">
            <text:p>0.29466453727061</text:p>
          </table:table-cell>
          <table:table-cell office:value-type="float" office:value="0.275016459824617" calcext:value-type="float">
            <text:p>0.275016459824617</text:p>
          </table:table-cell>
          <table:table-cell office:value-type="float" office:value="0.315030850771767" calcext:value-type="float">
            <text:p>0.315030850771767</text:p>
          </table:table-cell>
        </table:table-row>
        <table:table-row table:style-name="ro1">
          <table:table-cell office:value-type="string" calcext:value-type="string">
            <text:p>2019-11-03 00:15:04</text:p>
          </table:table-cell>
          <table:table-cell office:value-type="float" office:value="0.294811164714237" calcext:value-type="float">
            <text:p>0.294811164714237</text:p>
          </table:table-cell>
          <table:table-cell office:value-type="float" office:value="0.275273951920742" calcext:value-type="float">
            <text:p>0.275273951920742</text:p>
          </table:table-cell>
          <table:table-cell office:value-type="float" office:value="0.314661301930106" calcext:value-type="float">
            <text:p>0.314661301930106</text:p>
          </table:table-cell>
        </table:table-row>
        <table:table-row table:style-name="ro1">
          <table:table-cell office:value-type="string" calcext:value-type="string">
            <text:p>2019-11-03 00:15:05</text:p>
          </table:table-cell>
          <table:table-cell office:value-type="float" office:value="0.294752752155394" calcext:value-type="float">
            <text:p>0.294752752155394</text:p>
          </table:table-cell>
          <table:table-cell office:value-type="float" office:value="0.275411638666587" calcext:value-type="float">
            <text:p>0.275411638666587</text:p>
          </table:table-cell>
          <table:table-cell office:value-type="float" office:value="0.313842930059782" calcext:value-type="float">
            <text:p>0.313842930059782</text:p>
          </table:table-cell>
        </table:table-row>
        <table:table-row table:style-name="ro1">
          <table:table-cell office:value-type="string" calcext:value-type="string">
            <text:p>2019-11-03 00:15:06</text:p>
          </table:table-cell>
          <table:table-cell office:value-type="float" office:value="0.294889246808201" calcext:value-type="float">
            <text:p>0.294889246808201</text:p>
          </table:table-cell>
          <table:table-cell office:value-type="float" office:value="0.27543488448082" calcext:value-type="float">
            <text:p>0.27543488448082</text:p>
          </table:table-cell>
          <table:table-cell office:value-type="float" office:value="0.314086713085975" calcext:value-type="float">
            <text:p>0.314086713085975</text:p>
          </table:table-cell>
        </table:table-row>
        <table:table-row table:style-name="ro1">
          <table:table-cell office:value-type="string" calcext:value-type="string">
            <text:p>2019-11-03 00:15:07</text:p>
          </table:table-cell>
          <table:table-cell office:value-type="float" office:value="0.29491964518066" calcext:value-type="float">
            <text:p>0.29491964518066</text:p>
          </table:table-cell>
          <table:table-cell office:value-type="float" office:value="0.275560650296289" calcext:value-type="float">
            <text:p>0.275560650296289</text:p>
          </table:table-cell>
          <table:table-cell office:value-type="float" office:value="0.313100256097347" calcext:value-type="float">
            <text:p>0.313100256097347</text:p>
          </table:table-cell>
        </table:table-row>
        <table:table-row table:style-name="ro1">
          <table:table-cell office:value-type="string" calcext:value-type="string">
            <text:p>2019-11-03 00:15:09</text:p>
          </table:table-cell>
          <table:table-cell office:value-type="float" office:value="0.295225417044809" calcext:value-type="float">
            <text:p>0.295225417044809</text:p>
          </table:table-cell>
          <table:table-cell office:value-type="float" office:value="0.275525483551679" calcext:value-type="float">
            <text:p>0.275525483551679</text:p>
          </table:table-cell>
          <table:table-cell office:value-type="float" office:value="0.312594808649398" calcext:value-type="float">
            <text:p>0.312594808649398</text:p>
          </table:table-cell>
        </table:table-row>
        <table:table-row table:style-name="ro1">
          <table:table-cell office:value-type="string" calcext:value-type="string">
            <text:p>2019-11-03 00:15:10</text:p>
          </table:table-cell>
          <table:table-cell office:value-type="float" office:value="0.294973885413871" calcext:value-type="float">
            <text:p>0.294973885413871</text:p>
          </table:table-cell>
          <table:table-cell office:value-type="float" office:value="0.275952252859146" calcext:value-type="float">
            <text:p>0.275952252859146</text:p>
          </table:table-cell>
          <table:table-cell office:value-type="float" office:value="0.31200353050274" calcext:value-type="float">
            <text:p>0.31200353050274</text:p>
          </table:table-cell>
        </table:table-row>
        <table:table-row table:style-name="ro1">
          <table:table-cell office:value-type="string" calcext:value-type="string">
            <text:p>2019-11-03 00:15:11</text:p>
          </table:table-cell>
          <table:table-cell office:value-type="float" office:value="0.295288597975802" calcext:value-type="float">
            <text:p>0.295288597975802</text:p>
          </table:table-cell>
          <table:table-cell office:value-type="float" office:value="0.275942716114845" calcext:value-type="float">
            <text:p>0.275942716114845</text:p>
          </table:table-cell>
          <table:table-cell office:value-type="float" office:value="0.311356223983315" calcext:value-type="float">
            <text:p>0.311356223983315</text:p>
          </table:table-cell>
        </table:table-row>
        <table:table-row table:style-name="ro1">
          <table:table-cell office:value-type="string" calcext:value-type="string">
            <text:p>2019-11-03 00:15:12</text:p>
          </table:table-cell>
          <table:table-cell office:value-type="float" office:value="0.29496971308824" calcext:value-type="float">
            <text:p>0.29496971308824</text:p>
          </table:table-cell>
          <table:table-cell office:value-type="float" office:value="0.27594510030092" calcext:value-type="float">
            <text:p>0.27594510030092</text:p>
          </table:table-cell>
          <table:table-cell office:value-type="float" office:value="0.311045087700497" calcext:value-type="float">
            <text:p>0.311045087700497</text:p>
          </table:table-cell>
        </table:table-row>
        <table:table-row table:style-name="ro1">
          <table:table-cell office:value-type="string" calcext:value-type="string">
            <text:p>2019-11-03 00:15:13</text:p>
          </table:table-cell>
          <table:table-cell office:value-type="float" office:value="0.295381581232736" calcext:value-type="float">
            <text:p>0.295381581232736</text:p>
          </table:table-cell>
          <table:table-cell office:value-type="float" office:value="0.27590516518416" calcext:value-type="float">
            <text:p>0.27590516518416</text:p>
          </table:table-cell>
          <table:table-cell office:value-type="float" office:value="0.310526527229133" calcext:value-type="float">
            <text:p>0.310526527229133</text:p>
          </table:table-cell>
        </table:table-row>
        <table:table-row table:style-name="ro1">
          <table:table-cell office:value-type="string" calcext:value-type="string">
            <text:p>2019-11-03 00:15:14</text:p>
          </table:table-cell>
          <table:table-cell office:value-type="float" office:value="0.295074021229031" calcext:value-type="float">
            <text:p>0.295074021229031</text:p>
          </table:table-cell>
          <table:table-cell office:value-type="float" office:value="0.275929603091431" calcext:value-type="float">
            <text:p>0.275929603091431</text:p>
          </table:table-cell>
          <table:table-cell office:value-type="float" office:value="0.309971607920123" calcext:value-type="float">
            <text:p>0.309971607920123</text:p>
          </table:table-cell>
        </table:table-row>
        <table:table-row table:style-name="ro1">
          <table:table-cell office:value-type="string" calcext:value-type="string">
            <text:p>2019-11-03 00:15:16</text:p>
          </table:table-cell>
          <table:table-cell office:value-type="float" office:value="0.295220648672658" calcext:value-type="float">
            <text:p>0.295220648672658</text:p>
          </table:table-cell>
          <table:table-cell office:value-type="float" office:value="0.276354584259341" calcext:value-type="float">
            <text:p>0.276354584259341</text:p>
          </table:table-cell>
          <table:table-cell office:value-type="float" office:value="0.30994299768722" calcext:value-type="float">
            <text:p>0.30994299768722</text:p>
          </table:table-cell>
        </table:table-row>
        <table:table-row table:style-name="ro1">
          <table:table-cell office:value-type="string" calcext:value-type="string">
            <text:p>2019-11-03 00:15:17</text:p>
          </table:table-cell>
          <table:table-cell office:value-type="float" office:value="0.295360123558059" calcext:value-type="float">
            <text:p>0.295360123558059</text:p>
          </table:table-cell>
          <table:table-cell office:value-type="float" office:value="0.277062091477167" calcext:value-type="float">
            <text:p>0.277062091477167</text:p>
          </table:table-cell>
          <table:table-cell office:value-type="float" office:value="0.310298837458949" calcext:value-type="float">
            <text:p>0.310298837458949</text:p>
          </table:table-cell>
        </table:table-row>
        <table:table-row table:style-name="ro1">
          <table:table-cell office:value-type="string" calcext:value-type="string">
            <text:p>2019-11-03 00:15:18</text:p>
          </table:table-cell>
          <table:table-cell office:value-type="float" office:value="0.296082531938855" calcext:value-type="float">
            <text:p>0.296082531938855</text:p>
          </table:table-cell>
          <table:table-cell office:value-type="float" office:value="0.277065071709761" calcext:value-type="float">
            <text:p>0.277065071709761</text:p>
          </table:table-cell>
          <table:table-cell office:value-type="float" office:value="0.309730209080006" calcext:value-type="float">
            <text:p>0.309730209080006</text:p>
          </table:table-cell>
        </table:table-row>
        <table:table-row table:style-name="ro1">
          <table:table-cell office:value-type="string" calcext:value-type="string">
            <text:p>2019-11-03 00:15:19</text:p>
          </table:table-cell>
          <table:table-cell office:value-type="float" office:value="0.296229159382481" calcext:value-type="float">
            <text:p>0.296229159382481</text:p>
          </table:table-cell>
          <table:table-cell office:value-type="float" office:value="0.276783737752883" calcext:value-type="float">
            <text:p>0.276783737752883</text:p>
          </table:table-cell>
          <table:table-cell office:value-type="float" office:value="0.309330261865886" calcext:value-type="float">
            <text:p>0.309330261865886</text:p>
          </table:table-cell>
        </table:table-row>
        <table:table-row table:style-name="ro1">
          <table:table-cell office:value-type="string" calcext:value-type="string">
            <text:p>2019-11-03 00:15:20</text:p>
          </table:table-cell>
          <table:table-cell office:value-type="float" office:value="0.295642053561455" calcext:value-type="float">
            <text:p>0.295642053561455</text:p>
          </table:table-cell>
          <table:table-cell office:value-type="float" office:value="0.276802215194966" calcext:value-type="float">
            <text:p>0.276802215194966</text:p>
          </table:table-cell>
          <table:table-cell office:value-type="float" office:value="0.308920181860945" calcext:value-type="float">
            <text:p>0.308920181860945</text:p>
          </table:table-cell>
        </table:table-row>
        <table:table-row table:style-name="ro1">
          <table:table-cell office:value-type="string" calcext:value-type="string">
            <text:p>2019-11-03 00:15:21</text:p>
          </table:table-cell>
          <table:table-cell office:value-type="float" office:value="0.295435821465948" calcext:value-type="float">
            <text:p>0.295435821465948</text:p>
          </table:table-cell>
          <table:table-cell office:value-type="float" office:value="0.276983413336684" calcext:value-type="float">
            <text:p>0.276983413336684</text:p>
          </table:table-cell>
          <table:table-cell office:value-type="float" office:value="0.308529771391126" calcext:value-type="float">
            <text:p>0.308529771391126</text:p>
          </table:table-cell>
        </table:table-row>
        <table:table-row table:style-name="ro1">
          <table:table-cell office:value-type="string" calcext:value-type="string">
            <text:p>2019-11-03 00:15:23</text:p>
          </table:table-cell>
          <table:table-cell office:value-type="float" office:value="0.295695697748148" calcext:value-type="float">
            <text:p>0.295695697748148</text:p>
          </table:table-cell>
          <table:table-cell office:value-type="float" office:value="0.277387532876436" calcext:value-type="float">
            <text:p>0.277387532876436</text:p>
          </table:table-cell>
          <table:table-cell office:value-type="float" office:value="0.308188832782368" calcext:value-type="float">
            <text:p>0.308188832782368</text:p>
          </table:table-cell>
        </table:table-row>
        <table:table-row table:style-name="ro1">
          <table:table-cell office:value-type="string" calcext:value-type="string">
            <text:p>2019-11-03 00:15:24</text:p>
          </table:table-cell>
          <table:table-cell office:value-type="float" office:value="0.296164190311931" calcext:value-type="float">
            <text:p>0.296164190311931</text:p>
          </table:table-cell>
          <table:table-cell office:value-type="float" office:value="0.277854833347181" calcext:value-type="float">
            <text:p>0.277854833347181</text:p>
          </table:table-cell>
          <table:table-cell office:value-type="float" office:value="0.308483875809178" calcext:value-type="float">
            <text:p>0.308483875809178</text:p>
          </table:table-cell>
        </table:table-row>
        <table:table-row table:style-name="ro1">
          <table:table-cell office:value-type="string" calcext:value-type="string">
            <text:p>2019-11-03 00:15:25</text:p>
          </table:table-cell>
          <table:table-cell office:value-type="float" office:value="0.295748745888322" calcext:value-type="float">
            <text:p>0.295748745888322</text:p>
          </table:table-cell>
          <table:table-cell office:value-type="float" office:value="0.278114113582863" calcext:value-type="float">
            <text:p>0.278114113582863</text:p>
          </table:table-cell>
          <table:table-cell office:value-type="float" office:value="0.30811253882796" calcext:value-type="float">
            <text:p>0.30811253882796</text:p>
          </table:table-cell>
        </table:table-row>
        <table:table-row table:style-name="ro1">
          <table:table-cell office:value-type="string" calcext:value-type="string">
            <text:p>2019-11-03 00:15:26</text:p>
          </table:table-cell>
          <table:table-cell office:value-type="float" office:value="0.296050345426839" calcext:value-type="float">
            <text:p>0.296050345426839</text:p>
          </table:table-cell>
          <table:table-cell office:value-type="float" office:value="0.278242859630926" calcext:value-type="float">
            <text:p>0.278242859630926</text:p>
          </table:table-cell>
          <table:table-cell office:value-type="float" office:value="0.308108962548847" calcext:value-type="float">
            <text:p>0.308108962548847</text:p>
          </table:table-cell>
        </table:table-row>
        <table:table-row table:style-name="ro1">
          <table:table-cell office:value-type="string" calcext:value-type="string">
            <text:p>2019-11-03 00:15:27</text:p>
          </table:table-cell>
          <table:table-cell office:value-type="float" office:value="0.296433603338433" calcext:value-type="float">
            <text:p>0.296433603338433</text:p>
          </table:table-cell>
          <table:table-cell office:value-type="float" office:value="0.279108915222754" calcext:value-type="float">
            <text:p>0.279108915222754</text:p>
          </table:table-cell>
          <table:table-cell office:value-type="float" office:value="0.307880676732144" calcext:value-type="float">
            <text:p>0.307880676732144</text:p>
          </table:table-cell>
        </table:table-row>
        <table:table-row table:style-name="ro1">
          <table:table-cell office:value-type="string" calcext:value-type="string">
            <text:p>2019-11-03 00:15:28</text:p>
          </table:table-cell>
          <table:table-cell office:value-type="float" office:value="0.29591981123922" calcext:value-type="float">
            <text:p>0.29591981123922</text:p>
          </table:table-cell>
          <table:table-cell office:value-type="float" office:value="0.278418097307455" calcext:value-type="float">
            <text:p>0.278418097307455</text:p>
          </table:table-cell>
          <table:table-cell office:value-type="float" office:value="0.307271517189922" calcext:value-type="float">
            <text:p>0.307271517189922</text:p>
          </table:table-cell>
        </table:table-row>
        <table:table-row table:style-name="ro1">
          <table:table-cell office:value-type="string" calcext:value-type="string">
            <text:p>2019-11-03 00:15:30</text:p>
          </table:table-cell>
          <table:table-cell office:value-type="float" office:value="0.296168958684082" calcext:value-type="float">
            <text:p>0.296168958684082</text:p>
          </table:table-cell>
          <table:table-cell office:value-type="float" office:value="0.278511676610908" calcext:value-type="float">
            <text:p>0.278511676610908</text:p>
          </table:table-cell>
          <table:table-cell office:value-type="float" office:value="0.307304895794975" calcext:value-type="float">
            <text:p>0.307304895794975</text:p>
          </table:table-cell>
        </table:table-row>
        <table:table-row table:style-name="ro1">
          <table:table-cell office:value-type="string" calcext:value-type="string">
            <text:p>2019-11-03 00:15:31</text:p>
          </table:table-cell>
          <table:table-cell office:value-type="float" office:value="0.296260749847978" calcext:value-type="float">
            <text:p>0.296260749847978</text:p>
          </table:table-cell>
          <table:table-cell office:value-type="float" office:value="0.278811488009869" calcext:value-type="float">
            <text:p>0.278811488009869</text:p>
          </table:table-cell>
          <table:table-cell office:value-type="float" office:value="0.307431257656963" calcext:value-type="float">
            <text:p>0.307431257656963</text:p>
          </table:table-cell>
        </table:table-row>
        <table:table-row table:style-name="ro1">
          <table:table-cell office:value-type="string" calcext:value-type="string">
            <text:p>2019-11-03 00:15:32</text:p>
          </table:table-cell>
          <table:table-cell office:value-type="float" office:value="0.296092068683156" calcext:value-type="float">
            <text:p>0.296092068683156</text:p>
          </table:table-cell>
          <table:table-cell office:value-type="float" office:value="0.278706583822558" calcext:value-type="float">
            <text:p>0.278706583822558</text:p>
          </table:table-cell>
          <table:table-cell office:value-type="float" office:value="0.307053960210557" calcext:value-type="float">
            <text:p>0.307053960210557</text:p>
          </table:table-cell>
        </table:table-row>
        <table:table-row table:style-name="ro1">
          <table:table-cell office:value-type="string" calcext:value-type="string">
            <text:p>2019-11-03 00:15:33</text:p>
          </table:table-cell>
          <table:table-cell office:value-type="float" office:value="0.296253597289753" calcext:value-type="float">
            <text:p>0.296253597289753</text:p>
          </table:table-cell>
          <table:table-cell office:value-type="float" office:value="0.278489622889712" calcext:value-type="float">
            <text:p>0.278489622889712</text:p>
          </table:table-cell>
          <table:table-cell office:value-type="float" office:value="0.306459701831305" calcext:value-type="float">
            <text:p>0.306459701831305</text:p>
          </table:table-cell>
        </table:table-row>
        <table:table-row table:style-name="ro1">
          <table:table-cell office:value-type="string" calcext:value-type="string">
            <text:p>2019-11-03 00:15:34</text:p>
          </table:table-cell>
          <table:table-cell office:value-type="float" office:value="0.296052133566395" calcext:value-type="float">
            <text:p>0.296052133566395</text:p>
          </table:table-cell>
          <table:table-cell office:value-type="float" office:value="0.278162989397405" calcext:value-type="float">
            <text:p>0.278162989397405</text:p>
          </table:table-cell>
          <table:table-cell office:value-type="float" office:value="0.306078232059268" calcext:value-type="float">
            <text:p>0.306078232059268</text:p>
          </table:table-cell>
        </table:table-row>
        <table:table-row table:style-name="ro1">
          <table:table-cell office:value-type="string" calcext:value-type="string">
            <text:p>2019-11-03 00:15:35</text:p>
          </table:table-cell>
          <table:table-cell office:value-type="float" office:value="0.295708214725043" calcext:value-type="float">
            <text:p>0.295708214725043</text:p>
          </table:table-cell>
          <table:table-cell office:value-type="float" office:value="0.278370413585951" calcext:value-type="float">
            <text:p>0.278370413585951</text:p>
          </table:table-cell>
          <table:table-cell office:value-type="float" office:value="0.306038296942508" calcext:value-type="float">
            <text:p>0.306038296942508</text:p>
          </table:table-cell>
        </table:table-row>
        <table:table-row table:style-name="ro1">
          <table:table-cell office:value-type="string" calcext:value-type="string">
            <text:p>2019-11-03 00:15:37</text:p>
          </table:table-cell>
          <table:table-cell office:value-type="float" office:value="0.295795237516789" calcext:value-type="float">
            <text:p>0.295795237516789</text:p>
          </table:table-cell>
          <table:table-cell office:value-type="float" office:value="0.2782357070727" calcext:value-type="float">
            <text:p>0.2782357070727</text:p>
          </table:table-cell>
          <table:table-cell office:value-type="float" office:value="0.30574206182266" calcext:value-type="float">
            <text:p>0.30574206182266</text:p>
          </table:table-cell>
        </table:table-row>
        <table:table-row table:style-name="ro1">
          <table:table-cell office:value-type="string" calcext:value-type="string">
            <text:p>2019-11-03 00:15:38</text:p>
          </table:table-cell>
          <table:table-cell office:value-type="float" office:value="0.295781528446857" calcext:value-type="float">
            <text:p>0.295781528446857</text:p>
          </table:table-cell>
          <table:table-cell office:value-type="float" office:value="0.278374585911582" calcext:value-type="float">
            <text:p>0.278374585911582</text:p>
          </table:table-cell>
          <table:table-cell office:value-type="float" office:value="0.30550721949425" calcext:value-type="float">
            <text:p>0.30550721949425</text:p>
          </table:table-cell>
        </table:table-row>
        <table:table-row table:style-name="ro1">
          <table:table-cell office:value-type="string" calcext:value-type="string">
            <text:p>2019-11-03 00:15:39</text:p>
          </table:table-cell>
          <table:table-cell office:value-type="float" office:value="0.29593471240219" calcext:value-type="float">
            <text:p>0.29593471240219</text:p>
          </table:table-cell>
          <table:table-cell office:value-type="float" office:value="0.278894934522502" calcext:value-type="float">
            <text:p>0.278894934522502</text:p>
          </table:table-cell>
          <table:table-cell office:value-type="float" office:value="0.305010116697564" calcext:value-type="float">
            <text:p>0.305010116697564</text:p>
          </table:table-cell>
        </table:table-row>
        <table:table-row table:style-name="ro1">
          <table:table-cell office:value-type="string" calcext:value-type="string">
            <text:p>2019-11-03 00:15:40</text:p>
          </table:table-cell>
          <table:table-cell office:value-type="float" office:value="0.29599491310059" calcext:value-type="float">
            <text:p>0.29599491310059</text:p>
          </table:table-cell>
          <table:table-cell office:value-type="float" office:value="0.279587540577357" calcext:value-type="float">
            <text:p>0.279587540577357</text:p>
          </table:table-cell>
          <table:table-cell office:value-type="float" office:value="0.304637587623309" calcext:value-type="float">
            <text:p>0.304637587623309</text:p>
          </table:table-cell>
        </table:table-row>
        <table:table-row table:style-name="ro1">
          <table:table-cell office:value-type="string" calcext:value-type="string">
            <text:p>2019-11-03 00:15:41</text:p>
          </table:table-cell>
          <table:table-cell office:value-type="float" office:value="0.29573503681839" calcext:value-type="float">
            <text:p>0.29573503681839</text:p>
          </table:table-cell>
          <table:table-cell office:value-type="float" office:value="0.27995112895383" calcext:value-type="float">
            <text:p>0.27995112895383</text:p>
          </table:table-cell>
          <table:table-cell office:value-type="float" office:value="0.304492748319238" calcext:value-type="float">
            <text:p>0.304492748319238</text:p>
          </table:table-cell>
        </table:table-row>
        <table:table-row table:style-name="ro1">
          <table:table-cell office:value-type="string" calcext:value-type="string">
            <text:p>2019-11-03 00:15:42</text:p>
          </table:table-cell>
          <table:table-cell office:value-type="float" office:value="0.296245848685008" calcext:value-type="float">
            <text:p>0.296245848685008</text:p>
          </table:table-cell>
          <table:table-cell office:value-type="float" office:value="0.280306968725558" calcext:value-type="float">
            <text:p>0.280306968725558</text:p>
          </table:table-cell>
          <table:table-cell office:value-type="float" office:value="0.304127967849728" calcext:value-type="float">
            <text:p>0.304127967849728</text:p>
          </table:table-cell>
        </table:table-row>
        <table:table-row table:style-name="ro1">
          <table:table-cell office:value-type="string" calcext:value-type="string">
            <text:p>2019-11-03 00:15:44</text:p>
          </table:table-cell>
          <table:table-cell office:value-type="float" office:value="0.296353137058394" calcext:value-type="float">
            <text:p>0.296353137058394</text:p>
          </table:table-cell>
          <table:table-cell office:value-type="float" office:value="0.280662808497287" calcext:value-type="float">
            <text:p>0.280662808497287</text:p>
          </table:table-cell>
          <table:table-cell office:value-type="float" office:value="0.304211414362361" calcext:value-type="float">
            <text:p>0.304211414362361</text:p>
          </table:table-cell>
        </table:table-row>
        <table:table-row table:style-name="ro1">
          <table:table-cell office:value-type="string" calcext:value-type="string">
            <text:p>2019-11-03 00:15:45</text:p>
          </table:table-cell>
          <table:table-cell office:value-type="float" office:value="0.297298466837223" calcext:value-type="float">
            <text:p>0.297298466837223</text:p>
          </table:table-cell>
          <table:table-cell office:value-type="float" office:value="0.279704961741562" calcext:value-type="float">
            <text:p>0.279704961741562</text:p>
          </table:table-cell>
          <table:table-cell office:value-type="float" office:value="0.303707755053968" calcext:value-type="float">
            <text:p>0.303707755053968</text:p>
          </table:table-cell>
        </table:table-row>
        <table:table-row table:style-name="ro1">
          <table:table-cell office:value-type="string" calcext:value-type="string">
            <text:p>2019-11-03 00:15:46</text:p>
          </table:table-cell>
          <table:table-cell office:value-type="float" office:value="0.297120844974619" calcext:value-type="float">
            <text:p>0.297120844974619</text:p>
          </table:table-cell>
          <table:table-cell office:value-type="float" office:value="0.279665622671321" calcext:value-type="float">
            <text:p>0.279665622671321</text:p>
          </table:table-cell>
          <table:table-cell office:value-type="float" office:value="0.303207075978169" calcext:value-type="float">
            <text:p>0.303207075978169</text:p>
          </table:table-cell>
        </table:table-row>
        <table:table-row table:style-name="ro1">
          <table:table-cell office:value-type="string" calcext:value-type="string">
            <text:p>2019-11-03 00:15:47</text:p>
          </table:table-cell>
          <table:table-cell office:value-type="float" office:value="0.296528970781442" calcext:value-type="float">
            <text:p>0.296528970781442</text:p>
          </table:table-cell>
          <table:table-cell office:value-type="float" office:value="0.279693636857705" calcext:value-type="float">
            <text:p>0.279693636857705</text:p>
          </table:table-cell>
          <table:table-cell office:value-type="float" office:value="0.303289330397764" calcext:value-type="float">
            <text:p>0.303289330397764</text:p>
          </table:table-cell>
        </table:table-row>
        <table:table-row table:style-name="ro1">
          <table:table-cell office:value-type="string" calcext:value-type="string">
            <text:p>2019-11-03 00:15:48</text:p>
          </table:table-cell>
          <table:table-cell office:value-type="float" office:value="0.296466385896967" calcext:value-type="float">
            <text:p>0.296466385896967</text:p>
          </table:table-cell>
          <table:table-cell office:value-type="float" office:value="0.27981105802191" calcext:value-type="float">
            <text:p>0.27981105802191</text:p>
          </table:table-cell>
          <table:table-cell office:value-type="float" office:value="0.303157604117108" calcext:value-type="float">
            <text:p>0.303157604117108</text:p>
          </table:table-cell>
        </table:table-row>
        <table:table-row table:style-name="ro1">
          <table:table-cell office:value-type="string" calcext:value-type="string">
            <text:p>2019-11-03 00:15:49</text:p>
          </table:table-cell>
          <table:table-cell office:value-type="float" office:value="0.296431815198876" calcext:value-type="float">
            <text:p>0.296431815198876</text:p>
          </table:table-cell>
          <table:table-cell office:value-type="float" office:value="0.280323061981566" calcext:value-type="float">
            <text:p>0.280323061981566</text:p>
          </table:table-cell>
          <table:table-cell office:value-type="float" office:value="0.302982366440578" calcext:value-type="float">
            <text:p>0.302982366440578</text:p>
          </table:table-cell>
        </table:table-row>
        <table:table-row table:style-name="ro1">
          <table:table-cell office:value-type="string" calcext:value-type="string">
            <text:p>2019-11-03 00:15:51</text:p>
          </table:table-cell>
          <table:table-cell office:value-type="float" office:value="0.296487247525125" calcext:value-type="float">
            <text:p>0.296487247525125</text:p>
          </table:table-cell>
          <table:table-cell office:value-type="float" office:value="0.280557904309977" calcext:value-type="float">
            <text:p>0.280557904309977</text:p>
          </table:table-cell>
          <table:table-cell office:value-type="float" office:value="0.303159392256664" calcext:value-type="float">
            <text:p>0.303159392256664</text:p>
          </table:table-cell>
        </table:table-row>
        <table:table-row table:style-name="ro1">
          <table:table-cell office:value-type="string" calcext:value-type="string">
            <text:p>2019-11-03 00:15:52</text:p>
          </table:table-cell>
          <table:table-cell office:value-type="float" office:value="0.296595727991549" calcext:value-type="float">
            <text:p>0.296595727991549</text:p>
          </table:table-cell>
          <table:table-cell office:value-type="float" office:value="0.280534062449224" calcext:value-type="float">
            <text:p>0.280534062449224</text:p>
          </table:table-cell>
          <table:table-cell office:value-type="float" office:value="0.303224361327214" calcext:value-type="float">
            <text:p>0.303224361327214</text:p>
          </table:table-cell>
        </table:table-row>
        <table:table-row table:style-name="ro1">
          <table:table-cell office:value-type="string" calcext:value-type="string">
            <text:p>2019-11-03 00:15:53</text:p>
          </table:table-cell>
          <table:table-cell office:value-type="float" office:value="0.296690499388039" calcext:value-type="float">
            <text:p>0.296690499388039</text:p>
          </table:table-cell>
          <table:table-cell office:value-type="float" office:value="0.281008515478196" calcext:value-type="float">
            <text:p>0.281008515478196</text:p>
          </table:table-cell>
          <table:table-cell office:value-type="float" office:value="0.303139126675025" calcext:value-type="float">
            <text:p>0.303139126675025</text:p>
          </table:table-cell>
        </table:table-row>
        <table:table-row table:style-name="ro1">
          <table:table-cell office:value-type="string" calcext:value-type="string">
            <text:p>2019-11-03 00:15:54</text:p>
          </table:table-cell>
          <table:table-cell office:value-type="float" office:value="0.296644007759572" calcext:value-type="float">
            <text:p>0.296644007759572</text:p>
          </table:table-cell>
          <table:table-cell office:value-type="float" office:value="0.281394753622383" calcext:value-type="float">
            <text:p>0.281394753622383</text:p>
          </table:table-cell>
          <table:table-cell office:value-type="float" office:value="0.303189790629124" calcext:value-type="float">
            <text:p>0.303189790629124</text:p>
          </table:table-cell>
        </table:table-row>
        <table:table-row table:style-name="ro1">
          <table:table-cell office:value-type="string" calcext:value-type="string">
            <text:p>2019-11-03 00:15:55</text:p>
          </table:table-cell>
          <table:table-cell office:value-type="float" office:value="0.296607648921925" calcext:value-type="float">
            <text:p>0.296607648921925</text:p>
          </table:table-cell>
          <table:table-cell office:value-type="float" office:value="0.281842980604527" calcext:value-type="float">
            <text:p>0.281842980604527</text:p>
          </table:table-cell>
          <table:table-cell office:value-type="float" office:value="0.303459203655625" calcext:value-type="float">
            <text:p>0.303459203655625</text:p>
          </table:table-cell>
        </table:table-row>
        <table:table-row table:style-name="ro1">
          <table:table-cell office:value-type="string" calcext:value-type="string">
            <text:p>2019-11-03 00:15:56</text:p>
          </table:table-cell>
          <table:table-cell office:value-type="float" office:value="0.297175681254349" calcext:value-type="float">
            <text:p>0.297175681254349</text:p>
          </table:table-cell>
          <table:table-cell office:value-type="float" office:value="0.281725559440322" calcext:value-type="float">
            <text:p>0.281725559440322</text:p>
          </table:table-cell>
          <table:table-cell office:value-type="float" office:value="0.303440130167023" calcext:value-type="float">
            <text:p>0.303440130167023</text:p>
          </table:table-cell>
        </table:table-row>
        <table:table-row table:style-name="ro1">
          <table:table-cell office:value-type="string" calcext:value-type="string">
            <text:p>2019-11-03 00:15:58</text:p>
          </table:table-cell>
          <table:table-cell office:value-type="float" office:value="0.297507083118806" calcext:value-type="float">
            <text:p>0.297507083118806</text:p>
          </table:table-cell>
          <table:table-cell office:value-type="float" office:value="0.281514558972664" calcext:value-type="float">
            <text:p>0.281514558972664</text:p>
          </table:table-cell>
          <table:table-cell office:value-type="float" office:value="0.303614771797034" calcext:value-type="float">
            <text:p>0.303614771797034</text:p>
          </table:table-cell>
        </table:table-row>
        <table:table-row table:style-name="ro1">
          <table:table-cell office:value-type="string" calcext:value-type="string">
            <text:p>2019-11-03 00:15:59</text:p>
          </table:table-cell>
          <table:table-cell office:value-type="float" office:value="0.297454631025151" calcext:value-type="float">
            <text:p>0.297454631025151</text:p>
          </table:table-cell>
          <table:table-cell office:value-type="float" office:value="0.281003747106045" calcext:value-type="float">
            <text:p>0.281003747106045</text:p>
          </table:table-cell>
          <table:table-cell office:value-type="float" office:value="0.303245819001891" calcext:value-type="float">
            <text:p>0.303245819001891</text:p>
          </table:table-cell>
        </table:table-row>
        <table:table-row table:style-name="ro1">
          <table:table-cell office:value-type="string" calcext:value-type="string">
            <text:p>2019-11-03 00:16:00</text:p>
          </table:table-cell>
          <table:table-cell office:value-type="float" office:value="0.297303831255893" calcext:value-type="float">
            <text:p>0.297303831255893</text:p>
          </table:table-cell>
          <table:table-cell office:value-type="float" office:value="0.280449423843554" calcext:value-type="float">
            <text:p>0.280449423843554</text:p>
          </table:table-cell>
          <table:table-cell office:value-type="float" office:value="0.303324497142374" calcext:value-type="float">
            <text:p>0.303324497142374</text:p>
          </table:table-cell>
        </table:table-row>
        <table:table-row table:style-name="ro1">
          <table:table-cell office:value-type="string" calcext:value-type="string">
            <text:p>2019-11-03 00:16:01</text:p>
          </table:table-cell>
          <table:table-cell office:value-type="float" office:value="0.297026669624647" calcext:value-type="float">
            <text:p>0.297026669624647</text:p>
          </table:table-cell>
          <table:table-cell office:value-type="float" office:value="0.280649099427354" calcext:value-type="float">
            <text:p>0.280649099427354</text:p>
          </table:table-cell>
          <table:table-cell office:value-type="float" office:value="0.303257143885749" calcext:value-type="float">
            <text:p>0.303257143885749</text:p>
          </table:table-cell>
        </table:table-row>
        <table:table-row table:style-name="ro1">
          <table:table-cell office:value-type="string" calcext:value-type="string">
            <text:p>2019-11-03 00:16:02</text:p>
          </table:table-cell>
          <table:table-cell office:value-type="float" office:value="0.296884214506652" calcext:value-type="float">
            <text:p>0.296884214506652</text:p>
          </table:table-cell>
          <table:table-cell office:value-type="float" office:value="0.280128750816435" calcext:value-type="float">
            <text:p>0.280128750816435</text:p>
          </table:table-cell>
          <table:table-cell office:value-type="float" office:value="0.303213036443357" calcext:value-type="float">
            <text:p>0.303213036443357</text:p>
          </table:table-cell>
        </table:table-row>
        <table:table-row table:style-name="ro1">
          <table:table-cell office:value-type="string" calcext:value-type="string">
            <text:p>2019-11-03 00:16:03</text:p>
          </table:table-cell>
          <table:table-cell office:value-type="float" office:value="0.296608244968444" calcext:value-type="float">
            <text:p>0.296608244968444</text:p>
          </table:table-cell>
          <table:table-cell office:value-type="float" office:value="0.280437502913177" calcext:value-type="float">
            <text:p>0.280437502913177</text:p>
          </table:table-cell>
          <table:table-cell office:value-type="float" office:value="0.30328158179302" calcext:value-type="float">
            <text:p>0.30328158179302</text:p>
          </table:table-cell>
        </table:table-row>
        <table:table-row table:style-name="ro1">
          <table:table-cell office:value-type="string" calcext:value-type="string">
            <text:p>2019-11-03 00:16:05</text:p>
          </table:table-cell>
          <table:table-cell office:value-type="float" office:value="0.296582018921616" calcext:value-type="float">
            <text:p>0.296582018921616</text:p>
          </table:table-cell>
          <table:table-cell office:value-type="float" office:value="0.28080645570832" calcext:value-type="float">
            <text:p>0.28080645570832</text:p>
          </table:table-cell>
          <table:table-cell office:value-type="float" office:value="0.30295673644027" calcext:value-type="float">
            <text:p>0.30295673644027</text:p>
          </table:table-cell>
        </table:table-row>
        <table:table-row table:style-name="ro1">
          <table:table-cell office:value-type="string" calcext:value-type="string">
            <text:p>2019-11-03 00:16:06</text:p>
          </table:table-cell>
          <table:table-cell office:value-type="float" office:value="0.296121274962577" calcext:value-type="float">
            <text:p>0.296121274962577</text:p>
          </table:table-cell>
          <table:table-cell office:value-type="float" office:value="0.280967984314917" calcext:value-type="float">
            <text:p>0.280967984314917</text:p>
          </table:table-cell>
          <table:table-cell office:value-type="float" office:value="0.303334033886675" calcext:value-type="float">
            <text:p>0.303334033886675</text:p>
          </table:table-cell>
        </table:table-row>
        <table:table-row table:style-name="ro1">
          <table:table-cell office:value-type="string" calcext:value-type="string">
            <text:p>2019-11-03 00:16:07</text:p>
          </table:table-cell>
          <table:table-cell office:value-type="float" office:value="0.296468770083042" calcext:value-type="float">
            <text:p>0.296468770083042</text:p>
          </table:table-cell>
          <table:table-cell office:value-type="float" office:value="0.281323824086645" calcext:value-type="float">
            <text:p>0.281323824086645</text:p>
          </table:table-cell>
          <table:table-cell office:value-type="float" office:value="0.303283965979095" calcext:value-type="float">
            <text:p>0.303283965979095</text:p>
          </table:table-cell>
        </table:table-row>
        <table:table-row table:style-name="ro1">
          <table:table-cell office:value-type="string" calcext:value-type="string">
            <text:p>2019-11-03 00:16:08</text:p>
          </table:table-cell>
          <table:table-cell office:value-type="float" office:value="0.296400224733379" calcext:value-type="float">
            <text:p>0.296400224733379</text:p>
          </table:table-cell>
          <table:table-cell office:value-type="float" office:value="0.281626019671681" calcext:value-type="float">
            <text:p>0.281626019671681</text:p>
          </table:table-cell>
          <table:table-cell office:value-type="float" office:value="0.303210652257282" calcext:value-type="float">
            <text:p>0.303210652257282</text:p>
          </table:table-cell>
        </table:table-row>
        <table:table-row table:style-name="ro1">
          <table:table-cell office:value-type="string" calcext:value-type="string">
            <text:p>2019-11-03 00:16:09</text:p>
          </table:table-cell>
          <table:table-cell office:value-type="float" office:value="0.296663081248174" calcext:value-type="float">
            <text:p>0.296663081248174</text:p>
          </table:table-cell>
          <table:table-cell office:value-type="float" office:value="0.281785164092203" calcext:value-type="float">
            <text:p>0.281785164092203</text:p>
          </table:table-cell>
          <table:table-cell office:value-type="float" office:value="0.30310634411649" calcext:value-type="float">
            <text:p>0.30310634411649</text:p>
          </table:table-cell>
        </table:table-row>
        <table:table-row table:style-name="ro1">
          <table:table-cell office:value-type="string" calcext:value-type="string">
            <text:p>2019-11-03 00:16:11</text:p>
          </table:table-cell>
          <table:table-cell office:value-type="float" office:value="0.296672617992475" calcext:value-type="float">
            <text:p>0.296672617992475</text:p>
          </table:table-cell>
          <table:table-cell office:value-type="float" office:value="0.281840000371933" calcext:value-type="float">
            <text:p>0.281840000371933</text:p>
          </table:table-cell>
          <table:table-cell office:value-type="float" office:value="0.303269660862644" calcext:value-type="float">
            <text:p>0.303269660862644</text:p>
          </table:table-cell>
        </table:table-row>
        <table:table-row table:style-name="ro1">
          <table:table-cell office:value-type="string" calcext:value-type="string">
            <text:p>2019-11-03 00:16:12</text:p>
          </table:table-cell>
          <table:table-cell office:value-type="float" office:value="0.296759640784221" calcext:value-type="float">
            <text:p>0.296759640784221</text:p>
          </table:table-cell>
          <table:table-cell office:value-type="float" office:value="0.281914506186784" calcext:value-type="float">
            <text:p>0.281914506186784</text:p>
          </table:table-cell>
          <table:table-cell office:value-type="float" office:value="0.303143299000656" calcext:value-type="float">
            <text:p>0.303143299000656</text:p>
          </table:table-cell>
        </table:table-row>
        <table:table-row table:style-name="ro1">
          <table:table-cell office:value-type="string" calcext:value-type="string">
            <text:p>2019-11-03 00:16:13</text:p>
          </table:table-cell>
          <table:table-cell office:value-type="float" office:value="0.296967064972766" calcext:value-type="float">
            <text:p>0.296967064972766</text:p>
          </table:table-cell>
          <table:table-cell office:value-type="float" office:value="0.281725559440322" calcext:value-type="float">
            <text:p>0.281725559440322</text:p>
          </table:table-cell>
          <table:table-cell office:value-type="float" office:value="0.303438938073985" calcext:value-type="float">
            <text:p>0.303438938073985</text:p>
          </table:table-cell>
        </table:table-row>
        <table:table-row table:style-name="ro1">
          <table:table-cell office:value-type="string" calcext:value-type="string">
            <text:p>2019-11-03 00:16:14</text:p>
          </table:table-cell>
          <table:table-cell office:value-type="float" office:value="0.29658023078206" calcext:value-type="float">
            <text:p>0.29658023078206</text:p>
          </table:table-cell>
          <table:table-cell office:value-type="float" office:value="0.281547341531198" calcext:value-type="float">
            <text:p>0.281547341531198</text:p>
          </table:table-cell>
          <table:table-cell office:value-type="float" office:value="0.302884614811494" calcext:value-type="float">
            <text:p>0.302884614811494</text:p>
          </table:table-cell>
        </table:table-row>
        <table:table-row table:style-name="ro1">
          <table:table-cell office:value-type="string" calcext:value-type="string">
            <text:p>2019-11-03 00:16:15</text:p>
          </table:table-cell>
          <table:table-cell office:value-type="float" office:value="0.297241842417937" calcext:value-type="float">
            <text:p>0.297241842417937</text:p>
          </table:table-cell>
          <table:table-cell office:value-type="float" office:value="0.281294021760705" calcext:value-type="float">
            <text:p>0.281294021760705</text:p>
          </table:table-cell>
          <table:table-cell office:value-type="float" office:value="0.302867329462448" calcext:value-type="float">
            <text:p>0.302867329462448</text:p>
          </table:table-cell>
        </table:table-row>
        <table:table-row table:style-name="ro1">
          <table:table-cell office:value-type="string" calcext:value-type="string">
            <text:p>2019-11-03 00:16:16</text:p>
          </table:table-cell>
          <table:table-cell office:value-type="float" office:value="0.297291314278998" calcext:value-type="float">
            <text:p>0.297291314278998</text:p>
          </table:table-cell>
          <table:table-cell office:value-type="float" office:value="0.28089645873266" calcext:value-type="float">
            <text:p>0.28089645873266</text:p>
          </table:table-cell>
          <table:table-cell office:value-type="float" office:value="0.302960312719382" calcext:value-type="float">
            <text:p>0.302960312719382</text:p>
          </table:table-cell>
        </table:table-row>
        <table:table-row table:style-name="ro1">
          <table:table-cell office:value-type="string" calcext:value-type="string">
            <text:p>2019-11-03 00:16:18</text:p>
          </table:table-cell>
          <table:table-cell office:value-type="float" office:value="0.297461187536858" calcext:value-type="float">
            <text:p>0.297461187536858</text:p>
          </table:table-cell>
          <table:table-cell office:value-type="float" office:value="0.280572209426428" calcext:value-type="float">
            <text:p>0.280572209426428</text:p>
          </table:table-cell>
          <table:table-cell office:value-type="float" office:value="0.302788055275447" calcext:value-type="float">
            <text:p>0.302788055275447</text:p>
          </table:table-cell>
        </table:table-row>
        <table:table-row table:style-name="ro1">
          <table:table-cell office:value-type="string" calcext:value-type="string">
            <text:p>2019-11-03 00:16:19</text:p>
          </table:table-cell>
          <table:table-cell office:value-type="float" office:value="0.297299658930261" calcext:value-type="float">
            <text:p>0.297299658930261</text:p>
          </table:table-cell>
          <table:table-cell office:value-type="float" office:value="0.280478034076456" calcext:value-type="float">
            <text:p>0.280478034076456</text:p>
          </table:table-cell>
          <table:table-cell office:value-type="float" office:value="0.302993691324436" calcext:value-type="float">
            <text:p>0.302993691324436</text:p>
          </table:table-cell>
        </table:table-row>
        <table:table-row table:style-name="ro1">
          <table:table-cell office:value-type="string" calcext:value-type="string">
            <text:p>2019-11-03 00:16:20</text:p>
          </table:table-cell>
          <table:table-cell office:value-type="float" office:value="0.297419464280541" calcext:value-type="float">
            <text:p>0.297419464280541</text:p>
          </table:table-cell>
          <table:table-cell office:value-type="float" office:value="0.280028615001275" calcext:value-type="float">
            <text:p>0.280028615001275</text:p>
          </table:table-cell>
          <table:table-cell office:value-type="float" office:value="0.302947199695969" calcext:value-type="float">
            <text:p>0.302947199695969</text:p>
          </table:table-cell>
        </table:table-row>
        <table:table-row table:style-name="ro1">
          <table:table-cell office:value-type="string" calcext:value-type="string">
            <text:p>2019-11-03 00:16:21</text:p>
          </table:table-cell>
          <table:table-cell office:value-type="float" office:value="0.297111308230318" calcext:value-type="float">
            <text:p>0.297111308230318</text:p>
          </table:table-cell>
          <table:table-cell office:value-type="float" office:value="0.279896888720618" calcext:value-type="float">
            <text:p>0.279896888720618</text:p>
          </table:table-cell>
          <table:table-cell office:value-type="float" office:value="0.302903092253577" calcext:value-type="float">
            <text:p>0.302903092253577</text:p>
          </table:table-cell>
        </table:table-row>
        <table:table-row table:style-name="ro1">
          <table:table-cell office:value-type="string" calcext:value-type="string">
            <text:p>2019-11-03 00:16:22</text:p>
          </table:table-cell>
          <table:table-cell office:value-type="float" office:value="0.29636505798877" calcext:value-type="float">
            <text:p>0.29636505798877</text:p>
          </table:table-cell>
          <table:table-cell office:value-type="float" office:value="0.280054841048103" calcext:value-type="float">
            <text:p>0.280054841048103</text:p>
          </table:table-cell>
          <table:table-cell office:value-type="float" office:value="0.302879846439343" calcext:value-type="float">
            <text:p>0.302879846439343</text:p>
          </table:table-cell>
        </table:table-row>
        <table:table-row table:style-name="ro1">
          <table:table-cell office:value-type="string" calcext:value-type="string">
            <text:p>2019-11-03 00:16:23</text:p>
          </table:table-cell>
          <table:table-cell office:value-type="float" office:value="0.29649499612987" calcext:value-type="float">
            <text:p>0.29649499612987</text:p>
          </table:table-cell>
          <table:table-cell office:value-type="float" office:value="0.280000600814891" calcext:value-type="float">
            <text:p>0.280000600814891</text:p>
          </table:table-cell>
          <table:table-cell office:value-type="float" office:value="0.30284169946214" calcext:value-type="float">
            <text:p>0.30284169946214</text:p>
          </table:table-cell>
        </table:table-row>
        <table:table-row table:style-name="ro1">
          <table:table-cell office:value-type="string" calcext:value-type="string">
            <text:p>2019-11-03 00:16:25</text:p>
          </table:table-cell>
          <table:table-cell office:value-type="float" office:value="0.296399628686861" calcext:value-type="float">
            <text:p>0.296399628686861</text:p>
          </table:table-cell>
          <table:table-cell office:value-type="float" office:value="0.280119810118653" calcext:value-type="float">
            <text:p>0.280119810118653</text:p>
          </table:table-cell>
          <table:table-cell office:value-type="float" office:value="0.302804148531455" calcext:value-type="float">
            <text:p>0.302804148531455</text:p>
          </table:table-cell>
        </table:table-row>
        <table:table-row table:style-name="ro1">
          <table:table-cell office:value-type="string" calcext:value-type="string">
            <text:p>2019-11-03 00:16:26</text:p>
          </table:table-cell>
          <table:table-cell office:value-type="float" office:value="0.296503936827652" calcext:value-type="float">
            <text:p>0.296503936827652</text:p>
          </table:table-cell>
          <table:table-cell office:value-type="float" office:value="0.280959043617135" calcext:value-type="float">
            <text:p>0.280959043617135</text:p>
          </table:table-cell>
          <table:table-cell office:value-type="float" office:value="0.302965081091533" calcext:value-type="float">
            <text:p>0.302965081091533</text:p>
          </table:table-cell>
        </table:table-row>
        <table:table-row table:style-name="ro1">
          <table:table-cell office:value-type="string" calcext:value-type="string">
            <text:p>2019-11-03 00:16:27</text:p>
          </table:table-cell>
          <table:table-cell office:value-type="float" office:value="0.296213066126474" calcext:value-type="float">
            <text:p>0.296213066126474</text:p>
          </table:table-cell>
          <table:table-cell office:value-type="float" office:value="0.281293425714186" calcext:value-type="float">
            <text:p>0.281293425714186</text:p>
          </table:table-cell>
          <table:table-cell office:value-type="float" office:value="0.30297163760324" calcext:value-type="float">
            <text:p>0.30297163760324</text:p>
          </table:table-cell>
        </table:table-row>
        <table:table-row table:style-name="ro1">
          <table:table-cell office:value-type="string" calcext:value-type="string">
            <text:p>2019-11-03 00:16:28</text:p>
          </table:table-cell>
          <table:table-cell office:value-type="float" office:value="0.296437775664064" calcext:value-type="float">
            <text:p>0.296437775664064</text:p>
          </table:table-cell>
          <table:table-cell office:value-type="float" office:value="0.281156931061379" calcext:value-type="float">
            <text:p>0.281156931061379</text:p>
          </table:table-cell>
          <table:table-cell office:value-type="float" office:value="0.302810108996643" calcext:value-type="float">
            <text:p>0.302810108996643</text:p>
          </table:table-cell>
        </table:table-row>
        <table:table-row table:style-name="ro1">
          <table:table-cell office:value-type="string" calcext:value-type="string">
            <text:p>2019-11-03 00:16:29</text:p>
          </table:table-cell>
          <table:table-cell office:value-type="float" office:value="0.29698494636833" calcext:value-type="float">
            <text:p>0.29698494636833</text:p>
          </table:table-cell>
          <table:table-cell office:value-type="float" office:value="0.280460152680892" calcext:value-type="float">
            <text:p>0.280460152680892</text:p>
          </table:table-cell>
          <table:table-cell office:value-type="float" office:value="0.302965677138052" calcext:value-type="float">
            <text:p>0.302965677138052</text:p>
          </table:table-cell>
        </table:table-row>
        <table:table-row table:style-name="ro1">
          <table:table-cell office:value-type="string" calcext:value-type="string">
            <text:p>2019-11-03 00:16:30</text:p>
          </table:table-cell>
          <table:table-cell office:value-type="float" office:value="0.29681984148262" calcext:value-type="float">
            <text:p>0.29681984148262</text:p>
          </table:table-cell>
          <table:table-cell office:value-type="float" office:value="0.279839668254813" calcext:value-type="float">
            <text:p>0.279839668254813</text:p>
          </table:table-cell>
          <table:table-cell office:value-type="float" office:value="0.302745735972611" calcext:value-type="float">
            <text:p>0.302745735972611</text:p>
          </table:table-cell>
        </table:table-row>
        <table:table-row table:style-name="ro1">
          <table:table-cell office:value-type="string" calcext:value-type="string">
            <text:p>2019-11-03 00:16:32</text:p>
          </table:table-cell>
          <table:table-cell office:value-type="float" office:value="0.296505724967208" calcext:value-type="float">
            <text:p>0.296505724967208</text:p>
          </table:table-cell>
          <table:table-cell office:value-type="float" office:value="0.279507074297318" calcext:value-type="float">
            <text:p>0.279507074297318</text:p>
          </table:table-cell>
          <table:table-cell office:value-type="float" office:value="0.302659309227384" calcext:value-type="float">
            <text:p>0.302659309227384</text:p>
          </table:table-cell>
        </table:table-row>
        <table:table-row table:style-name="ro1">
          <table:table-cell office:value-type="string" calcext:value-type="string">
            <text:p>2019-11-03 00:16:33</text:p>
          </table:table-cell>
          <table:table-cell office:value-type="float" office:value="0.296113526357833" calcext:value-type="float">
            <text:p>0.296113526357833</text:p>
          </table:table-cell>
          <table:table-cell office:value-type="float" office:value="0.280128750816435" calcext:value-type="float">
            <text:p>0.280128750816435</text:p>
          </table:table-cell>
          <table:table-cell office:value-type="float" office:value="0.303233898071515" calcext:value-type="float">
            <text:p>0.303233898071515</text:p>
          </table:table-cell>
        </table:table-row>
        <table:table-row table:style-name="ro1">
          <table:table-cell office:value-type="string" calcext:value-type="string">
            <text:p>2019-11-03 00:16:34</text:p>
          </table:table-cell>
          <table:table-cell office:value-type="float" office:value="0.296204125428692" calcext:value-type="float">
            <text:p>0.296204125428692</text:p>
          </table:table-cell>
          <table:table-cell office:value-type="float" office:value="0.28052631384448" calcext:value-type="float">
            <text:p>0.28052631384448</text:p>
          </table:table-cell>
          <table:table-cell office:value-type="float" office:value="0.302861965043779" calcext:value-type="float">
            <text:p>0.302861965043779</text:p>
          </table:table-cell>
        </table:table-row>
        <table:table-row table:style-name="ro1">
          <table:table-cell office:value-type="string" calcext:value-type="string">
            <text:p>2019-11-03 00:16:35</text:p>
          </table:table-cell>
          <table:table-cell office:value-type="float" office:value="0.296820437529139" calcext:value-type="float">
            <text:p>0.296820437529139</text:p>
          </table:table-cell>
          <table:table-cell office:value-type="float" office:value="0.281150374549672" calcext:value-type="float">
            <text:p>0.281150374549672</text:p>
          </table:table-cell>
          <table:table-cell office:value-type="float" office:value="0.30289653574187" calcext:value-type="float">
            <text:p>0.30289653574187</text:p>
          </table:table-cell>
        </table:table-row>
        <table:table-row table:style-name="ro1">
          <table:table-cell office:value-type="string" calcext:value-type="string">
            <text:p>2019-11-03 00:16:36</text:p>
          </table:table-cell>
          <table:table-cell office:value-type="float" office:value="0.297100579392979" calcext:value-type="float">
            <text:p>0.297100579392979</text:p>
          </table:table-cell>
          <table:table-cell office:value-type="float" office:value="0.280259285004054" calcext:value-type="float">
            <text:p>0.280259285004054</text:p>
          </table:table-cell>
          <table:table-cell office:value-type="float" office:value="0.302643812017895" calcext:value-type="float">
            <text:p>0.302643812017895</text:p>
          </table:table-cell>
        </table:table-row>
        <table:table-row table:style-name="ro1">
          <table:table-cell office:value-type="string" calcext:value-type="string">
            <text:p>2019-11-03 00:16:37</text:p>
          </table:table-cell>
          <table:table-cell office:value-type="float" office:value="0.296828186133884" calcext:value-type="float">
            <text:p>0.296828186133884</text:p>
          </table:table-cell>
          <table:table-cell office:value-type="float" office:value="0.280065569885441" calcext:value-type="float">
            <text:p>0.280065569885441</text:p>
          </table:table-cell>
          <table:table-cell office:value-type="float" office:value="0.303071773418399" calcext:value-type="float">
            <text:p>0.303071773418399</text:p>
          </table:table-cell>
        </table:table-row>
        <table:table-row table:style-name="ro1">
          <table:table-cell office:value-type="string" calcext:value-type="string">
            <text:p>2019-11-03 00:16:39</text:p>
          </table:table-cell>
          <table:table-cell office:value-type="float" office:value="0.296649372178241" calcext:value-type="float">
            <text:p>0.296649372178241</text:p>
          </table:table-cell>
          <table:table-cell office:value-type="float" office:value="0.279902849185806" calcext:value-type="float">
            <text:p>0.279902849185806</text:p>
          </table:table-cell>
          <table:table-cell office:value-type="float" office:value="0.302956140393751" calcext:value-type="float">
            <text:p>0.302956140393751</text:p>
          </table:table-cell>
        </table:table-row>
        <table:table-row table:style-name="ro1">
          <table:table-cell office:value-type="string" calcext:value-type="string">
            <text:p>2019-11-03 00:16:40</text:p>
          </table:table-cell>
          <table:table-cell office:value-type="float" office:value="0.296186244033127" calcext:value-type="float">
            <text:p>0.296186244033127</text:p>
          </table:table-cell>
          <table:table-cell office:value-type="float" office:value="0.281087789665197" calcext:value-type="float">
            <text:p>0.281087789665197</text:p>
          </table:table-cell>
          <table:table-cell office:value-type="float" office:value="0.30317667760571" calcext:value-type="float">
            <text:p>0.30317667760571</text:p>
          </table:table-cell>
        </table:table-row>
        <table:table-row table:style-name="ro1">
          <table:table-cell office:value-type="string" calcext:value-type="string">
            <text:p>2019-11-03 00:16:41</text:p>
          </table:table-cell>
          <table:table-cell office:value-type="float" office:value="0.296489631711201" calcext:value-type="float">
            <text:p>0.296489631711201</text:p>
          </table:table-cell>
          <table:table-cell office:value-type="float" office:value="0.280897650825697" calcext:value-type="float">
            <text:p>0.280897650825697</text:p>
          </table:table-cell>
          <table:table-cell office:value-type="float" office:value="0.302552616900518" calcext:value-type="float">
            <text:p>0.302552616900518</text:p>
          </table:table-cell>
        </table:table-row>
        <table:table-row table:style-name="ro1">
          <table:table-cell office:value-type="string" calcext:value-type="string">
            <text:p>2019-11-03 00:16:42</text:p>
          </table:table-cell>
          <table:table-cell office:value-type="float" office:value="0.29606465054329" calcext:value-type="float">
            <text:p>0.29606465054329</text:p>
          </table:table-cell>
          <table:table-cell office:value-type="float" office:value="0.279602441740327" calcext:value-type="float">
            <text:p>0.279602441740327</text:p>
          </table:table-cell>
          <table:table-cell office:value-type="float" office:value="0.302804148531455" calcext:value-type="float">
            <text:p>0.302804148531455</text:p>
          </table:table-cell>
        </table:table-row>
        <table:table-row table:style-name="ro1">
          <table:table-cell office:value-type="string" calcext:value-type="string">
            <text:p>2019-11-03 00:16:43</text:p>
          </table:table-cell>
          <table:table-cell office:value-type="float" office:value="0.296058094031584" calcext:value-type="float">
            <text:p>0.296058094031584</text:p>
          </table:table-cell>
          <table:table-cell office:value-type="float" office:value="0.279571447321349" calcext:value-type="float">
            <text:p>0.279571447321349</text:p>
          </table:table-cell>
          <table:table-cell office:value-type="float" office:value="0.30250612527205" calcext:value-type="float">
            <text:p>0.30250612527205</text:p>
          </table:table-cell>
        </table:table-row>
        <table:table-row table:style-name="ro1">
          <table:table-cell office:value-type="string" calcext:value-type="string">
            <text:p>2019-11-03 00:16:44</text:p>
          </table:table-cell>
          <table:table-cell office:value-type="float" office:value="0.296914612879111" calcext:value-type="float">
            <text:p>0.296914612879111</text:p>
          </table:table-cell>
          <table:table-cell office:value-type="float" office:value="0.280718836870055" calcext:value-type="float">
            <text:p>0.280718836870055</text:p>
          </table:table-cell>
          <table:table-cell office:value-type="float" office:value="0.302636063413151" calcext:value-type="float">
            <text:p>0.302636063413151</text:p>
          </table:table-cell>
        </table:table-row>
        <table:table-row table:style-name="ro1">
          <table:table-cell office:value-type="string" calcext:value-type="string">
            <text:p>2019-11-03 00:16:46</text:p>
          </table:table-cell>
          <table:table-cell office:value-type="float" office:value="0.296846663575967" calcext:value-type="float">
            <text:p>0.296846663575967</text:p>
          </table:table-cell>
          <table:table-cell office:value-type="float" office:value="0.280471477564749" calcext:value-type="float">
            <text:p>0.280471477564749</text:p>
          </table:table-cell>
          <table:table-cell office:value-type="float" office:value="0.302972829696277" calcext:value-type="float">
            <text:p>0.302972829696277</text:p>
          </table:table-cell>
        </table:table-row>
        <table:table-row table:style-name="ro1">
          <table:table-cell office:value-type="string" calcext:value-type="string">
            <text:p>2019-11-03 00:16:47</text:p>
          </table:table-cell>
          <table:table-cell office:value-type="float" office:value="0.29672507008613" calcext:value-type="float">
            <text:p>0.29672507008613</text:p>
          </table:table-cell>
          <table:table-cell office:value-type="float" office:value="0.279932651511747" calcext:value-type="float">
            <text:p>0.279932651511747</text:p>
          </table:table-cell>
          <table:table-cell office:value-type="float" office:value="0.30278149876374" calcext:value-type="float">
            <text:p>0.30278149876374</text:p>
          </table:table-cell>
        </table:table-row>
        <table:table-row table:style-name="ro1">
          <table:table-cell office:value-type="string" calcext:value-type="string">
            <text:p>2019-11-03 00:16:48</text:p>
          </table:table-cell>
          <table:table-cell office:value-type="float" office:value="0.296709572876641" calcext:value-type="float">
            <text:p>0.296709572876641</text:p>
          </table:table-cell>
          <table:table-cell office:value-type="float" office:value="0.279709134067194" calcext:value-type="float">
            <text:p>0.279709134067194</text:p>
          </table:table-cell>
          <table:table-cell office:value-type="float" office:value="0.302707588995408" calcext:value-type="float">
            <text:p>0.302707588995408</text:p>
          </table:table-cell>
        </table:table-row>
        <table:table-row table:style-name="ro1">
          <table:table-cell office:value-type="string" calcext:value-type="string">
            <text:p>2019-11-03 00:16:49</text:p>
          </table:table-cell>
          <table:table-cell office:value-type="float" office:value="0.296693479620633" calcext:value-type="float">
            <text:p>0.296693479620633</text:p>
          </table:table-cell>
          <table:table-cell office:value-type="float" office:value="0.279623303368485" calcext:value-type="float">
            <text:p>0.279623303368485</text:p>
          </table:table-cell>
          <table:table-cell office:value-type="float" office:value="0.302637255506188" calcext:value-type="float">
            <text:p>0.302637255506188</text:p>
          </table:table-cell>
        </table:table-row>
        <table:table-row table:style-name="ro1">
          <table:table-cell office:value-type="string" calcext:value-type="string">
            <text:p>2019-11-03 00:16:50</text:p>
          </table:table-cell>
          <table:table-cell office:value-type="float" office:value="0.296485459385569" calcext:value-type="float">
            <text:p>0.296485459385569</text:p>
          </table:table-cell>
          <table:table-cell office:value-type="float" office:value="0.279734764067503" calcext:value-type="float">
            <text:p>0.279734764067503</text:p>
          </table:table-cell>
          <table:table-cell office:value-type="float" office:value="0.302211678291759" calcext:value-type="float">
            <text:p>0.302211678291759</text:p>
          </table:table-cell>
        </table:table-row>
        <table:table-row table:style-name="ro1">
          <table:table-cell office:value-type="string" calcext:value-type="string">
            <text:p>2019-11-03 00:16:51</text:p>
          </table:table-cell>
          <table:table-cell office:value-type="float" office:value="0.296205317521729" calcext:value-type="float">
            <text:p>0.296205317521729</text:p>
          </table:table-cell>
          <table:table-cell office:value-type="float" office:value="0.279724631276683" calcext:value-type="float">
            <text:p>0.279724631276683</text:p>
          </table:table-cell>
          <table:table-cell office:value-type="float" office:value="0.302428043178087" calcext:value-type="float">
            <text:p>0.302428043178087</text:p>
          </table:table-cell>
        </table:table-row>
        <table:table-row table:style-name="ro1">
          <table:table-cell office:value-type="string" calcext:value-type="string">
            <text:p>2019-11-03 00:16:53</text:p>
          </table:table-cell>
          <table:table-cell office:value-type="float" office:value="0.295778548214262" calcext:value-type="float">
            <text:p>0.295778548214262</text:p>
          </table:table-cell>
          <table:table-cell office:value-type="float" office:value="0.280057821280697" calcext:value-type="float">
            <text:p>0.280057821280697</text:p>
          </table:table-cell>
          <table:table-cell office:value-type="float" office:value="0.302230155733842" calcext:value-type="float">
            <text:p>0.302230155733842</text:p>
          </table:table-cell>
        </table:table-row>
        <table:table-row table:style-name="ro1">
          <table:table-cell office:value-type="string" calcext:value-type="string">
            <text:p>2019-11-03 00:16:54</text:p>
          </table:table-cell>
          <table:table-cell office:value-type="float" office:value="0.295492445885235" calcext:value-type="float">
            <text:p>0.295492445885235</text:p>
          </table:table-cell>
          <table:table-cell office:value-type="float" office:value="0.28011086942087" calcext:value-type="float">
            <text:p>0.28011086942087</text:p>
          </table:table-cell>
          <table:table-cell office:value-type="float" office:value="0.302672422250798" calcext:value-type="float">
            <text:p>0.302672422250798</text:p>
          </table:table-cell>
        </table:table-row>
        <table:table-row table:style-name="ro1">
          <table:table-cell office:value-type="string" calcext:value-type="string">
            <text:p>2019-11-03 00:16:55</text:p>
          </table:table-cell>
          <table:table-cell office:value-type="float" office:value="0.29562476821241" calcext:value-type="float">
            <text:p>0.29562476821241</text:p>
          </table:table-cell>
          <table:table-cell office:value-type="float" office:value="0.280551943844789" calcext:value-type="float">
            <text:p>0.280551943844789</text:p>
          </table:table-cell>
          <table:table-cell office:value-type="float" office:value="0.302553808993555" calcext:value-type="float">
            <text:p>0.302553808993555</text:p>
          </table:table-cell>
        </table:table-row>
        <table:table-row table:style-name="ro1">
          <table:table-cell office:value-type="string" calcext:value-type="string">
            <text:p>2019-11-03 00:16:56</text:p>
          </table:table-cell>
          <table:table-cell office:value-type="float" office:value="0.29645982938526" calcext:value-type="float">
            <text:p>0.29645982938526</text:p>
          </table:table-cell>
          <table:table-cell office:value-type="float" office:value="0.281031761292429" calcext:value-type="float">
            <text:p>0.281031761292429</text:p>
          </table:table-cell>
          <table:table-cell office:value-type="float" office:value="0.302697456204588" calcext:value-type="float">
            <text:p>0.302697456204588</text:p>
          </table:table-cell>
        </table:table-row>
        <table:table-row table:style-name="ro1">
          <table:table-cell office:value-type="string" calcext:value-type="string">
            <text:p>2019-11-03 00:16:57</text:p>
          </table:table-cell>
          <table:table-cell office:value-type="float" office:value="0.296504532874171" calcext:value-type="float">
            <text:p>0.296504532874171</text:p>
          </table:table-cell>
          <table:table-cell office:value-type="float" office:value="0.280652675706467" calcext:value-type="float">
            <text:p>0.280652675706467</text:p>
          </table:table-cell>
          <table:table-cell office:value-type="float" office:value="0.302715933646671" calcext:value-type="float">
            <text:p>0.302715933646671</text:p>
          </table:table-cell>
        </table:table-row>
        <table:table-row table:style-name="ro1">
          <table:table-cell office:value-type="string" calcext:value-type="string">
            <text:p>2019-11-03 00:16:58</text:p>
          </table:table-cell>
          <table:table-cell office:value-type="float" office:value="0.296543275897893" calcext:value-type="float">
            <text:p>0.296543275897893</text:p>
          </table:table-cell>
          <table:table-cell office:value-type="float" office:value="0.280432138494508" calcext:value-type="float">
            <text:p>0.280432138494508</text:p>
          </table:table-cell>
          <table:table-cell office:value-type="float" office:value="0.302559769458743" calcext:value-type="float">
            <text:p>0.302559769458743</text:p>
          </table:table-cell>
        </table:table-row>
        <table:table-row table:style-name="ro1">
          <table:table-cell office:value-type="string" calcext:value-type="string">
            <text:p>2019-11-03 00:17:00</text:p>
          </table:table-cell>
          <table:table-cell office:value-type="float" office:value="0.296451484733997" calcext:value-type="float">
            <text:p>0.296451484733997</text:p>
          </table:table-cell>
          <table:table-cell office:value-type="float" office:value="0.280000600814891" calcext:value-type="float">
            <text:p>0.280000600814891</text:p>
          </table:table-cell>
          <table:table-cell office:value-type="float" office:value="0.302453077131877" calcext:value-type="float">
            <text:p>0.302453077131877</text:p>
          </table:table-cell>
        </table:table-row>
        <table:table-row table:style-name="ro1">
          <table:table-cell office:value-type="string" calcext:value-type="string">
            <text:p>2019-11-03 00:17:01</text:p>
          </table:table-cell>
          <table:table-cell office:value-type="float" office:value="0.296877657994945" calcext:value-type="float">
            <text:p>0.296877657994945</text:p>
          </table:table-cell>
          <table:table-cell office:value-type="float" office:value="0.280033979419944" calcext:value-type="float">
            <text:p>0.280033979419944</text:p>
          </table:table-cell>
          <table:table-cell office:value-type="float" office:value="0.302169955035443" calcext:value-type="float">
            <text:p>0.302169955035443</text:p>
          </table:table-cell>
        </table:table-row>
        <table:table-row table:style-name="ro1">
          <table:table-cell office:value-type="string" calcext:value-type="string">
            <text:p>2019-11-03 00:17:02</text:p>
          </table:table-cell>
          <table:table-cell office:value-type="float" office:value="0.296231543568557" calcext:value-type="float">
            <text:p>0.296231543568557</text:p>
          </table:table-cell>
          <table:table-cell office:value-type="float" office:value="0.279220375921771" calcext:value-type="float">
            <text:p>0.279220375921771</text:p>
          </table:table-cell>
          <table:table-cell office:value-type="float" office:value="0.301913655032355" calcext:value-type="float">
            <text:p>0.301913655032355</text:p>
          </table:table-cell>
        </table:table-row>
        <table:table-row table:style-name="ro1">
          <table:table-cell office:value-type="string" calcext:value-type="string">
            <text:p>2019-11-03 00:17:03</text:p>
          </table:table-cell>
          <table:table-cell office:value-type="float" office:value="0.295946633332566" calcext:value-type="float">
            <text:p>0.295946633332566</text:p>
          </table:table-cell>
          <table:table-cell office:value-type="float" office:value="0.279483828483084" calcext:value-type="float">
            <text:p>0.279483828483084</text:p>
          </table:table-cell>
          <table:table-cell office:value-type="float" office:value="0.301814115263714" calcext:value-type="float">
            <text:p>0.301814115263714</text:p>
          </table:table-cell>
        </table:table-row>
        <table:table-row table:style-name="ro1">
          <table:table-cell office:value-type="string" calcext:value-type="string">
            <text:p>2019-11-03 00:17:04</text:p>
          </table:table-cell>
          <table:table-cell office:value-type="float" office:value="0.295661127050057" calcext:value-type="float">
            <text:p>0.295661127050057</text:p>
          </table:table-cell>
          <table:table-cell office:value-type="float" office:value="0.27975622174218" calcext:value-type="float">
            <text:p>0.27975622174218</text:p>
          </table:table-cell>
          <table:table-cell office:value-type="float" office:value="0.302083528290215" calcext:value-type="float">
            <text:p>0.302083528290215</text:p>
          </table:table-cell>
        </table:table-row>
        <table:table-row table:style-name="ro1">
          <table:table-cell office:value-type="string" calcext:value-type="string">
            <text:p>2019-11-03 00:17:05</text:p>
          </table:table-cell>
          <table:table-cell office:value-type="float" office:value="0.295484101233971" calcext:value-type="float">
            <text:p>0.295484101233971</text:p>
          </table:table-cell>
          <table:table-cell office:value-type="float" office:value="0.280255112678422" calcext:value-type="float">
            <text:p>0.280255112678422</text:p>
          </table:table-cell>
          <table:table-cell office:value-type="float" office:value="0.302148497360766" calcext:value-type="float">
            <text:p>0.302148497360766</text:p>
          </table:table-cell>
        </table:table-row>
        <table:table-row table:style-name="ro1">
          <table:table-cell office:value-type="string" calcext:value-type="string">
            <text:p>2019-11-03 00:17:07</text:p>
          </table:table-cell>
          <table:table-cell office:value-type="float" office:value="0.295740401237059" calcext:value-type="float">
            <text:p>0.295740401237059</text:p>
          </table:table-cell>
          <table:table-cell office:value-type="float" office:value="0.280450019890072" calcext:value-type="float">
            <text:p>0.280450019890072</text:p>
          </table:table-cell>
          <table:table-cell office:value-type="float" office:value="0.302230155733842" calcext:value-type="float">
            <text:p>0.302230155733842</text:p>
          </table:table-cell>
        </table:table-row>
        <table:table-row table:style-name="ro1">
          <table:table-cell office:value-type="string" calcext:value-type="string">
            <text:p>2019-11-03 00:17:08</text:p>
          </table:table-cell>
          <table:table-cell office:value-type="float" office:value="0.296333467523273" calcext:value-type="float">
            <text:p>0.296333467523273</text:p>
          </table:table-cell>
          <table:table-cell office:value-type="float" office:value="0.280488166867276" calcext:value-type="float">
            <text:p>0.280488166867276</text:p>
          </table:table-cell>
          <table:table-cell office:value-type="float" office:value="0.302262342245858" calcext:value-type="float">
            <text:p>0.302262342245858</text:p>
          </table:table-cell>
        </table:table-row>
        <table:table-row table:style-name="ro1">
          <table:table-cell office:value-type="string" calcext:value-type="string">
            <text:p>2019-11-03 00:17:09</text:p>
          </table:table-cell>
          <table:table-cell office:value-type="float" office:value="0.296753680319033" calcext:value-type="float">
            <text:p>0.296753680319033</text:p>
          </table:table-cell>
          <table:table-cell office:value-type="float" office:value="0.280231866864189" calcext:value-type="float">
            <text:p>0.280231866864189</text:p>
          </table:table-cell>
          <table:table-cell office:value-type="float" office:value="0.302004254103214" calcext:value-type="float">
            <text:p>0.302004254103214</text:p>
          </table:table-cell>
        </table:table-row>
        <table:table-row table:style-name="ro1">
          <table:table-cell office:value-type="string" calcext:value-type="string">
            <text:p>2019-11-03 00:17:10</text:p>
          </table:table-cell>
          <table:table-cell office:value-type="float" office:value="0.296604668689331" calcext:value-type="float">
            <text:p>0.296604668689331</text:p>
          </table:table-cell>
          <table:table-cell office:value-type="float" office:value="0.279659662206133" calcext:value-type="float">
            <text:p>0.279659662206133</text:p>
          </table:table-cell>
          <table:table-cell office:value-type="float" office:value="0.302158630151585" calcext:value-type="float">
            <text:p>0.302158630151585</text:p>
          </table:table-cell>
        </table:table-row>
        <table:table-row table:style-name="ro1">
          <table:table-cell office:value-type="string" calcext:value-type="string">
            <text:p>2019-11-03 00:17:11</text:p>
          </table:table-cell>
          <table:table-cell office:value-type="float" office:value="0.296337043802386" calcext:value-type="float">
            <text:p>0.296337043802386</text:p>
          </table:table-cell>
          <table:table-cell office:value-type="float" office:value="0.279468331273595" calcext:value-type="float">
            <text:p>0.279468331273595</text:p>
          </table:table-cell>
          <table:table-cell office:value-type="float" office:value="0.301715767588111" calcext:value-type="float">
            <text:p>0.301715767588111</text:p>
          </table:table-cell>
        </table:table-row>
        <table:table-row table:style-name="ro1">
          <table:table-cell office:value-type="string" calcext:value-type="string">
            <text:p>2019-11-03 00:17:12</text:p>
          </table:table-cell>
          <table:table-cell office:value-type="float" office:value="0.295987760542364" calcext:value-type="float">
            <text:p>0.295987760542364</text:p>
          </table:table-cell>
          <table:table-cell office:value-type="float" office:value="0.279277000341058" calcext:value-type="float">
            <text:p>0.279277000341058</text:p>
          </table:table-cell>
          <table:table-cell office:value-type="float" office:value="0.301461851771099" calcext:value-type="float">
            <text:p>0.301461851771099</text:p>
          </table:table-cell>
        </table:table-row>
        <table:table-row table:style-name="ro1">
          <table:table-cell office:value-type="string" calcext:value-type="string">
            <text:p>2019-11-03 00:17:14</text:p>
          </table:table-cell>
          <table:table-cell office:value-type="float" office:value="0.295731460539277" calcext:value-type="float">
            <text:p>0.295731460539277</text:p>
          </table:table-cell>
          <table:table-cell office:value-type="float" office:value="0.279677543601697" calcext:value-type="float">
            <text:p>0.279677543601697</text:p>
          </table:table-cell>
          <table:table-cell office:value-type="float" office:value="0.301916635264949" calcext:value-type="float">
            <text:p>0.301916635264949</text:p>
          </table:table-cell>
        </table:table-row>
        <table:table-row table:style-name="ro1">
          <table:table-cell office:value-type="string" calcext:value-type="string">
            <text:p>2019-11-03 00:17:15</text:p>
          </table:table-cell>
          <table:table-cell office:value-type="float" office:value="0.295971667286356" calcext:value-type="float">
            <text:p>0.295971667286356</text:p>
          </table:table-cell>
          <table:table-cell office:value-type="float" office:value="0.280407700587237" calcext:value-type="float">
            <text:p>0.280407700587237</text:p>
          </table:table-cell>
          <table:table-cell office:value-type="float" office:value="0.301933920613995" calcext:value-type="float">
            <text:p>0.301933920613995</text:p>
          </table:table-cell>
        </table:table-row>
        <table:table-row table:style-name="ro1">
          <table:table-cell office:value-type="string" calcext:value-type="string">
            <text:p>2019-11-03 00:17:16</text:p>
          </table:table-cell>
          <table:table-cell office:value-type="float" office:value="0.295937692634784" calcext:value-type="float">
            <text:p>0.295937692634784</text:p>
          </table:table-cell>
          <table:table-cell office:value-type="float" office:value="0.280615124775782" calcext:value-type="float">
            <text:p>0.280615124775782</text:p>
          </table:table-cell>
          <table:table-cell office:value-type="float" office:value="0.30218604829145" calcext:value-type="float">
            <text:p>0.30218604829145</text:p>
          </table:table-cell>
        </table:table-row>
        <table:table-row table:style-name="ro1">
          <table:table-cell office:value-type="string" calcext:value-type="string">
            <text:p>2019-11-03 00:17:17</text:p>
          </table:table-cell>
          <table:table-cell office:value-type="float" office:value="0.296102797520494" calcext:value-type="float">
            <text:p>0.296102797520494</text:p>
          </table:table-cell>
          <table:table-cell office:value-type="float" office:value="0.280654463846024" calcext:value-type="float">
            <text:p>0.280654463846024</text:p>
          </table:table-cell>
          <table:table-cell office:value-type="float" office:value="0.301572120377078" calcext:value-type="float">
            <text:p>0.301572120377078</text:p>
          </table:table-cell>
        </table:table-row>
        <table:table-row table:style-name="ro1">
          <table:table-cell office:value-type="string" calcext:value-type="string">
            <text:p>2019-11-03 00:17:18</text:p>
          </table:table-cell>
          <table:table-cell office:value-type="float" office:value="0.296184455893571" calcext:value-type="float">
            <text:p>0.296184455893571</text:p>
          </table:table-cell>
          <table:table-cell office:value-type="float" office:value="0.280413661052425" calcext:value-type="float">
            <text:p>0.280413661052425</text:p>
          </table:table-cell>
          <table:table-cell office:value-type="float" office:value="0.301449334794204" calcext:value-type="float">
            <text:p>0.301449334794204</text:p>
          </table:table-cell>
        </table:table-row>
        <table:table-row table:style-name="ro1">
          <table:table-cell office:value-type="string" calcext:value-type="string">
            <text:p>2019-11-03 00:17:19</text:p>
          </table:table-cell>
          <table:table-cell office:value-type="float" office:value="0.2962899561274" calcext:value-type="float">
            <text:p>0.2962899561274</text:p>
          </table:table-cell>
          <table:table-cell office:value-type="float" office:value="0.280185375235721" calcext:value-type="float">
            <text:p>0.280185375235721</text:p>
          </table:table-cell>
          <table:table-cell office:value-type="float" office:value="0.301201379442379" calcext:value-type="float">
            <text:p>0.301201379442379</text:p>
          </table:table-cell>
        </table:table-row>
        <table:table-row table:style-name="ro1">
          <table:table-cell office:value-type="string" calcext:value-type="string">
            <text:p>2019-11-03 00:17:21</text:p>
          </table:table-cell>
          <table:table-cell office:value-type="float" office:value="0.296592747758954" calcext:value-type="float">
            <text:p>0.296592747758954</text:p>
          </table:table-cell>
          <table:table-cell office:value-type="float" office:value="0.279832515696587" calcext:value-type="float">
            <text:p>0.279832515696587</text:p>
          </table:table-cell>
          <table:table-cell office:value-type="float" office:value="0.301541722004619" calcext:value-type="float">
            <text:p>0.301541722004619</text:p>
          </table:table-cell>
        </table:table-row>
        <table:table-row table:style-name="ro1">
          <table:table-cell office:value-type="string" calcext:value-type="string">
            <text:p>2019-11-03 00:17:22</text:p>
          </table:table-cell>
          <table:table-cell office:value-type="float" office:value="0.296067630775884" calcext:value-type="float">
            <text:p>0.296067630775884</text:p>
          </table:table-cell>
          <table:table-cell office:value-type="float" office:value="0.279464158947964" calcext:value-type="float">
            <text:p>0.279464158947964</text:p>
          </table:table-cell>
          <table:table-cell office:value-type="float" office:value="0.301565563865371" calcext:value-type="float">
            <text:p>0.301565563865371</text:p>
          </table:table-cell>
        </table:table-row>
        <table:table-row table:style-name="ro1">
          <table:table-cell office:value-type="string" calcext:value-type="string">
            <text:p>2019-11-03 00:17:23</text:p>
          </table:table-cell>
          <table:table-cell office:value-type="float" office:value="0.295643841701012" calcext:value-type="float">
            <text:p>0.295643841701012</text:p>
          </table:table-cell>
          <table:table-cell office:value-type="float" office:value="0.279769334765593" calcext:value-type="float">
            <text:p>0.279769334765593</text:p>
          </table:table-cell>
          <table:table-cell office:value-type="float" office:value="0.301367676421127" calcext:value-type="float">
            <text:p>0.301367676421127</text:p>
          </table:table-cell>
        </table:table-row>
        <table:table-row table:style-name="ro1">
          <table:table-cell office:value-type="string" calcext:value-type="string">
            <text:p>2019-11-03 00:17:24</text:p>
          </table:table-cell>
          <table:table-cell office:value-type="float" office:value="0.295236145882147" calcext:value-type="float">
            <text:p>0.295236145882147</text:p>
          </table:table-cell>
          <table:table-cell office:value-type="float" office:value="0.27989092825543" calcext:value-type="float">
            <text:p>0.27989092825543</text:p>
          </table:table-cell>
          <table:table-cell office:value-type="float" office:value="0.301560199446702" calcext:value-type="float">
            <text:p>0.301560199446702</text:p>
          </table:table-cell>
        </table:table-row>
        <table:table-row table:style-name="ro1">
          <table:table-cell office:value-type="string" calcext:value-type="string">
            <text:p>2019-11-03 00:17:25</text:p>
          </table:table-cell>
          <table:table-cell office:value-type="float" office:value="0.295807754493684" calcext:value-type="float">
            <text:p>0.295807754493684</text:p>
          </table:table-cell>
          <table:table-cell office:value-type="float" office:value="0.280807051754838" calcext:value-type="float">
            <text:p>0.280807051754838</text:p>
          </table:table-cell>
          <table:table-cell office:value-type="float" office:value="0.301381385491059" calcext:value-type="float">
            <text:p>0.301381385491059</text:p>
          </table:table-cell>
        </table:table-row>
        <table:table-row table:style-name="ro1">
          <table:table-cell office:value-type="string" calcext:value-type="string">
            <text:p>2019-11-03 00:17:26</text:p>
          </table:table-cell>
          <table:table-cell office:value-type="float" office:value="0.295924579611371" calcext:value-type="float">
            <text:p>0.295924579611371</text:p>
          </table:table-cell>
          <table:table-cell office:value-type="float" office:value="0.280841622452929" calcext:value-type="float">
            <text:p>0.280841622452929</text:p>
          </table:table-cell>
          <table:table-cell office:value-type="float" office:value="0.301013028742436" calcext:value-type="float">
            <text:p>0.301013028742436</text:p>
          </table:table-cell>
        </table:table-row>
        <table:table-row table:style-name="ro1">
          <table:table-cell office:value-type="string" calcext:value-type="string">
            <text:p>2019-11-03 00:17:28</text:p>
          </table:table-cell>
          <table:table-cell office:value-type="float" office:value="0.296321546592897" calcext:value-type="float">
            <text:p>0.296321546592897</text:p>
          </table:table-cell>
          <table:table-cell office:value-type="float" office:value="0.280635390357422" calcext:value-type="float">
            <text:p>0.280635390357422</text:p>
          </table:table-cell>
          <table:table-cell office:value-type="float" office:value="0.301245486884771" calcext:value-type="float">
            <text:p>0.301245486884771</text:p>
          </table:table-cell>
        </table:table-row>
        <table:table-row table:style-name="ro1">
          <table:table-cell office:value-type="string" calcext:value-type="string">
            <text:p>2019-11-03 00:17:29</text:p>
          </table:table-cell>
          <table:table-cell office:value-type="float" office:value="0.296368038221364" calcext:value-type="float">
            <text:p>0.296368038221364</text:p>
          </table:table-cell>
          <table:table-cell office:value-type="float" office:value="0.280154976863262" calcext:value-type="float">
            <text:p>0.280154976863262</text:p>
          </table:table-cell>
          <table:table-cell office:value-type="float" office:value="0.301374828979353" calcext:value-type="float">
            <text:p>0.301374828979353</text:p>
          </table:table-cell>
        </table:table-row>
        <table:table-row table:style-name="ro1">
          <table:table-cell office:value-type="string" calcext:value-type="string">
            <text:p>2019-11-03 00:17:30</text:p>
          </table:table-cell>
          <table:table-cell office:value-type="float" office:value="0.296488439618163" calcext:value-type="float">
            <text:p>0.296488439618163</text:p>
          </table:table-cell>
          <table:table-cell office:value-type="float" office:value="0.280078086862336" calcext:value-type="float">
            <text:p>0.280078086862336</text:p>
          </table:table-cell>
          <table:table-cell office:value-type="float" office:value="0.301219260837944" calcext:value-type="float">
            <text:p>0.301219260837944</text:p>
          </table:table-cell>
        </table:table-row>
        <table:table-row table:style-name="ro1">
          <table:table-cell office:value-type="string" calcext:value-type="string">
            <text:p>2019-11-03 00:17:31</text:p>
          </table:table-cell>
          <table:table-cell office:value-type="float" office:value="0.296216046359068" calcext:value-type="float">
            <text:p>0.296216046359068</text:p>
          </table:table-cell>
          <table:table-cell office:value-type="float" office:value="0.279720458951051" calcext:value-type="float">
            <text:p>0.279720458951051</text:p>
          </table:table-cell>
          <table:table-cell office:value-type="float" office:value="0.301142370837017" calcext:value-type="float">
            <text:p>0.301142370837017</text:p>
          </table:table-cell>
        </table:table-row>
        <table:table-row table:style-name="ro1">
          <table:table-cell office:value-type="string" calcext:value-type="string">
            <text:p>2019-11-03 00:17:32</text:p>
          </table:table-cell>
          <table:table-cell office:value-type="float" office:value="0.295670067747839" calcext:value-type="float">
            <text:p>0.295670067747839</text:p>
          </table:table-cell>
          <table:table-cell office:value-type="float" office:value="0.280103120816126" calcext:value-type="float">
            <text:p>0.280103120816126</text:p>
          </table:table-cell>
          <table:table-cell office:value-type="float" office:value="0.300973689672195" calcext:value-type="float">
            <text:p>0.300973689672195</text:p>
          </table:table-cell>
        </table:table-row>
        <table:table-row table:style-name="ro1">
          <table:table-cell office:value-type="string" calcext:value-type="string">
            <text:p>2019-11-03 00:17:34</text:p>
          </table:table-cell>
          <table:table-cell office:value-type="float" office:value="0.29557470030483" calcext:value-type="float">
            <text:p>0.29557470030483</text:p>
          </table:table-cell>
          <table:table-cell office:value-type="float" office:value="0.280637178496978" calcext:value-type="float">
            <text:p>0.280637178496978</text:p>
          </table:table-cell>
          <table:table-cell office:value-type="float" office:value="0.301313436187915" calcext:value-type="float">
            <text:p>0.301313436187915</text:p>
          </table:table-cell>
        </table:table-row>
        <table:table-row table:style-name="ro1">
          <table:table-cell office:value-type="string" calcext:value-type="string">
            <text:p>2019-11-03 00:17:35</text:p>
          </table:table-cell>
          <table:table-cell office:value-type="float" office:value="0.296100413334419" calcext:value-type="float">
            <text:p>0.296100413334419</text:p>
          </table:table-cell>
          <table:table-cell office:value-type="float" office:value="0.28069618710234" calcext:value-type="float">
            <text:p>0.28069618710234</text:p>
          </table:table-cell>
          <table:table-cell office:value-type="float" office:value="0.30065599687767" calcext:value-type="float">
            <text:p>0.30065599687767</text:p>
          </table:table-cell>
        </table:table-row>
        <table:table-row table:style-name="ro1">
          <table:table-cell office:value-type="string" calcext:value-type="string">
            <text:p>2019-11-03 00:17:36</text:p>
          </table:table-cell>
          <table:table-cell office:value-type="float" office:value="0.296077167520185" calcext:value-type="float">
            <text:p>0.296077167520185</text:p>
          </table:table-cell>
          <table:table-cell office:value-type="float" office:value="0.28125647083002" calcext:value-type="float">
            <text:p>0.28125647083002</text:p>
          </table:table-cell>
          <table:table-cell office:value-type="float" office:value="0.301023161533256" calcext:value-type="float">
            <text:p>0.301023161533256</text:p>
          </table:table-cell>
        </table:table-row>
        <table:table-row table:style-name="ro1">
          <table:table-cell office:value-type="string" calcext:value-type="string">
            <text:p>2019-11-03 00:17:37</text:p>
          </table:table-cell>
          <table:table-cell office:value-type="float" office:value="0.296565925665608" calcext:value-type="float">
            <text:p>0.296565925665608</text:p>
          </table:table-cell>
          <table:table-cell office:value-type="float" office:value="0.280747447102958" calcext:value-type="float">
            <text:p>0.280747447102958</text:p>
          </table:table-cell>
          <table:table-cell office:value-type="float" office:value="0.301151907581318" calcext:value-type="float">
            <text:p>0.301151907581318</text:p>
          </table:table-cell>
        </table:table-row>
        <table:table-row table:style-name="ro1">
          <table:table-cell office:value-type="string" calcext:value-type="string">
            <text:p>2019-11-03 00:17:38</text:p>
          </table:table-cell>
          <table:table-cell office:value-type="float" office:value="0.296853816134192" calcext:value-type="float">
            <text:p>0.296853816134192</text:p>
          </table:table-cell>
          <table:table-cell office:value-type="float" office:value="0.280483398495126" calcext:value-type="float">
            <text:p>0.280483398495126</text:p>
          </table:table-cell>
          <table:table-cell office:value-type="float" office:value="0.301001703858579" calcext:value-type="float">
            <text:p>0.301001703858579</text:p>
          </table:table-cell>
        </table:table-row>
        <table:table-row table:style-name="ro1">
          <table:table-cell office:value-type="string" calcext:value-type="string">
            <text:p>2019-11-03 00:17:39</text:p>
          </table:table-cell>
          <table:table-cell office:value-type="float" office:value="0.296925937762968" calcext:value-type="float">
            <text:p>0.296925937762968</text:p>
          </table:table-cell>
          <table:table-cell office:value-type="float" office:value="0.28032127384201" calcext:value-type="float">
            <text:p>0.28032127384201</text:p>
          </table:table-cell>
          <table:table-cell office:value-type="float" office:value="0.300886666880449" calcext:value-type="float">
            <text:p>0.300886666880449</text:p>
          </table:table-cell>
        </table:table-row>
        <table:table-row table:style-name="ro1">
          <table:table-cell office:value-type="string" calcext:value-type="string">
            <text:p>2019-11-03 00:17:41</text:p>
          </table:table-cell>
          <table:table-cell office:value-type="float" office:value="0.296731030551318" calcext:value-type="float">
            <text:p>0.296731030551318</text:p>
          </table:table-cell>
          <table:table-cell office:value-type="float" office:value="0.280104908955682" calcext:value-type="float">
            <text:p>0.280104908955682</text:p>
          </table:table-cell>
          <table:table-cell office:value-type="float" office:value="0.300564801760292" calcext:value-type="float">
            <text:p>0.300564801760292</text:p>
          </table:table-cell>
        </table:table-row>
        <table:table-row table:style-name="ro1">
          <table:table-cell office:value-type="string" calcext:value-type="string">
            <text:p>2019-11-03 00:17:42</text:p>
          </table:table-cell>
          <table:table-cell office:value-type="float" office:value="0.296297108685626" calcext:value-type="float">
            <text:p>0.296297108685626</text:p>
          </table:table-cell>
          <table:table-cell office:value-type="float" office:value="0.279633436159305" calcext:value-type="float">
            <text:p>0.279633436159305</text:p>
          </table:table-cell>
          <table:table-cell office:value-type="float" office:value="0.301088130603806" calcext:value-type="float">
            <text:p>0.301088130603806</text:p>
          </table:table-cell>
        </table:table-row>
        <table:table-row table:style-name="ro1">
          <table:table-cell office:value-type="string" calcext:value-type="string">
            <text:p>2019-11-03 00:17:43</text:p>
          </table:table-cell>
          <table:table-cell office:value-type="float" office:value="0.29575470635351" calcext:value-type="float">
            <text:p>0.29575470635351</text:p>
          </table:table-cell>
          <table:table-cell office:value-type="float" office:value="0.279719862904532" calcext:value-type="float">
            <text:p>0.279719862904532</text:p>
          </table:table-cell>
          <table:table-cell office:value-type="float" office:value="0.301242506652177" calcext:value-type="float">
            <text:p>0.301242506652177</text:p>
          </table:table-cell>
        </table:table-row>
        <table:table-row table:style-name="ro1">
          <table:table-cell office:value-type="string" calcext:value-type="string">
            <text:p>2019-11-03 00:17:44</text:p>
          </table:table-cell>
          <table:table-cell office:value-type="float" office:value="0.295998489379703" calcext:value-type="float">
            <text:p>0.295998489379703</text:p>
          </table:table-cell>
          <table:table-cell office:value-type="float" office:value="0.279942188256048" calcext:value-type="float">
            <text:p>0.279942188256048</text:p>
          </table:table-cell>
          <table:table-cell office:value-type="float" office:value="0.300859248740583" calcext:value-type="float">
            <text:p>0.300859248740583</text:p>
          </table:table-cell>
        </table:table-row>
        <table:table-row table:style-name="ro1">
          <table:table-cell office:value-type="string" calcext:value-type="string">
            <text:p>2019-11-03 00:17:45</text:p>
          </table:table-cell>
          <table:table-cell office:value-type="float" office:value="0.295851265889557" calcext:value-type="float">
            <text:p>0.295851265889557</text:p>
          </table:table-cell>
          <table:table-cell office:value-type="float" office:value="0.280588302682436" calcext:value-type="float">
            <text:p>0.280588302682436</text:p>
          </table:table-cell>
          <table:table-cell office:value-type="float" office:value="0.300958192462706" calcext:value-type="float">
            <text:p>0.300958192462706</text:p>
          </table:table-cell>
        </table:table-row>
        <table:table-row table:style-name="ro1">
          <table:table-cell office:value-type="string" calcext:value-type="string">
            <text:p>2019-11-03 00:17:46</text:p>
          </table:table-cell>
          <table:table-cell office:value-type="float" office:value="0.295688545189922" calcext:value-type="float">
            <text:p>0.295688545189922</text:p>
          </table:table-cell>
          <table:table-cell office:value-type="float" office:value="0.28071645268398" calcext:value-type="float">
            <text:p>0.28071645268398</text:p>
          </table:table-cell>
          <table:table-cell office:value-type="float" office:value="0.300812757112116" calcext:value-type="float">
            <text:p>0.300812757112116</text:p>
          </table:table-cell>
        </table:table-row>
        <table:table-row table:style-name="ro1">
          <table:table-cell office:value-type="string" calcext:value-type="string">
            <text:p>2019-11-03 00:17:48</text:p>
          </table:table-cell>
          <table:table-cell office:value-type="float" office:value="0.296001469612297" calcext:value-type="float">
            <text:p>0.296001469612297</text:p>
          </table:table-cell>
          <table:table-cell office:value-type="float" office:value="0.280990634082631" calcext:value-type="float">
            <text:p>0.280990634082631</text:p>
          </table:table-cell>
          <table:table-cell office:value-type="float" office:value="0.30067089804064" calcext:value-type="float">
            <text:p>0.30067089804064</text:p>
          </table:table-cell>
        </table:table-row>
        <table:table-row table:style-name="ro1">
          <table:table-cell office:value-type="string" calcext:value-type="string">
            <text:p>2019-11-03 00:17:49</text:p>
          </table:table-cell>
          <table:table-cell office:value-type="float" office:value="0.296728050318724" calcext:value-type="float">
            <text:p>0.296728050318724</text:p>
          </table:table-cell>
          <table:table-cell office:value-type="float" office:value="0.279933843604784" calcext:value-type="float">
            <text:p>0.279933843604784</text:p>
          </table:table-cell>
          <table:table-cell office:value-type="float" office:value="0.300790703390921" calcext:value-type="float">
            <text:p>0.300790703390921</text:p>
          </table:table-cell>
        </table:table-row>
        <table:table-row table:style-name="ro1">
          <table:table-cell office:value-type="string" calcext:value-type="string">
            <text:p>2019-11-03 00:17:50</text:p>
          </table:table-cell>
          <table:table-cell office:value-type="float" office:value="0.296923553576893" calcext:value-type="float">
            <text:p>0.296923553576893</text:p>
          </table:table-cell>
          <table:table-cell office:value-type="float" office:value="0.279528531971995" calcext:value-type="float">
            <text:p>0.279528531971995</text:p>
          </table:table-cell>
          <table:table-cell office:value-type="float" office:value="0.300588643621045" calcext:value-type="float">
            <text:p>0.300588643621045</text:p>
          </table:table-cell>
        </table:table-row>
        <table:table-row table:style-name="ro1">
          <table:table-cell office:value-type="string" calcext:value-type="string">
            <text:p>2019-11-03 00:17:51</text:p>
          </table:table-cell>
          <table:table-cell office:value-type="float" office:value="0.295910274494919" calcext:value-type="float">
            <text:p>0.295910274494919</text:p>
          </table:table-cell>
          <table:table-cell office:value-type="float" office:value="0.279359850807172" calcext:value-type="float">
            <text:p>0.279359850807172</text:p>
          </table:table-cell>
          <table:table-cell office:value-type="float" office:value="0.300948655718405" calcext:value-type="float">
            <text:p>0.300948655718405</text:p>
          </table:table-cell>
        </table:table-row>
        <table:table-row table:style-name="ro1">
          <table:table-cell office:value-type="string" calcext:value-type="string">
            <text:p>2019-11-03 00:17:52</text:p>
          </table:table-cell>
          <table:table-cell office:value-type="float" office:value="0.2958399410057" calcext:value-type="float">
            <text:p>0.2958399410057</text:p>
          </table:table-cell>
          <table:table-cell office:value-type="float" office:value="0.279309186853073" calcext:value-type="float">
            <text:p>0.279309186853073</text:p>
          </table:table-cell>
          <table:table-cell office:value-type="float" office:value="0.300684607110573" calcext:value-type="float">
            <text:p>0.300684607110573</text:p>
          </table:table-cell>
        </table:table-row>
        <table:table-row table:style-name="ro1">
          <table:table-cell office:value-type="string" calcext:value-type="string">
            <text:p>2019-11-03 00:17:53</text:p>
          </table:table-cell>
          <table:table-cell office:value-type="float" office:value="0.295138394253063" calcext:value-type="float">
            <text:p>0.295138394253063</text:p>
          </table:table-cell>
          <table:table-cell office:value-type="float" office:value="0.278937253825337" calcext:value-type="float">
            <text:p>0.278937253825337</text:p>
          </table:table-cell>
          <table:table-cell office:value-type="float" office:value="0.300889051066524" calcext:value-type="float">
            <text:p>0.300889051066524</text:p>
          </table:table-cell>
        </table:table-row>
        <table:table-row table:style-name="ro1">
          <table:table-cell office:value-type="string" calcext:value-type="string">
            <text:p>2019-11-03 00:17:55</text:p>
          </table:table-cell>
          <table:table-cell office:value-type="float" office:value="0.295052563554354" calcext:value-type="float">
            <text:p>0.295052563554354</text:p>
          </table:table-cell>
          <table:table-cell office:value-type="float" office:value="0.279763970346924" calcext:value-type="float">
            <text:p>0.279763970346924</text:p>
          </table:table-cell>
          <table:table-cell office:value-type="float" office:value="0.300907528508607" calcext:value-type="float">
            <text:p>0.300907528508607</text:p>
          </table:table-cell>
        </table:table-row>
        <table:table-row table:style-name="ro1">
          <table:table-cell office:value-type="string" calcext:value-type="string">
            <text:p>2019-11-03 00:17:56</text:p>
          </table:table-cell>
          <table:table-cell office:value-type="float" office:value="0.295788681005082" calcext:value-type="float">
            <text:p>0.295788681005082</text:p>
          </table:table-cell>
          <table:table-cell office:value-type="float" office:value="0.279604825926402" calcext:value-type="float">
            <text:p>0.279604825926402</text:p>
          </table:table-cell>
          <table:table-cell office:value-type="float" office:value="0.300575530597631" calcext:value-type="float">
            <text:p>0.300575530597631</text:p>
          </table:table-cell>
        </table:table-row>
        <table:table-row table:style-name="ro1">
          <table:table-cell office:value-type="string" calcext:value-type="string">
            <text:p>2019-11-03 00:17:57</text:p>
          </table:table-cell>
          <table:table-cell office:value-type="float" office:value="0.296251809150196" calcext:value-type="float">
            <text:p>0.296251809150196</text:p>
          </table:table-cell>
          <table:table-cell office:value-type="float" office:value="0.279265079410682" calcext:value-type="float">
            <text:p>0.279265079410682</text:p>
          </table:table-cell>
          <table:table-cell office:value-type="float" office:value="0.301126873627528" calcext:value-type="float">
            <text:p>0.301126873627528</text:p>
          </table:table-cell>
        </table:table-row>
        <table:table-row table:style-name="ro1">
          <table:table-cell office:value-type="string" calcext:value-type="string">
            <text:p>2019-11-03 00:17:58</text:p>
          </table:table-cell>
          <table:table-cell office:value-type="float" office:value="0.296226179149888" calcext:value-type="float">
            <text:p>0.296226179149888</text:p>
          </table:table-cell>
          <table:table-cell office:value-type="float" office:value="0.279093418013265" calcext:value-type="float">
            <text:p>0.279093418013265</text:p>
          </table:table-cell>
          <table:table-cell office:value-type="float" office:value="0.301004684091173" calcext:value-type="float">
            <text:p>0.301004684091173</text:p>
          </table:table-cell>
        </table:table-row>
        <table:table-row table:style-name="ro1">
          <table:table-cell office:value-type="string" calcext:value-type="string">
            <text:p>2019-11-03 00:17:59</text:p>
          </table:table-cell>
          <table:table-cell office:value-type="float" office:value="0.296101009380938" calcext:value-type="float">
            <text:p>0.296101009380938</text:p>
          </table:table-cell>
          <table:table-cell office:value-type="float" office:value="0.278812084056387" calcext:value-type="float">
            <text:p>0.278812084056387</text:p>
          </table:table-cell>
          <table:table-cell office:value-type="float" office:value="0.30079606780959" calcext:value-type="float">
            <text:p>0.30079606780959</text:p>
          </table:table-cell>
        </table:table-row>
        <table:table-row table:style-name="ro1">
          <table:table-cell office:value-type="string" calcext:value-type="string">
            <text:p>2019-11-03 00:18:00</text:p>
          </table:table-cell>
          <table:table-cell office:value-type="float" office:value="0.295748149841803" calcext:value-type="float">
            <text:p>0.295748149841803</text:p>
          </table:table-cell>
          <table:table-cell office:value-type="float" office:value="0.27861062033303" calcext:value-type="float">
            <text:p>0.27861062033303</text:p>
          </table:table-cell>
          <table:table-cell office:value-type="float" office:value="0.301048791533564" calcext:value-type="float">
            <text:p>0.301048791533564</text:p>
          </table:table-cell>
        </table:table-row>
        <table:table-row table:style-name="ro1">
          <table:table-cell office:value-type="string" calcext:value-type="string">
            <text:p>2019-11-03 00:18:02</text:p>
          </table:table-cell>
          <table:table-cell office:value-type="float" office:value="0.295916234960107" calcext:value-type="float">
            <text:p>0.295916234960107</text:p>
          </table:table-cell>
          <table:table-cell office:value-type="float" office:value="0.278629097775113" calcext:value-type="float">
            <text:p>0.278629097775113</text:p>
          </table:table-cell>
          <table:table-cell office:value-type="float" office:value="0.300570166178962" calcext:value-type="float">
            <text:p>0.300570166178962</text:p>
          </table:table-cell>
        </table:table-row>
        <table:table-row table:style-name="ro1">
          <table:table-cell office:value-type="string" calcext:value-type="string">
            <text:p>2019-11-03 00:18:03</text:p>
          </table:table-cell>
          <table:table-cell office:value-type="float" office:value="0.295422708442534" calcext:value-type="float">
            <text:p>0.295422708442534</text:p>
          </table:table-cell>
          <table:table-cell office:value-type="float" office:value="0.27848068219193" calcext:value-type="float">
            <text:p>0.27848068219193</text:p>
          </table:table-cell>
          <table:table-cell office:value-type="float" office:value="0.300412213851477" calcext:value-type="float">
            <text:p>0.300412213851477</text:p>
          </table:table-cell>
        </table:table-row>
        <table:table-row table:style-name="ro1">
          <table:table-cell office:value-type="string" calcext:value-type="string">
            <text:p>2019-11-03 00:18:04</text:p>
          </table:table-cell>
          <table:table-cell office:value-type="float" office:value="0.295532381001995" calcext:value-type="float">
            <text:p>0.295532381001995</text:p>
          </table:table-cell>
          <table:table-cell office:value-type="float" office:value="0.278598699402654" calcext:value-type="float">
            <text:p>0.278598699402654</text:p>
          </table:table-cell>
          <table:table-cell office:value-type="float" office:value="0.300120151057261" calcext:value-type="float">
            <text:p>0.300120151057261</text:p>
          </table:table-cell>
        </table:table-row>
        <table:table-row table:style-name="ro1">
          <table:table-cell office:value-type="string" calcext:value-type="string">
            <text:p>2019-11-03 00:18:05</text:p>
          </table:table-cell>
          <table:table-cell office:value-type="float" office:value="0.295256411463787" calcext:value-type="float">
            <text:p>0.295256411463787</text:p>
          </table:table-cell>
          <table:table-cell office:value-type="float" office:value="0.279092821966746" calcext:value-type="float">
            <text:p>0.279092821966746</text:p>
          </table:table-cell>
          <table:table-cell office:value-type="float" office:value="0.300083792219614" calcext:value-type="float">
            <text:p>0.300083792219614</text:p>
          </table:table-cell>
        </table:table-row>
        <table:table-row table:style-name="ro1">
          <table:table-cell office:value-type="string" calcext:value-type="string">
            <text:p>2019-11-03 00:18:06</text:p>
          </table:table-cell>
          <table:table-cell office:value-type="float" office:value="0.295574104258311" calcext:value-type="float">
            <text:p>0.295574104258311</text:p>
          </table:table-cell>
          <table:table-cell office:value-type="float" office:value="0.279061231501249" calcext:value-type="float">
            <text:p>0.279061231501249</text:p>
          </table:table-cell>
          <table:table-cell office:value-type="float" office:value="0.300207769895526" calcext:value-type="float">
            <text:p>0.300207769895526</text:p>
          </table:table-cell>
        </table:table-row>
        <table:table-row table:style-name="ro1">
          <table:table-cell office:value-type="string" calcext:value-type="string">
            <text:p>2019-11-03 00:18:07</text:p>
          </table:table-cell>
          <table:table-cell office:value-type="float" office:value="0.295591389607357" calcext:value-type="float">
            <text:p>0.295591389607357</text:p>
          </table:table-cell>
          <table:table-cell office:value-type="float" office:value="0.279219183828733" calcext:value-type="float">
            <text:p>0.279219183828733</text:p>
          </table:table-cell>
          <table:table-cell office:value-type="float" office:value="0.300095117103471" calcext:value-type="float">
            <text:p>0.300095117103471</text:p>
          </table:table-cell>
        </table:table-row>
        <table:table-row table:style-name="ro1">
          <table:table-cell office:value-type="string" calcext:value-type="string">
            <text:p>2019-11-03 00:18:09</text:p>
          </table:table-cell>
          <table:table-cell office:value-type="float" office:value="0.295041834717016" calcext:value-type="float">
            <text:p>0.295041834717016</text:p>
          </table:table-cell>
          <table:table-cell office:value-type="float" office:value="0.279669198950434" calcext:value-type="float">
            <text:p>0.279669198950434</text:p>
          </table:table-cell>
          <table:table-cell office:value-type="float" office:value="0.300138628499344" calcext:value-type="float">
            <text:p>0.300138628499344</text:p>
          </table:table-cell>
        </table:table-row>
        <table:table-row table:style-name="ro1">
          <table:table-cell office:value-type="string" calcext:value-type="string">
            <text:p>2019-11-03 00:18:10</text:p>
          </table:table-cell>
          <table:table-cell office:value-type="float" office:value="0.295531188908957" calcext:value-type="float">
            <text:p>0.295531188908957</text:p>
          </table:table-cell>
          <table:table-cell office:value-type="float" office:value="0.279907021511438" calcext:value-type="float">
            <text:p>0.279907021511438</text:p>
          </table:table-cell>
          <table:table-cell office:value-type="float" office:value="0.300387775944206" calcext:value-type="float">
            <text:p>0.300387775944206</text:p>
          </table:table-cell>
        </table:table-row>
        <table:table-row table:style-name="ro1">
          <table:table-cell office:value-type="string" calcext:value-type="string">
            <text:p>2019-11-03 00:18:11</text:p>
          </table:table-cell>
          <table:table-cell office:value-type="float" office:value="0.29572490402757" calcext:value-type="float">
            <text:p>0.29572490402757</text:p>
          </table:table-cell>
          <table:table-cell office:value-type="float" office:value="0.279646549182719" calcext:value-type="float">
            <text:p>0.279646549182719</text:p>
          </table:table-cell>
          <table:table-cell office:value-type="float" office:value="0.300333535710995" calcext:value-type="float">
            <text:p>0.300333535710995</text:p>
          </table:table-cell>
        </table:table-row>
        <table:table-row table:style-name="ro1">
          <table:table-cell office:value-type="string" calcext:value-type="string">
            <text:p>2019-11-03 00:18:12</text:p>
          </table:table-cell>
          <table:table-cell office:value-type="float" office:value="0.295887624727204" calcext:value-type="float">
            <text:p>0.295887624727204</text:p>
          </table:table-cell>
          <table:table-cell office:value-type="float" office:value="0.279542837088446" calcext:value-type="float">
            <text:p>0.279542837088446</text:p>
          </table:table-cell>
          <table:table-cell office:value-type="float" office:value="0.300388371990725" calcext:value-type="float">
            <text:p>0.300388371990725</text:p>
          </table:table-cell>
        </table:table-row>
        <table:table-row table:style-name="ro1">
          <table:table-cell office:value-type="string" calcext:value-type="string">
            <text:p>2019-11-03 00:18:13</text:p>
          </table:table-cell>
          <table:table-cell office:value-type="float" office:value="0.295625960305448" calcext:value-type="float">
            <text:p>0.295625960305448</text:p>
          </table:table-cell>
          <table:table-cell office:value-type="float" office:value="0.279105338943641" calcext:value-type="float">
            <text:p>0.279105338943641</text:p>
          </table:table-cell>
          <table:table-cell office:value-type="float" office:value="0.300082004080058" calcext:value-type="float">
            <text:p>0.300082004080058</text:p>
          </table:table-cell>
        </table:table-row>
        <table:table-row table:style-name="ro1">
          <table:table-cell office:value-type="string" calcext:value-type="string">
            <text:p>2019-11-03 00:18:14</text:p>
          </table:table-cell>
          <table:table-cell office:value-type="float" office:value="0.29576483914433" calcext:value-type="float">
            <text:p>0.29576483914433</text:p>
          </table:table-cell>
          <table:table-cell office:value-type="float" office:value="0.278872284754787" calcext:value-type="float">
            <text:p>0.278872284754787</text:p>
          </table:table-cell>
          <table:table-cell office:value-type="float" office:value="0.299795305704511" calcext:value-type="float">
            <text:p>0.299795305704511</text:p>
          </table:table-cell>
        </table:table-row>
        <table:table-row table:style-name="ro1">
          <table:table-cell office:value-type="string" calcext:value-type="string">
            <text:p>2019-11-03 00:18:16</text:p>
          </table:table-cell>
          <table:table-cell office:value-type="float" office:value="0.295569335886161" calcext:value-type="float">
            <text:p>0.295569335886161</text:p>
          </table:table-cell>
          <table:table-cell office:value-type="float" office:value="0.278428826144794" calcext:value-type="float">
            <text:p>0.278428826144794</text:p>
          </table:table-cell>
          <table:table-cell office:value-type="float" office:value="0.300222075011978" calcext:value-type="float">
            <text:p>0.300222075011978</text:p>
          </table:table-cell>
        </table:table-row>
        <table:table-row table:style-name="ro1">
          <table:table-cell office:value-type="string" calcext:value-type="string">
            <text:p>2019-11-03 00:18:17</text:p>
          </table:table-cell>
          <table:table-cell office:value-type="float" office:value="0.295580064723499" calcext:value-type="float">
            <text:p>0.295580064723499</text:p>
          </table:table-cell>
          <table:table-cell office:value-type="float" office:value="0.278413924981824" calcext:value-type="float">
            <text:p>0.278413924981824</text:p>
          </table:table-cell>
          <table:table-cell office:value-type="float" office:value="0.300192272686037" calcext:value-type="float">
            <text:p>0.300192272686037</text:p>
          </table:table-cell>
        </table:table-row>
        <table:table-row table:style-name="ro1">
          <table:table-cell office:value-type="string" calcext:value-type="string">
            <text:p>2019-11-03 00:18:18</text:p>
          </table:table-cell>
          <table:table-cell office:value-type="float" office:value="0.295115744485348" calcext:value-type="float">
            <text:p>0.295115744485348</text:p>
          </table:table-cell>
          <table:table-cell office:value-type="float" office:value="0.278418097307455" calcext:value-type="float">
            <text:p>0.278418097307455</text:p>
          </table:table-cell>
          <table:table-cell office:value-type="float" office:value="0.300048625475004" calcext:value-type="float">
            <text:p>0.300048625475004</text:p>
          </table:table-cell>
        </table:table-row>
        <table:table-row table:style-name="ro1">
          <table:table-cell office:value-type="string" calcext:value-type="string">
            <text:p>2019-11-03 00:18:19</text:p>
          </table:table-cell>
          <table:table-cell office:value-type="float" office:value="0.295076405415106" calcext:value-type="float">
            <text:p>0.295076405415106</text:p>
          </table:table-cell>
          <table:table-cell office:value-type="float" office:value="0.27842048149353" calcext:value-type="float">
            <text:p>0.27842048149353</text:p>
          </table:table-cell>
          <table:table-cell office:value-type="float" office:value="0.299921667566498" calcext:value-type="float">
            <text:p>0.299921667566498</text:p>
          </table:table-cell>
        </table:table-row>
        <table:table-row table:style-name="ro1">
          <table:table-cell office:value-type="string" calcext:value-type="string">
            <text:p>2019-11-03 00:18:20</text:p>
          </table:table-cell>
          <table:table-cell office:value-type="float" office:value="0.295099055182821" calcext:value-type="float">
            <text:p>0.295099055182821</text:p>
          </table:table-cell>
          <table:table-cell office:value-type="float" office:value="0.278768572660514" calcext:value-type="float">
            <text:p>0.278768572660514</text:p>
          </table:table-cell>
          <table:table-cell office:value-type="float" office:value="0.299948489659845" calcext:value-type="float">
            <text:p>0.299948489659845</text:p>
          </table:table-cell>
        </table:table-row>
        <table:table-row table:style-name="ro1">
          <table:table-cell office:value-type="string" calcext:value-type="string">
            <text:p>2019-11-03 00:18:21</text:p>
          </table:table-cell>
          <table:table-cell office:value-type="float" office:value="0.2943092935454" calcext:value-type="float">
            <text:p>0.2943092935454</text:p>
          </table:table-cell>
          <table:table-cell office:value-type="float" office:value="0.278723869171604" calcext:value-type="float">
            <text:p>0.278723869171604</text:p>
          </table:table-cell>
          <table:table-cell office:value-type="float" office:value="0.299984252450973" calcext:value-type="float">
            <text:p>0.299984252450973</text:p>
          </table:table-cell>
        </table:table-row>
        <table:table-row table:style-name="ro1">
          <table:table-cell office:value-type="string" calcext:value-type="string">
            <text:p>2019-11-03 00:18:23</text:p>
          </table:table-cell>
          <table:table-cell office:value-type="float" office:value="0.294926201692367" calcext:value-type="float">
            <text:p>0.294926201692367</text:p>
          </table:table-cell>
          <table:table-cell office:value-type="float" office:value="0.279126796618318" calcext:value-type="float">
            <text:p>0.279126796618318</text:p>
          </table:table-cell>
          <table:table-cell office:value-type="float" office:value="0.299964582915852" calcext:value-type="float">
            <text:p>0.299964582915852</text:p>
          </table:table-cell>
        </table:table-row>
        <table:table-row table:style-name="ro1">
          <table:table-cell office:value-type="string" calcext:value-type="string">
            <text:p>2019-11-03 00:18:24</text:p>
          </table:table-cell>
          <table:table-cell office:value-type="float" office:value="0.294691955410475" calcext:value-type="float">
            <text:p>0.294691955410475</text:p>
          </table:table-cell>
          <table:table-cell office:value-type="float" office:value="0.279154810804702" calcext:value-type="float">
            <text:p>0.279154810804702</text:p>
          </table:table-cell>
          <table:table-cell office:value-type="float" office:value="0.300172603150916" calcext:value-type="float">
            <text:p>0.300172603150916</text:p>
          </table:table-cell>
        </table:table-row>
        <table:table-row table:style-name="ro1">
          <table:table-cell office:value-type="string" calcext:value-type="string">
            <text:p>2019-11-03 00:18:25</text:p>
          </table:table-cell>
          <table:table-cell office:value-type="float" office:value="0.294948255413563" calcext:value-type="float">
            <text:p>0.294948255413563</text:p>
          </table:table-cell>
          <table:table-cell office:value-type="float" office:value="0.279173884293304" calcext:value-type="float">
            <text:p>0.279173884293304</text:p>
          </table:table-cell>
          <table:table-cell office:value-type="float" office:value="0.300049221521523" calcext:value-type="float">
            <text:p>0.300049221521523</text:p>
          </table:table-cell>
        </table:table-row>
        <table:table-row table:style-name="ro1">
          <table:table-cell office:value-type="string" calcext:value-type="string">
            <text:p>2019-11-03 00:18:26</text:p>
          </table:table-cell>
          <table:table-cell office:value-type="float" office:value="0.29508475006637" calcext:value-type="float">
            <text:p>0.29508475006637</text:p>
          </table:table-cell>
          <table:table-cell office:value-type="float" office:value="0.279341373365089" calcext:value-type="float">
            <text:p>0.279341373365089</text:p>
          </table:table-cell>
          <table:table-cell office:value-type="float" office:value="0.30004564524241" calcext:value-type="float">
            <text:p>0.30004564524241</text:p>
          </table:table-cell>
        </table:table-row>
        <table:table-row table:style-name="ro1">
          <table:table-cell office:value-type="string" calcext:value-type="string">
            <text:p>2019-11-03 00:18:27</text:p>
          </table:table-cell>
          <table:table-cell office:value-type="float" office:value="0.295106207741047" calcext:value-type="float">
            <text:p>0.295106207741047</text:p>
          </table:table-cell>
          <table:table-cell office:value-type="float" office:value="0.27944091313373" calcext:value-type="float">
            <text:p>0.27944091313373</text:p>
          </table:table-cell>
          <table:table-cell office:value-type="float" office:value="0.299981272218379" calcext:value-type="float">
            <text:p>0.299981272218379</text:p>
          </table:table-cell>
        </table:table-row>
        <table:table-row table:style-name="ro1">
          <table:table-cell office:value-type="string" calcext:value-type="string">
            <text:p>2019-11-03 00:18:28</text:p>
          </table:table-cell>
          <table:table-cell office:value-type="float" office:value="0.295146142857807" calcext:value-type="float">
            <text:p>0.295146142857807</text:p>
          </table:table-cell>
          <table:table-cell office:value-type="float" office:value="0.279057655222136" calcext:value-type="float">
            <text:p>0.279057655222136</text:p>
          </table:table-cell>
          <table:table-cell office:value-type="float" office:value="0.299986636637048" calcext:value-type="float">
            <text:p>0.299986636637048</text:p>
          </table:table-cell>
        </table:table-row>
        <table:table-row table:style-name="ro1">
          <table:table-cell office:value-type="string" calcext:value-type="string">
            <text:p>2019-11-03 00:18:30</text:p>
          </table:table-cell>
          <table:table-cell office:value-type="float" office:value="0.295177733323304" calcext:value-type="float">
            <text:p>0.295177733323304</text:p>
          </table:table-cell>
          <table:table-cell office:value-type="float" office:value="0.278902683127246" calcext:value-type="float">
            <text:p>0.278902683127246</text:p>
          </table:table-cell>
          <table:table-cell office:value-type="float" office:value="0.300222075011978" calcext:value-type="float">
            <text:p>0.300222075011978</text:p>
          </table:table-cell>
        </table:table-row>
        <table:table-row table:style-name="ro1">
          <table:table-cell office:value-type="string" calcext:value-type="string">
            <text:p>2019-11-03 00:18:31</text:p>
          </table:table-cell>
          <table:table-cell office:value-type="float" office:value="0.295327340999525" calcext:value-type="float">
            <text:p>0.295327340999525</text:p>
          </table:table-cell>
          <table:table-cell office:value-type="float" office:value="0.278735194055461" calcext:value-type="float">
            <text:p>0.278735194055461</text:p>
          </table:table-cell>
          <table:table-cell office:value-type="float" office:value="0.299869811519362" calcext:value-type="float">
            <text:p>0.299869811519362</text:p>
          </table:table-cell>
        </table:table-row>
        <table:table-row table:style-name="ro1">
          <table:table-cell office:value-type="string" calcext:value-type="string">
            <text:p>2019-11-03 00:18:32</text:p>
          </table:table-cell>
          <table:table-cell office:value-type="float" office:value="0.295436417512467" calcext:value-type="float">
            <text:p>0.295436417512467</text:p>
          </table:table-cell>
          <table:table-cell office:value-type="float" office:value="0.278307828701476" calcext:value-type="float">
            <text:p>0.278307828701476</text:p>
          </table:table-cell>
          <table:table-cell office:value-type="float" office:value="0.299807226634887" calcext:value-type="float">
            <text:p>0.299807226634887</text:p>
          </table:table-cell>
        </table:table-row>
        <table:table-row table:style-name="ro1">
          <table:table-cell office:value-type="string" calcext:value-type="string">
            <text:p>2019-11-03 00:18:33</text:p>
          </table:table-cell>
          <table:table-cell office:value-type="float" office:value="0.295037662391384" calcext:value-type="float">
            <text:p>0.295037662391384</text:p>
          </table:table-cell>
          <table:table-cell office:value-type="float" office:value="0.278018150093335" calcext:value-type="float">
            <text:p>0.278018150093335</text:p>
          </table:table-cell>
          <table:table-cell office:value-type="float" office:value="0.299887096868407" calcext:value-type="float">
            <text:p>0.299887096868407</text:p>
          </table:table-cell>
        </table:table-row>
        <table:table-row table:style-name="ro1">
          <table:table-cell office:value-type="string" calcext:value-type="string">
            <text:p>2019-11-03 00:18:34</text:p>
          </table:table-cell>
          <table:table-cell office:value-type="float" office:value="0.295318996348261" calcext:value-type="float">
            <text:p>0.295318996348261</text:p>
          </table:table-cell>
          <table:table-cell office:value-type="float" office:value="0.2779156300921" calcext:value-type="float">
            <text:p>0.2779156300921</text:p>
          </table:table-cell>
          <table:table-cell office:value-type="float" office:value="0.299832856635196" calcext:value-type="float">
            <text:p>0.299832856635196</text:p>
          </table:table-cell>
        </table:table-row>
        <table:table-row table:style-name="ro1">
          <table:table-cell office:value-type="string" calcext:value-type="string">
            <text:p>2019-11-03 00:18:35</text:p>
          </table:table-cell>
          <table:table-cell office:value-type="float" office:value="0.294922625413254" calcext:value-type="float">
            <text:p>0.294922625413254</text:p>
          </table:table-cell>
          <table:table-cell office:value-type="float" office:value="0.278164777536962" calcext:value-type="float">
            <text:p>0.278164777536962</text:p>
          </table:table-cell>
          <table:table-cell office:value-type="float" office:value="0.300031936172478" calcext:value-type="float">
            <text:p>0.300031936172478</text:p>
          </table:table-cell>
        </table:table-row>
        <table:table-row table:style-name="ro1">
          <table:table-cell office:value-type="string" calcext:value-type="string">
            <text:p>2019-11-03 00:18:37</text:p>
          </table:table-cell>
          <table:table-cell office:value-type="float" office:value="0.294771825643995" calcext:value-type="float">
            <text:p>0.294771825643995</text:p>
          </table:table-cell>
          <table:table-cell office:value-type="float" office:value="0.278293523585024" calcext:value-type="float">
            <text:p>0.278293523585024</text:p>
          </table:table-cell>
          <table:table-cell office:value-type="float" office:value="0.300101673615178" calcext:value-type="float">
            <text:p>0.300101673615178</text:p>
          </table:table-cell>
        </table:table-row>
        <table:table-row table:style-name="ro1">
          <table:table-cell office:value-type="string" calcext:value-type="string">
            <text:p>2019-11-03 00:18:38</text:p>
          </table:table-cell>
          <table:table-cell office:value-type="float" office:value="0.294381415174176" calcext:value-type="float">
            <text:p>0.294381415174176</text:p>
          </table:table-cell>
          <table:table-cell office:value-type="float" office:value="0.278062257535727" calcext:value-type="float">
            <text:p>0.278062257535727</text:p>
          </table:table-cell>
          <table:table-cell office:value-type="float" office:value="0.300654208738113" calcext:value-type="float">
            <text:p>0.300654208738113</text:p>
          </table:table-cell>
        </table:table-row>
        <table:table-row table:style-name="ro1">
          <table:table-cell office:value-type="string" calcext:value-type="string">
            <text:p>2019-11-03 00:18:39</text:p>
          </table:table-cell>
          <table:table-cell office:value-type="float" office:value="0.294567977734563" calcext:value-type="float">
            <text:p>0.294567977734563</text:p>
          </table:table-cell>
          <table:table-cell office:value-type="float" office:value="0.278930101267111" calcext:value-type="float">
            <text:p>0.278930101267111</text:p>
          </table:table-cell>
          <table:table-cell office:value-type="float" office:value="0.300573742458074" calcext:value-type="float">
            <text:p>0.300573742458074</text:p>
          </table:table-cell>
        </table:table-row>
        <table:table-row table:style-name="ro1">
          <table:table-cell office:value-type="string" calcext:value-type="string">
            <text:p>2019-11-03 00:18:40</text:p>
          </table:table-cell>
          <table:table-cell office:value-type="float" office:value="0.29467943843358" calcext:value-type="float">
            <text:p>0.29467943843358</text:p>
          </table:table-cell>
          <table:table-cell office:value-type="float" office:value="0.278919968476292" calcext:value-type="float">
            <text:p>0.278919968476292</text:p>
          </table:table-cell>
          <table:table-cell office:value-type="float" office:value="0.30070606478525" calcext:value-type="float">
            <text:p>0.30070606478525</text:p>
          </table:table-cell>
        </table:table-row>
        <table:table-row table:style-name="ro1">
          <table:table-cell office:value-type="string" calcext:value-type="string">
            <text:p>2019-11-03 00:18:41</text:p>
          </table:table-cell>
          <table:table-cell office:value-type="float" office:value="0.29473427471331" calcext:value-type="float">
            <text:p>0.29473427471331</text:p>
          </table:table-cell>
          <table:table-cell office:value-type="float" office:value="0.278807315684237" calcext:value-type="float">
            <text:p>0.278807315684237</text:p>
          </table:table-cell>
          <table:table-cell office:value-type="float" office:value="0.301179921767702" calcext:value-type="float">
            <text:p>0.301179921767702</text:p>
          </table:table-cell>
        </table:table-row>
        <table:table-row table:style-name="ro1">
          <table:table-cell office:value-type="string" calcext:value-type="string">
            <text:p>2019-11-03 00:18:42</text:p>
          </table:table-cell>
          <table:table-cell office:value-type="float" office:value="0.294798647737342" calcext:value-type="float">
            <text:p>0.294798647737342</text:p>
          </table:table-cell>
          <table:table-cell office:value-type="float" office:value="0.27902606475664" calcext:value-type="float">
            <text:p>0.27902606475664</text:p>
          </table:table-cell>
          <table:table-cell office:value-type="float" office:value="0.300629174784324" calcext:value-type="float">
            <text:p>0.300629174784324</text:p>
          </table:table-cell>
        </table:table-row>
        <table:table-row table:style-name="ro1">
          <table:table-cell office:value-type="string" calcext:value-type="string">
            <text:p>2019-11-03 00:18:44</text:p>
          </table:table-cell>
          <table:table-cell office:value-type="float" office:value="0.294977461692984" calcext:value-type="float">
            <text:p>0.294977461692984</text:p>
          </table:table-cell>
          <table:table-cell office:value-type="float" office:value="0.277936491720258" calcext:value-type="float">
            <text:p>0.277936491720258</text:p>
          </table:table-cell>
          <table:table-cell office:value-type="float" office:value="0.300728714552964" calcext:value-type="float">
            <text:p>0.300728714552964</text:p>
          </table:table-cell>
        </table:table-row>
        <table:table-row table:style-name="ro1">
          <table:table-cell office:value-type="string" calcext:value-type="string">
            <text:p>2019-11-03 00:18:45</text:p>
          </table:table-cell>
          <table:table-cell office:value-type="float" office:value="0.294883286343013" calcext:value-type="float">
            <text:p>0.294883286343013</text:p>
          </table:table-cell>
          <table:table-cell office:value-type="float" office:value="0.277743968694683" calcext:value-type="float">
            <text:p>0.277743968694683</text:p>
          </table:table-cell>
          <table:table-cell office:value-type="float" office:value="0.300334131757513" calcext:value-type="float">
            <text:p>0.300334131757513</text:p>
          </table:table-cell>
        </table:table-row>
        <table:table-row table:style-name="ro1">
          <table:table-cell office:value-type="string" calcext:value-type="string">
            <text:p>2019-11-03 00:18:46</text:p>
          </table:table-cell>
          <table:table-cell office:value-type="float" office:value="0.294457113082065" calcext:value-type="float">
            <text:p>0.294457113082065</text:p>
          </table:table-cell>
          <table:table-cell office:value-type="float" office:value="0.277841720323768" calcext:value-type="float">
            <text:p>0.277841720323768</text:p>
          </table:table-cell>
          <table:table-cell office:value-type="float" office:value="0.300416386177109" calcext:value-type="float">
            <text:p>0.300416386177109</text:p>
          </table:table-cell>
        </table:table-row>
        <table:table-row table:style-name="ro1">
          <table:table-cell office:value-type="string" calcext:value-type="string">
            <text:p>2019-11-03 00:18:47</text:p>
          </table:table-cell>
          <table:table-cell office:value-type="float" office:value="0.294205581451128" calcext:value-type="float">
            <text:p>0.294205581451128</text:p>
          </table:table-cell>
          <table:table-cell office:value-type="float" office:value="0.278231534747068" calcext:value-type="float">
            <text:p>0.278231534747068</text:p>
          </table:table-cell>
          <table:table-cell office:value-type="float" office:value="0.300664937575452" calcext:value-type="float">
            <text:p>0.300664937575452</text:p>
          </table:table-cell>
        </table:table-row>
        <table:table-row table:style-name="ro1">
          <table:table-cell office:value-type="string" calcext:value-type="string">
            <text:p>2019-11-03 00:18:48</text:p>
          </table:table-cell>
          <table:table-cell office:value-type="float" office:value="0.294088756333441" calcext:value-type="float">
            <text:p>0.294088756333441</text:p>
          </table:table-cell>
          <table:table-cell office:value-type="float" office:value="0.278351340097349" calcext:value-type="float">
            <text:p>0.278351340097349</text:p>
          </table:table-cell>
          <table:table-cell office:value-type="float" office:value="0.300623810365654" calcext:value-type="float">
            <text:p>0.300623810365654</text:p>
          </table:table-cell>
        </table:table-row>
        <table:table-row table:style-name="ro1">
          <table:table-cell office:value-type="string" calcext:value-type="string">
            <text:p>2019-11-03 00:18:49</text:p>
          </table:table-cell>
          <table:table-cell office:value-type="float" office:value="0.294145380752728" calcext:value-type="float">
            <text:p>0.294145380752728</text:p>
          </table:table-cell>
          <table:table-cell office:value-type="float" office:value="0.278803739405124" calcext:value-type="float">
            <text:p>0.278803739405124</text:p>
          </table:table-cell>
          <table:table-cell office:value-type="float" office:value="0.300330555478401" calcext:value-type="float">
            <text:p>0.300330555478401</text:p>
          </table:table-cell>
        </table:table-row>
        <table:table-row table:style-name="ro1">
          <table:table-cell office:value-type="string" calcext:value-type="string">
            <text:p>2019-11-03 00:18:51</text:p>
          </table:table-cell>
          <table:table-cell office:value-type="float" office:value="0.294282471452054" calcext:value-type="float">
            <text:p>0.294282471452054</text:p>
          </table:table-cell>
          <table:table-cell office:value-type="float" office:value="0.278979573128172" calcext:value-type="float">
            <text:p>0.278979573128172</text:p>
          </table:table-cell>
          <table:table-cell office:value-type="float" office:value="0.300248301058805" calcext:value-type="float">
            <text:p>0.300248301058805</text:p>
          </table:table-cell>
        </table:table-row>
        <table:table-row table:style-name="ro1">
          <table:table-cell office:value-type="string" calcext:value-type="string">
            <text:p>2019-11-03 00:18:52</text:p>
          </table:table-cell>
          <table:table-cell office:value-type="float" office:value="0.294388567732402" calcext:value-type="float">
            <text:p>0.294388567732402</text:p>
          </table:table-cell>
          <table:table-cell office:value-type="float" office:value="0.279193553828425" calcext:value-type="float">
            <text:p>0.279193553828425</text:p>
          </table:table-cell>
          <table:table-cell office:value-type="float" office:value="0.300387775944206" calcext:value-type="float">
            <text:p>0.300387775944206</text:p>
          </table:table-cell>
        </table:table-row>
        <table:table-row table:style-name="ro1">
          <table:table-cell office:value-type="string" calcext:value-type="string">
            <text:p>2019-11-03 00:18:53</text:p>
          </table:table-cell>
          <table:table-cell office:value-type="float" office:value="0.29452923471084" calcext:value-type="float">
            <text:p>0.29452923471084</text:p>
          </table:table-cell>
          <table:table-cell office:value-type="float" office:value="0.278871092661749" calcext:value-type="float">
            <text:p>0.278871092661749</text:p>
          </table:table-cell>
          <table:table-cell office:value-type="float" office:value="0.300564205713773" calcext:value-type="float">
            <text:p>0.300564205713773</text:p>
          </table:table-cell>
        </table:table-row>
        <table:table-row table:style-name="ro1">
          <table:table-cell office:value-type="string" calcext:value-type="string">
            <text:p>2019-11-03 00:18:54</text:p>
          </table:table-cell>
          <table:table-cell office:value-type="float" office:value="0.29486957727308" calcext:value-type="float">
            <text:p>0.29486957727308</text:p>
          </table:table-cell>
          <table:table-cell office:value-type="float" office:value="0.278229746607512" calcext:value-type="float">
            <text:p>0.278229746607512</text:p>
          </table:table-cell>
          <table:table-cell office:value-type="float" office:value="0.300378835246424" calcext:value-type="float">
            <text:p>0.300378835246424</text:p>
          </table:table-cell>
        </table:table-row>
        <table:table-row table:style-name="ro1">
          <table:table-cell office:value-type="string" calcext:value-type="string">
            <text:p>2019-11-03 00:18:55</text:p>
          </table:table-cell>
          <table:table-cell office:value-type="float" office:value="0.294733082620273" calcext:value-type="float">
            <text:p>0.294733082620273</text:p>
          </table:table-cell>
          <table:table-cell office:value-type="float" office:value="0.27839067916759" calcext:value-type="float">
            <text:p>0.27839067916759</text:p>
          </table:table-cell>
          <table:table-cell office:value-type="float" office:value="0.300322806873656" calcext:value-type="float">
            <text:p>0.300322806873656</text:p>
          </table:table-cell>
        </table:table-row>
        <table:table-row table:style-name="ro1">
          <table:table-cell office:value-type="string" calcext:value-type="string">
            <text:p>2019-11-03 00:18:56</text:p>
          </table:table-cell>
          <table:table-cell office:value-type="float" office:value="0.295044218903091" calcext:value-type="float">
            <text:p>0.295044218903091</text:p>
          </table:table-cell>
          <table:table-cell office:value-type="float" office:value="0.277690920554509" calcext:value-type="float">
            <text:p>0.277690920554509</text:p>
          </table:table-cell>
          <table:table-cell office:value-type="float" office:value="0.300611889435278" calcext:value-type="float">
            <text:p>0.300611889435278</text:p>
          </table:table-cell>
        </table:table-row>
        <table:table-row table:style-name="ro1">
          <table:table-cell office:value-type="string" calcext:value-type="string">
            <text:p>2019-11-03 00:18:58</text:p>
          </table:table-cell>
          <table:table-cell office:value-type="float" office:value="0.294917260994585" calcext:value-type="float">
            <text:p>0.294917260994585</text:p>
          </table:table-cell>
          <table:table-cell office:value-type="float" office:value="0.277594361018462" calcext:value-type="float">
            <text:p>0.277594361018462</text:p>
          </table:table-cell>
          <table:table-cell office:value-type="float" office:value="0.300548708504284" calcext:value-type="float">
            <text:p>0.300548708504284</text:p>
          </table:table-cell>
        </table:table-row>
        <table:table-row table:style-name="ro1">
          <table:table-cell office:value-type="string" calcext:value-type="string">
            <text:p>2019-11-03 00:18:59</text:p>
          </table:table-cell>
          <table:table-cell office:value-type="float" office:value="0.294745599597168" calcext:value-type="float">
            <text:p>0.294745599597168</text:p>
          </table:table-cell>
          <table:table-cell office:value-type="float" office:value="0.277267131479637" calcext:value-type="float">
            <text:p>0.277267131479637</text:p>
          </table:table-cell>
          <table:table-cell office:value-type="float" office:value="0.300416386177109" calcext:value-type="float">
            <text:p>0.300416386177109</text:p>
          </table:table-cell>
        </table:table-row>
        <table:table-row table:style-name="ro1">
          <table:table-cell office:value-type="string" calcext:value-type="string">
            <text:p>2019-11-03 00:19:00</text:p>
          </table:table-cell>
          <table:table-cell office:value-type="float" office:value="0.294283663545092" calcext:value-type="float">
            <text:p>0.294283663545092</text:p>
          </table:table-cell>
          <table:table-cell office:value-type="float" office:value="0.277351770085307" calcext:value-type="float">
            <text:p>0.277351770085307</text:p>
          </table:table-cell>
          <table:table-cell office:value-type="float" office:value="0.300368702455604" calcext:value-type="float">
            <text:p>0.300368702455604</text:p>
          </table:table-cell>
        </table:table-row>
        <table:table-row table:style-name="ro1">
          <table:table-cell office:value-type="string" calcext:value-type="string">
            <text:p>2019-11-03 00:19:01</text:p>
          </table:table-cell>
          <table:table-cell office:value-type="float" office:value="0.294206773544165" calcext:value-type="float">
            <text:p>0.294206773544165</text:p>
          </table:table-cell>
          <table:table-cell office:value-type="float" office:value="0.277326736131517" calcext:value-type="float">
            <text:p>0.277326736131517</text:p>
          </table:table-cell>
          <table:table-cell office:value-type="float" office:value="0.300454533154313" calcext:value-type="float">
            <text:p>0.300454533154313</text:p>
          </table:table-cell>
        </table:table-row>
        <table:table-row table:style-name="ro1">
          <table:table-cell office:value-type="string" calcext:value-type="string">
            <text:p>2019-11-03 00:19:02</text:p>
          </table:table-cell>
          <table:table-cell office:value-type="float" office:value="0.293857490284144" calcext:value-type="float">
            <text:p>0.293857490284144</text:p>
          </table:table-cell>
          <table:table-cell office:value-type="float" office:value="0.27742031543497" calcext:value-type="float">
            <text:p>0.27742031543497</text:p>
          </table:table-cell>
          <table:table-cell office:value-type="float" office:value="0.300463473852095" calcext:value-type="float">
            <text:p>0.300463473852095</text:p>
          </table:table-cell>
        </table:table-row>
        <table:table-row table:style-name="ro1">
          <table:table-cell office:value-type="string" calcext:value-type="string">
            <text:p>2019-11-03 00:19:03</text:p>
          </table:table-cell>
          <table:table-cell office:value-type="float" office:value="0.293855702144587" calcext:value-type="float">
            <text:p>0.293855702144587</text:p>
          </table:table-cell>
          <table:table-cell office:value-type="float" office:value="0.277738604276014" calcext:value-type="float">
            <text:p>0.277738604276014</text:p>
          </table:table-cell>
          <table:table-cell office:value-type="float" office:value="0.300203001523376" calcext:value-type="float">
            <text:p>0.300203001523376</text:p>
          </table:table-cell>
        </table:table-row>
        <table:table-row table:style-name="ro1">
          <table:table-cell office:value-type="string" calcext:value-type="string">
            <text:p>2019-11-03 00:19:05</text:p>
          </table:table-cell>
          <table:table-cell office:value-type="float" office:value="0.293947493308484" calcext:value-type="float">
            <text:p>0.293947493308484</text:p>
          </table:table-cell>
          <table:table-cell office:value-type="float" office:value="0.278341803353048" calcext:value-type="float">
            <text:p>0.278341803353048</text:p>
          </table:table-cell>
          <table:table-cell office:value-type="float" office:value="0.300637519435587" calcext:value-type="float">
            <text:p>0.300637519435587</text:p>
          </table:table-cell>
        </table:table-row>
        <table:table-row table:style-name="ro1">
          <table:table-cell office:value-type="string" calcext:value-type="string">
            <text:p>2019-11-03 00:19:06</text:p>
          </table:table-cell>
          <table:table-cell office:value-type="float" office:value="0.293656622607305" calcext:value-type="float">
            <text:p>0.293656622607305</text:p>
          </table:table-cell>
          <table:table-cell office:value-type="float" office:value="0.278314385213183" calcext:value-type="float">
            <text:p>0.278314385213183</text:p>
          </table:table-cell>
          <table:table-cell office:value-type="float" office:value="0.300517714085306" calcext:value-type="float">
            <text:p>0.300517714085306</text:p>
          </table:table-cell>
        </table:table-row>
        <table:table-row table:style-name="ro1">
          <table:table-cell office:value-type="string" calcext:value-type="string">
            <text:p>2019-11-03 00:19:07</text:p>
          </table:table-cell>
          <table:table-cell office:value-type="float" office:value="0.293766295166766" calcext:value-type="float">
            <text:p>0.293766295166766</text:p>
          </table:table-cell>
          <table:table-cell office:value-type="float" office:value="0.278555188006781" calcext:value-type="float">
            <text:p>0.278555188006781</text:p>
          </table:table-cell>
          <table:table-cell office:value-type="float" office:value="0.30036572222301" calcext:value-type="float">
            <text:p>0.30036572222301</text:p>
          </table:table-cell>
        </table:table-row>
        <table:table-row table:style-name="ro1">
          <table:table-cell office:value-type="string" calcext:value-type="string">
            <text:p>2019-11-03 00:19:08</text:p>
          </table:table-cell>
          <table:table-cell office:value-type="float" office:value="0.294081603775216" calcext:value-type="float">
            <text:p>0.294081603775216</text:p>
          </table:table-cell>
          <table:table-cell office:value-type="float" office:value="0.278473529633704" calcext:value-type="float">
            <text:p>0.278473529633704</text:p>
          </table:table-cell>
          <table:table-cell office:value-type="float" office:value="0.300694739901392" calcext:value-type="float">
            <text:p>0.300694739901392</text:p>
          </table:table-cell>
        </table:table-row>
        <table:table-row table:style-name="ro1">
          <table:table-cell office:value-type="string" calcext:value-type="string">
            <text:p>2019-11-03 00:19:09</text:p>
          </table:table-cell>
          <table:table-cell office:value-type="float" office:value="0.29472473796901" calcext:value-type="float">
            <text:p>0.29472473796901</text:p>
          </table:table-cell>
          <table:table-cell office:value-type="float" office:value="0.277571115204229" calcext:value-type="float">
            <text:p>0.277571115204229</text:p>
          </table:table-cell>
          <table:table-cell office:value-type="float" office:value="0.300391948269838" calcext:value-type="float">
            <text:p>0.300391948269838</text:p>
          </table:table-cell>
        </table:table-row>
        <table:table-row table:style-name="ro1">
          <table:table-cell office:value-type="string" calcext:value-type="string">
            <text:p>2019-11-03 00:19:10</text:p>
          </table:table-cell>
          <table:table-cell office:value-type="float" office:value="0.293616687490545" calcext:value-type="float">
            <text:p>0.293616687490545</text:p>
          </table:table-cell>
          <table:table-cell office:value-type="float" office:value="0.277298721945133" calcext:value-type="float">
            <text:p>0.277298721945133</text:p>
          </table:table-cell>
          <table:table-cell office:value-type="float" office:value="0.300401485014139" calcext:value-type="float">
            <text:p>0.300401485014139</text:p>
          </table:table-cell>
        </table:table-row>
        <table:table-row table:style-name="ro1">
          <table:table-cell office:value-type="string" calcext:value-type="string">
            <text:p>2019-11-03 00:19:12</text:p>
          </table:table-cell>
          <table:table-cell office:value-type="float" office:value="0.293327008882404" calcext:value-type="float">
            <text:p>0.293327008882404</text:p>
          </table:table-cell>
          <table:table-cell office:value-type="float" office:value="0.27749541729634" calcext:value-type="float">
            <text:p>0.27749541729634</text:p>
          </table:table-cell>
          <table:table-cell office:value-type="float" office:value="0.300111210359479" calcext:value-type="float">
            <text:p>0.300111210359479</text:p>
          </table:table-cell>
        </table:table-row>
        <table:table-row table:style-name="ro1">
          <table:table-cell office:value-type="string" calcext:value-type="string">
            <text:p>2019-11-03 00:19:13</text:p>
          </table:table-cell>
          <table:table-cell office:value-type="float" office:value="0.293667947491163" calcext:value-type="float">
            <text:p>0.293667947491163</text:p>
          </table:table-cell>
          <table:table-cell office:value-type="float" office:value="0.277608070088395" calcext:value-type="float">
            <text:p>0.277608070088395</text:p>
          </table:table-cell>
          <table:table-cell office:value-type="float" office:value="0.300520098271382" calcext:value-type="float">
            <text:p>0.300520098271382</text:p>
          </table:table-cell>
        </table:table-row>
        <table:table-row table:style-name="ro1">
          <table:table-cell office:value-type="string" calcext:value-type="string">
            <text:p>2019-11-03 00:19:14</text:p>
          </table:table-cell>
          <table:table-cell office:value-type="float" office:value="0.293537413303544" calcext:value-type="float">
            <text:p>0.293537413303544</text:p>
          </table:table-cell>
          <table:table-cell office:value-type="float" office:value="0.277788076137075" calcext:value-type="float">
            <text:p>0.277788076137075</text:p>
          </table:table-cell>
          <table:table-cell office:value-type="float" office:value="0.300232803849316" calcext:value-type="float">
            <text:p>0.300232803849316</text:p>
          </table:table-cell>
        </table:table-row>
        <table:table-row table:style-name="ro1">
          <table:table-cell office:value-type="string" calcext:value-type="string">
            <text:p>2019-11-03 00:19:15</text:p>
          </table:table-cell>
          <table:table-cell office:value-type="float" office:value="0.293908750284761" calcext:value-type="float">
            <text:p>0.293908750284761</text:p>
          </table:table-cell>
          <table:table-cell office:value-type="float" office:value="0.278490218936231" calcext:value-type="float">
            <text:p>0.278490218936231</text:p>
          </table:table-cell>
          <table:table-cell office:value-type="float" office:value="0.300510561527081" calcext:value-type="float">
            <text:p>0.300510561527081</text:p>
          </table:table-cell>
        </table:table-row>
        <table:table-row table:style-name="ro1">
          <table:table-cell office:value-type="string" calcext:value-type="string">
            <text:p>2019-11-03 00:19:16</text:p>
          </table:table-cell>
          <table:table-cell office:value-type="float" office:value="0.294596587967466" calcext:value-type="float">
            <text:p>0.294596587967466</text:p>
          </table:table-cell>
          <table:table-cell office:value-type="float" office:value="0.277994308232583" calcext:value-type="float">
            <text:p>0.277994308232583</text:p>
          </table:table-cell>
          <table:table-cell office:value-type="float" office:value="0.29995564221807" calcext:value-type="float">
            <text:p>0.29995564221807</text:p>
          </table:table-cell>
        </table:table-row>
        <table:table-row table:style-name="ro1">
          <table:table-cell office:value-type="string" calcext:value-type="string">
            <text:p>2019-11-03 00:19:18</text:p>
          </table:table-cell>
          <table:table-cell office:value-type="float" office:value="0.294408237267523" calcext:value-type="float">
            <text:p>0.294408237267523</text:p>
          </table:table-cell>
          <table:table-cell office:value-type="float" office:value="0.277774963113661" calcext:value-type="float">
            <text:p>0.277774963113661</text:p>
          </table:table-cell>
          <table:table-cell office:value-type="float" office:value="0.300086772452208" calcext:value-type="float">
            <text:p>0.300086772452208</text:p>
          </table:table-cell>
        </table:table-row>
        <table:table-row table:style-name="ro1">
          <table:table-cell office:value-type="string" calcext:value-type="string">
            <text:p>2019-11-03 00:19:19</text:p>
          </table:table-cell>
          <table:table-cell office:value-type="float" office:value="0.294702684247814" calcext:value-type="float">
            <text:p>0.294702684247814</text:p>
          </table:table-cell>
          <table:table-cell office:value-type="float" office:value="0.277689728461472" calcext:value-type="float">
            <text:p>0.277689728461472</text:p>
          </table:table-cell>
          <table:table-cell office:value-type="float" office:value="0.300879514322223" calcext:value-type="float">
            <text:p>0.300879514322223</text:p>
          </table:table-cell>
        </table:table-row>
        <table:table-row table:style-name="ro1">
          <table:table-cell office:value-type="string" calcext:value-type="string">
            <text:p>2019-11-03 00:19:20</text:p>
          </table:table-cell>
          <table:table-cell office:value-type="float" office:value="0.294131075636277" calcext:value-type="float">
            <text:p>0.294131075636277</text:p>
          </table:table-cell>
          <table:table-cell office:value-type="float" office:value="0.277290973340389" calcext:value-type="float">
            <text:p>0.277290973340389</text:p>
          </table:table-cell>
          <table:table-cell office:value-type="float" office:value="0.299826300123489" calcext:value-type="float">
            <text:p>0.299826300123489</text:p>
          </table:table-cell>
        </table:table-row>
        <table:table-row table:style-name="ro1">
          <table:table-cell office:value-type="string" calcext:value-type="string">
            <text:p>2019-11-03 00:19:21</text:p>
          </table:table-cell>
          <table:table-cell office:value-type="float" office:value="0.293930207959438" calcext:value-type="float">
            <text:p>0.293930207959438</text:p>
          </table:table-cell>
          <table:table-cell office:value-type="float" office:value="0.277094277989182" calcext:value-type="float">
            <text:p>0.277094277989182</text:p>
          </table:table-cell>
          <table:table-cell office:value-type="float" office:value="0.300082600126576" calcext:value-type="float">
            <text:p>0.300082600126576</text:p>
          </table:table-cell>
        </table:table-row>
        <table:table-row table:style-name="ro1">
          <table:table-cell office:value-type="string" calcext:value-type="string">
            <text:p>2019-11-03 00:19:22</text:p>
          </table:table-cell>
          <table:table-cell office:value-type="float" office:value="0.293362771673533" calcext:value-type="float">
            <text:p>0.293362771673533</text:p>
          </table:table-cell>
          <table:table-cell office:value-type="float" office:value="0.277539524738732" calcext:value-type="float">
            <text:p>0.277539524738732</text:p>
          </table:table-cell>
          <table:table-cell office:value-type="float" office:value="0.299857890588986" calcext:value-type="float">
            <text:p>0.299857890588986</text:p>
          </table:table-cell>
        </table:table-row>
        <table:table-row table:style-name="ro1">
          <table:table-cell office:value-type="string" calcext:value-type="string">
            <text:p>2019-11-03 00:19:23</text:p>
          </table:table-cell>
          <table:table-cell office:value-type="float" office:value="0.293188130043522" calcext:value-type="float">
            <text:p>0.293188130043522</text:p>
          </table:table-cell>
          <table:table-cell office:value-type="float" office:value="0.277573499390304" calcext:value-type="float">
            <text:p>0.277573499390304</text:p>
          </table:table-cell>
          <table:table-cell office:value-type="float" office:value="0.300050413614561" calcext:value-type="float">
            <text:p>0.300050413614561</text:p>
          </table:table-cell>
        </table:table-row>
        <table:table-row table:style-name="ro1">
          <table:table-cell office:value-type="string" calcext:value-type="string">
            <text:p>2019-11-03 00:19:25</text:p>
          </table:table-cell>
          <table:table-cell office:value-type="float" office:value="0.293791329120556" calcext:value-type="float">
            <text:p>0.293791329120556</text:p>
          </table:table-cell>
          <table:table-cell office:value-type="float" office:value="0.277853045207625" calcext:value-type="float">
            <text:p>0.277853045207625</text:p>
          </table:table-cell>
          <table:table-cell office:value-type="float" office:value="0.300369894548642" calcext:value-type="float">
            <text:p>0.300369894548642</text:p>
          </table:table-cell>
        </table:table-row>
        <table:table-row table:style-name="ro1">
          <table:table-cell office:value-type="string" calcext:value-type="string">
            <text:p>2019-11-03 00:19:26</text:p>
          </table:table-cell>
          <table:table-cell office:value-type="float" office:value="0.293657814700343" calcext:value-type="float">
            <text:p>0.293657814700343</text:p>
          </table:table-cell>
          <table:table-cell office:value-type="float" office:value="0.27809563614078" calcext:value-type="float">
            <text:p>0.27809563614078</text:p>
          </table:table-cell>
          <table:table-cell office:value-type="float" office:value="0.299605166865011" calcext:value-type="float">
            <text:p>0.299605166865011</text:p>
          </table:table-cell>
        </table:table-row>
        <table:table-row table:style-name="ro1">
          <table:table-cell office:value-type="string" calcext:value-type="string">
            <text:p>2019-11-03 00:19:27</text:p>
          </table:table-cell>
          <table:table-cell office:value-type="float" office:value="0.293747817724683" calcext:value-type="float">
            <text:p>0.293747817724683</text:p>
          </table:table-cell>
          <table:table-cell office:value-type="float" office:value="0.278570089169751" calcext:value-type="float">
            <text:p>0.278570089169751</text:p>
          </table:table-cell>
          <table:table-cell office:value-type="float" office:value="0.299324428954652" calcext:value-type="float">
            <text:p>0.299324428954652</text:p>
          </table:table-cell>
        </table:table-row>
        <table:table-row table:style-name="ro1">
          <table:table-cell office:value-type="string" calcext:value-type="string">
            <text:p>2019-11-03 00:19:28</text:p>
          </table:table-cell>
          <table:table-cell office:value-type="float" office:value="0.294038688425861" calcext:value-type="float">
            <text:p>0.294038688425861</text:p>
          </table:table-cell>
          <table:table-cell office:value-type="float" office:value="0.278219017770173" calcext:value-type="float">
            <text:p>0.278219017770173</text:p>
          </table:table-cell>
          <table:table-cell office:value-type="float" office:value="0.299714243377953" calcext:value-type="float">
            <text:p>0.299714243377953</text:p>
          </table:table-cell>
        </table:table-row>
        <table:table-row table:style-name="ro1">
          <table:table-cell office:value-type="string" calcext:value-type="string">
            <text:p>2019-11-03 00:19:29</text:p>
          </table:table-cell>
          <table:table-cell office:value-type="float" office:value="0.29342416446497" calcext:value-type="float">
            <text:p>0.29342416446497</text:p>
          </table:table-cell>
          <table:table-cell office:value-type="float" office:value="0.277233156828064" calcext:value-type="float">
            <text:p>0.277233156828064</text:p>
          </table:table-cell>
          <table:table-cell office:value-type="float" office:value="0.299361979885337" calcext:value-type="float">
            <text:p>0.299361979885337</text:p>
          </table:table-cell>
        </table:table-row>
        <table:table-row table:style-name="ro1">
          <table:table-cell office:value-type="string" calcext:value-type="string">
            <text:p>2019-11-03 00:19:30</text:p>
          </table:table-cell>
          <table:table-cell office:value-type="float" office:value="0.293263231904892" calcext:value-type="float">
            <text:p>0.293263231904892</text:p>
          </table:table-cell>
          <table:table-cell office:value-type="float" office:value="0.277450713807429" calcext:value-type="float">
            <text:p>0.277450713807429</text:p>
          </table:table-cell>
          <table:table-cell office:value-type="float" office:value="0.299326813140728" calcext:value-type="float">
            <text:p>0.299326813140728</text:p>
          </table:table-cell>
        </table:table-row>
        <table:table-row table:style-name="ro1">
          <table:table-cell office:value-type="string" calcext:value-type="string">
            <text:p>2019-11-03 00:19:32</text:p>
          </table:table-cell>
          <table:table-cell office:value-type="float" office:value="0.293324624696329" calcext:value-type="float">
            <text:p>0.293324624696329</text:p>
          </table:table-cell>
          <table:table-cell office:value-type="float" office:value="0.277938279859815" calcext:value-type="float">
            <text:p>0.277938279859815</text:p>
          </table:table-cell>
          <table:table-cell office:value-type="float" office:value="0.299764907332052" calcext:value-type="float">
            <text:p>0.299764907332052</text:p>
          </table:table-cell>
        </table:table-row>
        <table:table-row table:style-name="ro1">
          <table:table-cell office:value-type="string" calcext:value-type="string">
            <text:p>2019-11-03 00:19:33</text:p>
          </table:table-cell>
          <table:table-cell office:value-type="float" office:value="0.293615495397508" calcext:value-type="float">
            <text:p>0.293615495397508</text:p>
          </table:table-cell>
          <table:table-cell office:value-type="float" office:value="0.27837577800462" calcext:value-type="float">
            <text:p>0.27837577800462</text:p>
          </table:table-cell>
          <table:table-cell office:value-type="float" office:value="0.299493706165994" calcext:value-type="float">
            <text:p>0.299493706165994</text:p>
          </table:table-cell>
        </table:table-row>
        <table:table-row table:style-name="ro1">
          <table:table-cell office:value-type="string" calcext:value-type="string">
            <text:p>2019-11-03 00:19:34</text:p>
          </table:table-cell>
          <table:table-cell office:value-type="float" office:value="0.293687617026283" calcext:value-type="float">
            <text:p>0.293687617026283</text:p>
          </table:table-cell>
          <table:table-cell office:value-type="float" office:value="0.278226766374918" calcext:value-type="float">
            <text:p>0.278226766374918</text:p>
          </table:table-cell>
          <table:table-cell office:value-type="float" office:value="0.299618279888425" calcext:value-type="float">
            <text:p>0.299618279888425</text:p>
          </table:table-cell>
        </table:table-row>
        <table:table-row table:style-name="ro1">
          <table:table-cell office:value-type="string" calcext:value-type="string">
            <text:p>2019-11-03 00:19:35</text:p>
          </table:table-cell>
          <table:table-cell office:value-type="float" office:value="0.293788348887962" calcext:value-type="float">
            <text:p>0.293788348887962</text:p>
          </table:table-cell>
          <table:table-cell office:value-type="float" office:value="0.277784499857962" calcext:value-type="float">
            <text:p>0.277784499857962</text:p>
          </table:table-cell>
          <table:table-cell office:value-type="float" office:value="0.299201643371778" calcext:value-type="float">
            <text:p>0.299201643371778</text:p>
          </table:table-cell>
        </table:table-row>
        <table:table-row table:style-name="ro1">
          <table:table-cell office:value-type="string" calcext:value-type="string">
            <text:p>2019-11-03 00:19:36</text:p>
          </table:table-cell>
          <table:table-cell office:value-type="float" office:value="0.293895637261347" calcext:value-type="float">
            <text:p>0.293895637261347</text:p>
          </table:table-cell>
          <table:table-cell office:value-type="float" office:value="0.277656945902937" calcext:value-type="float">
            <text:p>0.277656945902937</text:p>
          </table:table-cell>
          <table:table-cell office:value-type="float" office:value="0.299280917558779" calcext:value-type="float">
            <text:p>0.299280917558779</text:p>
          </table:table-cell>
        </table:table-row>
        <table:table-row table:style-name="ro1">
          <table:table-cell office:value-type="string" calcext:value-type="string">
            <text:p>2019-11-03 00:19:37</text:p>
          </table:table-cell>
          <table:table-cell office:value-type="float" office:value="0.293920671215137" calcext:value-type="float">
            <text:p>0.293920671215137</text:p>
          </table:table-cell>
          <table:table-cell office:value-type="float" office:value="0.27716043915277" calcext:value-type="float">
            <text:p>0.27716043915277</text:p>
          </table:table-cell>
          <table:table-cell office:value-type="float" office:value="0.298892891275035" calcext:value-type="float">
            <text:p>0.298892891275035</text:p>
          </table:table-cell>
        </table:table-row>
        <table:table-row table:style-name="ro1">
          <table:table-cell office:value-type="string" calcext:value-type="string">
            <text:p>2019-11-03 00:19:39</text:p>
          </table:table-cell>
          <table:table-cell office:value-type="float" office:value="0.293298398649502" calcext:value-type="float">
            <text:p>0.293298398649502</text:p>
          </table:table-cell>
          <table:table-cell office:value-type="float" office:value="0.27693036519651" calcext:value-type="float">
            <text:p>0.27693036519651</text:p>
          </table:table-cell>
          <table:table-cell office:value-type="float" office:value="0.298654472667512" calcext:value-type="float">
            <text:p>0.298654472667512</text:p>
          </table:table-cell>
        </table:table-row>
        <table:table-row table:style-name="ro1">
          <table:table-cell office:value-type="string" calcext:value-type="string">
            <text:p>2019-11-03 00:19:40</text:p>
          </table:table-cell>
          <table:table-cell office:value-type="float" office:value="0.293199454927379" calcext:value-type="float">
            <text:p>0.293199454927379</text:p>
          </table:table-cell>
          <table:table-cell office:value-type="float" office:value="0.276998314499654" calcext:value-type="float">
            <text:p>0.276998314499654</text:p>
          </table:table-cell>
          <table:table-cell office:value-type="float" office:value="0.299689805470682" calcext:value-type="float">
            <text:p>0.299689805470682</text:p>
          </table:table-cell>
        </table:table-row>
        <table:table-row table:style-name="ro1">
          <table:table-cell office:value-type="string" calcext:value-type="string">
            <text:p>2019-11-03 00:19:41</text:p>
          </table:table-cell>
          <table:table-cell office:value-type="float" office:value="0.292921101203096" calcext:value-type="float">
            <text:p>0.292921101203096</text:p>
          </table:table-cell>
          <table:table-cell office:value-type="float" office:value="0.277166399617958" calcext:value-type="float">
            <text:p>0.277166399617958</text:p>
          </table:table-cell>
          <table:table-cell office:value-type="float" office:value="0.299543178027055" calcext:value-type="float">
            <text:p>0.299543178027055</text:p>
          </table:table-cell>
        </table:table-row>
        <table:table-row table:style-name="ro1">
          <table:table-cell office:value-type="string" calcext:value-type="string">
            <text:p>2019-11-03 00:19:42</text:p>
          </table:table-cell>
          <table:table-cell office:value-type="float" office:value="0.293389593766879" calcext:value-type="float">
            <text:p>0.293389593766879</text:p>
          </table:table-cell>
          <table:table-cell office:value-type="float" office:value="0.27690056287057" calcext:value-type="float">
            <text:p>0.27690056287057</text:p>
          </table:table-cell>
          <table:table-cell office:value-type="float" office:value="0.300006306172169" calcext:value-type="float">
            <text:p>0.300006306172169</text:p>
          </table:table-cell>
        </table:table-row>
        <table:table-row table:style-name="ro1">
          <table:table-cell office:value-type="string" calcext:value-type="string">
            <text:p>2019-11-03 00:19:43</text:p>
          </table:table-cell>
          <table:table-cell office:value-type="float" office:value="0.293161903996695" calcext:value-type="float">
            <text:p>0.293161903996695</text:p>
          </table:table-cell>
          <table:table-cell office:value-type="float" office:value="0.277379188225173" calcext:value-type="float">
            <text:p>0.277379188225173</text:p>
          </table:table-cell>
          <table:table-cell office:value-type="float" office:value="0.299631988958357" calcext:value-type="float">
            <text:p>0.299631988958357</text:p>
          </table:table-cell>
        </table:table-row>
        <table:table-row table:style-name="ro1">
          <table:table-cell office:value-type="string" calcext:value-type="string">
            <text:p>2019-11-03 00:19:44</text:p>
          </table:table-cell>
          <table:table-cell office:value-type="float" office:value="0.293046867018565" calcext:value-type="float">
            <text:p>0.293046867018565</text:p>
          </table:table-cell>
          <table:table-cell office:value-type="float" office:value="0.277386936829917" calcext:value-type="float">
            <text:p>0.277386936829917</text:p>
          </table:table-cell>
          <table:table-cell office:value-type="float" office:value="0.299357807559706" calcext:value-type="float">
            <text:p>0.299357807559706</text:p>
          </table:table-cell>
        </table:table-row>
        <table:table-row table:style-name="ro1">
          <table:table-cell office:value-type="string" calcext:value-type="string">
            <text:p>2019-11-03 00:19:46</text:p>
          </table:table-cell>
          <table:table-cell office:value-type="float" office:value="0.293161307950176" calcext:value-type="float">
            <text:p>0.293161307950176</text:p>
          </table:table-cell>
          <table:table-cell office:value-type="float" office:value="0.277324947991961" calcext:value-type="float">
            <text:p>0.277324947991961</text:p>
          </table:table-cell>
          <table:table-cell office:value-type="float" office:value="0.299422180583737" calcext:value-type="float">
            <text:p>0.299422180583737</text:p>
          </table:table-cell>
        </table:table-row>
        <table:table-row table:style-name="ro1">
          <table:table-cell office:value-type="string" calcext:value-type="string">
            <text:p>2019-11-03 00:19:47</text:p>
          </table:table-cell>
          <table:table-cell office:value-type="float" office:value="0.293061172135016" calcext:value-type="float">
            <text:p>0.293061172135016</text:p>
          </table:table-cell>
          <table:table-cell office:value-type="float" office:value="0.277624163344403" calcext:value-type="float">
            <text:p>0.277624163344403</text:p>
          </table:table-cell>
          <table:table-cell office:value-type="float" office:value="0.299504435003333" calcext:value-type="float">
            <text:p>0.299504435003333</text:p>
          </table:table-cell>
        </table:table-row>
        <table:table-row table:style-name="ro1">
          <table:table-cell office:value-type="string" calcext:value-type="string">
            <text:p>2019-11-03 00:19:48</text:p>
          </table:table-cell>
          <table:table-cell office:value-type="float" office:value="0.292866264923366" calcext:value-type="float">
            <text:p>0.292866264923366</text:p>
          </table:table-cell>
          <table:table-cell office:value-type="float" office:value="0.277913841952543" calcext:value-type="float">
            <text:p>0.277913841952543</text:p>
          </table:table-cell>
          <table:table-cell office:value-type="float" office:value="0.299268996628403" calcext:value-type="float">
            <text:p>0.299268996628403</text:p>
          </table:table-cell>
        </table:table-row>
        <table:table-row table:style-name="ro1">
          <table:table-cell office:value-type="string" calcext:value-type="string">
            <text:p>2019-11-03 00:19:49</text:p>
          </table:table-cell>
          <table:table-cell office:value-type="float" office:value="0.293177997252702" calcext:value-type="float">
            <text:p>0.293177997252702</text:p>
          </table:table-cell>
          <table:table-cell office:value-type="float" office:value="0.277786884044037" calcext:value-type="float">
            <text:p>0.277786884044037</text:p>
          </table:table-cell>
          <table:table-cell office:value-type="float" office:value="0.299541389887499" calcext:value-type="float">
            <text:p>0.299541389887499</text:p>
          </table:table-cell>
        </table:table-row>
        <table:table-row table:style-name="ro1">
          <table:table-cell office:value-type="string" calcext:value-type="string">
            <text:p>2019-11-03 00:19:50</text:p>
          </table:table-cell>
          <table:table-cell office:value-type="float" office:value="0.293350850743157" calcext:value-type="float">
            <text:p>0.293350850743157</text:p>
          </table:table-cell>
          <table:table-cell office:value-type="float" office:value="0.277808341718714" calcext:value-type="float">
            <text:p>0.277808341718714</text:p>
          </table:table-cell>
          <table:table-cell office:value-type="float" office:value="0.299865043147211" calcext:value-type="float">
            <text:p>0.299865043147211</text:p>
          </table:table-cell>
        </table:table-row>
        <table:table-row table:style-name="ro1">
          <table:table-cell office:value-type="string" calcext:value-type="string">
            <text:p>2019-11-03 00:19:51</text:p>
          </table:table-cell>
          <table:table-cell office:value-type="float" office:value="0.293266808184005" calcext:value-type="float">
            <text:p>0.293266808184005</text:p>
          </table:table-cell>
          <table:table-cell office:value-type="float" office:value="0.278173718234744" calcext:value-type="float">
            <text:p>0.278173718234744</text:p>
          </table:table-cell>
          <table:table-cell office:value-type="float" office:value="0.299619471981462" calcext:value-type="float">
            <text:p>0.299619471981462</text:p>
          </table:table-cell>
        </table:table-row>
        <table:table-row table:style-name="ro1">
          <table:table-cell office:value-type="string" calcext:value-type="string">
            <text:p>2019-11-03 00:19:53</text:p>
          </table:table-cell>
          <table:table-cell office:value-type="float" office:value="0.293271576556155" calcext:value-type="float">
            <text:p>0.293271576556155</text:p>
          </table:table-cell>
          <table:table-cell office:value-type="float" office:value="0.2779156300921" calcext:value-type="float">
            <text:p>0.2779156300921</text:p>
          </table:table-cell>
          <table:table-cell office:value-type="float" office:value="0.299379861280902" calcext:value-type="float">
            <text:p>0.299379861280902</text:p>
          </table:table-cell>
        </table:table-row>
        <table:table-row table:style-name="ro1">
          <table:table-cell office:value-type="string" calcext:value-type="string">
            <text:p>2019-11-03 00:19:54</text:p>
          </table:table-cell>
          <table:table-cell office:value-type="float" office:value="0.293554698652589" calcext:value-type="float">
            <text:p>0.293554698652589</text:p>
          </table:table-cell>
          <table:table-cell office:value-type="float" office:value="0.277836951951617" calcext:value-type="float">
            <text:p>0.277836951951617</text:p>
          </table:table-cell>
          <table:table-cell office:value-type="float" office:value="0.299429333141963" calcext:value-type="float">
            <text:p>0.299429333141963</text:p>
          </table:table-cell>
        </table:table-row>
        <table:table-row table:style-name="ro1">
          <table:table-cell office:value-type="string" calcext:value-type="string">
            <text:p>2019-11-03 00:19:55</text:p>
          </table:table-cell>
          <table:table-cell office:value-type="float" office:value="0.293510591210197" calcext:value-type="float">
            <text:p>0.293510591210197</text:p>
          </table:table-cell>
          <table:table-cell office:value-type="float" office:value="0.27795556520886" calcext:value-type="float">
            <text:p>0.27795556520886</text:p>
          </table:table-cell>
          <table:table-cell office:value-type="float" office:value="0.299754178494713" calcext:value-type="float">
            <text:p>0.299754178494713</text:p>
          </table:table-cell>
        </table:table-row>
        <table:table-row table:style-name="ro1">
          <table:table-cell office:value-type="string" calcext:value-type="string">
            <text:p>2019-11-03 00:19:56</text:p>
          </table:table-cell>
          <table:table-cell office:value-type="float" office:value="0.293545757954807" calcext:value-type="float">
            <text:p>0.293545757954807</text:p>
          </table:table-cell>
          <table:table-cell office:value-type="float" office:value="0.277659926135531" calcext:value-type="float">
            <text:p>0.277659926135531</text:p>
          </table:table-cell>
          <table:table-cell office:value-type="float" office:value="0.299612915469756" calcext:value-type="float">
            <text:p>0.299612915469756</text:p>
          </table:table-cell>
        </table:table-row>
        <table:table-row table:style-name="ro1">
          <table:table-cell office:value-type="string" calcext:value-type="string">
            <text:p>2019-11-03 00:19:57</text:p>
          </table:table-cell>
          <table:table-cell office:value-type="float" office:value="0.294048821216681" calcext:value-type="float">
            <text:p>0.294048821216681</text:p>
          </table:table-cell>
          <table:table-cell office:value-type="float" office:value="0.27722063985117" calcext:value-type="float">
            <text:p>0.27722063985117</text:p>
          </table:table-cell>
          <table:table-cell office:value-type="float" office:value="0.299872791751956" calcext:value-type="float">
            <text:p>0.299872791751956</text:p>
          </table:table-cell>
        </table:table-row>
        <table:table-row table:style-name="ro1">
          <table:table-cell office:value-type="string" calcext:value-type="string">
            <text:p>2019-11-03 00:19:58</text:p>
          </table:table-cell>
          <table:table-cell office:value-type="float" office:value="0.293750797957277" calcext:value-type="float">
            <text:p>0.293750797957277</text:p>
          </table:table-cell>
          <table:table-cell office:value-type="float" office:value="0.277127656594235" calcext:value-type="float">
            <text:p>0.277127656594235</text:p>
          </table:table-cell>
          <table:table-cell office:value-type="float" office:value="0.299619471981462" calcext:value-type="float">
            <text:p>0.299619471981462</text:p>
          </table:table-cell>
        </table:table-row>
        <table:table-row table:style-name="ro1">
          <table:table-cell office:value-type="string" calcext:value-type="string">
            <text:p>2019-11-03 00:20:00</text:p>
          </table:table-cell>
          <table:table-cell office:value-type="float" office:value="0.293988620518281" calcext:value-type="float">
            <text:p>0.293988620518281</text:p>
          </table:table-cell>
          <table:table-cell office:value-type="float" office:value="0.276981029150609" calcext:value-type="float">
            <text:p>0.276981029150609</text:p>
          </table:table-cell>
          <table:table-cell office:value-type="float" office:value="0.299467480119166" calcext:value-type="float">
            <text:p>0.299467480119166</text:p>
          </table:table-cell>
        </table:table-row>
        <table:table-row table:style-name="ro1">
          <table:table-cell office:value-type="string" calcext:value-type="string">
            <text:p>2019-11-03 00:20:01</text:p>
          </table:table-cell>
          <table:table-cell office:value-type="float" office:value="0.293971335169236" calcext:value-type="float">
            <text:p>0.293971335169236</text:p>
          </table:table-cell>
          <table:table-cell office:value-type="float" office:value="0.27687016449811" calcext:value-type="float">
            <text:p>0.27687016449811</text:p>
          </table:table-cell>
          <table:table-cell office:value-type="float" office:value="0.29848042708402" calcext:value-type="float">
            <text:p>0.29848042708402</text:p>
          </table:table-cell>
        </table:table-row>
        <table:table-row table:style-name="ro1">
          <table:table-cell office:value-type="string" calcext:value-type="string">
            <text:p>2019-11-03 00:20:02</text:p>
          </table:table-cell>
          <table:table-cell office:value-type="float" office:value="0.294135844008427" calcext:value-type="float">
            <text:p>0.294135844008427</text:p>
          </table:table-cell>
          <table:table-cell office:value-type="float" office:value="0.276546511238397" calcext:value-type="float">
            <text:p>0.276546511238397</text:p>
          </table:table-cell>
          <table:table-cell office:value-type="float" office:value="0.299159324068943" calcext:value-type="float">
            <text:p>0.299159324068943</text:p>
          </table:table-cell>
        </table:table-row>
        <table:table-row table:style-name="ro1">
          <table:table-cell office:value-type="string" calcext:value-type="string">
            <text:p>2019-11-03 00:20:03</text:p>
          </table:table-cell>
          <table:table-cell office:value-type="float" office:value="0.294014846565109" calcext:value-type="float">
            <text:p>0.294014846565109</text:p>
          </table:table-cell>
          <table:table-cell office:value-type="float" office:value="0.276721152868408" calcext:value-type="float">
            <text:p>0.276721152868408</text:p>
          </table:table-cell>
          <table:table-cell office:value-type="float" office:value="0.299567019887807" calcext:value-type="float">
            <text:p>0.299567019887807</text:p>
          </table:table-cell>
        </table:table-row>
        <table:table-row table:style-name="ro1">
          <table:table-cell office:value-type="string" calcext:value-type="string">
            <text:p>2019-11-03 00:20:04</text:p>
          </table:table-cell>
          <table:table-cell office:value-type="float" office:value="0.293353830975751" calcext:value-type="float">
            <text:p>0.293353830975751</text:p>
          </table:table-cell>
          <table:table-cell office:value-type="float" office:value="0.276441011004569" calcext:value-type="float">
            <text:p>0.276441011004569</text:p>
          </table:table-cell>
          <table:table-cell office:value-type="float" office:value="0.298982298252857" calcext:value-type="float">
            <text:p>0.298982298252857</text:p>
          </table:table-cell>
        </table:table-row>
        <table:table-row table:style-name="ro1">
          <table:table-cell office:value-type="string" calcext:value-type="string">
            <text:p>2019-11-03 00:20:05</text:p>
          </table:table-cell>
          <table:table-cell office:value-type="float" office:value="0.292960440273337" calcext:value-type="float">
            <text:p>0.292960440273337</text:p>
          </table:table-cell>
          <table:table-cell office:value-type="float" office:value="0.276390943096989" calcext:value-type="float">
            <text:p>0.276390943096989</text:p>
          </table:table-cell>
          <table:table-cell office:value-type="float" office:value="0.299618279888425" calcext:value-type="float">
            <text:p>0.299618279888425</text:p>
          </table:table-cell>
        </table:table-row>
        <table:table-row table:style-name="ro1">
          <table:table-cell office:value-type="string" calcext:value-type="string">
            <text:p>2019-11-03 00:20:07</text:p>
          </table:table-cell>
          <table:table-cell office:value-type="float" office:value="0.29287401352811" calcext:value-type="float">
            <text:p>0.29287401352811</text:p>
          </table:table-cell>
          <table:table-cell office:value-type="float" office:value="0.276562008447886" calcext:value-type="float">
            <text:p>0.276562008447886</text:p>
          </table:table-cell>
          <table:table-cell office:value-type="float" office:value="0.299456155235309" calcext:value-type="float">
            <text:p>0.299456155235309</text:p>
          </table:table-cell>
        </table:table-row>
        <table:table-row table:style-name="ro1">
          <table:table-cell office:value-type="string" calcext:value-type="string">
            <text:p>2019-11-03 00:20:08</text:p>
          </table:table-cell>
          <table:table-cell office:value-type="float" office:value="0.292735730735747" calcext:value-type="float">
            <text:p>0.292735730735747</text:p>
          </table:table-cell>
          <table:table-cell office:value-type="float" office:value="0.276711616124107" calcext:value-type="float">
            <text:p>0.276711616124107</text:p>
          </table:table-cell>
          <table:table-cell office:value-type="float" office:value="0.299571788259958" calcext:value-type="float">
            <text:p>0.299571788259958</text:p>
          </table:table-cell>
        </table:table-row>
        <table:table-row table:style-name="ro1">
          <table:table-cell office:value-type="string" calcext:value-type="string">
            <text:p>2019-11-03 00:20:09</text:p>
          </table:table-cell>
          <table:table-cell office:value-type="float" office:value="0.292752420038273" calcext:value-type="float">
            <text:p>0.292752420038273</text:p>
          </table:table-cell>
          <table:table-cell office:value-type="float" office:value="0.277166995664477" calcext:value-type="float">
            <text:p>0.277166995664477</text:p>
          </table:table-cell>
          <table:table-cell office:value-type="float" office:value="0.299523508491934" calcext:value-type="float">
            <text:p>0.299523508491934</text:p>
          </table:table-cell>
        </table:table-row>
        <table:table-row table:style-name="ro1">
          <table:table-cell office:value-type="string" calcext:value-type="string">
            <text:p>2019-11-03 00:20:10</text:p>
          </table:table-cell>
          <table:table-cell office:value-type="float" office:value="0.292934810273029" calcext:value-type="float">
            <text:p>0.292934810273029</text:p>
          </table:table-cell>
          <table:table-cell office:value-type="float" office:value="0.277201566362568" calcext:value-type="float">
            <text:p>0.277201566362568</text:p>
          </table:table-cell>
          <table:table-cell office:value-type="float" office:value="0.299504435003333" calcext:value-type="float">
            <text:p>0.299504435003333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average</text:p>
          </table:table-cell>
          <table:table-cell table:formula="of:=SUBTOTAL(1;[.B$2:.B$282])" office:value-type="float" office:value="0.295351402120246" calcext:value-type="float">
            <text:p>0.295351402120246</text:p>
          </table:table-cell>
          <table:table-cell table:formula="of:=SUBTOTAL(1;[.C$2:.C$282])" office:value-type="float" office:value="0.278653842220595" calcext:value-type="float">
            <text:p>0.278653842220595</text:p>
          </table:table-cell>
          <table:table-cell table:formula="of:=SUBTOTAL(1;[.D$2:.D$282])" office:value-type="float" office:value="0.303009695173465" calcext:value-type="float">
            <text:p>0.303009695173465</text:p>
          </table:table-cell>
        </table:table-row>
        <table:table-row table:style-name="ro1">
          <table:table-cell table:style-name="Default" office:value-type="string" calcext:value-type="string">
            <text:p>count</text:p>
          </table:table-cell>
          <table:table-cell table:formula="of:=SUBTOTAL(2;[.B$2:.B$282])" office:value-type="float" office:value="280" calcext:value-type="float">
            <text:p>280</text:p>
          </table:table-cell>
          <table:table-cell table:formula="of:=SUBTOTAL(2;[.C$2:.C$282])" office:value-type="float" office:value="280" calcext:value-type="float">
            <text:p>280</text:p>
          </table:table-cell>
          <table:table-cell table:formula="of:=SUBTOTAL(2;[.D$2:.D$282])" office:value-type="float" office:value="280" calcext:value-type="float">
            <text:p>280</text:p>
          </table:table-cell>
        </table:table-row>
        <table:table-row table:style-name="ro1">
          <table:table-cell table:style-name="Default" office:value-type="string" calcext:value-type="string">
            <text:p>max</text:p>
          </table:table-cell>
          <table:table-cell table:formula="of:=SUBTOTAL(4;[.B$2:.B$282])" office:value-type="float" office:value="0.299183761976214" calcext:value-type="float">
            <text:p>0.299183761976214</text:p>
          </table:table-cell>
          <table:table-cell table:formula="of:=SUBTOTAL(4;[.C$2:.C$282])" office:value-type="float" office:value="0.281914506186784" calcext:value-type="float">
            <text:p>0.281914506186784</text:p>
          </table:table-cell>
          <table:table-cell table:formula="of:=SUBTOTAL(4;[.D$2:.D$282])" office:value-type="float" office:value="0.320504942000501" calcext:value-type="float">
            <text:p>0.320504942000501</text:p>
          </table:table-cell>
        </table:table-row>
        <table:table-row table:style-name="ro1">
          <table:table-cell table:style-name="Default" office:value-type="string" calcext:value-type="string">
            <text:p>min</text:p>
          </table:table-cell>
          <table:table-cell table:formula="of:=SUBTOTAL(5;[.B$2:.B$282])" office:value-type="float" office:value="0.292735730735747" calcext:value-type="float">
            <text:p>0.292735730735747</text:p>
          </table:table-cell>
          <table:table-cell table:formula="of:=SUBTOTAL(5;[.C$2:.C$282])" office:value-type="float" office:value="0.271917613973333" calcext:value-type="float">
            <text:p>0.271917613973333</text:p>
          </table:table-cell>
          <table:table-cell table:formula="of:=SUBTOTAL(5;[.D$2:.D$282])" office:value-type="float" office:value="0.29848042708402" calcext:value-type="float">
            <text:p>0.29848042708402</text:p>
          </table:table-cell>
        </table:table-row>
        <table:table-row table:style-name="ro1">
          <table:table-cell table:style-name="Default" office:value-type="string" calcext:value-type="string">
            <text:p>stDev</text:p>
          </table:table-cell>
          <table:table-cell table:formula="of:=SUBTOTAL(7;[.B$2:.B$282])" office:value-type="float" office:value="0.00123082215372069" calcext:value-type="float">
            <text:p>0.001230822153721</text:p>
          </table:table-cell>
          <table:table-cell table:formula="of:=SUBTOTAL(7;[.C$2:.C$282])" office:value-type="float" office:value="0.00196460894754154" calcext:value-type="float">
            <text:p>0.001964608947542</text:p>
          </table:table-cell>
          <table:table-cell table:formula="of:=SUBTOTAL(7;[.D$2:.D$282])" office:value-type="float" office:value="0.00454454383079942" calcext:value-type="float">
            <text:p>0.004544543830799</text:p>
          </table:table-cell>
        </table:table-row>
        <table:table-row table:style-name="ro1">
          <table:table-cell table:style-name="Default" office:value-type="string" calcext:value-type="string">
            <text:p>var</text:p>
          </table:table-cell>
          <table:table-cell table:formula="of:=SUBTOTAL(10;[.B$2:.B$282])" office:value-type="float" office:value="0.00000151492317408964" calcext:value-type="float">
            <text:p>1.51492317408964E-06</text:p>
          </table:table-cell>
          <table:table-cell table:formula="of:=SUBTOTAL(10;[.C$2:.C$282])" office:value-type="float" office:value="0.00000385968831676027" calcext:value-type="float">
            <text:p>3.85968831676027E-06</text:p>
          </table:table-cell>
          <table:table-cell table:formula="of:=SUBTOTAL(10;[.D$2:.D$282])" office:value-type="float" office:value="0.0000206528786300571" calcext:value-type="float">
            <text:p>2.06528786300571E-05</text:p>
          </table:table-cell>
        </table:table-row>
        <table:table-row table:style-name="ro1">
          <table:table-cell table:style-name="Default" office:value-type="string" calcext:value-type="string">
            <text:p>mode</text:p>
          </table:table-cell>
          <table:table-cell table:formula="of:=MODE([.B$2:.B$282])" office:value-type="string" office:string-value="" calcext:value-type="error">
            <text:p>#VALUE!</text:p>
          </table:table-cell>
          <table:table-cell table:formula="of:=MODE([.C$2:.C$282])" office:value-type="float" office:value="0.2779156300921" calcext:value-type="float">
            <text:p>0.2779156300921</text:p>
          </table:table-cell>
          <table:table-cell table:formula="of:=MODE([.D$2:.D$282])" office:value-type="float" office:value="0.299504435003333" calcext:value-type="float">
            <text:p>0.299504435003333</text:p>
          </table:table-cell>
        </table:table-row>
        <table:table-row table:style-name="ro1">
          <table:table-cell table:style-name="Default" office:value-type="string" calcext:value-type="string">
            <text:p>median</text:p>
          </table:table-cell>
          <table:table-cell table:formula="of:=MEDIAN([.B$2:.B$282])" office:value-type="float" office:value="0.295585727165428" calcext:value-type="float">
            <text:p>0.295585727165428</text:p>
          </table:table-cell>
          <table:table-cell table:formula="of:=MEDIAN([.C$2:.C$282])" office:value-type="float" office:value="0.278898808824874" calcext:value-type="float">
            <text:p>0.278898808824874</text:p>
          </table:table-cell>
          <table:table-cell table:formula="of:=MEDIAN([.D$2:.D$282])" office:value-type="float" office:value="0.301279461536343" calcext:value-type="float">
            <text:p>0.301279461536343</text:p>
          </table:table-cell>
        </table:table-row>
      </table:table>
      <table:table table:name="CSV_thermocouplewarm.38-3" table:style-name="ta1">
        <table:table-column table:style-name="co1" table:default-cell-style-name="ce1"/>
        <table:table-column table:style-name="co2" table:number-columns-repeated="3" table:default-cell-style-name="Default"/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d24_2</text:p>
          </table:table-cell>
          <table:table-cell office:value-type="string" calcext:value-type="string">
            <text:p>ad24_3</text:p>
          </table:table-cell>
          <table:table-cell office:value-type="string" calcext:value-type="string">
            <text:p>ad24_6</text:p>
          </table:table-cell>
        </table:table-row>
        <table:table-row table:style-name="ro1">
          <table:table-cell office:value-type="string" calcext:value-type="string">
            <text:p>2019-11-03 00:14:21</text:p>
          </table:table-cell>
          <table:table-cell office:value-type="float" office:value="0.682439885430322" calcext:value-type="float">
            <text:p>0.682439885430322</text:p>
          </table:table-cell>
          <table:table-cell office:value-type="float" office:value="0.753381938145392" calcext:value-type="float">
            <text:p>0.753381938145392</text:p>
          </table:table-cell>
          <table:table-cell office:value-type="float" office:value="0.838790039871936" calcext:value-type="float">
            <text:p>0.838790039871936</text:p>
          </table:table-cell>
        </table:table-row>
        <table:table-row table:style-name="ro1">
          <table:table-cell office:value-type="string" calcext:value-type="string">
            <text:p>2019-11-03 00:14:22</text:p>
          </table:table-cell>
          <table:table-cell office:value-type="float" office:value="0.682996592878889" calcext:value-type="float">
            <text:p>0.682996592878889</text:p>
          </table:table-cell>
          <table:table-cell office:value-type="float" office:value="0.767473669943055" calcext:value-type="float">
            <text:p>0.767473669943055</text:p>
          </table:table-cell>
          <table:table-cell office:value-type="float" office:value="0.845213037158613" calcext:value-type="float">
            <text:p>0.845213037158613</text:p>
          </table:table-cell>
        </table:table-row>
        <table:table-row table:style-name="ro1">
          <table:table-cell office:value-type="string" calcext:value-type="string">
            <text:p>2019-11-03 00:14:23</text:p>
          </table:table-cell>
          <table:table-cell office:value-type="float" office:value="0.692114912523617" calcext:value-type="float">
            <text:p>0.692114912523617</text:p>
          </table:table-cell>
          <table:table-cell office:value-type="float" office:value="0.780598614287211" calcext:value-type="float">
            <text:p>0.780598614287211</text:p>
          </table:table-cell>
          <table:table-cell office:value-type="float" office:value="0.858768923135867" calcext:value-type="float">
            <text:p>0.858768923135867</text:p>
          </table:table-cell>
        </table:table-row>
        <table:table-row table:style-name="ro1">
          <table:table-cell office:value-type="string" calcext:value-type="string">
            <text:p>2019-11-03 00:14:24</text:p>
          </table:table-cell>
          <table:table-cell office:value-type="float" office:value="0.711372579499791" calcext:value-type="float">
            <text:p>0.711372579499791</text:p>
          </table:table-cell>
          <table:table-cell office:value-type="float" office:value="0.791813825585106" calcext:value-type="float">
            <text:p>0.791813825585106</text:p>
          </table:table-cell>
          <table:table-cell office:value-type="float" office:value="0.862951977604863" calcext:value-type="float">
            <text:p>0.862951977604863</text:p>
          </table:table-cell>
        </table:table-row>
        <table:table-row table:style-name="ro1">
          <table:table-cell office:value-type="string" calcext:value-type="string">
            <text:p>2019-11-03 00:14:25</text:p>
          </table:table-cell>
          <table:table-cell office:value-type="float" office:value="0.730052677399239" calcext:value-type="float">
            <text:p>0.730052677399239</text:p>
          </table:table-cell>
          <table:table-cell office:value-type="float" office:value="0.80008873940572" calcext:value-type="float">
            <text:p>0.80008873940572</text:p>
          </table:table-cell>
          <table:table-cell office:value-type="float" office:value="0.863813264824541" calcext:value-type="float">
            <text:p>0.863813264824541</text:p>
          </table:table-cell>
        </table:table-row>
        <table:table-row table:style-name="ro1">
          <table:table-cell office:value-type="string" calcext:value-type="string">
            <text:p>2019-11-03 00:14:26</text:p>
          </table:table-cell>
          <table:table-cell office:value-type="float" office:value="0.753298491632759" calcext:value-type="float">
            <text:p>0.753298491632759</text:p>
          </table:table-cell>
          <table:table-cell office:value-type="float" office:value="0.810607768369647" calcext:value-type="float">
            <text:p>0.810607768369647</text:p>
          </table:table-cell>
          <table:table-cell office:value-type="float" office:value="0.867683394871163" calcext:value-type="float">
            <text:p>0.867683394871163</text:p>
          </table:table-cell>
        </table:table-row>
        <table:table-row table:style-name="ro1">
          <table:table-cell office:value-type="string" calcext:value-type="string">
            <text:p>2019-11-03 00:14:28</text:p>
          </table:table-cell>
          <table:table-cell office:value-type="float" office:value="0.779132935897462" calcext:value-type="float">
            <text:p>0.779132935897462</text:p>
          </table:table-cell>
          <table:table-cell office:value-type="float" office:value="0.822461345489185" calcext:value-type="float">
            <text:p>0.822461345489185</text:p>
          </table:table-cell>
          <table:table-cell office:value-type="float" office:value="0.879866585715602" calcext:value-type="float">
            <text:p>0.879866585715602</text:p>
          </table:table-cell>
        </table:table-row>
        <table:table-row table:style-name="ro1">
          <table:table-cell office:value-type="string" calcext:value-type="string">
            <text:p>2019-11-03 00:14:29</text:p>
          </table:table-cell>
          <table:table-cell office:value-type="float" office:value="0.800265169175287" calcext:value-type="float">
            <text:p>0.800265169175287</text:p>
          </table:table-cell>
          <table:table-cell office:value-type="float" office:value="0.776779148194688" calcext:value-type="float">
            <text:p>0.776779148194688</text:p>
          </table:table-cell>
          <table:table-cell office:value-type="float" office:value="0.893297301923907" calcext:value-type="float">
            <text:p>0.893297301923907</text:p>
          </table:table-cell>
        </table:table-row>
        <table:table-row table:style-name="ro1">
          <table:table-cell office:value-type="string" calcext:value-type="string">
            <text:p>2019-11-03 00:14:30</text:p>
          </table:table-cell>
          <table:table-cell office:value-type="float" office:value="0.340249578982541" calcext:value-type="float">
            <text:p>0.340249578982541</text:p>
          </table:table-cell>
          <table:table-cell office:value-type="float" office:value="0.276384386585282" calcext:value-type="float">
            <text:p>0.276384386585282</text:p>
          </table:table-cell>
          <table:table-cell office:value-type="float" office:value="0.334122220769193" calcext:value-type="float">
            <text:p>0.334122220769193</text:p>
          </table:table-cell>
        </table:table-row>
        <table:table-row table:style-name="ro1">
          <table:table-cell office:value-type="string" calcext:value-type="string">
            <text:p>2019-11-03 00:14:31</text:p>
          </table:table-cell>
          <table:table-cell office:value-type="float" office:value="0.342699926221362" calcext:value-type="float">
            <text:p>0.342699926221362</text:p>
          </table:table-cell>
          <table:table-cell office:value-type="float" office:value="0.281361971063849" calcext:value-type="float">
            <text:p>0.281361971063849</text:p>
          </table:table-cell>
          <table:table-cell office:value-type="float" office:value="0.332899133312599" calcext:value-type="float">
            <text:p>0.332899133312599</text:p>
          </table:table-cell>
        </table:table-row>
        <table:table-row table:style-name="ro1">
          <table:table-cell office:value-type="string" calcext:value-type="string">
            <text:p>2019-11-03 00:14:32</text:p>
          </table:table-cell>
          <table:table-cell office:value-type="float" office:value="0.304252541572158" calcext:value-type="float">
            <text:p>0.304252541572158</text:p>
          </table:table-cell>
          <table:table-cell office:value-type="float" office:value="0.27236941723459" calcext:value-type="float">
            <text:p>0.27236941723459</text:p>
          </table:table-cell>
          <table:table-cell office:value-type="float" office:value="0.332039634232477" calcext:value-type="float">
            <text:p>0.332039634232477</text:p>
          </table:table-cell>
        </table:table-row>
        <table:table-row table:style-name="ro1">
          <table:table-cell office:value-type="string" calcext:value-type="string">
            <text:p>2019-11-03 00:14:33</text:p>
          </table:table-cell>
          <table:table-cell office:value-type="float" office:value="0.29694501125157" calcext:value-type="float">
            <text:p>0.29694501125157</text:p>
          </table:table-cell>
          <table:table-cell office:value-type="float" office:value="0.270797642564492" calcext:value-type="float">
            <text:p>0.270797642564492</text:p>
          </table:table-cell>
          <table:table-cell office:value-type="float" office:value="0.330225864675744" calcext:value-type="float">
            <text:p>0.330225864675744</text:p>
          </table:table-cell>
        </table:table-row>
        <table:table-row table:style-name="ro1">
          <table:table-cell office:value-type="string" calcext:value-type="string">
            <text:p>2019-11-03 00:14:35</text:p>
          </table:table-cell>
          <table:table-cell office:value-type="float" office:value="0.296670829852918" calcext:value-type="float">
            <text:p>0.296670829852918</text:p>
          </table:table-cell>
          <table:table-cell office:value-type="float" office:value="0.271668466528471" calcext:value-type="float">
            <text:p>0.271668466528471</text:p>
          </table:table-cell>
          <table:table-cell office:value-type="float" office:value="0.327898899066317" calcext:value-type="float">
            <text:p>0.327898899066317</text:p>
          </table:table-cell>
        </table:table-row>
        <table:table-row table:style-name="ro1">
          <table:table-cell office:value-type="string" calcext:value-type="string">
            <text:p>2019-11-03 00:14:36</text:p>
          </table:table-cell>
          <table:table-cell office:value-type="float" office:value="0.301215684558831" calcext:value-type="float">
            <text:p>0.301215684558831</text:p>
          </table:table-cell>
          <table:table-cell office:value-type="float" office:value="0.275700721228209" calcext:value-type="float">
            <text:p>0.275700721228209</text:p>
          </table:table-cell>
          <table:table-cell office:value-type="float" office:value="0.326232949046248" calcext:value-type="float">
            <text:p>0.326232949046248</text:p>
          </table:table-cell>
        </table:table-row>
        <table:table-row table:style-name="ro1">
          <table:table-cell office:value-type="string" calcext:value-type="string">
            <text:p>2019-11-03 00:14:37</text:p>
          </table:table-cell>
          <table:table-cell office:value-type="float" office:value="0.306326187411092" calcext:value-type="float">
            <text:p>0.306326187411092</text:p>
          </table:table-cell>
          <table:table-cell office:value-type="float" office:value="0.279932055465228" calcext:value-type="float">
            <text:p>0.279932055465228</text:p>
          </table:table-cell>
          <table:table-cell office:value-type="float" office:value="0.326107779277298" calcext:value-type="float">
            <text:p>0.326107779277298</text:p>
          </table:table-cell>
        </table:table-row>
        <table:table-row table:style-name="ro1">
          <table:table-cell office:value-type="string" calcext:value-type="string">
            <text:p>2019-11-03 00:14:38</text:p>
          </table:table-cell>
          <table:table-cell office:value-type="float" office:value="0.585776041242604" calcext:value-type="float">
            <text:p>0.585776041242604</text:p>
          </table:table-cell>
          <table:table-cell office:value-type="float" office:value="0.61045892363297" calcext:value-type="float">
            <text:p>0.61045892363297</text:p>
          </table:table-cell>
          <table:table-cell office:value-type="float" office:value="0.329479614434196" calcext:value-type="float">
            <text:p>0.329479614434196</text:p>
          </table:table-cell>
        </table:table-row>
        <table:table-row table:style-name="ro1">
          <table:table-cell office:value-type="string" calcext:value-type="string">
            <text:p>2019-11-03 00:14:39</text:p>
          </table:table-cell>
          <table:table-cell office:value-type="float" office:value="0.302644408064414" calcext:value-type="float">
            <text:p>0.302644408064414</text:p>
          </table:table-cell>
          <table:table-cell office:value-type="float" office:value="0.277884635673122" calcext:value-type="float">
            <text:p>0.277884635673122</text:p>
          </table:table-cell>
          <table:table-cell office:value-type="float" office:value="0.327487626968339" calcext:value-type="float">
            <text:p>0.327487626968339</text:p>
          </table:table-cell>
        </table:table-row>
        <table:table-row table:style-name="ro1">
          <table:table-cell office:value-type="string" calcext:value-type="string">
            <text:p>2019-11-03 00:14:41</text:p>
          </table:table-cell>
          <table:table-cell office:value-type="float" office:value="0.317387618707135" calcext:value-type="float">
            <text:p>0.317387618707135</text:p>
          </table:table-cell>
          <table:table-cell office:value-type="float" office:value="0.279212627317026" calcext:value-type="float">
            <text:p>0.279212627317026</text:p>
          </table:table-cell>
          <table:table-cell office:value-type="float" office:value="0.324117579950998" calcext:value-type="float">
            <text:p>0.324117579950998</text:p>
          </table:table-cell>
        </table:table-row>
        <table:table-row table:style-name="ro1">
          <table:table-cell office:value-type="string" calcext:value-type="string">
            <text:p>2019-11-03 00:14:42</text:p>
          </table:table-cell>
          <table:table-cell office:value-type="float" office:value="0.317965783830378" calcext:value-type="float">
            <text:p>0.317965783830378</text:p>
          </table:table-cell>
          <table:table-cell office:value-type="float" office:value="0.279957685465537" calcext:value-type="float">
            <text:p>0.279957685465537</text:p>
          </table:table-cell>
          <table:table-cell office:value-type="float" office:value="0.323708692039095" calcext:value-type="float">
            <text:p>0.323708692039095</text:p>
          </table:table-cell>
        </table:table-row>
        <table:table-row table:style-name="ro1">
          <table:table-cell office:value-type="string" calcext:value-type="string">
            <text:p>2019-11-03 00:14:43</text:p>
          </table:table-cell>
          <table:table-cell office:value-type="float" office:value="0.311189330958048" calcext:value-type="float">
            <text:p>0.311189330958048</text:p>
          </table:table-cell>
          <table:table-cell office:value-type="float" office:value="0.28238657502968" calcext:value-type="float">
            <text:p>0.28238657502968</text:p>
          </table:table-cell>
          <table:table-cell office:value-type="float" office:value="0.321604647827702" calcext:value-type="float">
            <text:p>0.321604647827702</text:p>
          </table:table-cell>
        </table:table-row>
        <table:table-row table:style-name="ro1">
          <table:table-cell office:value-type="string" calcext:value-type="string">
            <text:p>2019-11-03 00:14:44</text:p>
          </table:table-cell>
          <table:table-cell office:value-type="float" office:value="0.294724141922491" calcext:value-type="float">
            <text:p>0.294724141922491</text:p>
          </table:table-cell>
          <table:table-cell office:value-type="float" office:value="0.271917613973333" calcext:value-type="float">
            <text:p>0.271917613973333</text:p>
          </table:table-cell>
          <table:table-cell office:value-type="float" office:value="0.320504942000501" calcext:value-type="float">
            <text:p>0.320504942000501</text:p>
          </table:table-cell>
        </table:table-row>
        <table:table-row table:style-name="ro1">
          <table:table-cell office:value-type="string" calcext:value-type="string">
            <text:p>2019-11-03 00:14:45</text:p>
          </table:table-cell>
          <table:table-cell office:value-type="float" office:value="0.295498406350423" calcext:value-type="float">
            <text:p>0.295498406350423</text:p>
          </table:table-cell>
          <table:table-cell office:value-type="float" office:value="0.272583397934842" calcext:value-type="float">
            <text:p>0.272583397934842</text:p>
          </table:table-cell>
          <table:table-cell office:value-type="float" office:value="0.318403878021703" calcext:value-type="float">
            <text:p>0.318403878021703</text:p>
          </table:table-cell>
        </table:table-row>
        <table:table-row table:style-name="ro1">
          <table:table-cell office:value-type="string" calcext:value-type="string">
            <text:p>2019-11-03 00:14:46</text:p>
          </table:table-cell>
          <table:table-cell office:value-type="float" office:value="0.299183761976214" calcext:value-type="float">
            <text:p>0.299183761976214</text:p>
          </table:table-cell>
          <table:table-cell office:value-type="float" office:value="0.275142821686604" calcext:value-type="float">
            <text:p>0.275142821686604</text:p>
          </table:table-cell>
          <table:table-cell office:value-type="float" office:value="0.319414176871082" calcext:value-type="float">
            <text:p>0.319414176871082</text:p>
          </table:table-cell>
        </table:table-row>
        <table:table-row table:style-name="ro1">
          <table:table-cell office:value-type="string" calcext:value-type="string">
            <text:p>2019-11-03 00:14:48</text:p>
          </table:table-cell>
          <table:table-cell office:value-type="float" office:value="0.293821727493015" calcext:value-type="float">
            <text:p>0.293821727493015</text:p>
          </table:table-cell>
          <table:table-cell office:value-type="float" office:value="0.273121627941326" calcext:value-type="float">
            <text:p>0.273121627941326</text:p>
          </table:table-cell>
          <table:table-cell office:value-type="float" office:value="0.317491926847926" calcext:value-type="float">
            <text:p>0.317491926847926</text:p>
          </table:table-cell>
        </table:table-row>
        <table:table-row table:style-name="ro1">
          <table:table-cell office:value-type="string" calcext:value-type="string">
            <text:p>2019-11-03 00:14:49</text:p>
          </table:table-cell>
          <table:table-cell office:value-type="float" office:value="0.293843781214211" calcext:value-type="float">
            <text:p>0.293843781214211</text:p>
          </table:table-cell>
          <table:table-cell office:value-type="float" office:value="0.272619756772489" calcext:value-type="float">
            <text:p>0.272619756772489</text:p>
          </table:table-cell>
          <table:table-cell office:value-type="float" office:value="0.317214169170161" calcext:value-type="float">
            <text:p>0.317214169170161</text:p>
          </table:table-cell>
        </table:table-row>
        <table:table-row table:style-name="ro1">
          <table:table-cell office:value-type="string" calcext:value-type="string">
            <text:p>2019-11-03 00:14:50</text:p>
          </table:table-cell>
          <table:table-cell office:value-type="float" office:value="0.293614899350989" calcext:value-type="float">
            <text:p>0.293614899350989</text:p>
          </table:table-cell>
          <table:table-cell office:value-type="float" office:value="0.272957119102135" calcext:value-type="float">
            <text:p>0.272957119102135</text:p>
          </table:table-cell>
          <table:table-cell office:value-type="float" office:value="0.316873826607922" calcext:value-type="float">
            <text:p>0.316873826607922</text:p>
          </table:table-cell>
        </table:table-row>
        <table:table-row table:style-name="ro1">
          <table:table-cell office:value-type="string" calcext:value-type="string">
            <text:p>2019-11-03 00:14:51</text:p>
          </table:table-cell>
          <table:table-cell office:value-type="float" office:value="0.29355410260607" calcext:value-type="float">
            <text:p>0.29355410260607</text:p>
          </table:table-cell>
          <table:table-cell office:value-type="float" office:value="0.27302447235876" calcext:value-type="float">
            <text:p>0.27302447235876</text:p>
          </table:table-cell>
          <table:table-cell office:value-type="float" office:value="0.316232480553684" calcext:value-type="float">
            <text:p>0.316232480553684</text:p>
          </table:table-cell>
        </table:table-row>
        <table:table-row table:style-name="ro1">
          <table:table-cell office:value-type="string" calcext:value-type="string">
            <text:p>2019-11-03 00:14:52</text:p>
          </table:table-cell>
          <table:table-cell office:value-type="float" office:value="0.293965970750567" calcext:value-type="float">
            <text:p>0.293965970750567</text:p>
          </table:table-cell>
          <table:table-cell office:value-type="float" office:value="0.273169907709349" calcext:value-type="float">
            <text:p>0.273169907709349</text:p>
          </table:table-cell>
          <table:table-cell office:value-type="float" office:value="0.316341557066626" calcext:value-type="float">
            <text:p>0.316341557066626</text:p>
          </table:table-cell>
        </table:table-row>
        <table:table-row table:style-name="ro1">
          <table:table-cell office:value-type="string" calcext:value-type="string">
            <text:p>2019-11-03 00:14:53</text:p>
          </table:table-cell>
          <table:table-cell office:value-type="float" office:value="0.294064914472689" calcext:value-type="float">
            <text:p>0.294064914472689</text:p>
          </table:table-cell>
          <table:table-cell office:value-type="float" office:value="0.273098978173611" calcext:value-type="float">
            <text:p>0.273098978173611</text:p>
          </table:table-cell>
          <table:table-cell office:value-type="float" office:value="0.316401161718507" calcext:value-type="float">
            <text:p>0.316401161718507</text:p>
          </table:table-cell>
        </table:table-row>
        <table:table-row table:style-name="ro1">
          <table:table-cell office:value-type="string" calcext:value-type="string">
            <text:p>2019-11-03 00:14:55</text:p>
          </table:table-cell>
          <table:table-cell office:value-type="float" office:value="0.293971931215755" calcext:value-type="float">
            <text:p>0.293971931215755</text:p>
          </table:table-cell>
          <table:table-cell office:value-type="float" office:value="0.273211034919147" calcext:value-type="float">
            <text:p>0.273211034919147</text:p>
          </table:table-cell>
          <table:table-cell office:value-type="float" office:value="0.316253342181843" calcext:value-type="float">
            <text:p>0.316253342181843</text:p>
          </table:table-cell>
        </table:table-row>
        <table:table-row table:style-name="ro1">
          <table:table-cell office:value-type="string" calcext:value-type="string">
            <text:p>2019-11-03 00:14:56</text:p>
          </table:table-cell>
          <table:table-cell office:value-type="float" office:value="0.294611489130436" calcext:value-type="float">
            <text:p>0.294611489130436</text:p>
          </table:table-cell>
          <table:table-cell office:value-type="float" office:value="0.273223551896042" calcext:value-type="float">
            <text:p>0.273223551896042</text:p>
          </table:table-cell>
          <table:table-cell office:value-type="float" office:value="0.316213407065082" calcext:value-type="float">
            <text:p>0.316213407065082</text:p>
          </table:table-cell>
        </table:table-row>
        <table:table-row table:style-name="ro1">
          <table:table-cell office:value-type="string" calcext:value-type="string">
            <text:p>2019-11-03 00:14:57</text:p>
          </table:table-cell>
          <table:table-cell office:value-type="float" office:value="0.294972693320834" calcext:value-type="float">
            <text:p>0.294972693320834</text:p>
          </table:table-cell>
          <table:table-cell office:value-type="float" office:value="0.27330938259475" calcext:value-type="float">
            <text:p>0.27330938259475</text:p>
          </table:table-cell>
          <table:table-cell office:value-type="float" office:value="0.315436162404557" calcext:value-type="float">
            <text:p>0.315436162404557</text:p>
          </table:table-cell>
        </table:table-row>
        <table:table-row table:style-name="ro1">
          <table:table-cell office:value-type="string" calcext:value-type="string">
            <text:p>2019-11-03 00:14:58</text:p>
          </table:table-cell>
          <table:table-cell office:value-type="float" office:value="0.294483935175411" calcext:value-type="float">
            <text:p>0.294483935175411</text:p>
          </table:table-cell>
          <table:table-cell office:value-type="float" office:value="0.273918542136972" calcext:value-type="float">
            <text:p>0.273918542136972</text:p>
          </table:table-cell>
          <table:table-cell office:value-type="float" office:value="0.31473938402407" calcext:value-type="float">
            <text:p>0.31473938402407</text:p>
          </table:table-cell>
        </table:table-row>
        <table:table-row table:style-name="ro1">
          <table:table-cell office:value-type="string" calcext:value-type="string">
            <text:p>2019-11-03 00:14:59</text:p>
          </table:table-cell>
          <table:table-cell office:value-type="float" office:value="0.294528638664322" calcext:value-type="float">
            <text:p>0.294528638664322</text:p>
          </table:table-cell>
          <table:table-cell office:value-type="float" office:value="0.27399960446353" calcext:value-type="float">
            <text:p>0.27399960446353</text:p>
          </table:table-cell>
          <table:table-cell office:value-type="float" office:value="0.314737595884513" calcext:value-type="float">
            <text:p>0.314737595884513</text:p>
          </table:table-cell>
        </table:table-row>
        <table:table-row table:style-name="ro1">
          <table:table-cell office:value-type="string" calcext:value-type="string">
            <text:p>2019-11-03 00:15:00</text:p>
          </table:table-cell>
          <table:table-cell office:value-type="float" office:value="0.294986402390766" calcext:value-type="float">
            <text:p>0.294986402390766</text:p>
          </table:table-cell>
          <table:table-cell office:value-type="float" office:value="0.274033579115102" calcext:value-type="float">
            <text:p>0.274033579115102</text:p>
          </table:table-cell>
          <table:table-cell office:value-type="float" office:value="0.314719714488949" calcext:value-type="float">
            <text:p>0.314719714488949</text:p>
          </table:table-cell>
        </table:table-row>
        <table:table-row table:style-name="ro1">
          <table:table-cell office:value-type="string" calcext:value-type="string">
            <text:p>2019-11-03 00:15:02</text:p>
          </table:table-cell>
          <table:table-cell office:value-type="float" office:value="0.294903551924652" calcext:value-type="float">
            <text:p>0.294903551924652</text:p>
          </table:table-cell>
          <table:table-cell office:value-type="float" office:value="0.274983081219564" calcext:value-type="float">
            <text:p>0.274983081219564</text:p>
          </table:table-cell>
          <table:table-cell office:value-type="float" office:value="0.314962305422104" calcext:value-type="float">
            <text:p>0.314962305422104</text:p>
          </table:table-cell>
        </table:table-row>
        <table:table-row table:style-name="ro1">
          <table:table-cell office:value-type="string" calcext:value-type="string">
            <text:p>2019-11-03 00:15:03</text:p>
          </table:table-cell>
          <table:table-cell office:value-type="float" office:value="0.29466453727061" calcext:value-type="float">
            <text:p>0.29466453727061</text:p>
          </table:table-cell>
          <table:table-cell office:value-type="float" office:value="0.275016459824617" calcext:value-type="float">
            <text:p>0.275016459824617</text:p>
          </table:table-cell>
          <table:table-cell office:value-type="float" office:value="0.315030850771767" calcext:value-type="float">
            <text:p>0.315030850771767</text:p>
          </table:table-cell>
        </table:table-row>
        <table:table-row table:style-name="ro1">
          <table:table-cell office:value-type="string" calcext:value-type="string">
            <text:p>2019-11-03 00:15:04</text:p>
          </table:table-cell>
          <table:table-cell office:value-type="float" office:value="0.294811164714237" calcext:value-type="float">
            <text:p>0.294811164714237</text:p>
          </table:table-cell>
          <table:table-cell office:value-type="float" office:value="0.275273951920742" calcext:value-type="float">
            <text:p>0.275273951920742</text:p>
          </table:table-cell>
          <table:table-cell office:value-type="float" office:value="0.314661301930106" calcext:value-type="float">
            <text:p>0.314661301930106</text:p>
          </table:table-cell>
        </table:table-row>
        <table:table-row table:style-name="ro1">
          <table:table-cell office:value-type="string" calcext:value-type="string">
            <text:p>2019-11-03 00:15:05</text:p>
          </table:table-cell>
          <table:table-cell office:value-type="float" office:value="0.294752752155394" calcext:value-type="float">
            <text:p>0.294752752155394</text:p>
          </table:table-cell>
          <table:table-cell office:value-type="float" office:value="0.275411638666587" calcext:value-type="float">
            <text:p>0.275411638666587</text:p>
          </table:table-cell>
          <table:table-cell office:value-type="float" office:value="0.313842930059782" calcext:value-type="float">
            <text:p>0.313842930059782</text:p>
          </table:table-cell>
        </table:table-row>
        <table:table-row table:style-name="ro1">
          <table:table-cell office:value-type="string" calcext:value-type="string">
            <text:p>2019-11-03 00:15:06</text:p>
          </table:table-cell>
          <table:table-cell office:value-type="float" office:value="0.294889246808201" calcext:value-type="float">
            <text:p>0.294889246808201</text:p>
          </table:table-cell>
          <table:table-cell office:value-type="float" office:value="0.27543488448082" calcext:value-type="float">
            <text:p>0.27543488448082</text:p>
          </table:table-cell>
          <table:table-cell office:value-type="float" office:value="0.314086713085975" calcext:value-type="float">
            <text:p>0.314086713085975</text:p>
          </table:table-cell>
        </table:table-row>
        <table:table-row table:style-name="ro1">
          <table:table-cell office:value-type="string" calcext:value-type="string">
            <text:p>2019-11-03 00:15:07</text:p>
          </table:table-cell>
          <table:table-cell office:value-type="float" office:value="0.29491964518066" calcext:value-type="float">
            <text:p>0.29491964518066</text:p>
          </table:table-cell>
          <table:table-cell office:value-type="float" office:value="0.275560650296289" calcext:value-type="float">
            <text:p>0.275560650296289</text:p>
          </table:table-cell>
          <table:table-cell office:value-type="float" office:value="0.313100256097347" calcext:value-type="float">
            <text:p>0.313100256097347</text:p>
          </table:table-cell>
        </table:table-row>
        <table:table-row table:style-name="ro1">
          <table:table-cell office:value-type="string" calcext:value-type="string">
            <text:p>2019-11-03 00:15:09</text:p>
          </table:table-cell>
          <table:table-cell office:value-type="float" office:value="0.295225417044809" calcext:value-type="float">
            <text:p>0.295225417044809</text:p>
          </table:table-cell>
          <table:table-cell office:value-type="float" office:value="0.275525483551679" calcext:value-type="float">
            <text:p>0.275525483551679</text:p>
          </table:table-cell>
          <table:table-cell office:value-type="float" office:value="0.312594808649398" calcext:value-type="float">
            <text:p>0.312594808649398</text:p>
          </table:table-cell>
        </table:table-row>
        <table:table-row table:style-name="ro1">
          <table:table-cell office:value-type="string" calcext:value-type="string">
            <text:p>2019-11-03 00:15:10</text:p>
          </table:table-cell>
          <table:table-cell office:value-type="float" office:value="0.294973885413871" calcext:value-type="float">
            <text:p>0.294973885413871</text:p>
          </table:table-cell>
          <table:table-cell office:value-type="float" office:value="0.275952252859146" calcext:value-type="float">
            <text:p>0.275952252859146</text:p>
          </table:table-cell>
          <table:table-cell office:value-type="float" office:value="0.31200353050274" calcext:value-type="float">
            <text:p>0.31200353050274</text:p>
          </table:table-cell>
        </table:table-row>
        <table:table-row table:style-name="ro1">
          <table:table-cell office:value-type="string" calcext:value-type="string">
            <text:p>2019-11-03 00:15:11</text:p>
          </table:table-cell>
          <table:table-cell office:value-type="float" office:value="0.295288597975802" calcext:value-type="float">
            <text:p>0.295288597975802</text:p>
          </table:table-cell>
          <table:table-cell office:value-type="float" office:value="0.275942716114845" calcext:value-type="float">
            <text:p>0.275942716114845</text:p>
          </table:table-cell>
          <table:table-cell office:value-type="float" office:value="0.311356223983315" calcext:value-type="float">
            <text:p>0.311356223983315</text:p>
          </table:table-cell>
        </table:table-row>
        <table:table-row table:style-name="ro1">
          <table:table-cell office:value-type="string" calcext:value-type="string">
            <text:p>2019-11-03 00:15:12</text:p>
          </table:table-cell>
          <table:table-cell office:value-type="float" office:value="0.29496971308824" calcext:value-type="float">
            <text:p>0.29496971308824</text:p>
          </table:table-cell>
          <table:table-cell office:value-type="float" office:value="0.27594510030092" calcext:value-type="float">
            <text:p>0.27594510030092</text:p>
          </table:table-cell>
          <table:table-cell office:value-type="float" office:value="0.311045087700497" calcext:value-type="float">
            <text:p>0.311045087700497</text:p>
          </table:table-cell>
        </table:table-row>
        <table:table-row table:style-name="ro1">
          <table:table-cell office:value-type="string" calcext:value-type="string">
            <text:p>2019-11-03 00:15:13</text:p>
          </table:table-cell>
          <table:table-cell office:value-type="float" office:value="0.295381581232736" calcext:value-type="float">
            <text:p>0.295381581232736</text:p>
          </table:table-cell>
          <table:table-cell office:value-type="float" office:value="0.27590516518416" calcext:value-type="float">
            <text:p>0.27590516518416</text:p>
          </table:table-cell>
          <table:table-cell office:value-type="float" office:value="0.310526527229133" calcext:value-type="float">
            <text:p>0.310526527229133</text:p>
          </table:table-cell>
        </table:table-row>
        <table:table-row table:style-name="ro1">
          <table:table-cell office:value-type="string" calcext:value-type="string">
            <text:p>2019-11-03 00:15:14</text:p>
          </table:table-cell>
          <table:table-cell office:value-type="float" office:value="0.295074021229031" calcext:value-type="float">
            <text:p>0.295074021229031</text:p>
          </table:table-cell>
          <table:table-cell office:value-type="float" office:value="0.275929603091431" calcext:value-type="float">
            <text:p>0.275929603091431</text:p>
          </table:table-cell>
          <table:table-cell office:value-type="float" office:value="0.309971607920123" calcext:value-type="float">
            <text:p>0.309971607920123</text:p>
          </table:table-cell>
        </table:table-row>
        <table:table-row table:style-name="ro1">
          <table:table-cell office:value-type="string" calcext:value-type="string">
            <text:p>2019-11-03 00:15:16</text:p>
          </table:table-cell>
          <table:table-cell office:value-type="float" office:value="0.295220648672658" calcext:value-type="float">
            <text:p>0.295220648672658</text:p>
          </table:table-cell>
          <table:table-cell office:value-type="float" office:value="0.276354584259341" calcext:value-type="float">
            <text:p>0.276354584259341</text:p>
          </table:table-cell>
          <table:table-cell office:value-type="float" office:value="0.30994299768722" calcext:value-type="float">
            <text:p>0.30994299768722</text:p>
          </table:table-cell>
        </table:table-row>
        <table:table-row table:style-name="ro1">
          <table:table-cell office:value-type="string" calcext:value-type="string">
            <text:p>2019-11-03 00:15:17</text:p>
          </table:table-cell>
          <table:table-cell office:value-type="float" office:value="0.295360123558059" calcext:value-type="float">
            <text:p>0.295360123558059</text:p>
          </table:table-cell>
          <table:table-cell office:value-type="float" office:value="0.277062091477167" calcext:value-type="float">
            <text:p>0.277062091477167</text:p>
          </table:table-cell>
          <table:table-cell office:value-type="float" office:value="0.310298837458949" calcext:value-type="float">
            <text:p>0.310298837458949</text:p>
          </table:table-cell>
        </table:table-row>
        <table:table-row table:style-name="ro1">
          <table:table-cell office:value-type="string" calcext:value-type="string">
            <text:p>2019-11-03 00:15:18</text:p>
          </table:table-cell>
          <table:table-cell office:value-type="float" office:value="0.296082531938855" calcext:value-type="float">
            <text:p>0.296082531938855</text:p>
          </table:table-cell>
          <table:table-cell office:value-type="float" office:value="0.277065071709761" calcext:value-type="float">
            <text:p>0.277065071709761</text:p>
          </table:table-cell>
          <table:table-cell office:value-type="float" office:value="0.309730209080006" calcext:value-type="float">
            <text:p>0.309730209080006</text:p>
          </table:table-cell>
        </table:table-row>
        <table:table-row table:style-name="ro1">
          <table:table-cell office:value-type="string" calcext:value-type="string">
            <text:p>2019-11-03 00:15:19</text:p>
          </table:table-cell>
          <table:table-cell office:value-type="float" office:value="0.296229159382481" calcext:value-type="float">
            <text:p>0.296229159382481</text:p>
          </table:table-cell>
          <table:table-cell office:value-type="float" office:value="0.276783737752883" calcext:value-type="float">
            <text:p>0.276783737752883</text:p>
          </table:table-cell>
          <table:table-cell office:value-type="float" office:value="0.309330261865886" calcext:value-type="float">
            <text:p>0.309330261865886</text:p>
          </table:table-cell>
        </table:table-row>
        <table:table-row table:style-name="ro1">
          <table:table-cell office:value-type="string" calcext:value-type="string">
            <text:p>2019-11-03 00:15:20</text:p>
          </table:table-cell>
          <table:table-cell office:value-type="float" office:value="0.295642053561455" calcext:value-type="float">
            <text:p>0.295642053561455</text:p>
          </table:table-cell>
          <table:table-cell office:value-type="float" office:value="0.276802215194966" calcext:value-type="float">
            <text:p>0.276802215194966</text:p>
          </table:table-cell>
          <table:table-cell office:value-type="float" office:value="0.308920181860945" calcext:value-type="float">
            <text:p>0.308920181860945</text:p>
          </table:table-cell>
        </table:table-row>
        <table:table-row table:style-name="ro1">
          <table:table-cell office:value-type="string" calcext:value-type="string">
            <text:p>2019-11-03 00:15:21</text:p>
          </table:table-cell>
          <table:table-cell office:value-type="float" office:value="0.295435821465948" calcext:value-type="float">
            <text:p>0.295435821465948</text:p>
          </table:table-cell>
          <table:table-cell office:value-type="float" office:value="0.276983413336684" calcext:value-type="float">
            <text:p>0.276983413336684</text:p>
          </table:table-cell>
          <table:table-cell office:value-type="float" office:value="0.308529771391126" calcext:value-type="float">
            <text:p>0.308529771391126</text:p>
          </table:table-cell>
        </table:table-row>
        <table:table-row table:style-name="ro1">
          <table:table-cell office:value-type="string" calcext:value-type="string">
            <text:p>2019-11-03 00:15:23</text:p>
          </table:table-cell>
          <table:table-cell office:value-type="float" office:value="0.295695697748148" calcext:value-type="float">
            <text:p>0.295695697748148</text:p>
          </table:table-cell>
          <table:table-cell office:value-type="float" office:value="0.277387532876436" calcext:value-type="float">
            <text:p>0.277387532876436</text:p>
          </table:table-cell>
          <table:table-cell office:value-type="float" office:value="0.308188832782368" calcext:value-type="float">
            <text:p>0.308188832782368</text:p>
          </table:table-cell>
        </table:table-row>
        <table:table-row table:style-name="ro1">
          <table:table-cell office:value-type="string" calcext:value-type="string">
            <text:p>2019-11-03 00:15:24</text:p>
          </table:table-cell>
          <table:table-cell office:value-type="float" office:value="0.296164190311931" calcext:value-type="float">
            <text:p>0.296164190311931</text:p>
          </table:table-cell>
          <table:table-cell office:value-type="float" office:value="0.277854833347181" calcext:value-type="float">
            <text:p>0.277854833347181</text:p>
          </table:table-cell>
          <table:table-cell office:value-type="float" office:value="0.308483875809178" calcext:value-type="float">
            <text:p>0.308483875809178</text:p>
          </table:table-cell>
        </table:table-row>
        <table:table-row table:style-name="ro1">
          <table:table-cell office:value-type="string" calcext:value-type="string">
            <text:p>2019-11-03 00:15:25</text:p>
          </table:table-cell>
          <table:table-cell office:value-type="float" office:value="0.295748745888322" calcext:value-type="float">
            <text:p>0.295748745888322</text:p>
          </table:table-cell>
          <table:table-cell office:value-type="float" office:value="0.278114113582863" calcext:value-type="float">
            <text:p>0.278114113582863</text:p>
          </table:table-cell>
          <table:table-cell office:value-type="float" office:value="0.30811253882796" calcext:value-type="float">
            <text:p>0.30811253882796</text:p>
          </table:table-cell>
        </table:table-row>
        <table:table-row table:style-name="ro1">
          <table:table-cell office:value-type="string" calcext:value-type="string">
            <text:p>2019-11-03 00:15:26</text:p>
          </table:table-cell>
          <table:table-cell office:value-type="float" office:value="0.296050345426839" calcext:value-type="float">
            <text:p>0.296050345426839</text:p>
          </table:table-cell>
          <table:table-cell office:value-type="float" office:value="0.278242859630926" calcext:value-type="float">
            <text:p>0.278242859630926</text:p>
          </table:table-cell>
          <table:table-cell office:value-type="float" office:value="0.308108962548847" calcext:value-type="float">
            <text:p>0.308108962548847</text:p>
          </table:table-cell>
        </table:table-row>
        <table:table-row table:style-name="ro1">
          <table:table-cell office:value-type="string" calcext:value-type="string">
            <text:p>2019-11-03 00:15:27</text:p>
          </table:table-cell>
          <table:table-cell office:value-type="float" office:value="0.296433603338433" calcext:value-type="float">
            <text:p>0.296433603338433</text:p>
          </table:table-cell>
          <table:table-cell office:value-type="float" office:value="0.279108915222754" calcext:value-type="float">
            <text:p>0.279108915222754</text:p>
          </table:table-cell>
          <table:table-cell office:value-type="float" office:value="0.307880676732144" calcext:value-type="float">
            <text:p>0.307880676732144</text:p>
          </table:table-cell>
        </table:table-row>
        <table:table-row table:style-name="ro1">
          <table:table-cell office:value-type="string" calcext:value-type="string">
            <text:p>2019-11-03 00:15:28</text:p>
          </table:table-cell>
          <table:table-cell office:value-type="float" office:value="0.29591981123922" calcext:value-type="float">
            <text:p>0.29591981123922</text:p>
          </table:table-cell>
          <table:table-cell office:value-type="float" office:value="0.278418097307455" calcext:value-type="float">
            <text:p>0.278418097307455</text:p>
          </table:table-cell>
          <table:table-cell office:value-type="float" office:value="0.307271517189922" calcext:value-type="float">
            <text:p>0.307271517189922</text:p>
          </table:table-cell>
        </table:table-row>
        <table:table-row table:style-name="ro1">
          <table:table-cell office:value-type="string" calcext:value-type="string">
            <text:p>2019-11-03 00:15:30</text:p>
          </table:table-cell>
          <table:table-cell office:value-type="float" office:value="0.296168958684082" calcext:value-type="float">
            <text:p>0.296168958684082</text:p>
          </table:table-cell>
          <table:table-cell office:value-type="float" office:value="0.278511676610908" calcext:value-type="float">
            <text:p>0.278511676610908</text:p>
          </table:table-cell>
          <table:table-cell office:value-type="float" office:value="0.307304895794975" calcext:value-type="float">
            <text:p>0.307304895794975</text:p>
          </table:table-cell>
        </table:table-row>
        <table:table-row table:style-name="ro1">
          <table:table-cell office:value-type="string" calcext:value-type="string">
            <text:p>2019-11-03 00:15:31</text:p>
          </table:table-cell>
          <table:table-cell office:value-type="float" office:value="0.296260749847978" calcext:value-type="float">
            <text:p>0.296260749847978</text:p>
          </table:table-cell>
          <table:table-cell office:value-type="float" office:value="0.278811488009869" calcext:value-type="float">
            <text:p>0.278811488009869</text:p>
          </table:table-cell>
          <table:table-cell office:value-type="float" office:value="0.307431257656963" calcext:value-type="float">
            <text:p>0.307431257656963</text:p>
          </table:table-cell>
        </table:table-row>
        <table:table-row table:style-name="ro1">
          <table:table-cell office:value-type="string" calcext:value-type="string">
            <text:p>2019-11-03 00:15:32</text:p>
          </table:table-cell>
          <table:table-cell office:value-type="float" office:value="0.296092068683156" calcext:value-type="float">
            <text:p>0.296092068683156</text:p>
          </table:table-cell>
          <table:table-cell office:value-type="float" office:value="0.278706583822558" calcext:value-type="float">
            <text:p>0.278706583822558</text:p>
          </table:table-cell>
          <table:table-cell office:value-type="float" office:value="0.307053960210557" calcext:value-type="float">
            <text:p>0.307053960210557</text:p>
          </table:table-cell>
        </table:table-row>
        <table:table-row table:style-name="ro1">
          <table:table-cell office:value-type="string" calcext:value-type="string">
            <text:p>2019-11-03 00:15:33</text:p>
          </table:table-cell>
          <table:table-cell office:value-type="float" office:value="0.296253597289753" calcext:value-type="float">
            <text:p>0.296253597289753</text:p>
          </table:table-cell>
          <table:table-cell office:value-type="float" office:value="0.278489622889712" calcext:value-type="float">
            <text:p>0.278489622889712</text:p>
          </table:table-cell>
          <table:table-cell office:value-type="float" office:value="0.306459701831305" calcext:value-type="float">
            <text:p>0.306459701831305</text:p>
          </table:table-cell>
        </table:table-row>
        <table:table-row table:style-name="ro1">
          <table:table-cell office:value-type="string" calcext:value-type="string">
            <text:p>2019-11-03 00:15:34</text:p>
          </table:table-cell>
          <table:table-cell office:value-type="float" office:value="0.296052133566395" calcext:value-type="float">
            <text:p>0.296052133566395</text:p>
          </table:table-cell>
          <table:table-cell office:value-type="float" office:value="0.278162989397405" calcext:value-type="float">
            <text:p>0.278162989397405</text:p>
          </table:table-cell>
          <table:table-cell office:value-type="float" office:value="0.306078232059268" calcext:value-type="float">
            <text:p>0.306078232059268</text:p>
          </table:table-cell>
        </table:table-row>
        <table:table-row table:style-name="ro1">
          <table:table-cell office:value-type="string" calcext:value-type="string">
            <text:p>2019-11-03 00:15:35</text:p>
          </table:table-cell>
          <table:table-cell office:value-type="float" office:value="0.295708214725043" calcext:value-type="float">
            <text:p>0.295708214725043</text:p>
          </table:table-cell>
          <table:table-cell office:value-type="float" office:value="0.278370413585951" calcext:value-type="float">
            <text:p>0.278370413585951</text:p>
          </table:table-cell>
          <table:table-cell office:value-type="float" office:value="0.306038296942508" calcext:value-type="float">
            <text:p>0.306038296942508</text:p>
          </table:table-cell>
        </table:table-row>
        <table:table-row table:style-name="ro1">
          <table:table-cell office:value-type="string" calcext:value-type="string">
            <text:p>2019-11-03 00:15:37</text:p>
          </table:table-cell>
          <table:table-cell office:value-type="float" office:value="0.295795237516789" calcext:value-type="float">
            <text:p>0.295795237516789</text:p>
          </table:table-cell>
          <table:table-cell office:value-type="float" office:value="0.2782357070727" calcext:value-type="float">
            <text:p>0.2782357070727</text:p>
          </table:table-cell>
          <table:table-cell office:value-type="float" office:value="0.30574206182266" calcext:value-type="float">
            <text:p>0.30574206182266</text:p>
          </table:table-cell>
        </table:table-row>
        <table:table-row table:style-name="ro1">
          <table:table-cell office:value-type="string" calcext:value-type="string">
            <text:p>2019-11-03 00:15:38</text:p>
          </table:table-cell>
          <table:table-cell office:value-type="float" office:value="0.295781528446857" calcext:value-type="float">
            <text:p>0.295781528446857</text:p>
          </table:table-cell>
          <table:table-cell office:value-type="float" office:value="0.278374585911582" calcext:value-type="float">
            <text:p>0.278374585911582</text:p>
          </table:table-cell>
          <table:table-cell office:value-type="float" office:value="0.30550721949425" calcext:value-type="float">
            <text:p>0.30550721949425</text:p>
          </table:table-cell>
        </table:table-row>
        <table:table-row table:style-name="ro1">
          <table:table-cell office:value-type="string" calcext:value-type="string">
            <text:p>2019-11-03 00:15:39</text:p>
          </table:table-cell>
          <table:table-cell office:value-type="float" office:value="0.29593471240219" calcext:value-type="float">
            <text:p>0.29593471240219</text:p>
          </table:table-cell>
          <table:table-cell office:value-type="float" office:value="0.278894934522502" calcext:value-type="float">
            <text:p>0.278894934522502</text:p>
          </table:table-cell>
          <table:table-cell office:value-type="float" office:value="0.305010116697564" calcext:value-type="float">
            <text:p>0.305010116697564</text:p>
          </table:table-cell>
        </table:table-row>
        <table:table-row table:style-name="ro1">
          <table:table-cell office:value-type="string" calcext:value-type="string">
            <text:p>2019-11-03 00:15:40</text:p>
          </table:table-cell>
          <table:table-cell office:value-type="float" office:value="0.29599491310059" calcext:value-type="float">
            <text:p>0.29599491310059</text:p>
          </table:table-cell>
          <table:table-cell office:value-type="float" office:value="0.279587540577357" calcext:value-type="float">
            <text:p>0.279587540577357</text:p>
          </table:table-cell>
          <table:table-cell office:value-type="float" office:value="0.304637587623309" calcext:value-type="float">
            <text:p>0.304637587623309</text:p>
          </table:table-cell>
        </table:table-row>
        <table:table-row table:style-name="ro1">
          <table:table-cell office:value-type="string" calcext:value-type="string">
            <text:p>2019-11-03 00:15:41</text:p>
          </table:table-cell>
          <table:table-cell office:value-type="float" office:value="0.29573503681839" calcext:value-type="float">
            <text:p>0.29573503681839</text:p>
          </table:table-cell>
          <table:table-cell office:value-type="float" office:value="0.27995112895383" calcext:value-type="float">
            <text:p>0.27995112895383</text:p>
          </table:table-cell>
          <table:table-cell office:value-type="float" office:value="0.304492748319238" calcext:value-type="float">
            <text:p>0.304492748319238</text:p>
          </table:table-cell>
        </table:table-row>
        <table:table-row table:style-name="ro1">
          <table:table-cell office:value-type="string" calcext:value-type="string">
            <text:p>2019-11-03 00:15:42</text:p>
          </table:table-cell>
          <table:table-cell office:value-type="float" office:value="0.296245848685008" calcext:value-type="float">
            <text:p>0.296245848685008</text:p>
          </table:table-cell>
          <table:table-cell office:value-type="float" office:value="0.280306968725558" calcext:value-type="float">
            <text:p>0.280306968725558</text:p>
          </table:table-cell>
          <table:table-cell office:value-type="float" office:value="0.304127967849728" calcext:value-type="float">
            <text:p>0.304127967849728</text:p>
          </table:table-cell>
        </table:table-row>
        <table:table-row table:style-name="ro1">
          <table:table-cell office:value-type="string" calcext:value-type="string">
            <text:p>2019-11-03 00:15:44</text:p>
          </table:table-cell>
          <table:table-cell office:value-type="float" office:value="0.296353137058394" calcext:value-type="float">
            <text:p>0.296353137058394</text:p>
          </table:table-cell>
          <table:table-cell office:value-type="float" office:value="0.280662808497287" calcext:value-type="float">
            <text:p>0.280662808497287</text:p>
          </table:table-cell>
          <table:table-cell office:value-type="float" office:value="0.304211414362361" calcext:value-type="float">
            <text:p>0.304211414362361</text:p>
          </table:table-cell>
        </table:table-row>
        <table:table-row table:style-name="ro1">
          <table:table-cell office:value-type="string" calcext:value-type="string">
            <text:p>2019-11-03 00:15:45</text:p>
          </table:table-cell>
          <table:table-cell office:value-type="float" office:value="0.297298466837223" calcext:value-type="float">
            <text:p>0.297298466837223</text:p>
          </table:table-cell>
          <table:table-cell office:value-type="float" office:value="0.279704961741562" calcext:value-type="float">
            <text:p>0.279704961741562</text:p>
          </table:table-cell>
          <table:table-cell office:value-type="float" office:value="0.303707755053968" calcext:value-type="float">
            <text:p>0.303707755053968</text:p>
          </table:table-cell>
        </table:table-row>
        <table:table-row table:style-name="ro1">
          <table:table-cell office:value-type="string" calcext:value-type="string">
            <text:p>2019-11-03 00:15:46</text:p>
          </table:table-cell>
          <table:table-cell office:value-type="float" office:value="0.297120844974619" calcext:value-type="float">
            <text:p>0.297120844974619</text:p>
          </table:table-cell>
          <table:table-cell office:value-type="float" office:value="0.279665622671321" calcext:value-type="float">
            <text:p>0.279665622671321</text:p>
          </table:table-cell>
          <table:table-cell office:value-type="float" office:value="0.303207075978169" calcext:value-type="float">
            <text:p>0.303207075978169</text:p>
          </table:table-cell>
        </table:table-row>
        <table:table-row table:style-name="ro1">
          <table:table-cell office:value-type="string" calcext:value-type="string">
            <text:p>2019-11-03 00:15:47</text:p>
          </table:table-cell>
          <table:table-cell office:value-type="float" office:value="0.296528970781442" calcext:value-type="float">
            <text:p>0.296528970781442</text:p>
          </table:table-cell>
          <table:table-cell office:value-type="float" office:value="0.279693636857705" calcext:value-type="float">
            <text:p>0.279693636857705</text:p>
          </table:table-cell>
          <table:table-cell office:value-type="float" office:value="0.303289330397764" calcext:value-type="float">
            <text:p>0.303289330397764</text:p>
          </table:table-cell>
        </table:table-row>
        <table:table-row table:style-name="ro1">
          <table:table-cell office:value-type="string" calcext:value-type="string">
            <text:p>2019-11-03 00:15:48</text:p>
          </table:table-cell>
          <table:table-cell office:value-type="float" office:value="0.296466385896967" calcext:value-type="float">
            <text:p>0.296466385896967</text:p>
          </table:table-cell>
          <table:table-cell office:value-type="float" office:value="0.27981105802191" calcext:value-type="float">
            <text:p>0.27981105802191</text:p>
          </table:table-cell>
          <table:table-cell office:value-type="float" office:value="0.303157604117108" calcext:value-type="float">
            <text:p>0.303157604117108</text:p>
          </table:table-cell>
        </table:table-row>
        <table:table-row table:style-name="ro1">
          <table:table-cell office:value-type="string" calcext:value-type="string">
            <text:p>2019-11-03 00:15:49</text:p>
          </table:table-cell>
          <table:table-cell office:value-type="float" office:value="0.296431815198876" calcext:value-type="float">
            <text:p>0.296431815198876</text:p>
          </table:table-cell>
          <table:table-cell office:value-type="float" office:value="0.280323061981566" calcext:value-type="float">
            <text:p>0.280323061981566</text:p>
          </table:table-cell>
          <table:table-cell office:value-type="float" office:value="0.302982366440578" calcext:value-type="float">
            <text:p>0.302982366440578</text:p>
          </table:table-cell>
        </table:table-row>
        <table:table-row table:style-name="ro1">
          <table:table-cell office:value-type="string" calcext:value-type="string">
            <text:p>2019-11-03 00:15:51</text:p>
          </table:table-cell>
          <table:table-cell office:value-type="float" office:value="0.296487247525125" calcext:value-type="float">
            <text:p>0.296487247525125</text:p>
          </table:table-cell>
          <table:table-cell office:value-type="float" office:value="0.280557904309977" calcext:value-type="float">
            <text:p>0.280557904309977</text:p>
          </table:table-cell>
          <table:table-cell office:value-type="float" office:value="0.303159392256664" calcext:value-type="float">
            <text:p>0.303159392256664</text:p>
          </table:table-cell>
        </table:table-row>
        <table:table-row table:style-name="ro1">
          <table:table-cell office:value-type="string" calcext:value-type="string">
            <text:p>2019-11-03 00:15:52</text:p>
          </table:table-cell>
          <table:table-cell office:value-type="float" office:value="0.296595727991549" calcext:value-type="float">
            <text:p>0.296595727991549</text:p>
          </table:table-cell>
          <table:table-cell office:value-type="float" office:value="0.280534062449224" calcext:value-type="float">
            <text:p>0.280534062449224</text:p>
          </table:table-cell>
          <table:table-cell office:value-type="float" office:value="0.303224361327214" calcext:value-type="float">
            <text:p>0.303224361327214</text:p>
          </table:table-cell>
        </table:table-row>
        <table:table-row table:style-name="ro1">
          <table:table-cell office:value-type="string" calcext:value-type="string">
            <text:p>2019-11-03 00:15:53</text:p>
          </table:table-cell>
          <table:table-cell office:value-type="float" office:value="0.296690499388039" calcext:value-type="float">
            <text:p>0.296690499388039</text:p>
          </table:table-cell>
          <table:table-cell office:value-type="float" office:value="0.281008515478196" calcext:value-type="float">
            <text:p>0.281008515478196</text:p>
          </table:table-cell>
          <table:table-cell office:value-type="float" office:value="0.303139126675025" calcext:value-type="float">
            <text:p>0.303139126675025</text:p>
          </table:table-cell>
        </table:table-row>
        <table:table-row table:style-name="ro1">
          <table:table-cell office:value-type="string" calcext:value-type="string">
            <text:p>2019-11-03 00:15:54</text:p>
          </table:table-cell>
          <table:table-cell office:value-type="float" office:value="0.296644007759572" calcext:value-type="float">
            <text:p>0.296644007759572</text:p>
          </table:table-cell>
          <table:table-cell office:value-type="float" office:value="0.281394753622383" calcext:value-type="float">
            <text:p>0.281394753622383</text:p>
          </table:table-cell>
          <table:table-cell office:value-type="float" office:value="0.303189790629124" calcext:value-type="float">
            <text:p>0.303189790629124</text:p>
          </table:table-cell>
        </table:table-row>
        <table:table-row table:style-name="ro1">
          <table:table-cell office:value-type="string" calcext:value-type="string">
            <text:p>2019-11-03 00:15:55</text:p>
          </table:table-cell>
          <table:table-cell office:value-type="float" office:value="0.296607648921925" calcext:value-type="float">
            <text:p>0.296607648921925</text:p>
          </table:table-cell>
          <table:table-cell office:value-type="float" office:value="0.281842980604527" calcext:value-type="float">
            <text:p>0.281842980604527</text:p>
          </table:table-cell>
          <table:table-cell office:value-type="float" office:value="0.303459203655625" calcext:value-type="float">
            <text:p>0.303459203655625</text:p>
          </table:table-cell>
        </table:table-row>
        <table:table-row table:style-name="ro1">
          <table:table-cell office:value-type="string" calcext:value-type="string">
            <text:p>2019-11-03 00:15:56</text:p>
          </table:table-cell>
          <table:table-cell office:value-type="float" office:value="0.297175681254349" calcext:value-type="float">
            <text:p>0.297175681254349</text:p>
          </table:table-cell>
          <table:table-cell office:value-type="float" office:value="0.281725559440322" calcext:value-type="float">
            <text:p>0.281725559440322</text:p>
          </table:table-cell>
          <table:table-cell office:value-type="float" office:value="0.303440130167023" calcext:value-type="float">
            <text:p>0.303440130167023</text:p>
          </table:table-cell>
        </table:table-row>
        <table:table-row table:style-name="ro1">
          <table:table-cell office:value-type="string" calcext:value-type="string">
            <text:p>2019-11-03 00:15:58</text:p>
          </table:table-cell>
          <table:table-cell office:value-type="float" office:value="0.297507083118806" calcext:value-type="float">
            <text:p>0.297507083118806</text:p>
          </table:table-cell>
          <table:table-cell office:value-type="float" office:value="0.281514558972664" calcext:value-type="float">
            <text:p>0.281514558972664</text:p>
          </table:table-cell>
          <table:table-cell office:value-type="float" office:value="0.303614771797034" calcext:value-type="float">
            <text:p>0.303614771797034</text:p>
          </table:table-cell>
        </table:table-row>
        <table:table-row table:style-name="ro1">
          <table:table-cell office:value-type="string" calcext:value-type="string">
            <text:p>2019-11-03 00:15:59</text:p>
          </table:table-cell>
          <table:table-cell office:value-type="float" office:value="0.297454631025151" calcext:value-type="float">
            <text:p>0.297454631025151</text:p>
          </table:table-cell>
          <table:table-cell office:value-type="float" office:value="0.281003747106045" calcext:value-type="float">
            <text:p>0.281003747106045</text:p>
          </table:table-cell>
          <table:table-cell office:value-type="float" office:value="0.303245819001891" calcext:value-type="float">
            <text:p>0.303245819001891</text:p>
          </table:table-cell>
        </table:table-row>
        <table:table-row table:style-name="ro1">
          <table:table-cell office:value-type="string" calcext:value-type="string">
            <text:p>2019-11-03 00:16:00</text:p>
          </table:table-cell>
          <table:table-cell office:value-type="float" office:value="0.297303831255893" calcext:value-type="float">
            <text:p>0.297303831255893</text:p>
          </table:table-cell>
          <table:table-cell office:value-type="float" office:value="0.280449423843554" calcext:value-type="float">
            <text:p>0.280449423843554</text:p>
          </table:table-cell>
          <table:table-cell office:value-type="float" office:value="0.303324497142374" calcext:value-type="float">
            <text:p>0.303324497142374</text:p>
          </table:table-cell>
        </table:table-row>
        <table:table-row table:style-name="ro1">
          <table:table-cell office:value-type="string" calcext:value-type="string">
            <text:p>2019-11-03 00:16:01</text:p>
          </table:table-cell>
          <table:table-cell office:value-type="float" office:value="0.297026669624647" calcext:value-type="float">
            <text:p>0.297026669624647</text:p>
          </table:table-cell>
          <table:table-cell office:value-type="float" office:value="0.280649099427354" calcext:value-type="float">
            <text:p>0.280649099427354</text:p>
          </table:table-cell>
          <table:table-cell office:value-type="float" office:value="0.303257143885749" calcext:value-type="float">
            <text:p>0.303257143885749</text:p>
          </table:table-cell>
        </table:table-row>
        <table:table-row table:style-name="ro1">
          <table:table-cell office:value-type="string" calcext:value-type="string">
            <text:p>2019-11-03 00:16:02</text:p>
          </table:table-cell>
          <table:table-cell office:value-type="float" office:value="0.296884214506652" calcext:value-type="float">
            <text:p>0.296884214506652</text:p>
          </table:table-cell>
          <table:table-cell office:value-type="float" office:value="0.280128750816435" calcext:value-type="float">
            <text:p>0.280128750816435</text:p>
          </table:table-cell>
          <table:table-cell office:value-type="float" office:value="0.303213036443357" calcext:value-type="float">
            <text:p>0.303213036443357</text:p>
          </table:table-cell>
        </table:table-row>
        <table:table-row table:style-name="ro1">
          <table:table-cell office:value-type="string" calcext:value-type="string">
            <text:p>2019-11-03 00:16:03</text:p>
          </table:table-cell>
          <table:table-cell office:value-type="float" office:value="0.296608244968444" calcext:value-type="float">
            <text:p>0.296608244968444</text:p>
          </table:table-cell>
          <table:table-cell office:value-type="float" office:value="0.280437502913177" calcext:value-type="float">
            <text:p>0.280437502913177</text:p>
          </table:table-cell>
          <table:table-cell office:value-type="float" office:value="0.30328158179302" calcext:value-type="float">
            <text:p>0.30328158179302</text:p>
          </table:table-cell>
        </table:table-row>
        <table:table-row table:style-name="ro1">
          <table:table-cell office:value-type="string" calcext:value-type="string">
            <text:p>2019-11-03 00:16:05</text:p>
          </table:table-cell>
          <table:table-cell office:value-type="float" office:value="0.296582018921616" calcext:value-type="float">
            <text:p>0.296582018921616</text:p>
          </table:table-cell>
          <table:table-cell office:value-type="float" office:value="0.28080645570832" calcext:value-type="float">
            <text:p>0.28080645570832</text:p>
          </table:table-cell>
          <table:table-cell office:value-type="float" office:value="0.30295673644027" calcext:value-type="float">
            <text:p>0.30295673644027</text:p>
          </table:table-cell>
        </table:table-row>
        <table:table-row table:style-name="ro1">
          <table:table-cell office:value-type="string" calcext:value-type="string">
            <text:p>2019-11-03 00:16:06</text:p>
          </table:table-cell>
          <table:table-cell office:value-type="float" office:value="0.296121274962577" calcext:value-type="float">
            <text:p>0.296121274962577</text:p>
          </table:table-cell>
          <table:table-cell office:value-type="float" office:value="0.280967984314917" calcext:value-type="float">
            <text:p>0.280967984314917</text:p>
          </table:table-cell>
          <table:table-cell office:value-type="float" office:value="0.303334033886675" calcext:value-type="float">
            <text:p>0.303334033886675</text:p>
          </table:table-cell>
        </table:table-row>
        <table:table-row table:style-name="ro1">
          <table:table-cell office:value-type="string" calcext:value-type="string">
            <text:p>2019-11-03 00:16:07</text:p>
          </table:table-cell>
          <table:table-cell office:value-type="float" office:value="0.296468770083042" calcext:value-type="float">
            <text:p>0.296468770083042</text:p>
          </table:table-cell>
          <table:table-cell office:value-type="float" office:value="0.281323824086645" calcext:value-type="float">
            <text:p>0.281323824086645</text:p>
          </table:table-cell>
          <table:table-cell office:value-type="float" office:value="0.303283965979095" calcext:value-type="float">
            <text:p>0.303283965979095</text:p>
          </table:table-cell>
        </table:table-row>
        <table:table-row table:style-name="ro1">
          <table:table-cell office:value-type="string" calcext:value-type="string">
            <text:p>2019-11-03 00:16:08</text:p>
          </table:table-cell>
          <table:table-cell office:value-type="float" office:value="0.296400224733379" calcext:value-type="float">
            <text:p>0.296400224733379</text:p>
          </table:table-cell>
          <table:table-cell office:value-type="float" office:value="0.281626019671681" calcext:value-type="float">
            <text:p>0.281626019671681</text:p>
          </table:table-cell>
          <table:table-cell office:value-type="float" office:value="0.303210652257282" calcext:value-type="float">
            <text:p>0.303210652257282</text:p>
          </table:table-cell>
        </table:table-row>
        <table:table-row table:style-name="ro1">
          <table:table-cell office:value-type="string" calcext:value-type="string">
            <text:p>2019-11-03 00:16:09</text:p>
          </table:table-cell>
          <table:table-cell office:value-type="float" office:value="0.296663081248174" calcext:value-type="float">
            <text:p>0.296663081248174</text:p>
          </table:table-cell>
          <table:table-cell office:value-type="float" office:value="0.281785164092203" calcext:value-type="float">
            <text:p>0.281785164092203</text:p>
          </table:table-cell>
          <table:table-cell office:value-type="float" office:value="0.30310634411649" calcext:value-type="float">
            <text:p>0.30310634411649</text:p>
          </table:table-cell>
        </table:table-row>
        <table:table-row table:style-name="ro1">
          <table:table-cell office:value-type="string" calcext:value-type="string">
            <text:p>2019-11-03 00:16:11</text:p>
          </table:table-cell>
          <table:table-cell office:value-type="float" office:value="0.296672617992475" calcext:value-type="float">
            <text:p>0.296672617992475</text:p>
          </table:table-cell>
          <table:table-cell office:value-type="float" office:value="0.281840000371933" calcext:value-type="float">
            <text:p>0.281840000371933</text:p>
          </table:table-cell>
          <table:table-cell office:value-type="float" office:value="0.303269660862644" calcext:value-type="float">
            <text:p>0.303269660862644</text:p>
          </table:table-cell>
        </table:table-row>
        <table:table-row table:style-name="ro1">
          <table:table-cell office:value-type="string" calcext:value-type="string">
            <text:p>2019-11-03 00:16:12</text:p>
          </table:table-cell>
          <table:table-cell office:value-type="float" office:value="0.296759640784221" calcext:value-type="float">
            <text:p>0.296759640784221</text:p>
          </table:table-cell>
          <table:table-cell office:value-type="float" office:value="0.281914506186784" calcext:value-type="float">
            <text:p>0.281914506186784</text:p>
          </table:table-cell>
          <table:table-cell office:value-type="float" office:value="0.303143299000656" calcext:value-type="float">
            <text:p>0.303143299000656</text:p>
          </table:table-cell>
        </table:table-row>
        <table:table-row table:style-name="ro1">
          <table:table-cell office:value-type="string" calcext:value-type="string">
            <text:p>2019-11-03 00:16:13</text:p>
          </table:table-cell>
          <table:table-cell office:value-type="float" office:value="0.296967064972766" calcext:value-type="float">
            <text:p>0.296967064972766</text:p>
          </table:table-cell>
          <table:table-cell office:value-type="float" office:value="0.281725559440322" calcext:value-type="float">
            <text:p>0.281725559440322</text:p>
          </table:table-cell>
          <table:table-cell office:value-type="float" office:value="0.303438938073985" calcext:value-type="float">
            <text:p>0.303438938073985</text:p>
          </table:table-cell>
        </table:table-row>
        <table:table-row table:style-name="ro1">
          <table:table-cell office:value-type="string" calcext:value-type="string">
            <text:p>2019-11-03 00:16:14</text:p>
          </table:table-cell>
          <table:table-cell office:value-type="float" office:value="0.29658023078206" calcext:value-type="float">
            <text:p>0.29658023078206</text:p>
          </table:table-cell>
          <table:table-cell office:value-type="float" office:value="0.281547341531198" calcext:value-type="float">
            <text:p>0.281547341531198</text:p>
          </table:table-cell>
          <table:table-cell office:value-type="float" office:value="0.302884614811494" calcext:value-type="float">
            <text:p>0.302884614811494</text:p>
          </table:table-cell>
        </table:table-row>
        <table:table-row table:style-name="ro1">
          <table:table-cell office:value-type="string" calcext:value-type="string">
            <text:p>2019-11-03 00:16:15</text:p>
          </table:table-cell>
          <table:table-cell office:value-type="float" office:value="0.297241842417937" calcext:value-type="float">
            <text:p>0.297241842417937</text:p>
          </table:table-cell>
          <table:table-cell office:value-type="float" office:value="0.281294021760705" calcext:value-type="float">
            <text:p>0.281294021760705</text:p>
          </table:table-cell>
          <table:table-cell office:value-type="float" office:value="0.302867329462448" calcext:value-type="float">
            <text:p>0.302867329462448</text:p>
          </table:table-cell>
        </table:table-row>
        <table:table-row table:style-name="ro1">
          <table:table-cell office:value-type="string" calcext:value-type="string">
            <text:p>2019-11-03 00:16:16</text:p>
          </table:table-cell>
          <table:table-cell office:value-type="float" office:value="0.297291314278998" calcext:value-type="float">
            <text:p>0.297291314278998</text:p>
          </table:table-cell>
          <table:table-cell office:value-type="float" office:value="0.28089645873266" calcext:value-type="float">
            <text:p>0.28089645873266</text:p>
          </table:table-cell>
          <table:table-cell office:value-type="float" office:value="0.302960312719382" calcext:value-type="float">
            <text:p>0.302960312719382</text:p>
          </table:table-cell>
        </table:table-row>
        <table:table-row table:style-name="ro1">
          <table:table-cell office:value-type="string" calcext:value-type="string">
            <text:p>2019-11-03 00:16:18</text:p>
          </table:table-cell>
          <table:table-cell office:value-type="float" office:value="0.297461187536858" calcext:value-type="float">
            <text:p>0.297461187536858</text:p>
          </table:table-cell>
          <table:table-cell office:value-type="float" office:value="0.280572209426428" calcext:value-type="float">
            <text:p>0.280572209426428</text:p>
          </table:table-cell>
          <table:table-cell office:value-type="float" office:value="0.302788055275447" calcext:value-type="float">
            <text:p>0.302788055275447</text:p>
          </table:table-cell>
        </table:table-row>
        <table:table-row table:style-name="ro1">
          <table:table-cell office:value-type="string" calcext:value-type="string">
            <text:p>2019-11-03 00:16:19</text:p>
          </table:table-cell>
          <table:table-cell office:value-type="float" office:value="0.297299658930261" calcext:value-type="float">
            <text:p>0.297299658930261</text:p>
          </table:table-cell>
          <table:table-cell office:value-type="float" office:value="0.280478034076456" calcext:value-type="float">
            <text:p>0.280478034076456</text:p>
          </table:table-cell>
          <table:table-cell office:value-type="float" office:value="0.302993691324436" calcext:value-type="float">
            <text:p>0.302993691324436</text:p>
          </table:table-cell>
        </table:table-row>
        <table:table-row table:style-name="ro1">
          <table:table-cell office:value-type="string" calcext:value-type="string">
            <text:p>2019-11-03 00:16:20</text:p>
          </table:table-cell>
          <table:table-cell office:value-type="float" office:value="0.297419464280541" calcext:value-type="float">
            <text:p>0.297419464280541</text:p>
          </table:table-cell>
          <table:table-cell office:value-type="float" office:value="0.280028615001275" calcext:value-type="float">
            <text:p>0.280028615001275</text:p>
          </table:table-cell>
          <table:table-cell office:value-type="float" office:value="0.302947199695969" calcext:value-type="float">
            <text:p>0.302947199695969</text:p>
          </table:table-cell>
        </table:table-row>
        <table:table-row table:style-name="ro1">
          <table:table-cell office:value-type="string" calcext:value-type="string">
            <text:p>2019-11-03 00:16:21</text:p>
          </table:table-cell>
          <table:table-cell office:value-type="float" office:value="0.297111308230318" calcext:value-type="float">
            <text:p>0.297111308230318</text:p>
          </table:table-cell>
          <table:table-cell office:value-type="float" office:value="0.279896888720618" calcext:value-type="float">
            <text:p>0.279896888720618</text:p>
          </table:table-cell>
          <table:table-cell office:value-type="float" office:value="0.302903092253577" calcext:value-type="float">
            <text:p>0.302903092253577</text:p>
          </table:table-cell>
        </table:table-row>
        <table:table-row table:style-name="ro1">
          <table:table-cell office:value-type="string" calcext:value-type="string">
            <text:p>2019-11-03 00:16:22</text:p>
          </table:table-cell>
          <table:table-cell office:value-type="float" office:value="0.29636505798877" calcext:value-type="float">
            <text:p>0.29636505798877</text:p>
          </table:table-cell>
          <table:table-cell office:value-type="float" office:value="0.280054841048103" calcext:value-type="float">
            <text:p>0.280054841048103</text:p>
          </table:table-cell>
          <table:table-cell office:value-type="float" office:value="0.302879846439343" calcext:value-type="float">
            <text:p>0.302879846439343</text:p>
          </table:table-cell>
        </table:table-row>
        <table:table-row table:style-name="ro1">
          <table:table-cell office:value-type="string" calcext:value-type="string">
            <text:p>2019-11-03 00:16:23</text:p>
          </table:table-cell>
          <table:table-cell office:value-type="float" office:value="0.29649499612987" calcext:value-type="float">
            <text:p>0.29649499612987</text:p>
          </table:table-cell>
          <table:table-cell office:value-type="float" office:value="0.280000600814891" calcext:value-type="float">
            <text:p>0.280000600814891</text:p>
          </table:table-cell>
          <table:table-cell office:value-type="float" office:value="0.30284169946214" calcext:value-type="float">
            <text:p>0.30284169946214</text:p>
          </table:table-cell>
        </table:table-row>
        <table:table-row table:style-name="ro1">
          <table:table-cell office:value-type="string" calcext:value-type="string">
            <text:p>2019-11-03 00:16:25</text:p>
          </table:table-cell>
          <table:table-cell office:value-type="float" office:value="0.296399628686861" calcext:value-type="float">
            <text:p>0.296399628686861</text:p>
          </table:table-cell>
          <table:table-cell office:value-type="float" office:value="0.280119810118653" calcext:value-type="float">
            <text:p>0.280119810118653</text:p>
          </table:table-cell>
          <table:table-cell office:value-type="float" office:value="0.302804148531455" calcext:value-type="float">
            <text:p>0.302804148531455</text:p>
          </table:table-cell>
        </table:table-row>
        <table:table-row table:style-name="ro1">
          <table:table-cell office:value-type="string" calcext:value-type="string">
            <text:p>2019-11-03 00:16:26</text:p>
          </table:table-cell>
          <table:table-cell office:value-type="float" office:value="0.296503936827652" calcext:value-type="float">
            <text:p>0.296503936827652</text:p>
          </table:table-cell>
          <table:table-cell office:value-type="float" office:value="0.280959043617135" calcext:value-type="float">
            <text:p>0.280959043617135</text:p>
          </table:table-cell>
          <table:table-cell office:value-type="float" office:value="0.302965081091533" calcext:value-type="float">
            <text:p>0.302965081091533</text:p>
          </table:table-cell>
        </table:table-row>
        <table:table-row table:style-name="ro1">
          <table:table-cell office:value-type="string" calcext:value-type="string">
            <text:p>2019-11-03 00:16:27</text:p>
          </table:table-cell>
          <table:table-cell office:value-type="float" office:value="0.296213066126474" calcext:value-type="float">
            <text:p>0.296213066126474</text:p>
          </table:table-cell>
          <table:table-cell office:value-type="float" office:value="0.281293425714186" calcext:value-type="float">
            <text:p>0.281293425714186</text:p>
          </table:table-cell>
          <table:table-cell office:value-type="float" office:value="0.30297163760324" calcext:value-type="float">
            <text:p>0.30297163760324</text:p>
          </table:table-cell>
        </table:table-row>
        <table:table-row table:style-name="ro1">
          <table:table-cell office:value-type="string" calcext:value-type="string">
            <text:p>2019-11-03 00:16:28</text:p>
          </table:table-cell>
          <table:table-cell office:value-type="float" office:value="0.296437775664064" calcext:value-type="float">
            <text:p>0.296437775664064</text:p>
          </table:table-cell>
          <table:table-cell office:value-type="float" office:value="0.281156931061379" calcext:value-type="float">
            <text:p>0.281156931061379</text:p>
          </table:table-cell>
          <table:table-cell office:value-type="float" office:value="0.302810108996643" calcext:value-type="float">
            <text:p>0.302810108996643</text:p>
          </table:table-cell>
        </table:table-row>
        <table:table-row table:style-name="ro1">
          <table:table-cell office:value-type="string" calcext:value-type="string">
            <text:p>2019-11-03 00:16:29</text:p>
          </table:table-cell>
          <table:table-cell office:value-type="float" office:value="0.29698494636833" calcext:value-type="float">
            <text:p>0.29698494636833</text:p>
          </table:table-cell>
          <table:table-cell office:value-type="float" office:value="0.280460152680892" calcext:value-type="float">
            <text:p>0.280460152680892</text:p>
          </table:table-cell>
          <table:table-cell office:value-type="float" office:value="0.302965677138052" calcext:value-type="float">
            <text:p>0.302965677138052</text:p>
          </table:table-cell>
        </table:table-row>
        <table:table-row table:style-name="ro1">
          <table:table-cell office:value-type="string" calcext:value-type="string">
            <text:p>2019-11-03 00:16:30</text:p>
          </table:table-cell>
          <table:table-cell office:value-type="float" office:value="0.29681984148262" calcext:value-type="float">
            <text:p>0.29681984148262</text:p>
          </table:table-cell>
          <table:table-cell office:value-type="float" office:value="0.279839668254813" calcext:value-type="float">
            <text:p>0.279839668254813</text:p>
          </table:table-cell>
          <table:table-cell office:value-type="float" office:value="0.302745735972611" calcext:value-type="float">
            <text:p>0.302745735972611</text:p>
          </table:table-cell>
        </table:table-row>
        <table:table-row table:style-name="ro1">
          <table:table-cell office:value-type="string" calcext:value-type="string">
            <text:p>2019-11-03 00:16:32</text:p>
          </table:table-cell>
          <table:table-cell office:value-type="float" office:value="0.296505724967208" calcext:value-type="float">
            <text:p>0.296505724967208</text:p>
          </table:table-cell>
          <table:table-cell office:value-type="float" office:value="0.279507074297318" calcext:value-type="float">
            <text:p>0.279507074297318</text:p>
          </table:table-cell>
          <table:table-cell office:value-type="float" office:value="0.302659309227384" calcext:value-type="float">
            <text:p>0.302659309227384</text:p>
          </table:table-cell>
        </table:table-row>
        <table:table-row table:style-name="ro1">
          <table:table-cell office:value-type="string" calcext:value-type="string">
            <text:p>2019-11-03 00:16:33</text:p>
          </table:table-cell>
          <table:table-cell office:value-type="float" office:value="0.296113526357833" calcext:value-type="float">
            <text:p>0.296113526357833</text:p>
          </table:table-cell>
          <table:table-cell office:value-type="float" office:value="0.280128750816435" calcext:value-type="float">
            <text:p>0.280128750816435</text:p>
          </table:table-cell>
          <table:table-cell office:value-type="float" office:value="0.303233898071515" calcext:value-type="float">
            <text:p>0.303233898071515</text:p>
          </table:table-cell>
        </table:table-row>
        <table:table-row table:style-name="ro1">
          <table:table-cell office:value-type="string" calcext:value-type="string">
            <text:p>2019-11-03 00:16:34</text:p>
          </table:table-cell>
          <table:table-cell office:value-type="float" office:value="0.296204125428692" calcext:value-type="float">
            <text:p>0.296204125428692</text:p>
          </table:table-cell>
          <table:table-cell office:value-type="float" office:value="0.28052631384448" calcext:value-type="float">
            <text:p>0.28052631384448</text:p>
          </table:table-cell>
          <table:table-cell office:value-type="float" office:value="0.302861965043779" calcext:value-type="float">
            <text:p>0.302861965043779</text:p>
          </table:table-cell>
        </table:table-row>
        <table:table-row table:style-name="ro1">
          <table:table-cell office:value-type="string" calcext:value-type="string">
            <text:p>2019-11-03 00:16:35</text:p>
          </table:table-cell>
          <table:table-cell office:value-type="float" office:value="0.296820437529139" calcext:value-type="float">
            <text:p>0.296820437529139</text:p>
          </table:table-cell>
          <table:table-cell office:value-type="float" office:value="0.281150374549672" calcext:value-type="float">
            <text:p>0.281150374549672</text:p>
          </table:table-cell>
          <table:table-cell office:value-type="float" office:value="0.30289653574187" calcext:value-type="float">
            <text:p>0.30289653574187</text:p>
          </table:table-cell>
        </table:table-row>
        <table:table-row table:style-name="ro1">
          <table:table-cell office:value-type="string" calcext:value-type="string">
            <text:p>2019-11-03 00:16:36</text:p>
          </table:table-cell>
          <table:table-cell office:value-type="float" office:value="0.297100579392979" calcext:value-type="float">
            <text:p>0.297100579392979</text:p>
          </table:table-cell>
          <table:table-cell office:value-type="float" office:value="0.280259285004054" calcext:value-type="float">
            <text:p>0.280259285004054</text:p>
          </table:table-cell>
          <table:table-cell office:value-type="float" office:value="0.302643812017895" calcext:value-type="float">
            <text:p>0.302643812017895</text:p>
          </table:table-cell>
        </table:table-row>
        <table:table-row table:style-name="ro1">
          <table:table-cell office:value-type="string" calcext:value-type="string">
            <text:p>2019-11-03 00:16:37</text:p>
          </table:table-cell>
          <table:table-cell office:value-type="float" office:value="0.296828186133884" calcext:value-type="float">
            <text:p>0.296828186133884</text:p>
          </table:table-cell>
          <table:table-cell office:value-type="float" office:value="0.280065569885441" calcext:value-type="float">
            <text:p>0.280065569885441</text:p>
          </table:table-cell>
          <table:table-cell office:value-type="float" office:value="0.303071773418399" calcext:value-type="float">
            <text:p>0.303071773418399</text:p>
          </table:table-cell>
        </table:table-row>
        <table:table-row table:style-name="ro1">
          <table:table-cell office:value-type="string" calcext:value-type="string">
            <text:p>2019-11-03 00:16:39</text:p>
          </table:table-cell>
          <table:table-cell office:value-type="float" office:value="0.296649372178241" calcext:value-type="float">
            <text:p>0.296649372178241</text:p>
          </table:table-cell>
          <table:table-cell office:value-type="float" office:value="0.279902849185806" calcext:value-type="float">
            <text:p>0.279902849185806</text:p>
          </table:table-cell>
          <table:table-cell office:value-type="float" office:value="0.302956140393751" calcext:value-type="float">
            <text:p>0.302956140393751</text:p>
          </table:table-cell>
        </table:table-row>
        <table:table-row table:style-name="ro1">
          <table:table-cell office:value-type="string" calcext:value-type="string">
            <text:p>2019-11-03 00:16:40</text:p>
          </table:table-cell>
          <table:table-cell office:value-type="float" office:value="0.296186244033127" calcext:value-type="float">
            <text:p>0.296186244033127</text:p>
          </table:table-cell>
          <table:table-cell office:value-type="float" office:value="0.281087789665197" calcext:value-type="float">
            <text:p>0.281087789665197</text:p>
          </table:table-cell>
          <table:table-cell office:value-type="float" office:value="0.30317667760571" calcext:value-type="float">
            <text:p>0.30317667760571</text:p>
          </table:table-cell>
        </table:table-row>
        <table:table-row table:style-name="ro1">
          <table:table-cell office:value-type="string" calcext:value-type="string">
            <text:p>2019-11-03 00:16:41</text:p>
          </table:table-cell>
          <table:table-cell office:value-type="float" office:value="0.296489631711201" calcext:value-type="float">
            <text:p>0.296489631711201</text:p>
          </table:table-cell>
          <table:table-cell office:value-type="float" office:value="0.280897650825697" calcext:value-type="float">
            <text:p>0.280897650825697</text:p>
          </table:table-cell>
          <table:table-cell office:value-type="float" office:value="0.302552616900518" calcext:value-type="float">
            <text:p>0.302552616900518</text:p>
          </table:table-cell>
        </table:table-row>
        <table:table-row table:style-name="ro1">
          <table:table-cell office:value-type="string" calcext:value-type="string">
            <text:p>2019-11-03 00:16:42</text:p>
          </table:table-cell>
          <table:table-cell office:value-type="float" office:value="0.29606465054329" calcext:value-type="float">
            <text:p>0.29606465054329</text:p>
          </table:table-cell>
          <table:table-cell office:value-type="float" office:value="0.279602441740327" calcext:value-type="float">
            <text:p>0.279602441740327</text:p>
          </table:table-cell>
          <table:table-cell office:value-type="float" office:value="0.302804148531455" calcext:value-type="float">
            <text:p>0.302804148531455</text:p>
          </table:table-cell>
        </table:table-row>
        <table:table-row table:style-name="ro1">
          <table:table-cell office:value-type="string" calcext:value-type="string">
            <text:p>2019-11-03 00:16:43</text:p>
          </table:table-cell>
          <table:table-cell office:value-type="float" office:value="0.296058094031584" calcext:value-type="float">
            <text:p>0.296058094031584</text:p>
          </table:table-cell>
          <table:table-cell office:value-type="float" office:value="0.279571447321349" calcext:value-type="float">
            <text:p>0.279571447321349</text:p>
          </table:table-cell>
          <table:table-cell office:value-type="float" office:value="0.30250612527205" calcext:value-type="float">
            <text:p>0.30250612527205</text:p>
          </table:table-cell>
        </table:table-row>
        <table:table-row table:style-name="ro1">
          <table:table-cell office:value-type="string" calcext:value-type="string">
            <text:p>2019-11-03 00:16:44</text:p>
          </table:table-cell>
          <table:table-cell office:value-type="float" office:value="0.296914612879111" calcext:value-type="float">
            <text:p>0.296914612879111</text:p>
          </table:table-cell>
          <table:table-cell office:value-type="float" office:value="0.280718836870055" calcext:value-type="float">
            <text:p>0.280718836870055</text:p>
          </table:table-cell>
          <table:table-cell office:value-type="float" office:value="0.302636063413151" calcext:value-type="float">
            <text:p>0.302636063413151</text:p>
          </table:table-cell>
        </table:table-row>
        <table:table-row table:style-name="ro1">
          <table:table-cell office:value-type="string" calcext:value-type="string">
            <text:p>2019-11-03 00:16:46</text:p>
          </table:table-cell>
          <table:table-cell office:value-type="float" office:value="0.296846663575967" calcext:value-type="float">
            <text:p>0.296846663575967</text:p>
          </table:table-cell>
          <table:table-cell office:value-type="float" office:value="0.280471477564749" calcext:value-type="float">
            <text:p>0.280471477564749</text:p>
          </table:table-cell>
          <table:table-cell office:value-type="float" office:value="0.302972829696277" calcext:value-type="float">
            <text:p>0.302972829696277</text:p>
          </table:table-cell>
        </table:table-row>
        <table:table-row table:style-name="ro1">
          <table:table-cell office:value-type="string" calcext:value-type="string">
            <text:p>2019-11-03 00:16:47</text:p>
          </table:table-cell>
          <table:table-cell office:value-type="float" office:value="0.29672507008613" calcext:value-type="float">
            <text:p>0.29672507008613</text:p>
          </table:table-cell>
          <table:table-cell office:value-type="float" office:value="0.279932651511747" calcext:value-type="float">
            <text:p>0.279932651511747</text:p>
          </table:table-cell>
          <table:table-cell office:value-type="float" office:value="0.30278149876374" calcext:value-type="float">
            <text:p>0.30278149876374</text:p>
          </table:table-cell>
        </table:table-row>
        <table:table-row table:style-name="ro1">
          <table:table-cell office:value-type="string" calcext:value-type="string">
            <text:p>2019-11-03 00:16:48</text:p>
          </table:table-cell>
          <table:table-cell office:value-type="float" office:value="0.296709572876641" calcext:value-type="float">
            <text:p>0.296709572876641</text:p>
          </table:table-cell>
          <table:table-cell office:value-type="float" office:value="0.279709134067194" calcext:value-type="float">
            <text:p>0.279709134067194</text:p>
          </table:table-cell>
          <table:table-cell office:value-type="float" office:value="0.302707588995408" calcext:value-type="float">
            <text:p>0.302707588995408</text:p>
          </table:table-cell>
        </table:table-row>
        <table:table-row table:style-name="ro1">
          <table:table-cell office:value-type="string" calcext:value-type="string">
            <text:p>2019-11-03 00:16:49</text:p>
          </table:table-cell>
          <table:table-cell office:value-type="float" office:value="0.296693479620633" calcext:value-type="float">
            <text:p>0.296693479620633</text:p>
          </table:table-cell>
          <table:table-cell office:value-type="float" office:value="0.279623303368485" calcext:value-type="float">
            <text:p>0.279623303368485</text:p>
          </table:table-cell>
          <table:table-cell office:value-type="float" office:value="0.302637255506188" calcext:value-type="float">
            <text:p>0.302637255506188</text:p>
          </table:table-cell>
        </table:table-row>
        <table:table-row table:style-name="ro1">
          <table:table-cell office:value-type="string" calcext:value-type="string">
            <text:p>2019-11-03 00:16:50</text:p>
          </table:table-cell>
          <table:table-cell office:value-type="float" office:value="0.296485459385569" calcext:value-type="float">
            <text:p>0.296485459385569</text:p>
          </table:table-cell>
          <table:table-cell office:value-type="float" office:value="0.279734764067503" calcext:value-type="float">
            <text:p>0.279734764067503</text:p>
          </table:table-cell>
          <table:table-cell office:value-type="float" office:value="0.302211678291759" calcext:value-type="float">
            <text:p>0.302211678291759</text:p>
          </table:table-cell>
        </table:table-row>
        <table:table-row table:style-name="ro1">
          <table:table-cell office:value-type="string" calcext:value-type="string">
            <text:p>2019-11-03 00:16:51</text:p>
          </table:table-cell>
          <table:table-cell office:value-type="float" office:value="0.296205317521729" calcext:value-type="float">
            <text:p>0.296205317521729</text:p>
          </table:table-cell>
          <table:table-cell office:value-type="float" office:value="0.279724631276683" calcext:value-type="float">
            <text:p>0.279724631276683</text:p>
          </table:table-cell>
          <table:table-cell office:value-type="float" office:value="0.302428043178087" calcext:value-type="float">
            <text:p>0.302428043178087</text:p>
          </table:table-cell>
        </table:table-row>
        <table:table-row table:style-name="ro1">
          <table:table-cell office:value-type="string" calcext:value-type="string">
            <text:p>2019-11-03 00:16:53</text:p>
          </table:table-cell>
          <table:table-cell office:value-type="float" office:value="0.295778548214262" calcext:value-type="float">
            <text:p>0.295778548214262</text:p>
          </table:table-cell>
          <table:table-cell office:value-type="float" office:value="0.280057821280697" calcext:value-type="float">
            <text:p>0.280057821280697</text:p>
          </table:table-cell>
          <table:table-cell office:value-type="float" office:value="0.302230155733842" calcext:value-type="float">
            <text:p>0.302230155733842</text:p>
          </table:table-cell>
        </table:table-row>
        <table:table-row table:style-name="ro1">
          <table:table-cell office:value-type="string" calcext:value-type="string">
            <text:p>2019-11-03 00:16:54</text:p>
          </table:table-cell>
          <table:table-cell office:value-type="float" office:value="0.295492445885235" calcext:value-type="float">
            <text:p>0.295492445885235</text:p>
          </table:table-cell>
          <table:table-cell office:value-type="float" office:value="0.28011086942087" calcext:value-type="float">
            <text:p>0.28011086942087</text:p>
          </table:table-cell>
          <table:table-cell office:value-type="float" office:value="0.302672422250798" calcext:value-type="float">
            <text:p>0.302672422250798</text:p>
          </table:table-cell>
        </table:table-row>
        <table:table-row table:style-name="ro1">
          <table:table-cell office:value-type="string" calcext:value-type="string">
            <text:p>2019-11-03 00:16:55</text:p>
          </table:table-cell>
          <table:table-cell office:value-type="float" office:value="0.29562476821241" calcext:value-type="float">
            <text:p>0.29562476821241</text:p>
          </table:table-cell>
          <table:table-cell office:value-type="float" office:value="0.280551943844789" calcext:value-type="float">
            <text:p>0.280551943844789</text:p>
          </table:table-cell>
          <table:table-cell office:value-type="float" office:value="0.302553808993555" calcext:value-type="float">
            <text:p>0.302553808993555</text:p>
          </table:table-cell>
        </table:table-row>
        <table:table-row table:style-name="ro1">
          <table:table-cell office:value-type="string" calcext:value-type="string">
            <text:p>2019-11-03 00:16:56</text:p>
          </table:table-cell>
          <table:table-cell office:value-type="float" office:value="0.29645982938526" calcext:value-type="float">
            <text:p>0.29645982938526</text:p>
          </table:table-cell>
          <table:table-cell office:value-type="float" office:value="0.281031761292429" calcext:value-type="float">
            <text:p>0.281031761292429</text:p>
          </table:table-cell>
          <table:table-cell office:value-type="float" office:value="0.302697456204588" calcext:value-type="float">
            <text:p>0.302697456204588</text:p>
          </table:table-cell>
        </table:table-row>
        <table:table-row table:style-name="ro1">
          <table:table-cell office:value-type="string" calcext:value-type="string">
            <text:p>2019-11-03 00:16:57</text:p>
          </table:table-cell>
          <table:table-cell office:value-type="float" office:value="0.296504532874171" calcext:value-type="float">
            <text:p>0.296504532874171</text:p>
          </table:table-cell>
          <table:table-cell office:value-type="float" office:value="0.280652675706467" calcext:value-type="float">
            <text:p>0.280652675706467</text:p>
          </table:table-cell>
          <table:table-cell office:value-type="float" office:value="0.302715933646671" calcext:value-type="float">
            <text:p>0.302715933646671</text:p>
          </table:table-cell>
        </table:table-row>
        <table:table-row table:style-name="ro1">
          <table:table-cell office:value-type="string" calcext:value-type="string">
            <text:p>2019-11-03 00:16:58</text:p>
          </table:table-cell>
          <table:table-cell office:value-type="float" office:value="0.296543275897893" calcext:value-type="float">
            <text:p>0.296543275897893</text:p>
          </table:table-cell>
          <table:table-cell office:value-type="float" office:value="0.280432138494508" calcext:value-type="float">
            <text:p>0.280432138494508</text:p>
          </table:table-cell>
          <table:table-cell office:value-type="float" office:value="0.302559769458743" calcext:value-type="float">
            <text:p>0.302559769458743</text:p>
          </table:table-cell>
        </table:table-row>
        <table:table-row table:style-name="ro1">
          <table:table-cell office:value-type="string" calcext:value-type="string">
            <text:p>2019-11-03 00:17:00</text:p>
          </table:table-cell>
          <table:table-cell office:value-type="float" office:value="0.296451484733997" calcext:value-type="float">
            <text:p>0.296451484733997</text:p>
          </table:table-cell>
          <table:table-cell office:value-type="float" office:value="0.280000600814891" calcext:value-type="float">
            <text:p>0.280000600814891</text:p>
          </table:table-cell>
          <table:table-cell office:value-type="float" office:value="0.302453077131877" calcext:value-type="float">
            <text:p>0.302453077131877</text:p>
          </table:table-cell>
        </table:table-row>
        <table:table-row table:style-name="ro1">
          <table:table-cell office:value-type="string" calcext:value-type="string">
            <text:p>2019-11-03 00:17:01</text:p>
          </table:table-cell>
          <table:table-cell office:value-type="float" office:value="0.296877657994945" calcext:value-type="float">
            <text:p>0.296877657994945</text:p>
          </table:table-cell>
          <table:table-cell office:value-type="float" office:value="0.280033979419944" calcext:value-type="float">
            <text:p>0.280033979419944</text:p>
          </table:table-cell>
          <table:table-cell office:value-type="float" office:value="0.302169955035443" calcext:value-type="float">
            <text:p>0.302169955035443</text:p>
          </table:table-cell>
        </table:table-row>
        <table:table-row table:style-name="ro1">
          <table:table-cell office:value-type="string" calcext:value-type="string">
            <text:p>2019-11-03 00:17:02</text:p>
          </table:table-cell>
          <table:table-cell office:value-type="float" office:value="0.296231543568557" calcext:value-type="float">
            <text:p>0.296231543568557</text:p>
          </table:table-cell>
          <table:table-cell office:value-type="float" office:value="0.279220375921771" calcext:value-type="float">
            <text:p>0.279220375921771</text:p>
          </table:table-cell>
          <table:table-cell office:value-type="float" office:value="0.301913655032355" calcext:value-type="float">
            <text:p>0.301913655032355</text:p>
          </table:table-cell>
        </table:table-row>
        <table:table-row table:style-name="ro1">
          <table:table-cell office:value-type="string" calcext:value-type="string">
            <text:p>2019-11-03 00:17:03</text:p>
          </table:table-cell>
          <table:table-cell office:value-type="float" office:value="0.295946633332566" calcext:value-type="float">
            <text:p>0.295946633332566</text:p>
          </table:table-cell>
          <table:table-cell office:value-type="float" office:value="0.279483828483084" calcext:value-type="float">
            <text:p>0.279483828483084</text:p>
          </table:table-cell>
          <table:table-cell office:value-type="float" office:value="0.301814115263714" calcext:value-type="float">
            <text:p>0.301814115263714</text:p>
          </table:table-cell>
        </table:table-row>
        <table:table-row table:style-name="ro1">
          <table:table-cell office:value-type="string" calcext:value-type="string">
            <text:p>2019-11-03 00:17:04</text:p>
          </table:table-cell>
          <table:table-cell office:value-type="float" office:value="0.295661127050057" calcext:value-type="float">
            <text:p>0.295661127050057</text:p>
          </table:table-cell>
          <table:table-cell office:value-type="float" office:value="0.27975622174218" calcext:value-type="float">
            <text:p>0.27975622174218</text:p>
          </table:table-cell>
          <table:table-cell office:value-type="float" office:value="0.302083528290215" calcext:value-type="float">
            <text:p>0.302083528290215</text:p>
          </table:table-cell>
        </table:table-row>
        <table:table-row table:style-name="ro1">
          <table:table-cell office:value-type="string" calcext:value-type="string">
            <text:p>2019-11-03 00:17:05</text:p>
          </table:table-cell>
          <table:table-cell office:value-type="float" office:value="0.295484101233971" calcext:value-type="float">
            <text:p>0.295484101233971</text:p>
          </table:table-cell>
          <table:table-cell office:value-type="float" office:value="0.280255112678422" calcext:value-type="float">
            <text:p>0.280255112678422</text:p>
          </table:table-cell>
          <table:table-cell office:value-type="float" office:value="0.302148497360766" calcext:value-type="float">
            <text:p>0.302148497360766</text:p>
          </table:table-cell>
        </table:table-row>
        <table:table-row table:style-name="ro1">
          <table:table-cell office:value-type="string" calcext:value-type="string">
            <text:p>2019-11-03 00:17:07</text:p>
          </table:table-cell>
          <table:table-cell office:value-type="float" office:value="0.295740401237059" calcext:value-type="float">
            <text:p>0.295740401237059</text:p>
          </table:table-cell>
          <table:table-cell office:value-type="float" office:value="0.280450019890072" calcext:value-type="float">
            <text:p>0.280450019890072</text:p>
          </table:table-cell>
          <table:table-cell office:value-type="float" office:value="0.302230155733842" calcext:value-type="float">
            <text:p>0.302230155733842</text:p>
          </table:table-cell>
        </table:table-row>
        <table:table-row table:style-name="ro1">
          <table:table-cell office:value-type="string" calcext:value-type="string">
            <text:p>2019-11-03 00:17:08</text:p>
          </table:table-cell>
          <table:table-cell office:value-type="float" office:value="0.296333467523273" calcext:value-type="float">
            <text:p>0.296333467523273</text:p>
          </table:table-cell>
          <table:table-cell office:value-type="float" office:value="0.280488166867276" calcext:value-type="float">
            <text:p>0.280488166867276</text:p>
          </table:table-cell>
          <table:table-cell office:value-type="float" office:value="0.302262342245858" calcext:value-type="float">
            <text:p>0.302262342245858</text:p>
          </table:table-cell>
        </table:table-row>
        <table:table-row table:style-name="ro1">
          <table:table-cell office:value-type="string" calcext:value-type="string">
            <text:p>2019-11-03 00:17:09</text:p>
          </table:table-cell>
          <table:table-cell office:value-type="float" office:value="0.296753680319033" calcext:value-type="float">
            <text:p>0.296753680319033</text:p>
          </table:table-cell>
          <table:table-cell office:value-type="float" office:value="0.280231866864189" calcext:value-type="float">
            <text:p>0.280231866864189</text:p>
          </table:table-cell>
          <table:table-cell office:value-type="float" office:value="0.302004254103214" calcext:value-type="float">
            <text:p>0.302004254103214</text:p>
          </table:table-cell>
        </table:table-row>
        <table:table-row table:style-name="ro1">
          <table:table-cell office:value-type="string" calcext:value-type="string">
            <text:p>2019-11-03 00:17:10</text:p>
          </table:table-cell>
          <table:table-cell office:value-type="float" office:value="0.296604668689331" calcext:value-type="float">
            <text:p>0.296604668689331</text:p>
          </table:table-cell>
          <table:table-cell office:value-type="float" office:value="0.279659662206133" calcext:value-type="float">
            <text:p>0.279659662206133</text:p>
          </table:table-cell>
          <table:table-cell office:value-type="float" office:value="0.302158630151585" calcext:value-type="float">
            <text:p>0.302158630151585</text:p>
          </table:table-cell>
        </table:table-row>
        <table:table-row table:style-name="ro1">
          <table:table-cell office:value-type="string" calcext:value-type="string">
            <text:p>2019-11-03 00:17:11</text:p>
          </table:table-cell>
          <table:table-cell office:value-type="float" office:value="0.296337043802386" calcext:value-type="float">
            <text:p>0.296337043802386</text:p>
          </table:table-cell>
          <table:table-cell office:value-type="float" office:value="0.279468331273595" calcext:value-type="float">
            <text:p>0.279468331273595</text:p>
          </table:table-cell>
          <table:table-cell office:value-type="float" office:value="0.301715767588111" calcext:value-type="float">
            <text:p>0.301715767588111</text:p>
          </table:table-cell>
        </table:table-row>
        <table:table-row table:style-name="ro1">
          <table:table-cell office:value-type="string" calcext:value-type="string">
            <text:p>2019-11-03 00:17:12</text:p>
          </table:table-cell>
          <table:table-cell office:value-type="float" office:value="0.295987760542364" calcext:value-type="float">
            <text:p>0.295987760542364</text:p>
          </table:table-cell>
          <table:table-cell office:value-type="float" office:value="0.279277000341058" calcext:value-type="float">
            <text:p>0.279277000341058</text:p>
          </table:table-cell>
          <table:table-cell office:value-type="float" office:value="0.301461851771099" calcext:value-type="float">
            <text:p>0.301461851771099</text:p>
          </table:table-cell>
        </table:table-row>
        <table:table-row table:style-name="ro1">
          <table:table-cell office:value-type="string" calcext:value-type="string">
            <text:p>2019-11-03 00:17:14</text:p>
          </table:table-cell>
          <table:table-cell office:value-type="float" office:value="0.295731460539277" calcext:value-type="float">
            <text:p>0.295731460539277</text:p>
          </table:table-cell>
          <table:table-cell office:value-type="float" office:value="0.279677543601697" calcext:value-type="float">
            <text:p>0.279677543601697</text:p>
          </table:table-cell>
          <table:table-cell office:value-type="float" office:value="0.301916635264949" calcext:value-type="float">
            <text:p>0.301916635264949</text:p>
          </table:table-cell>
        </table:table-row>
        <table:table-row table:style-name="ro1">
          <table:table-cell office:value-type="string" calcext:value-type="string">
            <text:p>2019-11-03 00:17:15</text:p>
          </table:table-cell>
          <table:table-cell office:value-type="float" office:value="0.295971667286356" calcext:value-type="float">
            <text:p>0.295971667286356</text:p>
          </table:table-cell>
          <table:table-cell office:value-type="float" office:value="0.280407700587237" calcext:value-type="float">
            <text:p>0.280407700587237</text:p>
          </table:table-cell>
          <table:table-cell office:value-type="float" office:value="0.301933920613995" calcext:value-type="float">
            <text:p>0.301933920613995</text:p>
          </table:table-cell>
        </table:table-row>
        <table:table-row table:style-name="ro1">
          <table:table-cell office:value-type="string" calcext:value-type="string">
            <text:p>2019-11-03 00:17:16</text:p>
          </table:table-cell>
          <table:table-cell office:value-type="float" office:value="0.295937692634784" calcext:value-type="float">
            <text:p>0.295937692634784</text:p>
          </table:table-cell>
          <table:table-cell office:value-type="float" office:value="0.280615124775782" calcext:value-type="float">
            <text:p>0.280615124775782</text:p>
          </table:table-cell>
          <table:table-cell office:value-type="float" office:value="0.30218604829145" calcext:value-type="float">
            <text:p>0.30218604829145</text:p>
          </table:table-cell>
        </table:table-row>
        <table:table-row table:style-name="ro1">
          <table:table-cell office:value-type="string" calcext:value-type="string">
            <text:p>2019-11-03 00:17:17</text:p>
          </table:table-cell>
          <table:table-cell office:value-type="float" office:value="0.296102797520494" calcext:value-type="float">
            <text:p>0.296102797520494</text:p>
          </table:table-cell>
          <table:table-cell office:value-type="float" office:value="0.280654463846024" calcext:value-type="float">
            <text:p>0.280654463846024</text:p>
          </table:table-cell>
          <table:table-cell office:value-type="float" office:value="0.301572120377078" calcext:value-type="float">
            <text:p>0.301572120377078</text:p>
          </table:table-cell>
        </table:table-row>
        <table:table-row table:style-name="ro1">
          <table:table-cell office:value-type="string" calcext:value-type="string">
            <text:p>2019-11-03 00:17:18</text:p>
          </table:table-cell>
          <table:table-cell office:value-type="float" office:value="0.296184455893571" calcext:value-type="float">
            <text:p>0.296184455893571</text:p>
          </table:table-cell>
          <table:table-cell office:value-type="float" office:value="0.280413661052425" calcext:value-type="float">
            <text:p>0.280413661052425</text:p>
          </table:table-cell>
          <table:table-cell office:value-type="float" office:value="0.301449334794204" calcext:value-type="float">
            <text:p>0.301449334794204</text:p>
          </table:table-cell>
        </table:table-row>
        <table:table-row table:style-name="ro1">
          <table:table-cell office:value-type="string" calcext:value-type="string">
            <text:p>2019-11-03 00:17:19</text:p>
          </table:table-cell>
          <table:table-cell office:value-type="float" office:value="0.2962899561274" calcext:value-type="float">
            <text:p>0.2962899561274</text:p>
          </table:table-cell>
          <table:table-cell office:value-type="float" office:value="0.280185375235721" calcext:value-type="float">
            <text:p>0.280185375235721</text:p>
          </table:table-cell>
          <table:table-cell office:value-type="float" office:value="0.301201379442379" calcext:value-type="float">
            <text:p>0.301201379442379</text:p>
          </table:table-cell>
        </table:table-row>
        <table:table-row table:style-name="ro1">
          <table:table-cell office:value-type="string" calcext:value-type="string">
            <text:p>2019-11-03 00:17:21</text:p>
          </table:table-cell>
          <table:table-cell office:value-type="float" office:value="0.296592747758954" calcext:value-type="float">
            <text:p>0.296592747758954</text:p>
          </table:table-cell>
          <table:table-cell office:value-type="float" office:value="0.279832515696587" calcext:value-type="float">
            <text:p>0.279832515696587</text:p>
          </table:table-cell>
          <table:table-cell office:value-type="float" office:value="0.301541722004619" calcext:value-type="float">
            <text:p>0.301541722004619</text:p>
          </table:table-cell>
        </table:table-row>
        <table:table-row table:style-name="ro1">
          <table:table-cell office:value-type="string" calcext:value-type="string">
            <text:p>2019-11-03 00:17:22</text:p>
          </table:table-cell>
          <table:table-cell office:value-type="float" office:value="0.296067630775884" calcext:value-type="float">
            <text:p>0.296067630775884</text:p>
          </table:table-cell>
          <table:table-cell office:value-type="float" office:value="0.279464158947964" calcext:value-type="float">
            <text:p>0.279464158947964</text:p>
          </table:table-cell>
          <table:table-cell office:value-type="float" office:value="0.301565563865371" calcext:value-type="float">
            <text:p>0.301565563865371</text:p>
          </table:table-cell>
        </table:table-row>
        <table:table-row table:style-name="ro1">
          <table:table-cell office:value-type="string" calcext:value-type="string">
            <text:p>2019-11-03 00:17:23</text:p>
          </table:table-cell>
          <table:table-cell office:value-type="float" office:value="0.295643841701012" calcext:value-type="float">
            <text:p>0.295643841701012</text:p>
          </table:table-cell>
          <table:table-cell office:value-type="float" office:value="0.279769334765593" calcext:value-type="float">
            <text:p>0.279769334765593</text:p>
          </table:table-cell>
          <table:table-cell office:value-type="float" office:value="0.301367676421127" calcext:value-type="float">
            <text:p>0.301367676421127</text:p>
          </table:table-cell>
        </table:table-row>
        <table:table-row table:style-name="ro1">
          <table:table-cell office:value-type="string" calcext:value-type="string">
            <text:p>2019-11-03 00:17:24</text:p>
          </table:table-cell>
          <table:table-cell office:value-type="float" office:value="0.295236145882147" calcext:value-type="float">
            <text:p>0.295236145882147</text:p>
          </table:table-cell>
          <table:table-cell office:value-type="float" office:value="0.27989092825543" calcext:value-type="float">
            <text:p>0.27989092825543</text:p>
          </table:table-cell>
          <table:table-cell office:value-type="float" office:value="0.301560199446702" calcext:value-type="float">
            <text:p>0.301560199446702</text:p>
          </table:table-cell>
        </table:table-row>
        <table:table-row table:style-name="ro1">
          <table:table-cell office:value-type="string" calcext:value-type="string">
            <text:p>2019-11-03 00:17:25</text:p>
          </table:table-cell>
          <table:table-cell office:value-type="float" office:value="0.295807754493684" calcext:value-type="float">
            <text:p>0.295807754493684</text:p>
          </table:table-cell>
          <table:table-cell office:value-type="float" office:value="0.280807051754838" calcext:value-type="float">
            <text:p>0.280807051754838</text:p>
          </table:table-cell>
          <table:table-cell office:value-type="float" office:value="0.301381385491059" calcext:value-type="float">
            <text:p>0.301381385491059</text:p>
          </table:table-cell>
        </table:table-row>
        <table:table-row table:style-name="ro1">
          <table:table-cell office:value-type="string" calcext:value-type="string">
            <text:p>2019-11-03 00:17:26</text:p>
          </table:table-cell>
          <table:table-cell office:value-type="float" office:value="0.295924579611371" calcext:value-type="float">
            <text:p>0.295924579611371</text:p>
          </table:table-cell>
          <table:table-cell office:value-type="float" office:value="0.280841622452929" calcext:value-type="float">
            <text:p>0.280841622452929</text:p>
          </table:table-cell>
          <table:table-cell office:value-type="float" office:value="0.301013028742436" calcext:value-type="float">
            <text:p>0.301013028742436</text:p>
          </table:table-cell>
        </table:table-row>
        <table:table-row table:style-name="ro1">
          <table:table-cell office:value-type="string" calcext:value-type="string">
            <text:p>2019-11-03 00:17:28</text:p>
          </table:table-cell>
          <table:table-cell office:value-type="float" office:value="0.296321546592897" calcext:value-type="float">
            <text:p>0.296321546592897</text:p>
          </table:table-cell>
          <table:table-cell office:value-type="float" office:value="0.280635390357422" calcext:value-type="float">
            <text:p>0.280635390357422</text:p>
          </table:table-cell>
          <table:table-cell office:value-type="float" office:value="0.301245486884771" calcext:value-type="float">
            <text:p>0.301245486884771</text:p>
          </table:table-cell>
        </table:table-row>
        <table:table-row table:style-name="ro1">
          <table:table-cell office:value-type="string" calcext:value-type="string">
            <text:p>2019-11-03 00:17:29</text:p>
          </table:table-cell>
          <table:table-cell office:value-type="float" office:value="0.296368038221364" calcext:value-type="float">
            <text:p>0.296368038221364</text:p>
          </table:table-cell>
          <table:table-cell office:value-type="float" office:value="0.280154976863262" calcext:value-type="float">
            <text:p>0.280154976863262</text:p>
          </table:table-cell>
          <table:table-cell office:value-type="float" office:value="0.301374828979353" calcext:value-type="float">
            <text:p>0.301374828979353</text:p>
          </table:table-cell>
        </table:table-row>
        <table:table-row table:style-name="ro1">
          <table:table-cell office:value-type="string" calcext:value-type="string">
            <text:p>2019-11-03 00:17:30</text:p>
          </table:table-cell>
          <table:table-cell office:value-type="float" office:value="0.296488439618163" calcext:value-type="float">
            <text:p>0.296488439618163</text:p>
          </table:table-cell>
          <table:table-cell office:value-type="float" office:value="0.280078086862336" calcext:value-type="float">
            <text:p>0.280078086862336</text:p>
          </table:table-cell>
          <table:table-cell office:value-type="float" office:value="0.301219260837944" calcext:value-type="float">
            <text:p>0.301219260837944</text:p>
          </table:table-cell>
        </table:table-row>
        <table:table-row table:style-name="ro1">
          <table:table-cell office:value-type="string" calcext:value-type="string">
            <text:p>2019-11-03 00:17:31</text:p>
          </table:table-cell>
          <table:table-cell office:value-type="float" office:value="0.296216046359068" calcext:value-type="float">
            <text:p>0.296216046359068</text:p>
          </table:table-cell>
          <table:table-cell office:value-type="float" office:value="0.279720458951051" calcext:value-type="float">
            <text:p>0.279720458951051</text:p>
          </table:table-cell>
          <table:table-cell office:value-type="float" office:value="0.301142370837017" calcext:value-type="float">
            <text:p>0.301142370837017</text:p>
          </table:table-cell>
        </table:table-row>
        <table:table-row table:style-name="ro1">
          <table:table-cell office:value-type="string" calcext:value-type="string">
            <text:p>2019-11-03 00:17:32</text:p>
          </table:table-cell>
          <table:table-cell office:value-type="float" office:value="0.295670067747839" calcext:value-type="float">
            <text:p>0.295670067747839</text:p>
          </table:table-cell>
          <table:table-cell office:value-type="float" office:value="0.280103120816126" calcext:value-type="float">
            <text:p>0.280103120816126</text:p>
          </table:table-cell>
          <table:table-cell office:value-type="float" office:value="0.300973689672195" calcext:value-type="float">
            <text:p>0.300973689672195</text:p>
          </table:table-cell>
        </table:table-row>
        <table:table-row table:style-name="ro1">
          <table:table-cell office:value-type="string" calcext:value-type="string">
            <text:p>2019-11-03 00:17:34</text:p>
          </table:table-cell>
          <table:table-cell office:value-type="float" office:value="0.29557470030483" calcext:value-type="float">
            <text:p>0.29557470030483</text:p>
          </table:table-cell>
          <table:table-cell office:value-type="float" office:value="0.280637178496978" calcext:value-type="float">
            <text:p>0.280637178496978</text:p>
          </table:table-cell>
          <table:table-cell office:value-type="float" office:value="0.301313436187915" calcext:value-type="float">
            <text:p>0.301313436187915</text:p>
          </table:table-cell>
        </table:table-row>
        <table:table-row table:style-name="ro1">
          <table:table-cell office:value-type="string" calcext:value-type="string">
            <text:p>2019-11-03 00:17:35</text:p>
          </table:table-cell>
          <table:table-cell office:value-type="float" office:value="0.296100413334419" calcext:value-type="float">
            <text:p>0.296100413334419</text:p>
          </table:table-cell>
          <table:table-cell office:value-type="float" office:value="0.28069618710234" calcext:value-type="float">
            <text:p>0.28069618710234</text:p>
          </table:table-cell>
          <table:table-cell office:value-type="float" office:value="0.30065599687767" calcext:value-type="float">
            <text:p>0.30065599687767</text:p>
          </table:table-cell>
        </table:table-row>
        <table:table-row table:style-name="ro1">
          <table:table-cell office:value-type="string" calcext:value-type="string">
            <text:p>2019-11-03 00:17:36</text:p>
          </table:table-cell>
          <table:table-cell office:value-type="float" office:value="0.296077167520185" calcext:value-type="float">
            <text:p>0.296077167520185</text:p>
          </table:table-cell>
          <table:table-cell office:value-type="float" office:value="0.28125647083002" calcext:value-type="float">
            <text:p>0.28125647083002</text:p>
          </table:table-cell>
          <table:table-cell office:value-type="float" office:value="0.301023161533256" calcext:value-type="float">
            <text:p>0.301023161533256</text:p>
          </table:table-cell>
        </table:table-row>
        <table:table-row table:style-name="ro1">
          <table:table-cell office:value-type="string" calcext:value-type="string">
            <text:p>2019-11-03 00:17:37</text:p>
          </table:table-cell>
          <table:table-cell office:value-type="float" office:value="0.296565925665608" calcext:value-type="float">
            <text:p>0.296565925665608</text:p>
          </table:table-cell>
          <table:table-cell office:value-type="float" office:value="0.280747447102958" calcext:value-type="float">
            <text:p>0.280747447102958</text:p>
          </table:table-cell>
          <table:table-cell office:value-type="float" office:value="0.301151907581318" calcext:value-type="float">
            <text:p>0.301151907581318</text:p>
          </table:table-cell>
        </table:table-row>
        <table:table-row table:style-name="ro1">
          <table:table-cell office:value-type="string" calcext:value-type="string">
            <text:p>2019-11-03 00:17:38</text:p>
          </table:table-cell>
          <table:table-cell office:value-type="float" office:value="0.296853816134192" calcext:value-type="float">
            <text:p>0.296853816134192</text:p>
          </table:table-cell>
          <table:table-cell office:value-type="float" office:value="0.280483398495126" calcext:value-type="float">
            <text:p>0.280483398495126</text:p>
          </table:table-cell>
          <table:table-cell office:value-type="float" office:value="0.301001703858579" calcext:value-type="float">
            <text:p>0.301001703858579</text:p>
          </table:table-cell>
        </table:table-row>
        <table:table-row table:style-name="ro1">
          <table:table-cell office:value-type="string" calcext:value-type="string">
            <text:p>2019-11-03 00:17:39</text:p>
          </table:table-cell>
          <table:table-cell office:value-type="float" office:value="0.296925937762968" calcext:value-type="float">
            <text:p>0.296925937762968</text:p>
          </table:table-cell>
          <table:table-cell office:value-type="float" office:value="0.28032127384201" calcext:value-type="float">
            <text:p>0.28032127384201</text:p>
          </table:table-cell>
          <table:table-cell office:value-type="float" office:value="0.300886666880449" calcext:value-type="float">
            <text:p>0.300886666880449</text:p>
          </table:table-cell>
        </table:table-row>
        <table:table-row table:style-name="ro1">
          <table:table-cell office:value-type="string" calcext:value-type="string">
            <text:p>2019-11-03 00:17:41</text:p>
          </table:table-cell>
          <table:table-cell office:value-type="float" office:value="0.296731030551318" calcext:value-type="float">
            <text:p>0.296731030551318</text:p>
          </table:table-cell>
          <table:table-cell office:value-type="float" office:value="0.280104908955682" calcext:value-type="float">
            <text:p>0.280104908955682</text:p>
          </table:table-cell>
          <table:table-cell office:value-type="float" office:value="0.300564801760292" calcext:value-type="float">
            <text:p>0.300564801760292</text:p>
          </table:table-cell>
        </table:table-row>
        <table:table-row table:style-name="ro1">
          <table:table-cell office:value-type="string" calcext:value-type="string">
            <text:p>2019-11-03 00:17:42</text:p>
          </table:table-cell>
          <table:table-cell office:value-type="float" office:value="0.296297108685626" calcext:value-type="float">
            <text:p>0.296297108685626</text:p>
          </table:table-cell>
          <table:table-cell office:value-type="float" office:value="0.279633436159305" calcext:value-type="float">
            <text:p>0.279633436159305</text:p>
          </table:table-cell>
          <table:table-cell office:value-type="float" office:value="0.301088130603806" calcext:value-type="float">
            <text:p>0.301088130603806</text:p>
          </table:table-cell>
        </table:table-row>
        <table:table-row table:style-name="ro1">
          <table:table-cell office:value-type="string" calcext:value-type="string">
            <text:p>2019-11-03 00:17:43</text:p>
          </table:table-cell>
          <table:table-cell office:value-type="float" office:value="0.29575470635351" calcext:value-type="float">
            <text:p>0.29575470635351</text:p>
          </table:table-cell>
          <table:table-cell office:value-type="float" office:value="0.279719862904532" calcext:value-type="float">
            <text:p>0.279719862904532</text:p>
          </table:table-cell>
          <table:table-cell office:value-type="float" office:value="0.301242506652177" calcext:value-type="float">
            <text:p>0.301242506652177</text:p>
          </table:table-cell>
        </table:table-row>
        <table:table-row table:style-name="ro1">
          <table:table-cell office:value-type="string" calcext:value-type="string">
            <text:p>2019-11-03 00:17:44</text:p>
          </table:table-cell>
          <table:table-cell office:value-type="float" office:value="0.295998489379703" calcext:value-type="float">
            <text:p>0.295998489379703</text:p>
          </table:table-cell>
          <table:table-cell office:value-type="float" office:value="0.279942188256048" calcext:value-type="float">
            <text:p>0.279942188256048</text:p>
          </table:table-cell>
          <table:table-cell office:value-type="float" office:value="0.300859248740583" calcext:value-type="float">
            <text:p>0.300859248740583</text:p>
          </table:table-cell>
        </table:table-row>
        <table:table-row table:style-name="ro1">
          <table:table-cell office:value-type="string" calcext:value-type="string">
            <text:p>2019-11-03 00:17:45</text:p>
          </table:table-cell>
          <table:table-cell office:value-type="float" office:value="0.295851265889557" calcext:value-type="float">
            <text:p>0.295851265889557</text:p>
          </table:table-cell>
          <table:table-cell office:value-type="float" office:value="0.280588302682436" calcext:value-type="float">
            <text:p>0.280588302682436</text:p>
          </table:table-cell>
          <table:table-cell office:value-type="float" office:value="0.300958192462706" calcext:value-type="float">
            <text:p>0.300958192462706</text:p>
          </table:table-cell>
        </table:table-row>
        <table:table-row table:style-name="ro1">
          <table:table-cell office:value-type="string" calcext:value-type="string">
            <text:p>2019-11-03 00:17:46</text:p>
          </table:table-cell>
          <table:table-cell office:value-type="float" office:value="0.295688545189922" calcext:value-type="float">
            <text:p>0.295688545189922</text:p>
          </table:table-cell>
          <table:table-cell office:value-type="float" office:value="0.28071645268398" calcext:value-type="float">
            <text:p>0.28071645268398</text:p>
          </table:table-cell>
          <table:table-cell office:value-type="float" office:value="0.300812757112116" calcext:value-type="float">
            <text:p>0.300812757112116</text:p>
          </table:table-cell>
        </table:table-row>
        <table:table-row table:style-name="ro1">
          <table:table-cell office:value-type="string" calcext:value-type="string">
            <text:p>2019-11-03 00:17:48</text:p>
          </table:table-cell>
          <table:table-cell office:value-type="float" office:value="0.296001469612297" calcext:value-type="float">
            <text:p>0.296001469612297</text:p>
          </table:table-cell>
          <table:table-cell office:value-type="float" office:value="0.280990634082631" calcext:value-type="float">
            <text:p>0.280990634082631</text:p>
          </table:table-cell>
          <table:table-cell office:value-type="float" office:value="0.30067089804064" calcext:value-type="float">
            <text:p>0.30067089804064</text:p>
          </table:table-cell>
        </table:table-row>
        <table:table-row table:style-name="ro1">
          <table:table-cell office:value-type="string" calcext:value-type="string">
            <text:p>2019-11-03 00:17:49</text:p>
          </table:table-cell>
          <table:table-cell office:value-type="float" office:value="0.296728050318724" calcext:value-type="float">
            <text:p>0.296728050318724</text:p>
          </table:table-cell>
          <table:table-cell office:value-type="float" office:value="0.279933843604784" calcext:value-type="float">
            <text:p>0.279933843604784</text:p>
          </table:table-cell>
          <table:table-cell office:value-type="float" office:value="0.300790703390921" calcext:value-type="float">
            <text:p>0.300790703390921</text:p>
          </table:table-cell>
        </table:table-row>
        <table:table-row table:style-name="ro1">
          <table:table-cell office:value-type="string" calcext:value-type="string">
            <text:p>2019-11-03 00:17:50</text:p>
          </table:table-cell>
          <table:table-cell office:value-type="float" office:value="0.296923553576893" calcext:value-type="float">
            <text:p>0.296923553576893</text:p>
          </table:table-cell>
          <table:table-cell office:value-type="float" office:value="0.279528531971995" calcext:value-type="float">
            <text:p>0.279528531971995</text:p>
          </table:table-cell>
          <table:table-cell office:value-type="float" office:value="0.300588643621045" calcext:value-type="float">
            <text:p>0.300588643621045</text:p>
          </table:table-cell>
        </table:table-row>
        <table:table-row table:style-name="ro1">
          <table:table-cell office:value-type="string" calcext:value-type="string">
            <text:p>2019-11-03 00:17:51</text:p>
          </table:table-cell>
          <table:table-cell office:value-type="float" office:value="0.295910274494919" calcext:value-type="float">
            <text:p>0.295910274494919</text:p>
          </table:table-cell>
          <table:table-cell office:value-type="float" office:value="0.279359850807172" calcext:value-type="float">
            <text:p>0.279359850807172</text:p>
          </table:table-cell>
          <table:table-cell office:value-type="float" office:value="0.300948655718405" calcext:value-type="float">
            <text:p>0.300948655718405</text:p>
          </table:table-cell>
        </table:table-row>
        <table:table-row table:style-name="ro1">
          <table:table-cell office:value-type="string" calcext:value-type="string">
            <text:p>2019-11-03 00:17:52</text:p>
          </table:table-cell>
          <table:table-cell office:value-type="float" office:value="0.2958399410057" calcext:value-type="float">
            <text:p>0.2958399410057</text:p>
          </table:table-cell>
          <table:table-cell office:value-type="float" office:value="0.279309186853073" calcext:value-type="float">
            <text:p>0.279309186853073</text:p>
          </table:table-cell>
          <table:table-cell office:value-type="float" office:value="0.300684607110573" calcext:value-type="float">
            <text:p>0.300684607110573</text:p>
          </table:table-cell>
        </table:table-row>
        <table:table-row table:style-name="ro1">
          <table:table-cell office:value-type="string" calcext:value-type="string">
            <text:p>2019-11-03 00:17:53</text:p>
          </table:table-cell>
          <table:table-cell office:value-type="float" office:value="0.295138394253063" calcext:value-type="float">
            <text:p>0.295138394253063</text:p>
          </table:table-cell>
          <table:table-cell office:value-type="float" office:value="0.278937253825337" calcext:value-type="float">
            <text:p>0.278937253825337</text:p>
          </table:table-cell>
          <table:table-cell office:value-type="float" office:value="0.300889051066524" calcext:value-type="float">
            <text:p>0.300889051066524</text:p>
          </table:table-cell>
        </table:table-row>
        <table:table-row table:style-name="ro1">
          <table:table-cell office:value-type="string" calcext:value-type="string">
            <text:p>2019-11-03 00:17:55</text:p>
          </table:table-cell>
          <table:table-cell office:value-type="float" office:value="0.295052563554354" calcext:value-type="float">
            <text:p>0.295052563554354</text:p>
          </table:table-cell>
          <table:table-cell office:value-type="float" office:value="0.279763970346924" calcext:value-type="float">
            <text:p>0.279763970346924</text:p>
          </table:table-cell>
          <table:table-cell office:value-type="float" office:value="0.300907528508607" calcext:value-type="float">
            <text:p>0.300907528508607</text:p>
          </table:table-cell>
        </table:table-row>
        <table:table-row table:style-name="ro1">
          <table:table-cell office:value-type="string" calcext:value-type="string">
            <text:p>2019-11-03 00:17:56</text:p>
          </table:table-cell>
          <table:table-cell office:value-type="float" office:value="0.295788681005082" calcext:value-type="float">
            <text:p>0.295788681005082</text:p>
          </table:table-cell>
          <table:table-cell office:value-type="float" office:value="0.279604825926402" calcext:value-type="float">
            <text:p>0.279604825926402</text:p>
          </table:table-cell>
          <table:table-cell office:value-type="float" office:value="0.300575530597631" calcext:value-type="float">
            <text:p>0.300575530597631</text:p>
          </table:table-cell>
        </table:table-row>
        <table:table-row table:style-name="ro1">
          <table:table-cell office:value-type="string" calcext:value-type="string">
            <text:p>2019-11-03 00:17:57</text:p>
          </table:table-cell>
          <table:table-cell office:value-type="float" office:value="0.296251809150196" calcext:value-type="float">
            <text:p>0.296251809150196</text:p>
          </table:table-cell>
          <table:table-cell office:value-type="float" office:value="0.279265079410682" calcext:value-type="float">
            <text:p>0.279265079410682</text:p>
          </table:table-cell>
          <table:table-cell office:value-type="float" office:value="0.301126873627528" calcext:value-type="float">
            <text:p>0.301126873627528</text:p>
          </table:table-cell>
        </table:table-row>
        <table:table-row table:style-name="ro1">
          <table:table-cell office:value-type="string" calcext:value-type="string">
            <text:p>2019-11-03 00:17:58</text:p>
          </table:table-cell>
          <table:table-cell office:value-type="float" office:value="0.296226179149888" calcext:value-type="float">
            <text:p>0.296226179149888</text:p>
          </table:table-cell>
          <table:table-cell office:value-type="float" office:value="0.279093418013265" calcext:value-type="float">
            <text:p>0.279093418013265</text:p>
          </table:table-cell>
          <table:table-cell office:value-type="float" office:value="0.301004684091173" calcext:value-type="float">
            <text:p>0.301004684091173</text:p>
          </table:table-cell>
        </table:table-row>
        <table:table-row table:style-name="ro1">
          <table:table-cell office:value-type="string" calcext:value-type="string">
            <text:p>2019-11-03 00:17:59</text:p>
          </table:table-cell>
          <table:table-cell office:value-type="float" office:value="0.296101009380938" calcext:value-type="float">
            <text:p>0.296101009380938</text:p>
          </table:table-cell>
          <table:table-cell office:value-type="float" office:value="0.278812084056387" calcext:value-type="float">
            <text:p>0.278812084056387</text:p>
          </table:table-cell>
          <table:table-cell office:value-type="float" office:value="0.30079606780959" calcext:value-type="float">
            <text:p>0.30079606780959</text:p>
          </table:table-cell>
        </table:table-row>
        <table:table-row table:style-name="ro1">
          <table:table-cell office:value-type="string" calcext:value-type="string">
            <text:p>2019-11-03 00:18:00</text:p>
          </table:table-cell>
          <table:table-cell office:value-type="float" office:value="0.295748149841803" calcext:value-type="float">
            <text:p>0.295748149841803</text:p>
          </table:table-cell>
          <table:table-cell office:value-type="float" office:value="0.27861062033303" calcext:value-type="float">
            <text:p>0.27861062033303</text:p>
          </table:table-cell>
          <table:table-cell office:value-type="float" office:value="0.301048791533564" calcext:value-type="float">
            <text:p>0.301048791533564</text:p>
          </table:table-cell>
        </table:table-row>
        <table:table-row table:style-name="ro1">
          <table:table-cell office:value-type="string" calcext:value-type="string">
            <text:p>2019-11-03 00:18:02</text:p>
          </table:table-cell>
          <table:table-cell office:value-type="float" office:value="0.295916234960107" calcext:value-type="float">
            <text:p>0.295916234960107</text:p>
          </table:table-cell>
          <table:table-cell office:value-type="float" office:value="0.278629097775113" calcext:value-type="float">
            <text:p>0.278629097775113</text:p>
          </table:table-cell>
          <table:table-cell office:value-type="float" office:value="0.300570166178962" calcext:value-type="float">
            <text:p>0.300570166178962</text:p>
          </table:table-cell>
        </table:table-row>
        <table:table-row table:style-name="ro1">
          <table:table-cell office:value-type="string" calcext:value-type="string">
            <text:p>2019-11-03 00:18:03</text:p>
          </table:table-cell>
          <table:table-cell office:value-type="float" office:value="0.295422708442534" calcext:value-type="float">
            <text:p>0.295422708442534</text:p>
          </table:table-cell>
          <table:table-cell office:value-type="float" office:value="0.27848068219193" calcext:value-type="float">
            <text:p>0.27848068219193</text:p>
          </table:table-cell>
          <table:table-cell office:value-type="float" office:value="0.300412213851477" calcext:value-type="float">
            <text:p>0.300412213851477</text:p>
          </table:table-cell>
        </table:table-row>
        <table:table-row table:style-name="ro1">
          <table:table-cell office:value-type="string" calcext:value-type="string">
            <text:p>2019-11-03 00:18:04</text:p>
          </table:table-cell>
          <table:table-cell office:value-type="float" office:value="0.295532381001995" calcext:value-type="float">
            <text:p>0.295532381001995</text:p>
          </table:table-cell>
          <table:table-cell office:value-type="float" office:value="0.278598699402654" calcext:value-type="float">
            <text:p>0.278598699402654</text:p>
          </table:table-cell>
          <table:table-cell office:value-type="float" office:value="0.300120151057261" calcext:value-type="float">
            <text:p>0.300120151057261</text:p>
          </table:table-cell>
        </table:table-row>
        <table:table-row table:style-name="ro1">
          <table:table-cell office:value-type="string" calcext:value-type="string">
            <text:p>2019-11-03 00:18:05</text:p>
          </table:table-cell>
          <table:table-cell office:value-type="float" office:value="0.295256411463787" calcext:value-type="float">
            <text:p>0.295256411463787</text:p>
          </table:table-cell>
          <table:table-cell office:value-type="float" office:value="0.279092821966746" calcext:value-type="float">
            <text:p>0.279092821966746</text:p>
          </table:table-cell>
          <table:table-cell office:value-type="float" office:value="0.300083792219614" calcext:value-type="float">
            <text:p>0.300083792219614</text:p>
          </table:table-cell>
        </table:table-row>
        <table:table-row table:style-name="ro1">
          <table:table-cell office:value-type="string" calcext:value-type="string">
            <text:p>2019-11-03 00:18:06</text:p>
          </table:table-cell>
          <table:table-cell office:value-type="float" office:value="0.295574104258311" calcext:value-type="float">
            <text:p>0.295574104258311</text:p>
          </table:table-cell>
          <table:table-cell office:value-type="float" office:value="0.279061231501249" calcext:value-type="float">
            <text:p>0.279061231501249</text:p>
          </table:table-cell>
          <table:table-cell office:value-type="float" office:value="0.300207769895526" calcext:value-type="float">
            <text:p>0.300207769895526</text:p>
          </table:table-cell>
        </table:table-row>
        <table:table-row table:style-name="ro1">
          <table:table-cell office:value-type="string" calcext:value-type="string">
            <text:p>2019-11-03 00:18:07</text:p>
          </table:table-cell>
          <table:table-cell office:value-type="float" office:value="0.295591389607357" calcext:value-type="float">
            <text:p>0.295591389607357</text:p>
          </table:table-cell>
          <table:table-cell office:value-type="float" office:value="0.279219183828733" calcext:value-type="float">
            <text:p>0.279219183828733</text:p>
          </table:table-cell>
          <table:table-cell office:value-type="float" office:value="0.300095117103471" calcext:value-type="float">
            <text:p>0.300095117103471</text:p>
          </table:table-cell>
        </table:table-row>
        <table:table-row table:style-name="ro1">
          <table:table-cell office:value-type="string" calcext:value-type="string">
            <text:p>2019-11-03 00:18:09</text:p>
          </table:table-cell>
          <table:table-cell office:value-type="float" office:value="0.295041834717016" calcext:value-type="float">
            <text:p>0.295041834717016</text:p>
          </table:table-cell>
          <table:table-cell office:value-type="float" office:value="0.279669198950434" calcext:value-type="float">
            <text:p>0.279669198950434</text:p>
          </table:table-cell>
          <table:table-cell office:value-type="float" office:value="0.300138628499344" calcext:value-type="float">
            <text:p>0.300138628499344</text:p>
          </table:table-cell>
        </table:table-row>
        <table:table-row table:style-name="ro1">
          <table:table-cell office:value-type="string" calcext:value-type="string">
            <text:p>2019-11-03 00:18:10</text:p>
          </table:table-cell>
          <table:table-cell office:value-type="float" office:value="0.295531188908957" calcext:value-type="float">
            <text:p>0.295531188908957</text:p>
          </table:table-cell>
          <table:table-cell office:value-type="float" office:value="0.279907021511438" calcext:value-type="float">
            <text:p>0.279907021511438</text:p>
          </table:table-cell>
          <table:table-cell office:value-type="float" office:value="0.300387775944206" calcext:value-type="float">
            <text:p>0.300387775944206</text:p>
          </table:table-cell>
        </table:table-row>
        <table:table-row table:style-name="ro1">
          <table:table-cell office:value-type="string" calcext:value-type="string">
            <text:p>2019-11-03 00:18:11</text:p>
          </table:table-cell>
          <table:table-cell office:value-type="float" office:value="0.29572490402757" calcext:value-type="float">
            <text:p>0.29572490402757</text:p>
          </table:table-cell>
          <table:table-cell office:value-type="float" office:value="0.279646549182719" calcext:value-type="float">
            <text:p>0.279646549182719</text:p>
          </table:table-cell>
          <table:table-cell office:value-type="float" office:value="0.300333535710995" calcext:value-type="float">
            <text:p>0.300333535710995</text:p>
          </table:table-cell>
        </table:table-row>
        <table:table-row table:style-name="ro1">
          <table:table-cell office:value-type="string" calcext:value-type="string">
            <text:p>2019-11-03 00:18:12</text:p>
          </table:table-cell>
          <table:table-cell office:value-type="float" office:value="0.295887624727204" calcext:value-type="float">
            <text:p>0.295887624727204</text:p>
          </table:table-cell>
          <table:table-cell office:value-type="float" office:value="0.279542837088446" calcext:value-type="float">
            <text:p>0.279542837088446</text:p>
          </table:table-cell>
          <table:table-cell office:value-type="float" office:value="0.300388371990725" calcext:value-type="float">
            <text:p>0.300388371990725</text:p>
          </table:table-cell>
        </table:table-row>
        <table:table-row table:style-name="ro1">
          <table:table-cell office:value-type="string" calcext:value-type="string">
            <text:p>2019-11-03 00:18:13</text:p>
          </table:table-cell>
          <table:table-cell office:value-type="float" office:value="0.295625960305448" calcext:value-type="float">
            <text:p>0.295625960305448</text:p>
          </table:table-cell>
          <table:table-cell office:value-type="float" office:value="0.279105338943641" calcext:value-type="float">
            <text:p>0.279105338943641</text:p>
          </table:table-cell>
          <table:table-cell office:value-type="float" office:value="0.300082004080058" calcext:value-type="float">
            <text:p>0.300082004080058</text:p>
          </table:table-cell>
        </table:table-row>
        <table:table-row table:style-name="ro1">
          <table:table-cell office:value-type="string" calcext:value-type="string">
            <text:p>2019-11-03 00:18:14</text:p>
          </table:table-cell>
          <table:table-cell office:value-type="float" office:value="0.29576483914433" calcext:value-type="float">
            <text:p>0.29576483914433</text:p>
          </table:table-cell>
          <table:table-cell office:value-type="float" office:value="0.278872284754787" calcext:value-type="float">
            <text:p>0.278872284754787</text:p>
          </table:table-cell>
          <table:table-cell office:value-type="float" office:value="0.299795305704511" calcext:value-type="float">
            <text:p>0.299795305704511</text:p>
          </table:table-cell>
        </table:table-row>
        <table:table-row table:style-name="ro1">
          <table:table-cell office:value-type="string" calcext:value-type="string">
            <text:p>2019-11-03 00:18:16</text:p>
          </table:table-cell>
          <table:table-cell office:value-type="float" office:value="0.295569335886161" calcext:value-type="float">
            <text:p>0.295569335886161</text:p>
          </table:table-cell>
          <table:table-cell office:value-type="float" office:value="0.278428826144794" calcext:value-type="float">
            <text:p>0.278428826144794</text:p>
          </table:table-cell>
          <table:table-cell office:value-type="float" office:value="0.300222075011978" calcext:value-type="float">
            <text:p>0.300222075011978</text:p>
          </table:table-cell>
        </table:table-row>
        <table:table-row table:style-name="ro1">
          <table:table-cell office:value-type="string" calcext:value-type="string">
            <text:p>2019-11-03 00:18:17</text:p>
          </table:table-cell>
          <table:table-cell office:value-type="float" office:value="0.295580064723499" calcext:value-type="float">
            <text:p>0.295580064723499</text:p>
          </table:table-cell>
          <table:table-cell office:value-type="float" office:value="0.278413924981824" calcext:value-type="float">
            <text:p>0.278413924981824</text:p>
          </table:table-cell>
          <table:table-cell office:value-type="float" office:value="0.300192272686037" calcext:value-type="float">
            <text:p>0.300192272686037</text:p>
          </table:table-cell>
        </table:table-row>
        <table:table-row table:style-name="ro1">
          <table:table-cell office:value-type="string" calcext:value-type="string">
            <text:p>2019-11-03 00:18:18</text:p>
          </table:table-cell>
          <table:table-cell office:value-type="float" office:value="0.295115744485348" calcext:value-type="float">
            <text:p>0.295115744485348</text:p>
          </table:table-cell>
          <table:table-cell office:value-type="float" office:value="0.278418097307455" calcext:value-type="float">
            <text:p>0.278418097307455</text:p>
          </table:table-cell>
          <table:table-cell office:value-type="float" office:value="0.300048625475004" calcext:value-type="float">
            <text:p>0.300048625475004</text:p>
          </table:table-cell>
        </table:table-row>
        <table:table-row table:style-name="ro1">
          <table:table-cell office:value-type="string" calcext:value-type="string">
            <text:p>2019-11-03 00:18:19</text:p>
          </table:table-cell>
          <table:table-cell office:value-type="float" office:value="0.295076405415106" calcext:value-type="float">
            <text:p>0.295076405415106</text:p>
          </table:table-cell>
          <table:table-cell office:value-type="float" office:value="0.27842048149353" calcext:value-type="float">
            <text:p>0.27842048149353</text:p>
          </table:table-cell>
          <table:table-cell office:value-type="float" office:value="0.299921667566498" calcext:value-type="float">
            <text:p>0.299921667566498</text:p>
          </table:table-cell>
        </table:table-row>
        <table:table-row table:style-name="ro1">
          <table:table-cell office:value-type="string" calcext:value-type="string">
            <text:p>2019-11-03 00:18:20</text:p>
          </table:table-cell>
          <table:table-cell office:value-type="float" office:value="0.295099055182821" calcext:value-type="float">
            <text:p>0.295099055182821</text:p>
          </table:table-cell>
          <table:table-cell office:value-type="float" office:value="0.278768572660514" calcext:value-type="float">
            <text:p>0.278768572660514</text:p>
          </table:table-cell>
          <table:table-cell office:value-type="float" office:value="0.299948489659845" calcext:value-type="float">
            <text:p>0.299948489659845</text:p>
          </table:table-cell>
        </table:table-row>
        <table:table-row table:style-name="ro1">
          <table:table-cell office:value-type="string" calcext:value-type="string">
            <text:p>2019-11-03 00:18:21</text:p>
          </table:table-cell>
          <table:table-cell office:value-type="float" office:value="0.2943092935454" calcext:value-type="float">
            <text:p>0.2943092935454</text:p>
          </table:table-cell>
          <table:table-cell office:value-type="float" office:value="0.278723869171604" calcext:value-type="float">
            <text:p>0.278723869171604</text:p>
          </table:table-cell>
          <table:table-cell office:value-type="float" office:value="0.299984252450973" calcext:value-type="float">
            <text:p>0.299984252450973</text:p>
          </table:table-cell>
        </table:table-row>
        <table:table-row table:style-name="ro1">
          <table:table-cell office:value-type="string" calcext:value-type="string">
            <text:p>2019-11-03 00:18:23</text:p>
          </table:table-cell>
          <table:table-cell office:value-type="float" office:value="0.294926201692367" calcext:value-type="float">
            <text:p>0.294926201692367</text:p>
          </table:table-cell>
          <table:table-cell office:value-type="float" office:value="0.279126796618318" calcext:value-type="float">
            <text:p>0.279126796618318</text:p>
          </table:table-cell>
          <table:table-cell office:value-type="float" office:value="0.299964582915852" calcext:value-type="float">
            <text:p>0.299964582915852</text:p>
          </table:table-cell>
        </table:table-row>
        <table:table-row table:style-name="ro1">
          <table:table-cell office:value-type="string" calcext:value-type="string">
            <text:p>2019-11-03 00:18:24</text:p>
          </table:table-cell>
          <table:table-cell office:value-type="float" office:value="0.294691955410475" calcext:value-type="float">
            <text:p>0.294691955410475</text:p>
          </table:table-cell>
          <table:table-cell office:value-type="float" office:value="0.279154810804702" calcext:value-type="float">
            <text:p>0.279154810804702</text:p>
          </table:table-cell>
          <table:table-cell office:value-type="float" office:value="0.300172603150916" calcext:value-type="float">
            <text:p>0.300172603150916</text:p>
          </table:table-cell>
        </table:table-row>
        <table:table-row table:style-name="ro1">
          <table:table-cell office:value-type="string" calcext:value-type="string">
            <text:p>2019-11-03 00:18:25</text:p>
          </table:table-cell>
          <table:table-cell office:value-type="float" office:value="0.294948255413563" calcext:value-type="float">
            <text:p>0.294948255413563</text:p>
          </table:table-cell>
          <table:table-cell office:value-type="float" office:value="0.279173884293304" calcext:value-type="float">
            <text:p>0.279173884293304</text:p>
          </table:table-cell>
          <table:table-cell office:value-type="float" office:value="0.300049221521523" calcext:value-type="float">
            <text:p>0.300049221521523</text:p>
          </table:table-cell>
        </table:table-row>
        <table:table-row table:style-name="ro1">
          <table:table-cell office:value-type="string" calcext:value-type="string">
            <text:p>2019-11-03 00:18:26</text:p>
          </table:table-cell>
          <table:table-cell office:value-type="float" office:value="0.29508475006637" calcext:value-type="float">
            <text:p>0.29508475006637</text:p>
          </table:table-cell>
          <table:table-cell office:value-type="float" office:value="0.279341373365089" calcext:value-type="float">
            <text:p>0.279341373365089</text:p>
          </table:table-cell>
          <table:table-cell office:value-type="float" office:value="0.30004564524241" calcext:value-type="float">
            <text:p>0.30004564524241</text:p>
          </table:table-cell>
        </table:table-row>
        <table:table-row table:style-name="ro1">
          <table:table-cell office:value-type="string" calcext:value-type="string">
            <text:p>2019-11-03 00:18:27</text:p>
          </table:table-cell>
          <table:table-cell office:value-type="float" office:value="0.295106207741047" calcext:value-type="float">
            <text:p>0.295106207741047</text:p>
          </table:table-cell>
          <table:table-cell office:value-type="float" office:value="0.27944091313373" calcext:value-type="float">
            <text:p>0.27944091313373</text:p>
          </table:table-cell>
          <table:table-cell office:value-type="float" office:value="0.299981272218379" calcext:value-type="float">
            <text:p>0.299981272218379</text:p>
          </table:table-cell>
        </table:table-row>
        <table:table-row table:style-name="ro1">
          <table:table-cell office:value-type="string" calcext:value-type="string">
            <text:p>2019-11-03 00:18:28</text:p>
          </table:table-cell>
          <table:table-cell office:value-type="float" office:value="0.295146142857807" calcext:value-type="float">
            <text:p>0.295146142857807</text:p>
          </table:table-cell>
          <table:table-cell office:value-type="float" office:value="0.279057655222136" calcext:value-type="float">
            <text:p>0.279057655222136</text:p>
          </table:table-cell>
          <table:table-cell office:value-type="float" office:value="0.299986636637048" calcext:value-type="float">
            <text:p>0.299986636637048</text:p>
          </table:table-cell>
        </table:table-row>
        <table:table-row table:style-name="ro1">
          <table:table-cell office:value-type="string" calcext:value-type="string">
            <text:p>2019-11-03 00:18:30</text:p>
          </table:table-cell>
          <table:table-cell office:value-type="float" office:value="0.295177733323304" calcext:value-type="float">
            <text:p>0.295177733323304</text:p>
          </table:table-cell>
          <table:table-cell office:value-type="float" office:value="0.278902683127246" calcext:value-type="float">
            <text:p>0.278902683127246</text:p>
          </table:table-cell>
          <table:table-cell office:value-type="float" office:value="0.300222075011978" calcext:value-type="float">
            <text:p>0.300222075011978</text:p>
          </table:table-cell>
        </table:table-row>
        <table:table-row table:style-name="ro1">
          <table:table-cell office:value-type="string" calcext:value-type="string">
            <text:p>2019-11-03 00:18:31</text:p>
          </table:table-cell>
          <table:table-cell office:value-type="float" office:value="0.295327340999525" calcext:value-type="float">
            <text:p>0.295327340999525</text:p>
          </table:table-cell>
          <table:table-cell office:value-type="float" office:value="0.278735194055461" calcext:value-type="float">
            <text:p>0.278735194055461</text:p>
          </table:table-cell>
          <table:table-cell office:value-type="float" office:value="0.299869811519362" calcext:value-type="float">
            <text:p>0.299869811519362</text:p>
          </table:table-cell>
        </table:table-row>
        <table:table-row table:style-name="ro1">
          <table:table-cell office:value-type="string" calcext:value-type="string">
            <text:p>2019-11-03 00:18:32</text:p>
          </table:table-cell>
          <table:table-cell office:value-type="float" office:value="0.295436417512467" calcext:value-type="float">
            <text:p>0.295436417512467</text:p>
          </table:table-cell>
          <table:table-cell office:value-type="float" office:value="0.278307828701476" calcext:value-type="float">
            <text:p>0.278307828701476</text:p>
          </table:table-cell>
          <table:table-cell office:value-type="float" office:value="0.299807226634887" calcext:value-type="float">
            <text:p>0.299807226634887</text:p>
          </table:table-cell>
        </table:table-row>
        <table:table-row table:style-name="ro1">
          <table:table-cell office:value-type="string" calcext:value-type="string">
            <text:p>2019-11-03 00:18:33</text:p>
          </table:table-cell>
          <table:table-cell office:value-type="float" office:value="0.295037662391384" calcext:value-type="float">
            <text:p>0.295037662391384</text:p>
          </table:table-cell>
          <table:table-cell office:value-type="float" office:value="0.278018150093335" calcext:value-type="float">
            <text:p>0.278018150093335</text:p>
          </table:table-cell>
          <table:table-cell office:value-type="float" office:value="0.299887096868407" calcext:value-type="float">
            <text:p>0.299887096868407</text:p>
          </table:table-cell>
        </table:table-row>
        <table:table-row table:style-name="ro1">
          <table:table-cell office:value-type="string" calcext:value-type="string">
            <text:p>2019-11-03 00:18:34</text:p>
          </table:table-cell>
          <table:table-cell office:value-type="float" office:value="0.295318996348261" calcext:value-type="float">
            <text:p>0.295318996348261</text:p>
          </table:table-cell>
          <table:table-cell office:value-type="float" office:value="0.2779156300921" calcext:value-type="float">
            <text:p>0.2779156300921</text:p>
          </table:table-cell>
          <table:table-cell office:value-type="float" office:value="0.299832856635196" calcext:value-type="float">
            <text:p>0.299832856635196</text:p>
          </table:table-cell>
        </table:table-row>
        <table:table-row table:style-name="ro1">
          <table:table-cell office:value-type="string" calcext:value-type="string">
            <text:p>2019-11-03 00:18:35</text:p>
          </table:table-cell>
          <table:table-cell office:value-type="float" office:value="0.294922625413254" calcext:value-type="float">
            <text:p>0.294922625413254</text:p>
          </table:table-cell>
          <table:table-cell office:value-type="float" office:value="0.278164777536962" calcext:value-type="float">
            <text:p>0.278164777536962</text:p>
          </table:table-cell>
          <table:table-cell office:value-type="float" office:value="0.300031936172478" calcext:value-type="float">
            <text:p>0.300031936172478</text:p>
          </table:table-cell>
        </table:table-row>
        <table:table-row table:style-name="ro1">
          <table:table-cell office:value-type="string" calcext:value-type="string">
            <text:p>2019-11-03 00:18:37</text:p>
          </table:table-cell>
          <table:table-cell office:value-type="float" office:value="0.294771825643995" calcext:value-type="float">
            <text:p>0.294771825643995</text:p>
          </table:table-cell>
          <table:table-cell office:value-type="float" office:value="0.278293523585024" calcext:value-type="float">
            <text:p>0.278293523585024</text:p>
          </table:table-cell>
          <table:table-cell office:value-type="float" office:value="0.300101673615178" calcext:value-type="float">
            <text:p>0.300101673615178</text:p>
          </table:table-cell>
        </table:table-row>
        <table:table-row table:style-name="ro1">
          <table:table-cell office:value-type="string" calcext:value-type="string">
            <text:p>2019-11-03 00:18:38</text:p>
          </table:table-cell>
          <table:table-cell office:value-type="float" office:value="0.294381415174176" calcext:value-type="float">
            <text:p>0.294381415174176</text:p>
          </table:table-cell>
          <table:table-cell office:value-type="float" office:value="0.278062257535727" calcext:value-type="float">
            <text:p>0.278062257535727</text:p>
          </table:table-cell>
          <table:table-cell office:value-type="float" office:value="0.300654208738113" calcext:value-type="float">
            <text:p>0.300654208738113</text:p>
          </table:table-cell>
        </table:table-row>
        <table:table-row table:style-name="ro1">
          <table:table-cell office:value-type="string" calcext:value-type="string">
            <text:p>2019-11-03 00:18:39</text:p>
          </table:table-cell>
          <table:table-cell office:value-type="float" office:value="0.294567977734563" calcext:value-type="float">
            <text:p>0.294567977734563</text:p>
          </table:table-cell>
          <table:table-cell office:value-type="float" office:value="0.278930101267111" calcext:value-type="float">
            <text:p>0.278930101267111</text:p>
          </table:table-cell>
          <table:table-cell office:value-type="float" office:value="0.300573742458074" calcext:value-type="float">
            <text:p>0.300573742458074</text:p>
          </table:table-cell>
        </table:table-row>
        <table:table-row table:style-name="ro1">
          <table:table-cell office:value-type="string" calcext:value-type="string">
            <text:p>2019-11-03 00:18:40</text:p>
          </table:table-cell>
          <table:table-cell office:value-type="float" office:value="0.29467943843358" calcext:value-type="float">
            <text:p>0.29467943843358</text:p>
          </table:table-cell>
          <table:table-cell office:value-type="float" office:value="0.278919968476292" calcext:value-type="float">
            <text:p>0.278919968476292</text:p>
          </table:table-cell>
          <table:table-cell office:value-type="float" office:value="0.30070606478525" calcext:value-type="float">
            <text:p>0.30070606478525</text:p>
          </table:table-cell>
        </table:table-row>
        <table:table-row table:style-name="ro1">
          <table:table-cell office:value-type="string" calcext:value-type="string">
            <text:p>2019-11-03 00:18:41</text:p>
          </table:table-cell>
          <table:table-cell office:value-type="float" office:value="0.29473427471331" calcext:value-type="float">
            <text:p>0.29473427471331</text:p>
          </table:table-cell>
          <table:table-cell office:value-type="float" office:value="0.278807315684237" calcext:value-type="float">
            <text:p>0.278807315684237</text:p>
          </table:table-cell>
          <table:table-cell office:value-type="float" office:value="0.301179921767702" calcext:value-type="float">
            <text:p>0.301179921767702</text:p>
          </table:table-cell>
        </table:table-row>
        <table:table-row table:style-name="ro1">
          <table:table-cell office:value-type="string" calcext:value-type="string">
            <text:p>2019-11-03 00:18:42</text:p>
          </table:table-cell>
          <table:table-cell office:value-type="float" office:value="0.294798647737342" calcext:value-type="float">
            <text:p>0.294798647737342</text:p>
          </table:table-cell>
          <table:table-cell office:value-type="float" office:value="0.27902606475664" calcext:value-type="float">
            <text:p>0.27902606475664</text:p>
          </table:table-cell>
          <table:table-cell office:value-type="float" office:value="0.300629174784324" calcext:value-type="float">
            <text:p>0.300629174784324</text:p>
          </table:table-cell>
        </table:table-row>
        <table:table-row table:style-name="ro1">
          <table:table-cell office:value-type="string" calcext:value-type="string">
            <text:p>2019-11-03 00:18:44</text:p>
          </table:table-cell>
          <table:table-cell office:value-type="float" office:value="0.294977461692984" calcext:value-type="float">
            <text:p>0.294977461692984</text:p>
          </table:table-cell>
          <table:table-cell office:value-type="float" office:value="0.277936491720258" calcext:value-type="float">
            <text:p>0.277936491720258</text:p>
          </table:table-cell>
          <table:table-cell office:value-type="float" office:value="0.300728714552964" calcext:value-type="float">
            <text:p>0.300728714552964</text:p>
          </table:table-cell>
        </table:table-row>
        <table:table-row table:style-name="ro1">
          <table:table-cell office:value-type="string" calcext:value-type="string">
            <text:p>2019-11-03 00:18:45</text:p>
          </table:table-cell>
          <table:table-cell office:value-type="float" office:value="0.294883286343013" calcext:value-type="float">
            <text:p>0.294883286343013</text:p>
          </table:table-cell>
          <table:table-cell office:value-type="float" office:value="0.277743968694683" calcext:value-type="float">
            <text:p>0.277743968694683</text:p>
          </table:table-cell>
          <table:table-cell office:value-type="float" office:value="0.300334131757513" calcext:value-type="float">
            <text:p>0.300334131757513</text:p>
          </table:table-cell>
        </table:table-row>
        <table:table-row table:style-name="ro1">
          <table:table-cell office:value-type="string" calcext:value-type="string">
            <text:p>2019-11-03 00:18:46</text:p>
          </table:table-cell>
          <table:table-cell office:value-type="float" office:value="0.294457113082065" calcext:value-type="float">
            <text:p>0.294457113082065</text:p>
          </table:table-cell>
          <table:table-cell office:value-type="float" office:value="0.277841720323768" calcext:value-type="float">
            <text:p>0.277841720323768</text:p>
          </table:table-cell>
          <table:table-cell office:value-type="float" office:value="0.300416386177109" calcext:value-type="float">
            <text:p>0.300416386177109</text:p>
          </table:table-cell>
        </table:table-row>
        <table:table-row table:style-name="ro1">
          <table:table-cell office:value-type="string" calcext:value-type="string">
            <text:p>2019-11-03 00:18:47</text:p>
          </table:table-cell>
          <table:table-cell office:value-type="float" office:value="0.294205581451128" calcext:value-type="float">
            <text:p>0.294205581451128</text:p>
          </table:table-cell>
          <table:table-cell office:value-type="float" office:value="0.278231534747068" calcext:value-type="float">
            <text:p>0.278231534747068</text:p>
          </table:table-cell>
          <table:table-cell office:value-type="float" office:value="0.300664937575452" calcext:value-type="float">
            <text:p>0.300664937575452</text:p>
          </table:table-cell>
        </table:table-row>
        <table:table-row table:style-name="ro1">
          <table:table-cell office:value-type="string" calcext:value-type="string">
            <text:p>2019-11-03 00:18:48</text:p>
          </table:table-cell>
          <table:table-cell office:value-type="float" office:value="0.294088756333441" calcext:value-type="float">
            <text:p>0.294088756333441</text:p>
          </table:table-cell>
          <table:table-cell office:value-type="float" office:value="0.278351340097349" calcext:value-type="float">
            <text:p>0.278351340097349</text:p>
          </table:table-cell>
          <table:table-cell office:value-type="float" office:value="0.300623810365654" calcext:value-type="float">
            <text:p>0.300623810365654</text:p>
          </table:table-cell>
        </table:table-row>
        <table:table-row table:style-name="ro1">
          <table:table-cell office:value-type="string" calcext:value-type="string">
            <text:p>2019-11-03 00:18:49</text:p>
          </table:table-cell>
          <table:table-cell office:value-type="float" office:value="0.294145380752728" calcext:value-type="float">
            <text:p>0.294145380752728</text:p>
          </table:table-cell>
          <table:table-cell office:value-type="float" office:value="0.278803739405124" calcext:value-type="float">
            <text:p>0.278803739405124</text:p>
          </table:table-cell>
          <table:table-cell office:value-type="float" office:value="0.300330555478401" calcext:value-type="float">
            <text:p>0.300330555478401</text:p>
          </table:table-cell>
        </table:table-row>
        <table:table-row table:style-name="ro1">
          <table:table-cell office:value-type="string" calcext:value-type="string">
            <text:p>2019-11-03 00:18:51</text:p>
          </table:table-cell>
          <table:table-cell office:value-type="float" office:value="0.294282471452054" calcext:value-type="float">
            <text:p>0.294282471452054</text:p>
          </table:table-cell>
          <table:table-cell office:value-type="float" office:value="0.278979573128172" calcext:value-type="float">
            <text:p>0.278979573128172</text:p>
          </table:table-cell>
          <table:table-cell office:value-type="float" office:value="0.300248301058805" calcext:value-type="float">
            <text:p>0.300248301058805</text:p>
          </table:table-cell>
        </table:table-row>
        <table:table-row table:style-name="ro1">
          <table:table-cell office:value-type="string" calcext:value-type="string">
            <text:p>2019-11-03 00:18:52</text:p>
          </table:table-cell>
          <table:table-cell office:value-type="float" office:value="0.294388567732402" calcext:value-type="float">
            <text:p>0.294388567732402</text:p>
          </table:table-cell>
          <table:table-cell office:value-type="float" office:value="0.279193553828425" calcext:value-type="float">
            <text:p>0.279193553828425</text:p>
          </table:table-cell>
          <table:table-cell office:value-type="float" office:value="0.300387775944206" calcext:value-type="float">
            <text:p>0.300387775944206</text:p>
          </table:table-cell>
        </table:table-row>
        <table:table-row table:style-name="ro1">
          <table:table-cell office:value-type="string" calcext:value-type="string">
            <text:p>2019-11-03 00:18:53</text:p>
          </table:table-cell>
          <table:table-cell office:value-type="float" office:value="0.29452923471084" calcext:value-type="float">
            <text:p>0.29452923471084</text:p>
          </table:table-cell>
          <table:table-cell office:value-type="float" office:value="0.278871092661749" calcext:value-type="float">
            <text:p>0.278871092661749</text:p>
          </table:table-cell>
          <table:table-cell office:value-type="float" office:value="0.300564205713773" calcext:value-type="float">
            <text:p>0.300564205713773</text:p>
          </table:table-cell>
        </table:table-row>
        <table:table-row table:style-name="ro1">
          <table:table-cell office:value-type="string" calcext:value-type="string">
            <text:p>2019-11-03 00:18:54</text:p>
          </table:table-cell>
          <table:table-cell office:value-type="float" office:value="0.29486957727308" calcext:value-type="float">
            <text:p>0.29486957727308</text:p>
          </table:table-cell>
          <table:table-cell office:value-type="float" office:value="0.278229746607512" calcext:value-type="float">
            <text:p>0.278229746607512</text:p>
          </table:table-cell>
          <table:table-cell office:value-type="float" office:value="0.300378835246424" calcext:value-type="float">
            <text:p>0.300378835246424</text:p>
          </table:table-cell>
        </table:table-row>
        <table:table-row table:style-name="ro1">
          <table:table-cell office:value-type="string" calcext:value-type="string">
            <text:p>2019-11-03 00:18:55</text:p>
          </table:table-cell>
          <table:table-cell office:value-type="float" office:value="0.294733082620273" calcext:value-type="float">
            <text:p>0.294733082620273</text:p>
          </table:table-cell>
          <table:table-cell office:value-type="float" office:value="0.27839067916759" calcext:value-type="float">
            <text:p>0.27839067916759</text:p>
          </table:table-cell>
          <table:table-cell office:value-type="float" office:value="0.300322806873656" calcext:value-type="float">
            <text:p>0.300322806873656</text:p>
          </table:table-cell>
        </table:table-row>
        <table:table-row table:style-name="ro1">
          <table:table-cell office:value-type="string" calcext:value-type="string">
            <text:p>2019-11-03 00:18:56</text:p>
          </table:table-cell>
          <table:table-cell office:value-type="float" office:value="0.295044218903091" calcext:value-type="float">
            <text:p>0.295044218903091</text:p>
          </table:table-cell>
          <table:table-cell office:value-type="float" office:value="0.277690920554509" calcext:value-type="float">
            <text:p>0.277690920554509</text:p>
          </table:table-cell>
          <table:table-cell office:value-type="float" office:value="0.300611889435278" calcext:value-type="float">
            <text:p>0.300611889435278</text:p>
          </table:table-cell>
        </table:table-row>
        <table:table-row table:style-name="ro1">
          <table:table-cell office:value-type="string" calcext:value-type="string">
            <text:p>2019-11-03 00:18:58</text:p>
          </table:table-cell>
          <table:table-cell office:value-type="float" office:value="0.294917260994585" calcext:value-type="float">
            <text:p>0.294917260994585</text:p>
          </table:table-cell>
          <table:table-cell office:value-type="float" office:value="0.277594361018462" calcext:value-type="float">
            <text:p>0.277594361018462</text:p>
          </table:table-cell>
          <table:table-cell office:value-type="float" office:value="0.300548708504284" calcext:value-type="float">
            <text:p>0.300548708504284</text:p>
          </table:table-cell>
        </table:table-row>
        <table:table-row table:style-name="ro1">
          <table:table-cell office:value-type="string" calcext:value-type="string">
            <text:p>2019-11-03 00:18:59</text:p>
          </table:table-cell>
          <table:table-cell office:value-type="float" office:value="0.294745599597168" calcext:value-type="float">
            <text:p>0.294745599597168</text:p>
          </table:table-cell>
          <table:table-cell office:value-type="float" office:value="0.277267131479637" calcext:value-type="float">
            <text:p>0.277267131479637</text:p>
          </table:table-cell>
          <table:table-cell office:value-type="float" office:value="0.300416386177109" calcext:value-type="float">
            <text:p>0.300416386177109</text:p>
          </table:table-cell>
        </table:table-row>
        <table:table-row table:style-name="ro1">
          <table:table-cell office:value-type="string" calcext:value-type="string">
            <text:p>2019-11-03 00:19:00</text:p>
          </table:table-cell>
          <table:table-cell office:value-type="float" office:value="0.294283663545092" calcext:value-type="float">
            <text:p>0.294283663545092</text:p>
          </table:table-cell>
          <table:table-cell office:value-type="float" office:value="0.277351770085307" calcext:value-type="float">
            <text:p>0.277351770085307</text:p>
          </table:table-cell>
          <table:table-cell office:value-type="float" office:value="0.300368702455604" calcext:value-type="float">
            <text:p>0.300368702455604</text:p>
          </table:table-cell>
        </table:table-row>
        <table:table-row table:style-name="ro1">
          <table:table-cell office:value-type="string" calcext:value-type="string">
            <text:p>2019-11-03 00:19:01</text:p>
          </table:table-cell>
          <table:table-cell office:value-type="float" office:value="0.294206773544165" calcext:value-type="float">
            <text:p>0.294206773544165</text:p>
          </table:table-cell>
          <table:table-cell office:value-type="float" office:value="0.277326736131517" calcext:value-type="float">
            <text:p>0.277326736131517</text:p>
          </table:table-cell>
          <table:table-cell office:value-type="float" office:value="0.300454533154313" calcext:value-type="float">
            <text:p>0.300454533154313</text:p>
          </table:table-cell>
        </table:table-row>
        <table:table-row table:style-name="ro1">
          <table:table-cell office:value-type="string" calcext:value-type="string">
            <text:p>2019-11-03 00:19:02</text:p>
          </table:table-cell>
          <table:table-cell office:value-type="float" office:value="0.293857490284144" calcext:value-type="float">
            <text:p>0.293857490284144</text:p>
          </table:table-cell>
          <table:table-cell office:value-type="float" office:value="0.27742031543497" calcext:value-type="float">
            <text:p>0.27742031543497</text:p>
          </table:table-cell>
          <table:table-cell office:value-type="float" office:value="0.300463473852095" calcext:value-type="float">
            <text:p>0.300463473852095</text:p>
          </table:table-cell>
        </table:table-row>
        <table:table-row table:style-name="ro1">
          <table:table-cell office:value-type="string" calcext:value-type="string">
            <text:p>2019-11-03 00:19:03</text:p>
          </table:table-cell>
          <table:table-cell office:value-type="float" office:value="0.293855702144587" calcext:value-type="float">
            <text:p>0.293855702144587</text:p>
          </table:table-cell>
          <table:table-cell office:value-type="float" office:value="0.277738604276014" calcext:value-type="float">
            <text:p>0.277738604276014</text:p>
          </table:table-cell>
          <table:table-cell office:value-type="float" office:value="0.300203001523376" calcext:value-type="float">
            <text:p>0.300203001523376</text:p>
          </table:table-cell>
        </table:table-row>
        <table:table-row table:style-name="ro1">
          <table:table-cell office:value-type="string" calcext:value-type="string">
            <text:p>2019-11-03 00:19:05</text:p>
          </table:table-cell>
          <table:table-cell office:value-type="float" office:value="0.293947493308484" calcext:value-type="float">
            <text:p>0.293947493308484</text:p>
          </table:table-cell>
          <table:table-cell office:value-type="float" office:value="0.278341803353048" calcext:value-type="float">
            <text:p>0.278341803353048</text:p>
          </table:table-cell>
          <table:table-cell office:value-type="float" office:value="0.300637519435587" calcext:value-type="float">
            <text:p>0.300637519435587</text:p>
          </table:table-cell>
        </table:table-row>
        <table:table-row table:style-name="ro1">
          <table:table-cell office:value-type="string" calcext:value-type="string">
            <text:p>2019-11-03 00:19:06</text:p>
          </table:table-cell>
          <table:table-cell office:value-type="float" office:value="0.293656622607305" calcext:value-type="float">
            <text:p>0.293656622607305</text:p>
          </table:table-cell>
          <table:table-cell office:value-type="float" office:value="0.278314385213183" calcext:value-type="float">
            <text:p>0.278314385213183</text:p>
          </table:table-cell>
          <table:table-cell office:value-type="float" office:value="0.300517714085306" calcext:value-type="float">
            <text:p>0.300517714085306</text:p>
          </table:table-cell>
        </table:table-row>
        <table:table-row table:style-name="ro1">
          <table:table-cell office:value-type="string" calcext:value-type="string">
            <text:p>2019-11-03 00:19:07</text:p>
          </table:table-cell>
          <table:table-cell office:value-type="float" office:value="0.293766295166766" calcext:value-type="float">
            <text:p>0.293766295166766</text:p>
          </table:table-cell>
          <table:table-cell office:value-type="float" office:value="0.278555188006781" calcext:value-type="float">
            <text:p>0.278555188006781</text:p>
          </table:table-cell>
          <table:table-cell office:value-type="float" office:value="0.30036572222301" calcext:value-type="float">
            <text:p>0.30036572222301</text:p>
          </table:table-cell>
        </table:table-row>
        <table:table-row table:style-name="ro1">
          <table:table-cell office:value-type="string" calcext:value-type="string">
            <text:p>2019-11-03 00:19:08</text:p>
          </table:table-cell>
          <table:table-cell office:value-type="float" office:value="0.294081603775216" calcext:value-type="float">
            <text:p>0.294081603775216</text:p>
          </table:table-cell>
          <table:table-cell office:value-type="float" office:value="0.278473529633704" calcext:value-type="float">
            <text:p>0.278473529633704</text:p>
          </table:table-cell>
          <table:table-cell office:value-type="float" office:value="0.300694739901392" calcext:value-type="float">
            <text:p>0.300694739901392</text:p>
          </table:table-cell>
        </table:table-row>
        <table:table-row table:style-name="ro1">
          <table:table-cell office:value-type="string" calcext:value-type="string">
            <text:p>2019-11-03 00:19:09</text:p>
          </table:table-cell>
          <table:table-cell office:value-type="float" office:value="0.29472473796901" calcext:value-type="float">
            <text:p>0.29472473796901</text:p>
          </table:table-cell>
          <table:table-cell office:value-type="float" office:value="0.277571115204229" calcext:value-type="float">
            <text:p>0.277571115204229</text:p>
          </table:table-cell>
          <table:table-cell office:value-type="float" office:value="0.300391948269838" calcext:value-type="float">
            <text:p>0.300391948269838</text:p>
          </table:table-cell>
        </table:table-row>
        <table:table-row table:style-name="ro1">
          <table:table-cell office:value-type="string" calcext:value-type="string">
            <text:p>2019-11-03 00:19:10</text:p>
          </table:table-cell>
          <table:table-cell office:value-type="float" office:value="0.293616687490545" calcext:value-type="float">
            <text:p>0.293616687490545</text:p>
          </table:table-cell>
          <table:table-cell office:value-type="float" office:value="0.277298721945133" calcext:value-type="float">
            <text:p>0.277298721945133</text:p>
          </table:table-cell>
          <table:table-cell office:value-type="float" office:value="0.300401485014139" calcext:value-type="float">
            <text:p>0.300401485014139</text:p>
          </table:table-cell>
        </table:table-row>
        <table:table-row table:style-name="ro1">
          <table:table-cell office:value-type="string" calcext:value-type="string">
            <text:p>2019-11-03 00:19:12</text:p>
          </table:table-cell>
          <table:table-cell office:value-type="float" office:value="0.293327008882404" calcext:value-type="float">
            <text:p>0.293327008882404</text:p>
          </table:table-cell>
          <table:table-cell office:value-type="float" office:value="0.27749541729634" calcext:value-type="float">
            <text:p>0.27749541729634</text:p>
          </table:table-cell>
          <table:table-cell office:value-type="float" office:value="0.300111210359479" calcext:value-type="float">
            <text:p>0.300111210359479</text:p>
          </table:table-cell>
        </table:table-row>
        <table:table-row table:style-name="ro1">
          <table:table-cell office:value-type="string" calcext:value-type="string">
            <text:p>2019-11-03 00:19:13</text:p>
          </table:table-cell>
          <table:table-cell office:value-type="float" office:value="0.293667947491163" calcext:value-type="float">
            <text:p>0.293667947491163</text:p>
          </table:table-cell>
          <table:table-cell office:value-type="float" office:value="0.277608070088395" calcext:value-type="float">
            <text:p>0.277608070088395</text:p>
          </table:table-cell>
          <table:table-cell office:value-type="float" office:value="0.300520098271382" calcext:value-type="float">
            <text:p>0.300520098271382</text:p>
          </table:table-cell>
        </table:table-row>
        <table:table-row table:style-name="ro1">
          <table:table-cell office:value-type="string" calcext:value-type="string">
            <text:p>2019-11-03 00:19:14</text:p>
          </table:table-cell>
          <table:table-cell office:value-type="float" office:value="0.293537413303544" calcext:value-type="float">
            <text:p>0.293537413303544</text:p>
          </table:table-cell>
          <table:table-cell office:value-type="float" office:value="0.277788076137075" calcext:value-type="float">
            <text:p>0.277788076137075</text:p>
          </table:table-cell>
          <table:table-cell office:value-type="float" office:value="0.300232803849316" calcext:value-type="float">
            <text:p>0.300232803849316</text:p>
          </table:table-cell>
        </table:table-row>
        <table:table-row table:style-name="ro1">
          <table:table-cell office:value-type="string" calcext:value-type="string">
            <text:p>2019-11-03 00:19:15</text:p>
          </table:table-cell>
          <table:table-cell office:value-type="float" office:value="0.293908750284761" calcext:value-type="float">
            <text:p>0.293908750284761</text:p>
          </table:table-cell>
          <table:table-cell office:value-type="float" office:value="0.278490218936231" calcext:value-type="float">
            <text:p>0.278490218936231</text:p>
          </table:table-cell>
          <table:table-cell office:value-type="float" office:value="0.300510561527081" calcext:value-type="float">
            <text:p>0.300510561527081</text:p>
          </table:table-cell>
        </table:table-row>
        <table:table-row table:style-name="ro1">
          <table:table-cell office:value-type="string" calcext:value-type="string">
            <text:p>2019-11-03 00:19:16</text:p>
          </table:table-cell>
          <table:table-cell office:value-type="float" office:value="0.294596587967466" calcext:value-type="float">
            <text:p>0.294596587967466</text:p>
          </table:table-cell>
          <table:table-cell office:value-type="float" office:value="0.277994308232583" calcext:value-type="float">
            <text:p>0.277994308232583</text:p>
          </table:table-cell>
          <table:table-cell office:value-type="float" office:value="0.29995564221807" calcext:value-type="float">
            <text:p>0.29995564221807</text:p>
          </table:table-cell>
        </table:table-row>
        <table:table-row table:style-name="ro1">
          <table:table-cell office:value-type="string" calcext:value-type="string">
            <text:p>2019-11-03 00:19:18</text:p>
          </table:table-cell>
          <table:table-cell office:value-type="float" office:value="0.294408237267523" calcext:value-type="float">
            <text:p>0.294408237267523</text:p>
          </table:table-cell>
          <table:table-cell office:value-type="float" office:value="0.277774963113661" calcext:value-type="float">
            <text:p>0.277774963113661</text:p>
          </table:table-cell>
          <table:table-cell office:value-type="float" office:value="0.300086772452208" calcext:value-type="float">
            <text:p>0.300086772452208</text:p>
          </table:table-cell>
        </table:table-row>
        <table:table-row table:style-name="ro1">
          <table:table-cell office:value-type="string" calcext:value-type="string">
            <text:p>2019-11-03 00:19:19</text:p>
          </table:table-cell>
          <table:table-cell office:value-type="float" office:value="0.294702684247814" calcext:value-type="float">
            <text:p>0.294702684247814</text:p>
          </table:table-cell>
          <table:table-cell office:value-type="float" office:value="0.277689728461472" calcext:value-type="float">
            <text:p>0.277689728461472</text:p>
          </table:table-cell>
          <table:table-cell office:value-type="float" office:value="0.300879514322223" calcext:value-type="float">
            <text:p>0.300879514322223</text:p>
          </table:table-cell>
        </table:table-row>
        <table:table-row table:style-name="ro1">
          <table:table-cell office:value-type="string" calcext:value-type="string">
            <text:p>2019-11-03 00:19:20</text:p>
          </table:table-cell>
          <table:table-cell office:value-type="float" office:value="0.294131075636277" calcext:value-type="float">
            <text:p>0.294131075636277</text:p>
          </table:table-cell>
          <table:table-cell office:value-type="float" office:value="0.277290973340389" calcext:value-type="float">
            <text:p>0.277290973340389</text:p>
          </table:table-cell>
          <table:table-cell office:value-type="float" office:value="0.299826300123489" calcext:value-type="float">
            <text:p>0.299826300123489</text:p>
          </table:table-cell>
        </table:table-row>
        <table:table-row table:style-name="ro1">
          <table:table-cell office:value-type="string" calcext:value-type="string">
            <text:p>2019-11-03 00:19:21</text:p>
          </table:table-cell>
          <table:table-cell office:value-type="float" office:value="0.293930207959438" calcext:value-type="float">
            <text:p>0.293930207959438</text:p>
          </table:table-cell>
          <table:table-cell office:value-type="float" office:value="0.277094277989182" calcext:value-type="float">
            <text:p>0.277094277989182</text:p>
          </table:table-cell>
          <table:table-cell office:value-type="float" office:value="0.300082600126576" calcext:value-type="float">
            <text:p>0.300082600126576</text:p>
          </table:table-cell>
        </table:table-row>
        <table:table-row table:style-name="ro1">
          <table:table-cell office:value-type="string" calcext:value-type="string">
            <text:p>2019-11-03 00:19:22</text:p>
          </table:table-cell>
          <table:table-cell office:value-type="float" office:value="0.293362771673533" calcext:value-type="float">
            <text:p>0.293362771673533</text:p>
          </table:table-cell>
          <table:table-cell office:value-type="float" office:value="0.277539524738732" calcext:value-type="float">
            <text:p>0.277539524738732</text:p>
          </table:table-cell>
          <table:table-cell office:value-type="float" office:value="0.299857890588986" calcext:value-type="float">
            <text:p>0.299857890588986</text:p>
          </table:table-cell>
        </table:table-row>
        <table:table-row table:style-name="ro1">
          <table:table-cell office:value-type="string" calcext:value-type="string">
            <text:p>2019-11-03 00:19:23</text:p>
          </table:table-cell>
          <table:table-cell office:value-type="float" office:value="0.293188130043522" calcext:value-type="float">
            <text:p>0.293188130043522</text:p>
          </table:table-cell>
          <table:table-cell office:value-type="float" office:value="0.277573499390304" calcext:value-type="float">
            <text:p>0.277573499390304</text:p>
          </table:table-cell>
          <table:table-cell office:value-type="float" office:value="0.300050413614561" calcext:value-type="float">
            <text:p>0.300050413614561</text:p>
          </table:table-cell>
        </table:table-row>
        <table:table-row table:style-name="ro1">
          <table:table-cell office:value-type="string" calcext:value-type="string">
            <text:p>2019-11-03 00:19:25</text:p>
          </table:table-cell>
          <table:table-cell office:value-type="float" office:value="0.293791329120556" calcext:value-type="float">
            <text:p>0.293791329120556</text:p>
          </table:table-cell>
          <table:table-cell office:value-type="float" office:value="0.277853045207625" calcext:value-type="float">
            <text:p>0.277853045207625</text:p>
          </table:table-cell>
          <table:table-cell office:value-type="float" office:value="0.300369894548642" calcext:value-type="float">
            <text:p>0.300369894548642</text:p>
          </table:table-cell>
        </table:table-row>
        <table:table-row table:style-name="ro1">
          <table:table-cell office:value-type="string" calcext:value-type="string">
            <text:p>2019-11-03 00:19:26</text:p>
          </table:table-cell>
          <table:table-cell office:value-type="float" office:value="0.293657814700343" calcext:value-type="float">
            <text:p>0.293657814700343</text:p>
          </table:table-cell>
          <table:table-cell office:value-type="float" office:value="0.27809563614078" calcext:value-type="float">
            <text:p>0.27809563614078</text:p>
          </table:table-cell>
          <table:table-cell office:value-type="float" office:value="0.299605166865011" calcext:value-type="float">
            <text:p>0.299605166865011</text:p>
          </table:table-cell>
        </table:table-row>
        <table:table-row table:style-name="ro1">
          <table:table-cell office:value-type="string" calcext:value-type="string">
            <text:p>2019-11-03 00:19:27</text:p>
          </table:table-cell>
          <table:table-cell office:value-type="float" office:value="0.293747817724683" calcext:value-type="float">
            <text:p>0.293747817724683</text:p>
          </table:table-cell>
          <table:table-cell office:value-type="float" office:value="0.278570089169751" calcext:value-type="float">
            <text:p>0.278570089169751</text:p>
          </table:table-cell>
          <table:table-cell office:value-type="float" office:value="0.299324428954652" calcext:value-type="float">
            <text:p>0.299324428954652</text:p>
          </table:table-cell>
        </table:table-row>
        <table:table-row table:style-name="ro1">
          <table:table-cell office:value-type="string" calcext:value-type="string">
            <text:p>2019-11-03 00:19:28</text:p>
          </table:table-cell>
          <table:table-cell office:value-type="float" office:value="0.294038688425861" calcext:value-type="float">
            <text:p>0.294038688425861</text:p>
          </table:table-cell>
          <table:table-cell office:value-type="float" office:value="0.278219017770173" calcext:value-type="float">
            <text:p>0.278219017770173</text:p>
          </table:table-cell>
          <table:table-cell office:value-type="float" office:value="0.299714243377953" calcext:value-type="float">
            <text:p>0.299714243377953</text:p>
          </table:table-cell>
        </table:table-row>
        <table:table-row table:style-name="ro1">
          <table:table-cell office:value-type="string" calcext:value-type="string">
            <text:p>2019-11-03 00:19:29</text:p>
          </table:table-cell>
          <table:table-cell office:value-type="float" office:value="0.29342416446497" calcext:value-type="float">
            <text:p>0.29342416446497</text:p>
          </table:table-cell>
          <table:table-cell office:value-type="float" office:value="0.277233156828064" calcext:value-type="float">
            <text:p>0.277233156828064</text:p>
          </table:table-cell>
          <table:table-cell office:value-type="float" office:value="0.299361979885337" calcext:value-type="float">
            <text:p>0.299361979885337</text:p>
          </table:table-cell>
        </table:table-row>
        <table:table-row table:style-name="ro1">
          <table:table-cell office:value-type="string" calcext:value-type="string">
            <text:p>2019-11-03 00:19:30</text:p>
          </table:table-cell>
          <table:table-cell office:value-type="float" office:value="0.293263231904892" calcext:value-type="float">
            <text:p>0.293263231904892</text:p>
          </table:table-cell>
          <table:table-cell office:value-type="float" office:value="0.277450713807429" calcext:value-type="float">
            <text:p>0.277450713807429</text:p>
          </table:table-cell>
          <table:table-cell office:value-type="float" office:value="0.299326813140728" calcext:value-type="float">
            <text:p>0.299326813140728</text:p>
          </table:table-cell>
        </table:table-row>
        <table:table-row table:style-name="ro1">
          <table:table-cell office:value-type="string" calcext:value-type="string">
            <text:p>2019-11-03 00:19:32</text:p>
          </table:table-cell>
          <table:table-cell office:value-type="float" office:value="0.293324624696329" calcext:value-type="float">
            <text:p>0.293324624696329</text:p>
          </table:table-cell>
          <table:table-cell office:value-type="float" office:value="0.277938279859815" calcext:value-type="float">
            <text:p>0.277938279859815</text:p>
          </table:table-cell>
          <table:table-cell office:value-type="float" office:value="0.299764907332052" calcext:value-type="float">
            <text:p>0.299764907332052</text:p>
          </table:table-cell>
        </table:table-row>
        <table:table-row table:style-name="ro1">
          <table:table-cell office:value-type="string" calcext:value-type="string">
            <text:p>2019-11-03 00:19:33</text:p>
          </table:table-cell>
          <table:table-cell office:value-type="float" office:value="0.293615495397508" calcext:value-type="float">
            <text:p>0.293615495397508</text:p>
          </table:table-cell>
          <table:table-cell office:value-type="float" office:value="0.27837577800462" calcext:value-type="float">
            <text:p>0.27837577800462</text:p>
          </table:table-cell>
          <table:table-cell office:value-type="float" office:value="0.299493706165994" calcext:value-type="float">
            <text:p>0.299493706165994</text:p>
          </table:table-cell>
        </table:table-row>
        <table:table-row table:style-name="ro1">
          <table:table-cell office:value-type="string" calcext:value-type="string">
            <text:p>2019-11-03 00:19:34</text:p>
          </table:table-cell>
          <table:table-cell office:value-type="float" office:value="0.293687617026283" calcext:value-type="float">
            <text:p>0.293687617026283</text:p>
          </table:table-cell>
          <table:table-cell office:value-type="float" office:value="0.278226766374918" calcext:value-type="float">
            <text:p>0.278226766374918</text:p>
          </table:table-cell>
          <table:table-cell office:value-type="float" office:value="0.299618279888425" calcext:value-type="float">
            <text:p>0.299618279888425</text:p>
          </table:table-cell>
        </table:table-row>
        <table:table-row table:style-name="ro1">
          <table:table-cell office:value-type="string" calcext:value-type="string">
            <text:p>2019-11-03 00:19:35</text:p>
          </table:table-cell>
          <table:table-cell office:value-type="float" office:value="0.293788348887962" calcext:value-type="float">
            <text:p>0.293788348887962</text:p>
          </table:table-cell>
          <table:table-cell office:value-type="float" office:value="0.277784499857962" calcext:value-type="float">
            <text:p>0.277784499857962</text:p>
          </table:table-cell>
          <table:table-cell office:value-type="float" office:value="0.299201643371778" calcext:value-type="float">
            <text:p>0.299201643371778</text:p>
          </table:table-cell>
        </table:table-row>
        <table:table-row table:style-name="ro1">
          <table:table-cell office:value-type="string" calcext:value-type="string">
            <text:p>2019-11-03 00:19:36</text:p>
          </table:table-cell>
          <table:table-cell office:value-type="float" office:value="0.293895637261347" calcext:value-type="float">
            <text:p>0.293895637261347</text:p>
          </table:table-cell>
          <table:table-cell office:value-type="float" office:value="0.277656945902937" calcext:value-type="float">
            <text:p>0.277656945902937</text:p>
          </table:table-cell>
          <table:table-cell office:value-type="float" office:value="0.299280917558779" calcext:value-type="float">
            <text:p>0.299280917558779</text:p>
          </table:table-cell>
        </table:table-row>
        <table:table-row table:style-name="ro1">
          <table:table-cell office:value-type="string" calcext:value-type="string">
            <text:p>2019-11-03 00:19:37</text:p>
          </table:table-cell>
          <table:table-cell office:value-type="float" office:value="0.293920671215137" calcext:value-type="float">
            <text:p>0.293920671215137</text:p>
          </table:table-cell>
          <table:table-cell office:value-type="float" office:value="0.27716043915277" calcext:value-type="float">
            <text:p>0.27716043915277</text:p>
          </table:table-cell>
          <table:table-cell office:value-type="float" office:value="0.298892891275035" calcext:value-type="float">
            <text:p>0.298892891275035</text:p>
          </table:table-cell>
        </table:table-row>
        <table:table-row table:style-name="ro1">
          <table:table-cell office:value-type="string" calcext:value-type="string">
            <text:p>2019-11-03 00:19:39</text:p>
          </table:table-cell>
          <table:table-cell office:value-type="float" office:value="0.293298398649502" calcext:value-type="float">
            <text:p>0.293298398649502</text:p>
          </table:table-cell>
          <table:table-cell office:value-type="float" office:value="0.27693036519651" calcext:value-type="float">
            <text:p>0.27693036519651</text:p>
          </table:table-cell>
          <table:table-cell office:value-type="float" office:value="0.298654472667512" calcext:value-type="float">
            <text:p>0.298654472667512</text:p>
          </table:table-cell>
        </table:table-row>
        <table:table-row table:style-name="ro1">
          <table:table-cell office:value-type="string" calcext:value-type="string">
            <text:p>2019-11-03 00:19:40</text:p>
          </table:table-cell>
          <table:table-cell office:value-type="float" office:value="0.293199454927379" calcext:value-type="float">
            <text:p>0.293199454927379</text:p>
          </table:table-cell>
          <table:table-cell office:value-type="float" office:value="0.276998314499654" calcext:value-type="float">
            <text:p>0.276998314499654</text:p>
          </table:table-cell>
          <table:table-cell office:value-type="float" office:value="0.299689805470682" calcext:value-type="float">
            <text:p>0.299689805470682</text:p>
          </table:table-cell>
        </table:table-row>
        <table:table-row table:style-name="ro1">
          <table:table-cell office:value-type="string" calcext:value-type="string">
            <text:p>2019-11-03 00:19:41</text:p>
          </table:table-cell>
          <table:table-cell office:value-type="float" office:value="0.292921101203096" calcext:value-type="float">
            <text:p>0.292921101203096</text:p>
          </table:table-cell>
          <table:table-cell office:value-type="float" office:value="0.277166399617958" calcext:value-type="float">
            <text:p>0.277166399617958</text:p>
          </table:table-cell>
          <table:table-cell office:value-type="float" office:value="0.299543178027055" calcext:value-type="float">
            <text:p>0.299543178027055</text:p>
          </table:table-cell>
        </table:table-row>
        <table:table-row table:style-name="ro1">
          <table:table-cell office:value-type="string" calcext:value-type="string">
            <text:p>2019-11-03 00:19:42</text:p>
          </table:table-cell>
          <table:table-cell office:value-type="float" office:value="0.293389593766879" calcext:value-type="float">
            <text:p>0.293389593766879</text:p>
          </table:table-cell>
          <table:table-cell office:value-type="float" office:value="0.27690056287057" calcext:value-type="float">
            <text:p>0.27690056287057</text:p>
          </table:table-cell>
          <table:table-cell office:value-type="float" office:value="0.300006306172169" calcext:value-type="float">
            <text:p>0.300006306172169</text:p>
          </table:table-cell>
        </table:table-row>
        <table:table-row table:style-name="ro1">
          <table:table-cell office:value-type="string" calcext:value-type="string">
            <text:p>2019-11-03 00:19:43</text:p>
          </table:table-cell>
          <table:table-cell office:value-type="float" office:value="0.293161903996695" calcext:value-type="float">
            <text:p>0.293161903996695</text:p>
          </table:table-cell>
          <table:table-cell office:value-type="float" office:value="0.277379188225173" calcext:value-type="float">
            <text:p>0.277379188225173</text:p>
          </table:table-cell>
          <table:table-cell office:value-type="float" office:value="0.299631988958357" calcext:value-type="float">
            <text:p>0.299631988958357</text:p>
          </table:table-cell>
        </table:table-row>
        <table:table-row table:style-name="ro1">
          <table:table-cell office:value-type="string" calcext:value-type="string">
            <text:p>2019-11-03 00:19:44</text:p>
          </table:table-cell>
          <table:table-cell office:value-type="float" office:value="0.293046867018565" calcext:value-type="float">
            <text:p>0.293046867018565</text:p>
          </table:table-cell>
          <table:table-cell office:value-type="float" office:value="0.277386936829917" calcext:value-type="float">
            <text:p>0.277386936829917</text:p>
          </table:table-cell>
          <table:table-cell office:value-type="float" office:value="0.299357807559706" calcext:value-type="float">
            <text:p>0.299357807559706</text:p>
          </table:table-cell>
        </table:table-row>
        <table:table-row table:style-name="ro1">
          <table:table-cell office:value-type="string" calcext:value-type="string">
            <text:p>2019-11-03 00:19:46</text:p>
          </table:table-cell>
          <table:table-cell office:value-type="float" office:value="0.293161307950176" calcext:value-type="float">
            <text:p>0.293161307950176</text:p>
          </table:table-cell>
          <table:table-cell office:value-type="float" office:value="0.277324947991961" calcext:value-type="float">
            <text:p>0.277324947991961</text:p>
          </table:table-cell>
          <table:table-cell office:value-type="float" office:value="0.299422180583737" calcext:value-type="float">
            <text:p>0.299422180583737</text:p>
          </table:table-cell>
        </table:table-row>
        <table:table-row table:style-name="ro1">
          <table:table-cell office:value-type="string" calcext:value-type="string">
            <text:p>2019-11-03 00:19:47</text:p>
          </table:table-cell>
          <table:table-cell office:value-type="float" office:value="0.293061172135016" calcext:value-type="float">
            <text:p>0.293061172135016</text:p>
          </table:table-cell>
          <table:table-cell office:value-type="float" office:value="0.277624163344403" calcext:value-type="float">
            <text:p>0.277624163344403</text:p>
          </table:table-cell>
          <table:table-cell office:value-type="float" office:value="0.299504435003333" calcext:value-type="float">
            <text:p>0.299504435003333</text:p>
          </table:table-cell>
        </table:table-row>
        <table:table-row table:style-name="ro1">
          <table:table-cell office:value-type="string" calcext:value-type="string">
            <text:p>2019-11-03 00:19:48</text:p>
          </table:table-cell>
          <table:table-cell office:value-type="float" office:value="0.292866264923366" calcext:value-type="float">
            <text:p>0.292866264923366</text:p>
          </table:table-cell>
          <table:table-cell office:value-type="float" office:value="0.277913841952543" calcext:value-type="float">
            <text:p>0.277913841952543</text:p>
          </table:table-cell>
          <table:table-cell office:value-type="float" office:value="0.299268996628403" calcext:value-type="float">
            <text:p>0.299268996628403</text:p>
          </table:table-cell>
        </table:table-row>
        <table:table-row table:style-name="ro1">
          <table:table-cell office:value-type="string" calcext:value-type="string">
            <text:p>2019-11-03 00:19:49</text:p>
          </table:table-cell>
          <table:table-cell office:value-type="float" office:value="0.293177997252702" calcext:value-type="float">
            <text:p>0.293177997252702</text:p>
          </table:table-cell>
          <table:table-cell office:value-type="float" office:value="0.277786884044037" calcext:value-type="float">
            <text:p>0.277786884044037</text:p>
          </table:table-cell>
          <table:table-cell office:value-type="float" office:value="0.299541389887499" calcext:value-type="float">
            <text:p>0.299541389887499</text:p>
          </table:table-cell>
        </table:table-row>
        <table:table-row table:style-name="ro1">
          <table:table-cell office:value-type="string" calcext:value-type="string">
            <text:p>2019-11-03 00:19:50</text:p>
          </table:table-cell>
          <table:table-cell office:value-type="float" office:value="0.293350850743157" calcext:value-type="float">
            <text:p>0.293350850743157</text:p>
          </table:table-cell>
          <table:table-cell office:value-type="float" office:value="0.277808341718714" calcext:value-type="float">
            <text:p>0.277808341718714</text:p>
          </table:table-cell>
          <table:table-cell office:value-type="float" office:value="0.299865043147211" calcext:value-type="float">
            <text:p>0.299865043147211</text:p>
          </table:table-cell>
        </table:table-row>
        <table:table-row table:style-name="ro1">
          <table:table-cell office:value-type="string" calcext:value-type="string">
            <text:p>2019-11-03 00:19:51</text:p>
          </table:table-cell>
          <table:table-cell office:value-type="float" office:value="0.293266808184005" calcext:value-type="float">
            <text:p>0.293266808184005</text:p>
          </table:table-cell>
          <table:table-cell office:value-type="float" office:value="0.278173718234744" calcext:value-type="float">
            <text:p>0.278173718234744</text:p>
          </table:table-cell>
          <table:table-cell office:value-type="float" office:value="0.299619471981462" calcext:value-type="float">
            <text:p>0.299619471981462</text:p>
          </table:table-cell>
        </table:table-row>
        <table:table-row table:style-name="ro1">
          <table:table-cell office:value-type="string" calcext:value-type="string">
            <text:p>2019-11-03 00:19:53</text:p>
          </table:table-cell>
          <table:table-cell office:value-type="float" office:value="0.293271576556155" calcext:value-type="float">
            <text:p>0.293271576556155</text:p>
          </table:table-cell>
          <table:table-cell office:value-type="float" office:value="0.2779156300921" calcext:value-type="float">
            <text:p>0.2779156300921</text:p>
          </table:table-cell>
          <table:table-cell office:value-type="float" office:value="0.299379861280902" calcext:value-type="float">
            <text:p>0.299379861280902</text:p>
          </table:table-cell>
        </table:table-row>
        <table:table-row table:style-name="ro1">
          <table:table-cell office:value-type="string" calcext:value-type="string">
            <text:p>2019-11-03 00:19:54</text:p>
          </table:table-cell>
          <table:table-cell office:value-type="float" office:value="0.293554698652589" calcext:value-type="float">
            <text:p>0.293554698652589</text:p>
          </table:table-cell>
          <table:table-cell office:value-type="float" office:value="0.277836951951617" calcext:value-type="float">
            <text:p>0.277836951951617</text:p>
          </table:table-cell>
          <table:table-cell office:value-type="float" office:value="0.299429333141963" calcext:value-type="float">
            <text:p>0.299429333141963</text:p>
          </table:table-cell>
        </table:table-row>
        <table:table-row table:style-name="ro1">
          <table:table-cell office:value-type="string" calcext:value-type="string">
            <text:p>2019-11-03 00:19:55</text:p>
          </table:table-cell>
          <table:table-cell office:value-type="float" office:value="0.293510591210197" calcext:value-type="float">
            <text:p>0.293510591210197</text:p>
          </table:table-cell>
          <table:table-cell office:value-type="float" office:value="0.27795556520886" calcext:value-type="float">
            <text:p>0.27795556520886</text:p>
          </table:table-cell>
          <table:table-cell office:value-type="float" office:value="0.299754178494713" calcext:value-type="float">
            <text:p>0.299754178494713</text:p>
          </table:table-cell>
        </table:table-row>
        <table:table-row table:style-name="ro1">
          <table:table-cell office:value-type="string" calcext:value-type="string">
            <text:p>2019-11-03 00:19:56</text:p>
          </table:table-cell>
          <table:table-cell office:value-type="float" office:value="0.293545757954807" calcext:value-type="float">
            <text:p>0.293545757954807</text:p>
          </table:table-cell>
          <table:table-cell office:value-type="float" office:value="0.277659926135531" calcext:value-type="float">
            <text:p>0.277659926135531</text:p>
          </table:table-cell>
          <table:table-cell office:value-type="float" office:value="0.299612915469756" calcext:value-type="float">
            <text:p>0.299612915469756</text:p>
          </table:table-cell>
        </table:table-row>
        <table:table-row table:style-name="ro1">
          <table:table-cell office:value-type="string" calcext:value-type="string">
            <text:p>2019-11-03 00:19:57</text:p>
          </table:table-cell>
          <table:table-cell office:value-type="float" office:value="0.294048821216681" calcext:value-type="float">
            <text:p>0.294048821216681</text:p>
          </table:table-cell>
          <table:table-cell office:value-type="float" office:value="0.27722063985117" calcext:value-type="float">
            <text:p>0.27722063985117</text:p>
          </table:table-cell>
          <table:table-cell office:value-type="float" office:value="0.299872791751956" calcext:value-type="float">
            <text:p>0.299872791751956</text:p>
          </table:table-cell>
        </table:table-row>
        <table:table-row table:style-name="ro1">
          <table:table-cell office:value-type="string" calcext:value-type="string">
            <text:p>2019-11-03 00:19:58</text:p>
          </table:table-cell>
          <table:table-cell office:value-type="float" office:value="0.293750797957277" calcext:value-type="float">
            <text:p>0.293750797957277</text:p>
          </table:table-cell>
          <table:table-cell office:value-type="float" office:value="0.277127656594235" calcext:value-type="float">
            <text:p>0.277127656594235</text:p>
          </table:table-cell>
          <table:table-cell office:value-type="float" office:value="0.299619471981462" calcext:value-type="float">
            <text:p>0.299619471981462</text:p>
          </table:table-cell>
        </table:table-row>
        <table:table-row table:style-name="ro1">
          <table:table-cell office:value-type="string" calcext:value-type="string">
            <text:p>2019-11-03 00:20:00</text:p>
          </table:table-cell>
          <table:table-cell office:value-type="float" office:value="0.293988620518281" calcext:value-type="float">
            <text:p>0.293988620518281</text:p>
          </table:table-cell>
          <table:table-cell office:value-type="float" office:value="0.276981029150609" calcext:value-type="float">
            <text:p>0.276981029150609</text:p>
          </table:table-cell>
          <table:table-cell office:value-type="float" office:value="0.299467480119166" calcext:value-type="float">
            <text:p>0.299467480119166</text:p>
          </table:table-cell>
        </table:table-row>
        <table:table-row table:style-name="ro1">
          <table:table-cell office:value-type="string" calcext:value-type="string">
            <text:p>2019-11-03 00:20:01</text:p>
          </table:table-cell>
          <table:table-cell office:value-type="float" office:value="0.293971335169236" calcext:value-type="float">
            <text:p>0.293971335169236</text:p>
          </table:table-cell>
          <table:table-cell office:value-type="float" office:value="0.27687016449811" calcext:value-type="float">
            <text:p>0.27687016449811</text:p>
          </table:table-cell>
          <table:table-cell office:value-type="float" office:value="0.29848042708402" calcext:value-type="float">
            <text:p>0.29848042708402</text:p>
          </table:table-cell>
        </table:table-row>
        <table:table-row table:style-name="ro1">
          <table:table-cell office:value-type="string" calcext:value-type="string">
            <text:p>2019-11-03 00:20:02</text:p>
          </table:table-cell>
          <table:table-cell office:value-type="float" office:value="0.294135844008427" calcext:value-type="float">
            <text:p>0.294135844008427</text:p>
          </table:table-cell>
          <table:table-cell office:value-type="float" office:value="0.276546511238397" calcext:value-type="float">
            <text:p>0.276546511238397</text:p>
          </table:table-cell>
          <table:table-cell office:value-type="float" office:value="0.299159324068943" calcext:value-type="float">
            <text:p>0.299159324068943</text:p>
          </table:table-cell>
        </table:table-row>
        <table:table-row table:style-name="ro1">
          <table:table-cell office:value-type="string" calcext:value-type="string">
            <text:p>2019-11-03 00:20:03</text:p>
          </table:table-cell>
          <table:table-cell office:value-type="float" office:value="0.294014846565109" calcext:value-type="float">
            <text:p>0.294014846565109</text:p>
          </table:table-cell>
          <table:table-cell office:value-type="float" office:value="0.276721152868408" calcext:value-type="float">
            <text:p>0.276721152868408</text:p>
          </table:table-cell>
          <table:table-cell office:value-type="float" office:value="0.299567019887807" calcext:value-type="float">
            <text:p>0.299567019887807</text:p>
          </table:table-cell>
        </table:table-row>
        <table:table-row table:style-name="ro1">
          <table:table-cell office:value-type="string" calcext:value-type="string">
            <text:p>2019-11-03 00:20:04</text:p>
          </table:table-cell>
          <table:table-cell office:value-type="float" office:value="0.293353830975751" calcext:value-type="float">
            <text:p>0.293353830975751</text:p>
          </table:table-cell>
          <table:table-cell office:value-type="float" office:value="0.276441011004569" calcext:value-type="float">
            <text:p>0.276441011004569</text:p>
          </table:table-cell>
          <table:table-cell office:value-type="float" office:value="0.298982298252857" calcext:value-type="float">
            <text:p>0.298982298252857</text:p>
          </table:table-cell>
        </table:table-row>
        <table:table-row table:style-name="ro1">
          <table:table-cell office:value-type="string" calcext:value-type="string">
            <text:p>2019-11-03 00:20:05</text:p>
          </table:table-cell>
          <table:table-cell office:value-type="float" office:value="0.292960440273337" calcext:value-type="float">
            <text:p>0.292960440273337</text:p>
          </table:table-cell>
          <table:table-cell office:value-type="float" office:value="0.276390943096989" calcext:value-type="float">
            <text:p>0.276390943096989</text:p>
          </table:table-cell>
          <table:table-cell office:value-type="float" office:value="0.299618279888425" calcext:value-type="float">
            <text:p>0.299618279888425</text:p>
          </table:table-cell>
        </table:table-row>
        <table:table-row table:style-name="ro1">
          <table:table-cell office:value-type="string" calcext:value-type="string">
            <text:p>2019-11-03 00:20:07</text:p>
          </table:table-cell>
          <table:table-cell office:value-type="float" office:value="0.29287401352811" calcext:value-type="float">
            <text:p>0.29287401352811</text:p>
          </table:table-cell>
          <table:table-cell office:value-type="float" office:value="0.276562008447886" calcext:value-type="float">
            <text:p>0.276562008447886</text:p>
          </table:table-cell>
          <table:table-cell office:value-type="float" office:value="0.299456155235309" calcext:value-type="float">
            <text:p>0.299456155235309</text:p>
          </table:table-cell>
        </table:table-row>
        <table:table-row table:style-name="ro1">
          <table:table-cell office:value-type="string" calcext:value-type="string">
            <text:p>2019-11-03 00:20:08</text:p>
          </table:table-cell>
          <table:table-cell office:value-type="float" office:value="0.292735730735747" calcext:value-type="float">
            <text:p>0.292735730735747</text:p>
          </table:table-cell>
          <table:table-cell office:value-type="float" office:value="0.276711616124107" calcext:value-type="float">
            <text:p>0.276711616124107</text:p>
          </table:table-cell>
          <table:table-cell office:value-type="float" office:value="0.299571788259958" calcext:value-type="float">
            <text:p>0.299571788259958</text:p>
          </table:table-cell>
        </table:table-row>
        <table:table-row table:style-name="ro1">
          <table:table-cell office:value-type="string" calcext:value-type="string">
            <text:p>2019-11-03 00:20:09</text:p>
          </table:table-cell>
          <table:table-cell office:value-type="float" office:value="0.292752420038273" calcext:value-type="float">
            <text:p>0.292752420038273</text:p>
          </table:table-cell>
          <table:table-cell office:value-type="float" office:value="0.277166995664477" calcext:value-type="float">
            <text:p>0.277166995664477</text:p>
          </table:table-cell>
          <table:table-cell office:value-type="float" office:value="0.299523508491934" calcext:value-type="float">
            <text:p>0.299523508491934</text:p>
          </table:table-cell>
        </table:table-row>
        <table:table-row table:style-name="ro1">
          <table:table-cell office:value-type="string" calcext:value-type="string">
            <text:p>2019-11-03 00:20:10</text:p>
          </table:table-cell>
          <table:table-cell office:value-type="float" office:value="0.292934810273029" calcext:value-type="float">
            <text:p>0.292934810273029</text:p>
          </table:table-cell>
          <table:table-cell office:value-type="float" office:value="0.277201566362568" calcext:value-type="float">
            <text:p>0.277201566362568</text:p>
          </table:table-cell>
          <table:table-cell office:value-type="float" office:value="0.299504435003333" calcext:value-type="float">
            <text:p>0.299504435003333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average</text:p>
          </table:table-cell>
          <table:table-cell table:formula="of:=SUBTOTAL(1;[.B$2:.B$302])" office:value-type="float" office:value="0.308511295935864" calcext:value-type="float">
            <text:p>0.308511295935864</text:p>
          </table:table-cell>
          <table:table-cell table:formula="of:=SUBTOTAL(1;[.C$2:.C$302])" office:value-type="float" office:value="0.293281319929916" calcext:value-type="float">
            <text:p>0.293281319929916</text:p>
          </table:table-cell>
          <table:table-cell table:formula="of:=SUBTOTAL(1;[.D$2:.D$302])" office:value-type="float" office:value="0.31896341271759" calcext:value-type="float">
            <text:p>0.31896341271759</text:p>
          </table:table-cell>
        </table:table-row>
        <table:table-row table:style-name="ro1">
          <table:table-cell table:style-name="Default" office:value-type="string" calcext:value-type="string">
            <text:p>count</text:p>
          </table:table-cell>
          <table:table-cell table:formula="of:=SUBTOTAL(2;[.B$2:.B$302])" office:value-type="float" office:value="300" calcext:value-type="float">
            <text:p>300</text:p>
          </table:table-cell>
          <table:table-cell table:formula="of:=SUBTOTAL(2;[.C$2:.C$302])" office:value-type="float" office:value="300" calcext:value-type="float">
            <text:p>300</text:p>
          </table:table-cell>
          <table:table-cell table:formula="of:=SUBTOTAL(2;[.D$2:.D$302])" office:value-type="float" office:value="300" calcext:value-type="float">
            <text:p>300</text:p>
          </table:table-cell>
        </table:table-row>
        <table:table-row table:style-name="ro1">
          <table:table-cell table:style-name="Default" office:value-type="string" calcext:value-type="string">
            <text:p>max</text:p>
          </table:table-cell>
          <table:table-cell table:formula="of:=SUBTOTAL(4;[.B$2:.B$302])" office:value-type="float" office:value="0.800265169175287" calcext:value-type="float">
            <text:p>0.800265169175287</text:p>
          </table:table-cell>
          <table:table-cell table:formula="of:=SUBTOTAL(4;[.C$2:.C$302])" office:value-type="float" office:value="0.822461345489185" calcext:value-type="float">
            <text:p>0.822461345489185</text:p>
          </table:table-cell>
          <table:table-cell table:formula="of:=SUBTOTAL(4;[.D$2:.D$302])" office:value-type="float" office:value="0.893297301923907" calcext:value-type="float">
            <text:p>0.893297301923907</text:p>
          </table:table-cell>
        </table:table-row>
        <table:table-row table:style-name="ro1">
          <table:table-cell table:style-name="Default" office:value-type="string" calcext:value-type="string">
            <text:p>min</text:p>
          </table:table-cell>
          <table:table-cell table:formula="of:=SUBTOTAL(5;[.B$2:.B$302])" office:value-type="float" office:value="0.292735730735747" calcext:value-type="float">
            <text:p>0.292735730735747</text:p>
          </table:table-cell>
          <table:table-cell table:formula="of:=SUBTOTAL(5;[.C$2:.C$302])" office:value-type="float" office:value="0.270797642564492" calcext:value-type="float">
            <text:p>0.270797642564492</text:p>
          </table:table-cell>
          <table:table-cell table:formula="of:=SUBTOTAL(5;[.D$2:.D$302])" office:value-type="float" office:value="0.29848042708402" calcext:value-type="float">
            <text:p>0.29848042708402</text:p>
          </table:table-cell>
        </table:table-row>
        <table:table-row table:style-name="ro1">
          <table:table-cell table:style-name="Default" office:value-type="string" calcext:value-type="string">
            <text:p>stDev</text:p>
          </table:table-cell>
          <table:table-cell table:formula="of:=SUBTOTAL(7;[.B$2:.B$302])" office:value-type="float" office:value="0.0721591471495489" calcext:value-type="float">
            <text:p>0.072159147149549</text:p>
          </table:table-cell>
          <table:table-cell table:formula="of:=SUBTOTAL(7;[.C$2:.C$302])" office:value-type="float" office:value="0.0843128824891732" calcext:value-type="float">
            <text:p>0.084312882489173</text:p>
          </table:table-cell>
          <table:table-cell table:formula="of:=SUBTOTAL(7;[.D$2:.D$302])" office:value-type="float" office:value="0.0906142478579462" calcext:value-type="float">
            <text:p>0.090614247857946</text:p>
          </table:table-cell>
        </table:table-row>
        <table:table-row table:style-name="ro1">
          <table:table-cell table:style-name="Default" office:value-type="string" calcext:value-type="string">
            <text:p>var</text:p>
          </table:table-cell>
          <table:table-cell table:formula="of:=SUBTOTAL(10;[.B$2:.B$302])" office:value-type="float" office:value="0.00520694251735025" calcext:value-type="float">
            <text:p>0.00520694251735</text:p>
          </table:table-cell>
          <table:table-cell table:formula="of:=SUBTOTAL(10;[.C$2:.C$302])" office:value-type="float" office:value="0.00710866215363313" calcext:value-type="float">
            <text:p>0.007108662153633</text:p>
          </table:table-cell>
          <table:table-cell table:formula="of:=SUBTOTAL(10;[.D$2:.D$302])" office:value-type="float" office:value="0.00821094191486131" calcext:value-type="float">
            <text:p>0.008210941914861</text:p>
          </table:table-cell>
        </table:table-row>
        <table:table-row table:style-name="ro1">
          <table:table-cell table:style-name="Default" office:value-type="string" calcext:value-type="string">
            <text:p>mode</text:p>
          </table:table-cell>
          <table:table-cell table:formula="of:=MODE([.B$2:.B$302])" office:value-type="string" office:string-value="" calcext:value-type="error">
            <text:p>#VALUE!</text:p>
          </table:table-cell>
          <table:table-cell table:formula="of:=MODE([.C$2:.C$302])" office:value-type="float" office:value="0.2779156300921" calcext:value-type="float">
            <text:p>0.2779156300921</text:p>
          </table:table-cell>
          <table:table-cell table:formula="of:=MODE([.D$2:.D$302])" office:value-type="float" office:value="0.299504435003333" calcext:value-type="float">
            <text:p>0.299504435003333</text:p>
          </table:table-cell>
        </table:table-row>
        <table:table-row table:style-name="ro1">
          <table:table-cell table:style-name="Default" office:value-type="string" calcext:value-type="string">
            <text:p>median</text:p>
          </table:table-cell>
          <table:table-cell table:formula="of:=MEDIAN([.B$2:.B$302])" office:value-type="float" office:value="0.295716559376306" calcext:value-type="float">
            <text:p>0.295716559376306</text:p>
          </table:table-cell>
          <table:table-cell table:formula="of:=MEDIAN([.C$2:.C$302])" office:value-type="float" office:value="0.278958413476755" calcext:value-type="float">
            <text:p>0.278958413476755</text:p>
          </table:table-cell>
          <table:table-cell table:formula="of:=MEDIAN([.D$2:.D$302])" office:value-type="float" office:value="0.301643943982594" calcext:value-type="float">
            <text:p>0.3016439439825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03T01:50:16.976385658</dc:date>
    <meta:editing-duration>PT47M10S</meta:editing-duration>
    <meta:editing-cycles>3</meta:editing-cycles>
    <meta:generator>LibreOffice/5.2.7.2$Linux_ARM_EABI LibreOffice_project/20m0$Build-2</meta:generator>
    <meta:document-statistic meta:table-count="2" meta:cell-count="2392" meta:object-count="0"/>
  </office:meta>
</office:document-meta>
</file>